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1E000000209DA6A39D78DAE516.png" manifest:media-type="image/png"/>
  <manifest:file-entry manifest:full-path="Pictures/10001DBF0000031A0000034FCF2867EEF753B75F.svg" manifest:media-type="image/svg+xml"/>
  <manifest:file-entry manifest:full-path="Pictures/10001C770000031A0000034F5B0B75C46D46E488.svg" manifest:media-type="image/svg+xml"/>
  <manifest:file-entry manifest:full-path="Pictures/100002010000001E00000020E4FAC5E6AB82FB15.png" manifest:media-type="image/png"/>
  <manifest:file-entry manifest:full-path="Pictures/100002010000001E000000209BD1A90141BC919D.png" manifest:media-type="image/png"/>
  <manifest:file-entry manifest:full-path="Pictures/10001C770000031A0000034F2A0580E71C0FCA1C.svg" manifest:media-type="image/svg+xml"/>
  <manifest:file-entry manifest:full-path="Pictures/10001C0D0000031A0000034F3FBF0A15DAB8B68D.svg" manifest:media-type="image/svg+xml"/>
  <manifest:file-entry manifest:full-path="Pictures/100002010000001E00000020C97AB351FB50D384.png" manifest:media-type="image/png"/>
  <manifest:file-entry manifest:full-path="Pictures/10001DC10000031A0000034F0B3ACD108A87B9F7.svg" manifest:media-type="image/svg+xml"/>
  <manifest:file-entry manifest:full-path="Pictures/100002010000001E00000020596E28458AA479B4.png" manifest:media-type="image/png"/>
  <manifest:file-entry manifest:full-path="Pictures/10001C0D0000031A0000034F4BF58AAACCFA21F9.svg" manifest:media-type="image/svg+xml"/>
  <manifest:file-entry manifest:full-path="Pictures/100017320000031A0000034F0730AEC59B5EBFA6.svg" manifest:media-type="image/svg+xml"/>
  <manifest:file-entry manifest:full-path="Pictures/100002010000001E000000200BC5321530483BAD.png" manifest:media-type="image/png"/>
  <manifest:file-entry manifest:full-path="Pictures/100002010000001E000000202ECD8910CC30983A.png" manifest:media-type="image/png"/>
  <manifest:file-entry manifest:full-path="Pictures/100002010000001E000000201245A44C54F99AF8.png" manifest:media-type="image/png"/>
  <manifest:file-entry manifest:full-path="Pictures/100017290000031A0000034F550BB0E3E40D484F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422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12.284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8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1.635cm"/>
    </style:style>
    <style:style style:name="co10" style:family="table-column">
      <style:table-column-properties fo:break-before="auto" style:column-width="0.545cm"/>
    </style:style>
    <style:style style:name="co11" style:family="table-column">
      <style:table-column-properties fo:break-before="auto" style:column-width="2.946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3.59cm"/>
    </style:style>
    <style:style style:name="co15" style:family="table-column">
      <style:table-column-properties fo:break-before="auto" style:column-width="3.193cm"/>
    </style:style>
    <style:style style:name="co16" style:family="table-column">
      <style:table-column-properties fo:break-before="auto" style:column-width="2.798cm"/>
    </style:style>
    <style:style style:name="co17" style:family="table-column">
      <style:table-column-properties fo:break-before="auto" style:column-width="5.2cm"/>
    </style:style>
    <style:style style:name="co18" style:family="table-column">
      <style:table-column-properties fo:break-before="auto" style:column-width="5.5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63cm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ta2" style:family="table" style:master-page-name="PageStyle_5f_Аркуш2">
      <style:table-properties table:display="true" style:writing-mode="lr-tb"/>
    </style:style>
    <style:style style:name="ta3" style:family="table" style:master-page-name="PageStyle_5f_Аркуш3">
      <style:table-properties table:display="true" style:writing-mode="lr-tb"/>
    </style:style>
    <style:style style:name="ta4" style:family="table" style:master-page-name="PageStyle_5f_Аркуш5">
      <style:table-properties table:display="true" style:writing-mode="lr-tb"/>
    </style:style>
    <style:style style:name="ta5" style:family="table" style:master-page-name="PageStyle_5f_var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</style:style>
    <style:style style:name="ce21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</style:style>
    <style:style style:name="ce22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/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Аркуш1" table:style-name="ta1" table:print-ranges="Аркуш1.A1:Аркуш1.D236">
        <office:forms form:automatic-focus="false" form:apply-design-mode="false"/>
        <table:table-column table:style-name="co1" table:default-cell-style-name="ce18"/>
        <table:table-column table:style-name="co2" table:number-columns-repeated="2" table:default-cell-style-name="ce18"/>
        <table:table-column table:style-name="co3" table:default-cell-style-name="ce18"/>
        <table:table-column table:style-name="co2" table:number-columns-repeated="60" table:default-cell-style-name="ce18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K19g_c</text:p>
          </table:table-cell>
          <table:table-cell office:value-type="string" calcext:value-type="string">
            <text:p>%M10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выгрузки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1g_c</text:p>
          </table:table-cell>
          <table:table-cell office:value-type="string" calcext:value-type="string">
            <text:p>%M101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сока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7g_c</text:p>
          </table:table-cell>
          <table:table-cell office:value-type="string" calcext:value-type="string">
            <text:p>%M102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сброса вакуума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8g_c</text:p>
          </table:table-cell>
          <table:table-cell office:value-type="string" calcext:value-type="string">
            <text:p>%M103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малого вакуума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0g_c</text:p>
          </table:table-cell>
          <table:table-cell office:value-type="string" calcext:value-type="string">
            <text:p>%M104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Циркулятор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8g_c</text:p>
          </table:table-cell>
          <table:table-cell office:value-type="string" calcext:value-type="string">
            <text:p>%M105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БП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4g_c</text:p>
          </table:table-cell>
          <table:table-cell office:value-type="string" calcext:value-type="string">
            <text:p>%M106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Пропарка стекол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3g_c</text:p>
          </table:table-cell>
          <table:table-cell office:value-type="string" calcext:value-type="string">
            <text:p>%M107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Пропарка верхней части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5g_c</text:p>
          </table:table-cell>
          <table:table-cell office:value-type="string" calcext:value-type="string">
            <text:p>%M108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Пропарка выгрузки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0g_c</text:p>
          </table:table-cell>
          <table:table-cell office:value-type="string" calcext:value-type="string">
            <text:p>%M109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АммВ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9g_c</text:p>
          </table:table-cell>
          <table:table-cell office:value-type="string" calcext:value-type="string">
            <text:p>%M11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ЗП <text:s/>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6g_c</text:p>
          </table:table-cell>
          <table:table-cell office:value-type="string" calcext:value-type="string">
            <text:p>%M111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затравки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7g_c</text:p>
          </table:table-cell>
          <table:table-cell office:value-type="string" calcext:value-type="string">
            <text:p>%M112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сиропа <text:s/>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2g_c</text:p>
          </table:table-cell>
          <table:table-cell office:value-type="string" calcext:value-type="string">
            <text:p>%M113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Пропарка коллектора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3g_c</text:p>
          </table:table-cell>
          <table:table-cell office:value-type="string" calcext:value-type="string">
            <text:p>%M114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лапан отвода пропарки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_k4</text:p>
          </table:table-cell>
          <table:table-cell office:value-type="string" calcext:value-type="string">
            <text:p>%M115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Режим управления <text:s/>клапаном А/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_k6</text:p>
          </table:table-cell>
          <table:table-cell office:value-type="string" calcext:value-type="string">
            <text:p>%M116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3</text:p>
          </table:table-cell>
          <table:table-cell office:value-type="string" calcext:value-type="string">
            <text:p>%M117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4</text:p>
          </table:table-cell>
          <table:table-cell office:value-type="string" calcext:value-type="string">
            <text:p>%M118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9</text:p>
          </table:table-cell>
          <table:table-cell office:value-type="string" calcext:value-type="string">
            <text:p>%M119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7</text:p>
          </table:table-cell>
          <table:table-cell office:value-type="string" calcext:value-type="string">
            <text:p>%M120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8</text:p>
          </table:table-cell>
          <table:table-cell office:value-type="string" calcext:value-type="string">
            <text:p>%M121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8</text:p>
          </table:table-cell>
          <table:table-cell office:value-type="string" calcext:value-type="string">
            <text:p>%M122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9</text:p>
          </table:table-cell>
          <table:table-cell office:value-type="string" calcext:value-type="string">
            <text:p>%M123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1</text:p>
          </table:table-cell>
          <table:table-cell office:value-type="string" calcext:value-type="string">
            <text:p>%M124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6</text:p>
          </table:table-cell>
          <table:table-cell office:value-type="string" calcext:value-type="string">
            <text:p>%M125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0</text:p>
          </table:table-cell>
          <table:table-cell office:value-type="string" calcext:value-type="string">
            <text:p>%M126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20</text:p>
          </table:table-cell>
          <table:table-cell office:value-type="string" calcext:value-type="string">
            <text:p>%M127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5</text:p>
          </table:table-cell>
          <table:table-cell office:value-type="string" calcext:value-type="string">
            <text:p>%M128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7</text:p>
          </table:table-cell>
          <table:table-cell office:value-type="string" calcext:value-type="string">
            <text:p>%M129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12</text:p>
          </table:table-cell>
          <table:table-cell office:value-type="string" calcext:value-type="string">
            <text:p>%M130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_k23</text:p>
          </table:table-cell>
          <table:table-cell office:value-type="string" calcext:value-type="string">
            <text:p>%M131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lt2a</text:p>
          </table:table-cell>
          <table:table-cell office:value-type="string" calcext:value-type="string">
            <text:p>%M132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АПС уровня в сборнике сироп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lt8a</text:p>
          </table:table-cell>
          <table:table-cell office:value-type="string" calcext:value-type="string">
            <text:p>%M133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АПС уровня в сборнике вод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lt7a</text:p>
          </table:table-cell>
          <table:table-cell office:value-type="string" calcext:value-type="string">
            <text:p>%M134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АПС уровня в сборнике Б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lt5a</text:p>
          </table:table-cell>
          <table:table-cell office:value-type="string" calcext:value-type="string">
            <text:p>%M135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АПС уровня в сборнике З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k19</text:p>
          </table:table-cell>
          <table:table-cell office:value-type="string" calcext:value-type="string">
            <text:p>%M136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7</text:p>
          </table:table-cell>
          <table:table-cell office:value-type="string" calcext:value-type="string">
            <text:p>%M137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8</text:p>
          </table:table-cell>
          <table:table-cell office:value-type="string" calcext:value-type="string">
            <text:p>%M138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9</text:p>
          </table:table-cell>
          <table:table-cell office:value-type="string" calcext:value-type="string">
            <text:p>%M139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0</text:p>
          </table:table-cell>
          <table:table-cell office:value-type="string" calcext:value-type="string">
            <text:p>%M140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1</text:p>
          </table:table-cell>
          <table:table-cell office:value-type="string" calcext:value-type="string">
            <text:p>%M141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2</text:p>
          </table:table-cell>
          <table:table-cell office:value-type="string" calcext:value-type="string">
            <text:p>%M142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3</text:p>
          </table:table-cell>
          <table:table-cell office:value-type="string" calcext:value-type="string">
            <text:p>%M143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4</text:p>
          </table:table-cell>
          <table:table-cell office:value-type="string" calcext:value-type="string">
            <text:p>%M144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5</text:p>
          </table:table-cell>
          <table:table-cell office:value-type="string" calcext:value-type="string">
            <text:p>%M145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6</text:p>
          </table:table-cell>
          <table:table-cell office:value-type="string" calcext:value-type="string">
            <text:p>%M146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7</text:p>
          </table:table-cell>
          <table:table-cell office:value-type="string" calcext:value-type="string">
            <text:p>%M147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k18</text:p>
          </table:table-cell>
          <table:table-cell office:value-type="string" calcext:value-type="string">
            <text:p>%M148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sirop</text:p>
          </table:table-cell>
          <table:table-cell office:value-type="string" calcext:value-type="string">
            <text:p>%M149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Отсутствие уровня сиропа в сборник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temp</text:p>
          </table:table-cell>
          <table:table-cell office:value-type="string" calcext:value-type="string">
            <text:p>%M15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Нарушение температур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par</text:p>
          </table:table-cell>
          <table:table-cell office:value-type="string" calcext:value-type="string">
            <text:p>%M151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Нарушение давления па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vak</text:p>
          </table:table-cell>
          <table:table-cell office:value-type="string" calcext:value-type="string">
            <text:p>%M152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нижение разрежения в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speed</text:p>
          </table:table-cell>
          <table:table-cell office:value-type="string" calcext:value-type="string">
            <text:p>%M153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Несоответствие оборотов Э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power</text:p>
          </table:table-cell>
          <table:table-cell office:value-type="string" calcext:value-type="string">
            <text:p>%M154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Нарушение мощности Э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kl</text:p>
          </table:table-cell>
          <table:table-cell office:value-type="string" calcext:value-type="string">
            <text:p>%M155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msg</text:p>
          </table:table-cell>
          <table:table-cell office:value-type="string" calcext:value-type="string">
            <text:p>%M156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signal_par</text:p>
          </table:table-cell>
          <table:table-cell office:value-type="string" calcext:value-type="string">
            <text:p>%M157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presure</text:p>
          </table:table-cell>
          <table:table-cell office:value-type="string" calcext:value-type="string">
            <text:p>%M158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нижение давления воздуха в магистрал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_k23</text:p>
          </table:table-cell>
          <table:table-cell office:value-type="string" calcext:value-type="string">
            <text:p>%M159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7_out</text:p>
          </table:table-cell>
          <table:table-cell office:value-type="string" calcext:value-type="string">
            <text:p>%M160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8_out</text:p>
          </table:table-cell>
          <table:table-cell office:value-type="string" calcext:value-type="string">
            <text:p>%M161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9_out</text:p>
          </table:table-cell>
          <table:table-cell office:value-type="string" calcext:value-type="string">
            <text:p>%M162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0_out</text:p>
          </table:table-cell>
          <table:table-cell office:value-type="string" calcext:value-type="string">
            <text:p>%M163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1_out</text:p>
          </table:table-cell>
          <table:table-cell office:value-type="string" calcext:value-type="string">
            <text:p>%M164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3_out</text:p>
          </table:table-cell>
          <table:table-cell office:value-type="string" calcext:value-type="string">
            <text:p>%M165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4_out</text:p>
          </table:table-cell>
          <table:table-cell office:value-type="string" calcext:value-type="string">
            <text:p>%M166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5_out</text:p>
          </table:table-cell>
          <table:table-cell office:value-type="string" calcext:value-type="string">
            <text:p>%M167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6_out</text:p>
          </table:table-cell>
          <table:table-cell office:value-type="string" calcext:value-type="string">
            <text:p>%M168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7_out</text:p>
          </table:table-cell>
          <table:table-cell office:value-type="string" calcext:value-type="string">
            <text:p>%M169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8_out</text:p>
          </table:table-cell>
          <table:table-cell office:value-type="string" calcext:value-type="string">
            <text:p>%M170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9_out</text:p>
          </table:table-cell>
          <table:table-cell office:value-type="string" calcext:value-type="string">
            <text:p>%M171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20_out</text:p>
          </table:table-cell>
          <table:table-cell office:value-type="string" calcext:value-type="string">
            <text:p>%M172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23_out</text:p>
          </table:table-cell>
          <table:table-cell office:value-type="string" calcext:value-type="string">
            <text:p>%M173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2_out</text:p>
          </table:table-cell>
          <table:table-cell office:value-type="string" calcext:value-type="string">
            <text:p>%M174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g_A_sgu</text:p>
          </table:table-cell>
          <table:table-cell office:value-type="string" calcext:value-type="string">
            <text:p>%M175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НЕДОСТАТОЧНЫЙ УРОВЕНЬ НА СГУЩЕНИ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zi</text:p>
          </table:table-cell>
          <table:table-cell office:value-type="string" calcext:value-type="string">
            <text:p>%M176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оманда СБРО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A_nab</text:p>
          </table:table-cell>
          <table:table-cell office:value-type="string" calcext:value-type="string">
            <text:p>%M177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НЕДОСТАТОЧНЫЙ УРОВЕНЬ НАБО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green</text:p>
          </table:table-cell>
          <table:table-cell office:value-type="string" calcext:value-type="string">
            <text:p>%M178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ОТСУТСТВИЕ УРОВНЯ В СБОРНИКЕ З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Hlevel</text:p>
          </table:table-cell>
          <table:table-cell office:value-type="string" calcext:value-type="string">
            <text:p>%M179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ВЫСОКИЙ УРОВЕНЬ на стадии "ПОДГОТОВКА"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Nabor</text:p>
          </table:table-cell>
          <table:table-cell office:value-type="string" calcext:value-type="string">
            <text:p>%M18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"Сообщение ЗАПРОС НА НАЧАЛО НАБО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Sirop_lim</text:p>
          </table:table-cell>
          <table:table-cell office:value-type="string" calcext:value-type="string">
            <text:p>%M181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ОТСУТСТВИЕ ЛИМИТА В СБОРНИКЕ СИРОПА НА НАБОР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Utfel_lim</text:p>
          </table:table-cell>
          <table:table-cell office:value-type="string" calcext:value-type="string">
            <text:p>%M182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ОТСУТСТВИЕ ЛИМИТА В СБОРНИКЕ УТФЕЛ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vugruzka</text:p>
          </table:table-cell>
          <table:table-cell office:value-type="string" calcext:value-type="string">
            <text:p>%M183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НАЧАТЬ ВЫГРУЗКУ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water</text:p>
          </table:table-cell>
          <table:table-cell office:value-type="string" calcext:value-type="string">
            <text:p>%M184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ОТСУТСТВИЕ УРОВНЯ В СБОРНИКЕ ВОД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white</text:p>
          </table:table-cell>
          <table:table-cell office:value-type="string" calcext:value-type="string">
            <text:p>%M185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ОТСУТСТВИЕ УРОВНЯ В СБОРНИКЕ Б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zapret</text:p>
          </table:table-cell>
          <table:table-cell office:value-type="string" calcext:value-type="string">
            <text:p>%M186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ЗАПРЕТ ВЫГРУЗ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_zatr</text:p>
          </table:table-cell>
          <table:table-cell office:value-type="string" calcext:value-type="string">
            <text:p>%M187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Сообщение ЗАПРОС О ГОТОВНОСТИ ЗАТРАВ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_vak</text:p>
          </table:table-cell>
          <table:table-cell office:value-type="string" calcext:value-type="string">
            <text:p>%M188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Переключение регулирования температура-разрежение 0/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_mt</text:p>
          </table:table-cell>
          <table:table-cell office:value-type="string" calcext:value-type="string">
            <text:p>%M189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Выбор регулирования на готовност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_avt</text:p>
          </table:table-cell>
          <table:table-cell office:value-type="string" calcext:value-type="string">
            <text:p>%M19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Автоматический режим включения УДЕРЖАНИЕ ВОД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20a_stop</text:p>
          </table:table-cell>
          <table:table-cell office:value-type="string" calcext:value-type="string">
            <text:p>%M191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d_dw</text:p>
          </table:table-cell>
          <table:table-cell office:value-type="string" calcext:value-type="string">
            <text:p>%M192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нопка "ВНИЗ"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d_up</text:p>
          </table:table-cell>
          <table:table-cell office:value-type="string" calcext:value-type="string">
            <text:p>%M193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нопка "ВВЕРХ"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p</text:p>
          </table:table-cell>
          <table:table-cell office:value-type="string" calcext:value-type="string">
            <text:p>%M194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оманда ША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_key</text:p>
          </table:table-cell>
          <table:table-cell office:value-type="string" calcext:value-type="string">
            <text:p>%M195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нопка оператора УДЕРЖАНИЕ ВОД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d_blok</text:p>
          </table:table-cell>
          <table:table-cell office:value-type="string" calcext:value-type="string">
            <text:p>%M196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Кнопка блокиров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%M197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оманда УДЕРЖАНИЕ ВОД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_c</text:p>
          </table:table-cell>
          <table:table-cell office:value-type="string" calcext:value-type="string">
            <text:p>%M198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Аварийная сигнализация (КОМАНДА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7an_inv</text:p>
          </table:table-cell>
          <table:table-cell office:value-type="string" calcext:value-type="string">
            <text:p>%M1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_teh</text:p>
          </table:table-cell>
          <table:table-cell office:value-type="string" calcext:value-type="string">
            <text:p>%M200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7_sel</text:p>
          </table:table-cell>
          <table:table-cell office:value-type="string" calcext:value-type="string">
            <text:p>%M201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_g</text:p>
          </table:table-cell>
          <table:table-cell office:value-type="string" calcext:value-type="string">
            <text:p>%m202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_sok_flow</text:p>
          </table:table-cell>
          <table:table-cell office:value-type="string" calcext:value-type="string">
            <text:p>%m203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k_flow_msg</text:p>
          </table:table-cell>
          <table:table-cell office:value-type="string" calcext:value-type="string">
            <text:p>%m204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k_lvl_msg</text:p>
          </table:table-cell>
          <table:table-cell office:value-type="string" calcext:value-type="string">
            <text:p>%m205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ow_par</text:p>
          </table:table-cell>
          <table:table-cell office:value-type="string" calcext:value-type="string">
            <text:p>%M206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ros</text:p>
          </table:table-cell>
          <table:table-cell office:value-type="string" calcext:value-type="string">
            <text:p>%mw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_al_net</text:p>
          </table:table-cell>
          <table:table-cell office:value-type="string" calcext:value-type="string">
            <text:p>%mw1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* Состояние аварий сборник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_lim_net</text:p>
          </table:table-cell>
          <table:table-cell office:value-type="string" calcext:value-type="string">
            <text:p>%mw1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* Состояние лимитов сборников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t2a_mah_ek</text:p>
          </table:table-cell>
          <table:table-cell office:value-type="string" calcext:value-type="string">
            <text:p>%MW19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2a_mih_ek</text:p>
          </table:table-cell>
          <table:table-cell office:value-type="string" calcext:value-type="string">
            <text:p>%MW19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5a_mah</text:p>
          </table:table-cell>
          <table:table-cell office:value-type="string" calcext:value-type="string">
            <text:p>%MW193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5a_mah_ek</text:p>
          </table:table-cell>
          <table:table-cell office:value-type="string" calcext:value-type="string">
            <text:p>%MW194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5a_mih</text:p>
          </table:table-cell>
          <table:table-cell office:value-type="string" calcext:value-type="string">
            <text:p>%MW195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5a_mih_ek</text:p>
          </table:table-cell>
          <table:table-cell office:value-type="string" calcext:value-type="string">
            <text:p>%MW196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6a_mah</text:p>
          </table:table-cell>
          <table:table-cell office:value-type="string" calcext:value-type="string">
            <text:p>%MW197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6a_mah_ek</text:p>
          </table:table-cell>
          <table:table-cell office:value-type="string" calcext:value-type="string">
            <text:p>%MW19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6a_mih</text:p>
          </table:table-cell>
          <table:table-cell office:value-type="string" calcext:value-type="string">
            <text:p>%MW199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y20a_ind</text:p>
          </table:table-cell>
          <table:table-cell office:value-type="string" calcext:value-type="string">
            <text:p>%MW20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Мощность ЭП циркулято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ment_ind</text:p>
          </table:table-cell>
          <table:table-cell office:value-type="string" calcext:value-type="string">
            <text:p>%MW2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Индикация задания момента для стади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d</text:p>
          </table:table-cell>
          <table:table-cell office:value-type="string" calcext:value-type="string">
            <text:p>%MW2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Номер стадии процесс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kl_zad</text:p>
          </table:table-cell>
          <table:table-cell office:value-type="string" calcext:value-type="string">
            <text:p>%MW2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контроля работы клапан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nab_zad</text:p>
          </table:table-cell>
          <table:table-cell office:value-type="string" calcext:value-type="string">
            <text:p>%MW2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набора секунд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otvod_zad</text:p>
          </table:table-cell>
          <table:table-cell office:value-type="string" calcext:value-type="string">
            <text:p>%MW2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Время задержки отвода пропарки, ми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par_zad</text:p>
          </table:table-cell>
          <table:table-cell office:value-type="string" calcext:value-type="string">
            <text:p>%MW20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пропарки минут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rost_zad</text:p>
          </table:table-cell>
          <table:table-cell office:value-type="string" calcext:value-type="string">
            <text:p>%MW20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роста минут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sgu_zad</text:p>
          </table:table-cell>
          <table:table-cell office:value-type="string" calcext:value-type="string">
            <text:p>%MW20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сгущения секунд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vugruz_zad</text:p>
          </table:table-cell>
          <table:table-cell office:value-type="string" calcext:value-type="string">
            <text:p>%MW20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выгрузки минут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zatr_min_zad</text:p>
          </table:table-cell>
          <table:table-cell office:value-type="string" calcext:value-type="string">
            <text:p>%MW2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затравки минут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zatr_sec_zad</text:p>
          </table:table-cell>
          <table:table-cell office:value-type="string" calcext:value-type="string">
            <text:p>%MW21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затравки секунд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_zatr_zad</text:p>
          </table:table-cell>
          <table:table-cell office:value-type="string" calcext:value-type="string">
            <text:p>%MW21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_imp_zad</text:p>
          </table:table-cell>
          <table:table-cell office:value-type="string" calcext:value-type="string">
            <text:p>%MW21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Длительность интервала между импульсами регулятора па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kl_19_zad</text:p>
          </table:table-cell>
          <table:table-cell office:value-type="string" calcext:value-type="string">
            <text:p>%MW21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времени контроля работы клапана к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_rost_ind</text:p>
          </table:table-cell>
          <table:table-cell office:value-type="string" calcext:value-type="string">
            <text:p>%MW2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Индикация времени рост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_zatr_ind</text:p>
          </table:table-cell>
          <table:table-cell office:value-type="string" calcext:value-type="string">
            <text:p>%MW2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Индикация времени затрав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ment_zad</text:p>
          </table:table-cell>
          <table:table-cell office:value-type="string" calcext:value-type="string">
            <text:p>%MW21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Задание момент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_vugruz_ind</text:p>
          </table:table-cell>
          <table:table-cell office:value-type="string" calcext:value-type="string">
            <text:p>%MW2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Индикация времени выгруз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6a_mih_ek</text:p>
          </table:table-cell>
          <table:table-cell office:value-type="string" calcext:value-type="string">
            <text:p>%MW21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1a_mah</text:p>
          </table:table-cell>
          <table:table-cell office:value-type="string" calcext:value-type="string">
            <text:p>%MW220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1a_mah_ek</text:p>
          </table:table-cell>
          <table:table-cell office:value-type="string" calcext:value-type="string">
            <text:p>%MW221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1a_mih</text:p>
          </table:table-cell>
          <table:table-cell office:value-type="string" calcext:value-type="string">
            <text:p>%MW222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1a_mih_ek</text:p>
          </table:table-cell>
          <table:table-cell office:value-type="string" calcext:value-type="string">
            <text:p>%MW223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4a_mah</text:p>
          </table:table-cell>
          <table:table-cell office:value-type="string" calcext:value-type="string">
            <text:p>%MW224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4a_mah_ek</text:p>
          </table:table-cell>
          <table:table-cell office:value-type="string" calcext:value-type="string">
            <text:p>%MW22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t4a_mih_ek</text:p>
          </table:table-cell>
          <table:table-cell office:value-type="string" calcext:value-type="string">
            <text:p>%MW2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cation_stad</text:p>
          </table:table-cell>
          <table:table-cell office:value-type="string" calcext:value-type="string">
            <text:p>%MW22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Индикация времени стади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ation_hour</text:p>
          </table:table-cell>
          <table:table-cell office:value-type="string" calcext:value-type="string">
            <text:p>%MW2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Индикация времени цикла час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cation_min</text:p>
          </table:table-cell>
          <table:table-cell office:value-type="string" calcext:value-type="string">
            <text:p>%MW22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Индикация времени цикла минут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%MW23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Задание выходного сигнала регулятора пара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%MW231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_imp_zad</text:p>
          </table:table-cell>
          <table:table-cell office:value-type="string" calcext:value-type="string">
            <text:p>%MW2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Длительность интервала между импульсами регулятора вакуум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d_v_zad</text:p>
          </table:table-cell>
          <table:table-cell office:value-type="string" calcext:value-type="string">
            <text:p>%MW233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k_max_zad</text:p>
          </table:table-cell>
          <table:table-cell office:value-type="string" calcext:value-type="string">
            <text:p>%MW234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k_min_zad</text:p>
          </table:table-cell>
          <table:table-cell office:value-type="string" calcext:value-type="string">
            <text:p>%MW235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d_p_zad</text:p>
          </table:table-cell>
          <table:table-cell office:value-type="string" calcext:value-type="string">
            <text:p>%MW23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Ход регулятора пара за один шаг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_max_zad</text:p>
          </table:table-cell>
          <table:table-cell office:value-type="string" calcext:value-type="string">
            <text:p>%MW23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Макс. открытие заслонки па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_min_zad</text:p>
          </table:table-cell>
          <table:table-cell office:value-type="string" calcext:value-type="string">
            <text:p>%MW23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Мин. открытие заслонки па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20a_zad</text:p>
          </table:table-cell>
          <table:table-cell office:value-type="string" calcext:value-type="string">
            <text:p>%MW23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Задание оборотов в руч. режиме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7_stmn</text:p>
          </table:table-cell>
          <table:table-cell office:value-type="string" calcext:value-type="string">
            <text:p>%MW240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7_stmx</text:p>
          </table:table-cell>
          <table:table-cell office:value-type="string" calcext:value-type="string">
            <text:p>%MW241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7an_max</text:p>
          </table:table-cell>
          <table:table-cell office:value-type="string" calcext:value-type="string">
            <text:p>%MW242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7an_min</text:p>
          </table:table-cell>
          <table:table-cell office:value-type="string" calcext:value-type="string">
            <text:p>%MW243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7_m</text:p>
          </table:table-cell>
          <table:table-cell office:value-type="string" calcext:value-type="string">
            <text:p>%MW244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_imp_slow</text:p>
          </table:table-cell>
          <table:table-cell office:value-type="string" calcext:value-type="string">
            <text:p>%MW245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1a_ind</text:p>
          </table:table-cell>
          <table:table-cell office:value-type="string" calcext:value-type="string">
            <text:p>%MW50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Уровень в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oven_ind</text:p>
          </table:table-cell>
          <table:table-cell office:value-type="string" calcext:value-type="string">
            <text:p>%MW50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Индикация задания уровня для стади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t4a_ind</text:p>
          </table:table-cell>
          <table:table-cell office:value-type="string" calcext:value-type="string">
            <text:p>%MW50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Температура в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o_ind</text:p>
          </table:table-cell>
          <table:table-cell office:value-type="string" calcext:value-type="string">
            <text:p>%MW50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Индикация задания температуры стади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2a_ind</text:p>
          </table:table-cell>
          <table:table-cell office:value-type="string" calcext:value-type="string">
            <text:p>%MW50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Содержание СВ в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_ind</text:p>
          </table:table-cell>
          <table:table-cell office:value-type="string" calcext:value-type="string">
            <text:p>%MW5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Индикация задания СВ для стади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%MW5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* Дельта температуры в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ta_ind</text:p>
          </table:table-cell>
          <table:table-cell office:value-type="string" calcext:value-type="string">
            <text:p>%MW51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Индикация ДЕЛЬТ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6a_ind</text:p>
          </table:table-cell>
          <table:table-cell office:value-type="string" calcext:value-type="string">
            <text:p>%MW51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Разрежение в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kuum_ind</text:p>
          </table:table-cell>
          <table:table-cell office:value-type="string" calcext:value-type="string">
            <text:p>%MW518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20a_ind</text:p>
          </table:table-cell>
          <table:table-cell office:value-type="string" calcext:value-type="string">
            <text:p>%MW52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Обороты циркулято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ind</text:p>
          </table:table-cell>
          <table:table-cell office:value-type="string" calcext:value-type="string">
            <text:p>%MW52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Индикация задания оборотов для стади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1a_nab_zad</text:p>
          </table:table-cell>
          <table:table-cell office:value-type="string" calcext:value-type="string">
            <text:p>%MW52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набора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1a_r1_zad</text:p>
          </table:table-cell>
          <table:table-cell office:value-type="string" calcext:value-type="string">
            <text:p>%MW52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уровня роста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1a_r2_zad</text:p>
          </table:table-cell>
          <table:table-cell office:value-type="string" calcext:value-type="string">
            <text:p>%MW52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уровня роста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1a_sgu_zad</text:p>
          </table:table-cell>
          <table:table-cell office:value-type="string" calcext:value-type="string">
            <text:p>%MW53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сгущения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1a_uvar_zad</text:p>
          </table:table-cell>
          <table:table-cell office:value-type="string" calcext:value-type="string">
            <text:p>%MW53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уровня перехода на уваривани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1a_zel_zad</text:p>
          </table:table-cell>
          <table:table-cell office:value-type="string" calcext:value-type="string">
            <text:p>%MW53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уровня перехода на зеленую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_bel_zad</text:p>
          </table:table-cell>
          <table:table-cell office:value-type="string" calcext:value-type="string">
            <text:p>%MW53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СВ подачи бело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_got_zad</text:p>
          </table:table-cell>
          <table:table-cell office:value-type="string" calcext:value-type="string">
            <text:p>%MW538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_kachka</text:p>
          </table:table-cell>
          <table:table-cell office:value-type="string" calcext:value-type="string">
            <text:p>%MW54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СВ подкач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_rost1_zad</text:p>
          </table:table-cell>
          <table:table-cell office:value-type="string" calcext:value-type="string">
            <text:p>%MW54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СВ роста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_rost2_zad</text:p>
          </table:table-cell>
          <table:table-cell office:value-type="string" calcext:value-type="string">
            <text:p>%MW54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СВ роста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_uvar_zad</text:p>
          </table:table-cell>
          <table:table-cell office:value-type="string" calcext:value-type="string">
            <text:p>%MW54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СВ уваривани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rost_f_zad</text:p>
          </table:table-cell>
          <table:table-cell office:value-type="string" calcext:value-type="string">
            <text:p>%MW54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рост1 НАЧАЛ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sgu_f_zad</text:p>
          </table:table-cell>
          <table:table-cell office:value-type="string" calcext:value-type="string">
            <text:p>%MW55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сгущения НАЧАЛ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sgu_s_zad</text:p>
          </table:table-cell>
          <table:table-cell office:value-type="string" calcext:value-type="string">
            <text:p>%MW55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сгущения КОНЕ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_sgu_zad</text:p>
          </table:table-cell>
          <table:table-cell office:value-type="string" calcext:value-type="string">
            <text:p>%MW55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Дельта Т для сгущени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rost_s_zad</text:p>
          </table:table-cell>
          <table:table-cell office:value-type="string" calcext:value-type="string">
            <text:p>%MW55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рост1 КОНЕ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_rost1_zad</text:p>
          </table:table-cell>
          <table:table-cell office:value-type="string" calcext:value-type="string">
            <text:p>%MW55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Дельта Т для рост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_rost2_zad</text:p>
          </table:table-cell>
          <table:table-cell office:value-type="string" calcext:value-type="string">
            <text:p>%MW56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Дельта Т для рост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_rost1_zad</text:p>
          </table:table-cell>
          <table:table-cell office:value-type="string" calcext:value-type="string">
            <text:p>%MW56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Разрежение на стадии рост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_rost2_zad</text:p>
          </table:table-cell>
          <table:table-cell office:value-type="string" calcext:value-type="string">
            <text:p>%MW56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Разрежение на стадии рост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_rost1_zad</text:p>
          </table:table-cell>
          <table:table-cell office:value-type="string" calcext:value-type="string">
            <text:p>%MW56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Температура рост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_rost2_zad</text:p>
          </table:table-cell>
          <table:table-cell office:value-type="string" calcext:value-type="string">
            <text:p>%MW56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Температура рост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zatr_zad</text:p>
          </table:table-cell>
          <table:table-cell office:value-type="string" calcext:value-type="string">
            <text:p>%MW57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затравк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_zatr_zad</text:p>
          </table:table-cell>
          <table:table-cell office:value-type="string" calcext:value-type="string">
            <text:p>%MW57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Дельта Т для затрав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_zatr_zad</text:p>
          </table:table-cell>
          <table:table-cell office:value-type="string" calcext:value-type="string">
            <text:p>%MW57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Разрежение на стадии затрав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_zatr_zad</text:p>
          </table:table-cell>
          <table:table-cell office:value-type="string" calcext:value-type="string">
            <text:p>%MW57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Температура затрав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travka</text:p>
          </table:table-cell>
          <table:table-cell office:value-type="string" calcext:value-type="string">
            <text:p>%MW57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начение СВ ввода затравк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1a_bel_zad</text:p>
          </table:table-cell>
          <table:table-cell office:value-type="string" calcext:value-type="string">
            <text:p>%MW58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уровня перехода на белую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bel_f_zad</text:p>
          </table:table-cell>
          <table:table-cell office:value-type="string" calcext:value-type="string">
            <text:p>%MW58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БП НАЧАЛ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bel_s_zad</text:p>
          </table:table-cell>
          <table:table-cell office:value-type="string" calcext:value-type="string">
            <text:p>%MW58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БП КОНЕ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_bel_zad</text:p>
          </table:table-cell>
          <table:table-cell office:value-type="string" calcext:value-type="string">
            <text:p>%MW58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Дельта Т для Б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_bel_zad</text:p>
          </table:table-cell>
          <table:table-cell office:value-type="string" calcext:value-type="string">
            <text:p>%MW58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Разрежение на стадии Б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_bel_zad</text:p>
          </table:table-cell>
          <table:table-cell office:value-type="string" calcext:value-type="string">
            <text:p>%MW59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Температура БП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b_uvar_zad</text:p>
          </table:table-cell>
          <table:table-cell table:style-name="ce19" office:value-type="string" calcext:value-type="string">
            <text:p>%MW592</text:p>
          </table:table-cell>
          <table:table-cell table:style-name="ce19" office:value-type="string" calcext:value-type="string">
            <text:p>REAL</text:p>
          </table:table-cell>
          <table:table-cell table:style-name="ce19" office:value-type="string" calcext:value-type="string">
            <text:p>Задание оборотов уваривани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_uvar_zad</text:p>
          </table:table-cell>
          <table:table-cell office:value-type="string" calcext:value-type="string">
            <text:p>%MW59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Дельта Т для уваривани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_uvar_zad</text:p>
          </table:table-cell>
          <table:table-cell office:value-type="string" calcext:value-type="string">
            <text:p>%MW59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Разрежение на стадии уваривани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v_uvar_zad</text:p>
          </table:table-cell>
          <table:table-cell office:value-type="string" calcext:value-type="string">
            <text:p>%MW59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Температура уваривани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gotov_zad</text:p>
          </table:table-cell>
          <table:table-cell office:value-type="string" calcext:value-type="string">
            <text:p>%MW60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готовност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_kachka_zad</text:p>
          </table:table-cell>
          <table:table-cell office:value-type="string" calcext:value-type="string">
            <text:p>%MW60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адание оборотов подкачк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2a_mah</text:p>
          </table:table-cell>
          <table:table-cell office:value-type="string" calcext:value-type="string">
            <text:p>%MW604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2a_mih</text:p>
          </table:table-cell>
          <table:table-cell office:value-type="string" calcext:value-type="string">
            <text:p>%MW606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5a_ind</text:p>
          </table:table-cell>
          <table:table-cell office:value-type="string" calcext:value-type="string">
            <text:p>%MW60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Давление пара в греющей камер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t_max</text:p>
          </table:table-cell>
          <table:table-cell office:value-type="string" calcext:value-type="string">
            <text:p>%MW6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начение коэф-та подкачки на затравке мак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t_min</text:p>
          </table:table-cell>
          <table:table-cell office:value-type="string" calcext:value-type="string">
            <text:p>%MW6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Значение коэф-та подкачки на затравке ми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6a_z</text:p>
          </table:table-cell>
          <table:table-cell office:value-type="string" calcext:value-type="string">
            <text:p>%MW614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7_delm</text:p>
          </table:table-cell>
          <table:table-cell office:value-type="string" calcext:value-type="string">
            <text:p>%MW616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7_deln</text:p>
          </table:table-cell>
          <table:table-cell office:value-type="string" calcext:value-type="string">
            <text:p>%MW618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%MW620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_lev</text:p>
          </table:table-cell>
          <table:table-cell office:value-type="string" calcext:value-type="string">
            <text:p>%MW622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tr_diff</text:p>
          </table:table-cell>
          <table:table-cell office:value-type="string" calcext:value-type="string">
            <text:p>%MW624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_slow</text:p>
          </table:table-cell>
          <table:table-cell office:value-type="string" calcext:value-type="string">
            <text:p>%MW626</text:p>
          </table:table-cell>
          <table:table-cell office:value-type="string" calcext:value-type="string">
            <text:p>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_i</text:p>
          </table:table-cell>
          <table:table-cell office:value-type="string" calcext:value-type="string">
            <text:p>%MW70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Сигнализация состояния дискретных вход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_i1</text:p>
          </table:table-cell>
          <table:table-cell office:value-type="string" calcext:value-type="string">
            <text:p>%MW701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_i2</text:p>
          </table:table-cell>
          <table:table-cell office:value-type="string" calcext:value-type="string">
            <text:p>%MW702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Аркуш1.$A$1" table:cell-range-address="$Аркуш1.$A$1:.$D$236" table:range-usable-as="print-range"/>
        </table:named-expressions>
      </table:table>
      <table:table table:name="Аркуш2" table:style-name="ta2">
        <table:table-column table:style-name="co2" table:number-columns-repeated="64" table:default-cell-style-name="ce18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Lt1a_in</text:p>
          </table:table-cell>
          <table:table-cell office:value-type="string" calcext:value-type="string">
            <text:p>%iw0.1.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Значение уровн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2a_in</text:p>
          </table:table-cell>
          <table:table-cell office:value-type="string" calcext:value-type="string">
            <text:p>%iw0.1.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Значение С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t4a_in</text:p>
          </table:table-cell>
          <table:table-cell office:value-type="string" calcext:value-type="string">
            <text:p>%iw0.1.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Температура в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5a_in</text:p>
          </table:table-cell>
          <table:table-cell office:value-type="string" calcext:value-type="string">
            <text:p>%iw0.1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Давление в греющей камере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t6a_in</text:p>
          </table:table-cell>
          <table:table-cell office:value-type="string" calcext:value-type="string">
            <text:p>%iw0.2.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Разрежение в В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20a_in</text:p>
          </table:table-cell>
          <table:table-cell office:value-type="string" calcext:value-type="string">
            <text:p>%iw0.2.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Обороты циркулято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y20a_in</text:p>
          </table:table-cell>
          <table:table-cell office:value-type="string" calcext:value-type="string">
            <text:p>%iw0.2.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Момент на валу ЭП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o_par_out</text:p>
          </table:table-cell>
          <table:table-cell office:value-type="string" calcext:value-type="string">
            <text:p>%qw0.3.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Подача греющего пар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o_vak_big_out</text:p>
          </table:table-cell>
          <table:table-cell office:value-type="string" calcext:value-type="string">
            <text:p>%qw0.3.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Управление разрежением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20a_out</text:p>
          </table:table-cell>
          <table:table-cell office:value-type="string" calcext:value-type="string">
            <text:p>%qw0.4.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 Задание оборотов для ЧП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o17_i</text:p>
          </table:table-cell>
          <table:table-cell office:value-type="string" calcext:value-type="string">
            <text:p>%QW0.4.1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ркуш3" table:style-name="ta3">
        <table:table-column table:style-name="co2" table:number-columns-repeated="64" table:default-cell-style-name="ce18"/>
        <table:table-column table:style-name="co2" table:number-columns-repeated="96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K7g_out</text:p>
          </table:table-cell>
          <table:table-cell office:value-type="string" calcext:value-type="string">
            <text:p>%Q0.7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сиропа <text:s/>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8g_out</text:p>
          </table:table-cell>
          <table:table-cell office:value-type="string" calcext:value-type="string">
            <text:p>%Q0.7.1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БП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9g_out</text:p>
          </table:table-cell>
          <table:table-cell office:value-type="string" calcext:value-type="string">
            <text:p>%Q0.7.2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ЗП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0g_out</text:p>
          </table:table-cell>
          <table:table-cell office:value-type="string" calcext:value-type="string">
            <text:p>%Q0.7.3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АммВ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_green_out</text:p>
          </table:table-cell>
          <table:table-cell office:value-type="string" calcext:value-type="string">
            <text:p>%Q0.7.4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2g_out</text:p>
          </table:table-cell>
          <table:table-cell office:value-type="string" calcext:value-type="string">
            <text:p>%Q0.7.5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ропарка коллектора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3g_out</text:p>
          </table:table-cell>
          <table:table-cell office:value-type="string" calcext:value-type="string">
            <text:p>%Q0.7.6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ропарка верхней части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4g_out</text:p>
          </table:table-cell>
          <table:table-cell office:value-type="string" calcext:value-type="string">
            <text:p>%Q0.7.7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ропарка стекол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5g_out</text:p>
          </table:table-cell>
          <table:table-cell office:value-type="string" calcext:value-type="string">
            <text:p>%Q0.7.8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ропарка выгрузки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6g_out</text:p>
          </table:table-cell>
          <table:table-cell office:value-type="string" calcext:value-type="string">
            <text:p>%Q0.7.9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затравки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_yellow_out</text:p>
          </table:table-cell>
          <table:table-cell office:value-type="string" calcext:value-type="string">
            <text:p>%Q0.7.10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8g_out</text:p>
          </table:table-cell>
          <table:table-cell office:value-type="string" calcext:value-type="string">
            <text:p>%Q0.7.11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малого вакуума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9g_out</text:p>
          </table:table-cell>
          <table:table-cell office:value-type="string" calcext:value-type="string">
            <text:p>%Q0.7.12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выгрузки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0g_out</text:p>
          </table:table-cell>
          <table:table-cell office:value-type="string" calcext:value-type="string">
            <text:p>%Q0.7.13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Циркулятор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_red_out</text:p>
          </table:table-cell>
          <table:table-cell office:value-type="string" calcext:value-type="string">
            <text:p>%Q0.7.14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Аварийная сигнализация (УПРАВЛ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3g_out</text:p>
          </table:table-cell>
          <table:table-cell office:value-type="string" calcext:value-type="string">
            <text:p>%Q0.7.15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отвода пропарки (УПРАВЛЕНИЕ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11g_out</text:p>
          </table:table-cell>
          <table:table-cell office:value-type="string" calcext:value-type="string">
            <text:p>%q0.5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сока (УПРАВЛЕНИЕ)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K4c_in</text:p>
          </table:table-cell>
          <table:table-cell office:value-type="string" calcext:value-type="string">
            <text:p>%I0.6.0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ар греющий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4f_in</text:p>
          </table:table-cell>
          <table:table-cell office:value-type="string" calcext:value-type="string">
            <text:p>%I0.6.1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ар греющий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6c_in</text:p>
          </table:table-cell>
          <table:table-cell office:value-type="string" calcext:value-type="string">
            <text:p>%I0.6.2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Вакуум большой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6f_in</text:p>
          </table:table-cell>
          <table:table-cell office:value-type="string" calcext:value-type="string">
            <text:p>%I0.6.3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Вакуум большой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7c_in</text:p>
          </table:table-cell>
          <table:table-cell office:value-type="string" calcext:value-type="string">
            <text:p>%I0.6.4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сиропа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7f_in</text:p>
          </table:table-cell>
          <table:table-cell office:value-type="string" calcext:value-type="string">
            <text:p>%I0.6.5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сиропа <text:s/>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8c_in</text:p>
          </table:table-cell>
          <table:table-cell office:value-type="string" calcext:value-type="string">
            <text:p>%I0.6.6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БП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8f_in</text:p>
          </table:table-cell>
          <table:table-cell office:value-type="string" calcext:value-type="string">
            <text:p>%I0.6.7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БП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9c_in</text:p>
          </table:table-cell>
          <table:table-cell office:value-type="string" calcext:value-type="string">
            <text:p>%I0.6.8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ЗП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9f_in</text:p>
          </table:table-cell>
          <table:table-cell office:value-type="string" calcext:value-type="string">
            <text:p>%I0.6.9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ЗП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0c_in</text:p>
          </table:table-cell>
          <table:table-cell office:value-type="string" calcext:value-type="string">
            <text:p>%I0.6.10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АммВ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0f_in</text:p>
          </table:table-cell>
          <table:table-cell office:value-type="string" calcext:value-type="string">
            <text:p>%I0.6.11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АммВ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1c_in</text:p>
          </table:table-cell>
          <table:table-cell office:value-type="string" calcext:value-type="string">
            <text:p>%i0.6.12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сока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1f_in</text:p>
          </table:table-cell>
          <table:table-cell office:value-type="string" calcext:value-type="string">
            <text:p>%i0.6.13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сока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2f_in</text:p>
          </table:table-cell>
          <table:table-cell office:value-type="string" calcext:value-type="string">
            <text:p>%I0.6.14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ропарка коллектора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3f_in</text:p>
          </table:table-cell>
          <table:table-cell office:value-type="string" calcext:value-type="string">
            <text:p>%I0.6.15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ропарка верхней части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4f_in</text:p>
          </table:table-cell>
          <table:table-cell office:value-type="string" calcext:value-type="string">
            <text:p>%I0.6.16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ропарка стекол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5f_in</text:p>
          </table:table-cell>
          <table:table-cell office:value-type="string" calcext:value-type="string">
            <text:p>%I0.6.17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Пропарка выгрузки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6f_in</text:p>
          </table:table-cell>
          <table:table-cell office:value-type="string" calcext:value-type="string">
            <text:p>%I0.6.18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затравки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7f_in</text:p>
          </table:table-cell>
          <table:table-cell office:value-type="string" calcext:value-type="string">
            <text:p>%I0.6.19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сброса вакуума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8f_in</text:p>
          </table:table-cell>
          <table:table-cell office:value-type="string" calcext:value-type="string">
            <text:p>%I0.6.20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малого вакуума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9c_in</text:p>
          </table:table-cell>
          <table:table-cell office:value-type="string" calcext:value-type="string">
            <text:p>%I0.6.21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выгрузки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91f_in</text:p>
          </table:table-cell>
          <table:table-cell office:value-type="string" calcext:value-type="string">
            <text:p>%I0.6.22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выгрузки ОТКРЫТО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92f_in</text:p>
          </table:table-cell>
          <table:table-cell office:value-type="string" calcext:value-type="string">
            <text:p>%I0.6.23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выгрузки ЗАКРЫТО 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_A_in</text:p>
          </table:table-cell>
          <table:table-cell office:value-type="string" calcext:value-type="string">
            <text:p>%I0.6.24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Циркулятор ВКЛ/ВЫК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22a_in</text:p>
          </table:table-cell>
          <table:table-cell office:value-type="string" calcext:value-type="string">
            <text:p>%I0.6.25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Давление воздуха в коллектор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3c_in</text:p>
          </table:table-cell>
          <table:table-cell office:value-type="string" calcext:value-type="string">
            <text:p>%I0.6.26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отвода пропарки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3f_in</text:p>
          </table:table-cell>
          <table:table-cell office:value-type="string" calcext:value-type="string">
            <text:p>%I0.6.27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отвода пропарки <text:s/>(ПОЛОЖЕНИЕ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7c_in</text:p>
          </table:table-cell>
          <table:table-cell office:value-type="string" calcext:value-type="string">
            <text:p>%I0.6.28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* Клапан сброса вакуума М/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20a_stop_in</text:p>
          </table:table-cell>
          <table:table-cell office:value-type="string" calcext:value-type="string">
            <text:p>%I0.6.29.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Индикация кнопки "СТОП" ЧП на панели шкафа управлени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_R_in</text:p>
          </table:table-cell>
          <table:table-cell office:value-type="string" calcext:value-type="string">
            <text:p>%I0.6.30</text:p>
          </table:table-cell>
          <table:table-cell office:value-type="string" calcext:value-type="string">
            <text:p>EBOOL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ркуш5" table:style-name="ta4">
        <table:table-column table:style-name="co2" table:number-columns-repeated="64" table:default-cell-style-name="ce18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K4c_in</text:p>
          </table:table-cell>
          <table:table-cell table:number-columns-repeated="5"/>
          <table:table-cell office:value-type="string" calcext:value-type="string">
            <text:p>0x00000001</text:p>
          </table:table-cell>
          <table:table-cell/>
          <table:table-cell table:formula="of:=CONCATENATE(&quot;#define MASK_&quot;;[.A1];&quot; &quot;;[.G1])" office:value-type="string" office:string-value="#define MASK_K4c_in 0x00000001" calcext:value-type="string">
            <text:p>#define MASK_K4c_in 0x00000001</text:p>
          </table:table-cell>
          <table:table-cell table:number-columns-repeated="2"/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4f_in</text:p>
          </table:table-cell>
          <table:table-cell table:number-columns-repeated="5"/>
          <table:table-cell office:value-type="string" calcext:value-type="string">
            <text:p>0x00000002</text:p>
          </table:table-cell>
          <table:table-cell/>
          <table:table-cell table:formula="of:=CONCATENATE(&quot;#define MASK_&quot;;[.A2];&quot; &quot;;[.G2])" office:value-type="string" office:string-value="#define MASK_K4f_in 0x00000002" calcext:value-type="string">
            <text:p>#define MASK_K4f_in 0x00000002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6c_in</text:p>
          </table:table-cell>
          <table:table-cell table:number-columns-repeated="5"/>
          <table:table-cell office:value-type="string" calcext:value-type="string">
            <text:p>0x00000004</text:p>
          </table:table-cell>
          <table:table-cell/>
          <table:table-cell table:formula="of:=CONCATENATE(&quot;#define MASK_&quot;;[.A3];&quot; &quot;;[.G3])" office:value-type="string" office:string-value="#define MASK_K6c_in 0x00000004" calcext:value-type="string">
            <text:p>#define MASK_K6c_in 0x00000004</text:p>
          </table:table-cell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6f_in</text:p>
          </table:table-cell>
          <table:table-cell table:number-columns-repeated="5"/>
          <table:table-cell office:value-type="string" calcext:value-type="string">
            <text:p>0x00000008</text:p>
          </table:table-cell>
          <table:table-cell/>
          <table:table-cell table:formula="of:=CONCATENATE(&quot;#define MASK_&quot;;[.A4];&quot; &quot;;[.G4])" office:value-type="string" office:string-value="#define MASK_K6f_in 0x00000008" calcext:value-type="string">
            <text:p>#define MASK_K6f_in 0x00000008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7c_in</text:p>
          </table:table-cell>
          <table:table-cell table:number-columns-repeated="5"/>
          <table:table-cell office:value-type="string" calcext:value-type="string">
            <text:p>0x00000010</text:p>
          </table:table-cell>
          <table:table-cell/>
          <table:table-cell table:formula="of:=CONCATENATE(&quot;#define MASK_&quot;;[.A5];&quot; &quot;;[.G5])" office:value-type="string" office:string-value="#define MASK_K7c_in 0x00000010" calcext:value-type="string">
            <text:p>#define MASK_K7c_in 0x00000010</text:p>
          </table:table-cell>
          <table:table-cell table:number-columns-repeated="2"/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іла паьлка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7f_in</text:p>
          </table:table-cell>
          <table:table-cell table:number-columns-repeated="5"/>
          <table:table-cell office:value-type="string" calcext:value-type="string">
            <text:p>0x00000020</text:p>
          </table:table-cell>
          <table:table-cell/>
          <table:table-cell table:formula="of:=CONCATENATE(&quot;#define MASK_&quot;;[.A6];&quot; &quot;;[.G6])" office:value-type="string" office:string-value="#define MASK_K7f_in 0x00000020" calcext:value-type="string">
            <text:p>#define MASK_K7f_in 0x00000020</text:p>
          </table:table-cell>
          <table:table-cell table:number-columns-repeated="2"/>
          <table:table-cell table:style-name="ce2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8c_in</text:p>
          </table:table-cell>
          <table:table-cell table:number-columns-repeated="5"/>
          <table:table-cell office:value-type="string" calcext:value-type="string">
            <text:p>0x00000040</text:p>
          </table:table-cell>
          <table:table-cell/>
          <table:table-cell table:formula="of:=CONCATENATE(&quot;#define MASK_&quot;;[.A7];&quot; &quot;;[.G7])" office:value-type="string" office:string-value="#define MASK_K8c_in 0x00000040" calcext:value-type="string">
            <text:p>#define MASK_K8c_in 0x00000040</text:p>
          </table:table-cell>
          <table:table-cell table:number-columns-repeated="2"/>
          <table:table-cell table:style-name="ce2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8f_in</text:p>
          </table:table-cell>
          <table:table-cell table:number-columns-repeated="5"/>
          <table:table-cell office:value-type="string" calcext:value-type="string">
            <text:p>0x00000080</text:p>
          </table:table-cell>
          <table:table-cell/>
          <table:table-cell table:formula="of:=CONCATENATE(&quot;#define MASK_&quot;;[.A8];&quot; &quot;;[.G8])" office:value-type="string" office:string-value="#define MASK_K8f_in 0x00000080" calcext:value-type="string">
            <text:p>#define MASK_K8f_in 0x00000080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9c_in</text:p>
          </table:table-cell>
          <table:table-cell table:number-columns-repeated="5"/>
          <table:table-cell office:value-type="string" calcext:value-type="string">
            <text:p>0x00000100</text:p>
          </table:table-cell>
          <table:table-cell/>
          <table:table-cell table:formula="of:=CONCATENATE(&quot;#define MASK_&quot;;[.A9];&quot; &quot;;[.G9])" office:value-type="string" office:string-value="#define MASK_K9c_in 0x00000100" calcext:value-type="string">
            <text:p>#define MASK_K9c_in 0x00000100</text:p>
          </table:table-cell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9f_in</text:p>
          </table:table-cell>
          <table:table-cell table:number-columns-repeated="5"/>
          <table:table-cell office:value-type="string" calcext:value-type="string">
            <text:p>0x00000200</text:p>
          </table:table-cell>
          <table:table-cell/>
          <table:table-cell table:formula="of:=CONCATENATE(&quot;#define MASK_&quot;;[.A10];&quot; &quot;;[.G10])" office:value-type="string" office:string-value="#define MASK_K9f_in 0x00000200" calcext:value-type="string">
            <text:p>#define MASK_K9f_in 0x00000200</text:p>
          </table:table-cell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0c_in</text:p>
          </table:table-cell>
          <table:table-cell table:number-columns-repeated="5"/>
          <table:table-cell office:value-type="string" calcext:value-type="string">
            <text:p>0x00000400</text:p>
          </table:table-cell>
          <table:table-cell/>
          <table:table-cell table:formula="of:=CONCATENATE(&quot;#define MASK_&quot;;[.A11];&quot; &quot;;[.G11])" office:value-type="string" office:string-value="#define MASK_K10c_in 0x00000400" calcext:value-type="string">
            <text:p>#define MASK_K10c_in 0x00000400</text:p>
          </table:table-cell>
          <table:table-cell table:number-columns-repeated="2"/>
          <table:table-cell table:style-name="ce21" office:value-type="float" office:value="10" calcext:value-type="float">
            <text:p>10</text:p>
          </table:table-cell>
          <table:table-cell/>
          <table:table-cell table:style-name="ce23" office:value-type="string" calcext:value-type="string" table:number-columns-spanned="1" table:number-rows-spanned="2">
            <text:p>Вода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10f_in</text:p>
          </table:table-cell>
          <table:table-cell table:number-columns-repeated="5"/>
          <table:table-cell office:value-type="string" calcext:value-type="string">
            <text:p>0x00000800</text:p>
          </table:table-cell>
          <table:table-cell/>
          <table:table-cell table:formula="of:=CONCATENATE(&quot;#define MASK_&quot;;[.A12];&quot; &quot;;[.G12])" office:value-type="string" office:string-value="#define MASK_K10f_in 0x00000800" calcext:value-type="string">
            <text:p>#define MASK_K10f_in 0x00000800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/>
          <table:covered-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K11c_in</text:p>
          </table:table-cell>
          <table:table-cell table:number-columns-repeated="5"/>
          <table:table-cell office:value-type="string" calcext:value-type="string">
            <text:p>0x00001000</text:p>
          </table:table-cell>
          <table:table-cell/>
          <table:table-cell table:formula="of:=CONCATENATE(&quot;#define MASK_&quot;;[.A13];&quot; &quot;;[.G13])" office:value-type="string" office:string-value="#define MASK_K11c_in 0x00001000" calcext:value-type="string">
            <text:p>#define MASK_K11c_in 0x00001000</text:p>
          </table:table-cell>
          <table:table-cell table:number-columns-repeated="2"/>
          <table:table-cell table:style-name="ce20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1f_in</text:p>
          </table:table-cell>
          <table:table-cell table:number-columns-repeated="5"/>
          <table:table-cell office:value-type="string" calcext:value-type="string">
            <text:p>0x00002000</text:p>
          </table:table-cell>
          <table:table-cell/>
          <table:table-cell table:formula="of:=CONCATENATE(&quot;#define MASK_&quot;;[.A14];&quot; &quot;;[.G14])" office:value-type="string" office:string-value="#define MASK_K11f_in 0x00002000" calcext:value-type="string">
            <text:p>#define MASK_K11f_in 0x00002000</text:p>
          </table:table-cell>
          <table:table-cell table:number-columns-repeated="2"/>
          <table:table-cell table:style-name="ce21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2c_in</text:p>
          </table:table-cell>
          <table:table-cell table:number-columns-repeated="5"/>
          <table:table-cell office:value-type="string" calcext:value-type="string">
            <text:p>0x00004000</text:p>
          </table:table-cell>
          <table:table-cell/>
          <table:table-cell table:formula="of:=CONCATENATE(&quot;#define MASK_&quot;;[.A15];&quot; &quot;;[.G15])" office:value-type="string" office:string-value="#define MASK_K12c_in 0x00004000" calcext:value-type="string">
            <text:p>#define MASK_K12c_in 0x00004000</text:p>
          </table:table-cell>
          <table:table-cell table:number-columns-repeated="2"/>
          <table:table-cell table:style-name="ce21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2f_in</text:p>
          </table:table-cell>
          <table:table-cell table:number-columns-repeated="5"/>
          <table:table-cell office:value-type="string" calcext:value-type="string">
            <text:p>0x00008000</text:p>
          </table:table-cell>
          <table:table-cell/>
          <table:table-cell table:formula="of:=CONCATENATE(&quot;#define MASK_&quot;;[.A16];&quot; &quot;;[.G16])" office:value-type="string" office:string-value="#define MASK_K12f_in 0x00008000" calcext:value-type="string">
            <text:p>#define MASK_K12f_in 0x00008000</text:p>
          </table:table-cell>
          <table:table-cell table:number-columns-repeated="2"/>
          <table:table-cell table:style-name="ce22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3c_in</text:p>
          </table:table-cell>
          <table:table-cell table:number-columns-repeated="5"/>
          <table:table-cell office:value-type="string" calcext:value-type="string">
            <text:p>0x00010000</text:p>
          </table:table-cell>
          <table:table-cell/>
          <table:table-cell table:formula="of:=CONCATENATE(&quot;#define MASK_&quot;;[.A17];&quot; &quot;;[.G17])" office:value-type="string" office:string-value="#define MASK_K13c_in 0x00010000" calcext:value-type="string">
            <text:p>#define MASK_K13c_in 0x00010000</text:p>
          </table:table-cell>
          <table:table-cell table:number-columns-repeated="2"/>
          <table:table-cell table:style-name="ce20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3f_in</text:p>
          </table:table-cell>
          <table:table-cell table:number-columns-repeated="5"/>
          <table:table-cell office:value-type="string" calcext:value-type="string">
            <text:p>0x00020000</text:p>
          </table:table-cell>
          <table:table-cell/>
          <table:table-cell table:formula="of:=CONCATENATE(&quot;#define MASK_&quot;;[.A18];&quot; &quot;;[.G18])" office:value-type="string" office:string-value="#define MASK_K13f_in 0x00020000" calcext:value-type="string">
            <text:p>#define MASK_K13f_in 0x00020000</text:p>
          </table:table-cell>
          <table:table-cell table:number-columns-repeated="2"/>
          <table:table-cell table:style-name="ce21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4c_in</text:p>
          </table:table-cell>
          <table:table-cell table:number-columns-repeated="5"/>
          <table:table-cell office:value-type="string" calcext:value-type="string">
            <text:p>0x00040000</text:p>
          </table:table-cell>
          <table:table-cell/>
          <table:table-cell table:formula="of:=CONCATENATE(&quot;#define MASK_&quot;;[.A19];&quot; &quot;;[.G19])" office:value-type="string" office:string-value="#define MASK_K14c_in 0x00040000" calcext:value-type="string">
            <text:p>#define MASK_K14c_in 0x00040000</text:p>
          </table:table-cell>
          <table:table-cell table:number-columns-repeated="2"/>
          <table:table-cell table:style-name="ce21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4f_in</text:p>
          </table:table-cell>
          <table:table-cell table:number-columns-repeated="5"/>
          <table:table-cell office:value-type="string" calcext:value-type="string">
            <text:p>0x00080000</text:p>
          </table:table-cell>
          <table:table-cell/>
          <table:table-cell table:formula="of:=CONCATENATE(&quot;#define MASK_&quot;;[.A20];&quot; &quot;;[.G20])" office:value-type="string" office:string-value="#define MASK_K14f_in 0x00080000" calcext:value-type="string">
            <text:p>#define MASK_K14f_in 0x00080000</text:p>
          </table:table-cell>
          <table:table-cell table:number-columns-repeated="2"/>
          <table:table-cell table:style-name="ce22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5c_in</text:p>
          </table:table-cell>
          <table:table-cell table:number-columns-repeated="5"/>
          <table:table-cell office:value-type="string" calcext:value-type="string">
            <text:p>0x00100000</text:p>
          </table:table-cell>
          <table:table-cell/>
          <table:table-cell table:formula="of:=CONCATENATE(&quot;#define MASK_&quot;;[.A21];&quot; &quot;;[.G21])" office:value-type="string" office:string-value="#define MASK_K15c_in 0x00100000" calcext:value-type="string">
            <text:p>#define MASK_K15c_in 0x00100000</text:p>
          </table:table-cell>
          <table:table-cell table:number-columns-repeated="2"/>
          <table:table-cell table:style-name="ce20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5f_in</text:p>
          </table:table-cell>
          <table:table-cell table:number-columns-repeated="5"/>
          <table:table-cell office:value-type="string" calcext:value-type="string">
            <text:p>0x00200000</text:p>
          </table:table-cell>
          <table:table-cell/>
          <table:table-cell table:formula="of:=CONCATENATE(&quot;#define MASK_&quot;;[.A22];&quot; &quot;;[.G22])" office:value-type="string" office:string-value="#define MASK_K15f_in 0x00200000" calcext:value-type="string">
            <text:p>#define MASK_K15f_in 0x00200000</text:p>
          </table:table-cell>
          <table:table-cell table:number-columns-repeated="2"/>
          <table:table-cell table:style-name="ce21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6c_in</text:p>
          </table:table-cell>
          <table:table-cell table:number-columns-repeated="5"/>
          <table:table-cell office:value-type="string" calcext:value-type="string">
            <text:p>0x00400000</text:p>
          </table:table-cell>
          <table:table-cell/>
          <table:table-cell table:formula="of:=CONCATENATE(&quot;#define MASK_&quot;;[.A23];&quot; &quot;;[.G23])" office:value-type="string" office:string-value="#define MASK_K16c_in 0x00400000" calcext:value-type="string">
            <text:p>#define MASK_K16c_in 0x00400000</text:p>
          </table:table-cell>
          <table:table-cell table:number-columns-repeated="2"/>
          <table:table-cell table:style-name="ce21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6f_in</text:p>
          </table:table-cell>
          <table:table-cell table:number-columns-repeated="5"/>
          <table:table-cell office:value-type="string" calcext:value-type="string">
            <text:p>0x00800000</text:p>
          </table:table-cell>
          <table:table-cell/>
          <table:table-cell table:formula="of:=CONCATENATE(&quot;#define MASK_&quot;;[.A24];&quot; &quot;;[.G24])" office:value-type="string" office:string-value="#define MASK_K16f_in 0x00800000" calcext:value-type="string">
            <text:p>#define MASK_K16f_in 0x00800000</text:p>
          </table:table-cell>
          <table:table-cell table:number-columns-repeated="2"/>
          <table:table-cell table:style-name="ce22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7c_in</text:p>
          </table:table-cell>
          <table:table-cell table:number-columns-repeated="5"/>
          <table:table-cell office:value-type="string" calcext:value-type="string">
            <text:p>0x01000000</text:p>
          </table:table-cell>
          <table:table-cell/>
          <table:table-cell table:formula="of:=CONCATENATE(&quot;#define MASK_&quot;;[.A25];&quot; &quot;;[.G25])" office:value-type="string" office:string-value="#define MASK_K17c_in 0x01000000" calcext:value-type="string">
            <text:p>#define MASK_K17c_in 0x01000000</text:p>
          </table:table-cell>
          <table:table-cell table:number-columns-repeated="2"/>
          <table:table-cell table:style-name="ce20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7f_in</text:p>
          </table:table-cell>
          <table:table-cell table:number-columns-repeated="5"/>
          <table:table-cell office:value-type="string" calcext:value-type="string">
            <text:p>0x02000000</text:p>
          </table:table-cell>
          <table:table-cell/>
          <table:table-cell table:formula="of:=CONCATENATE(&quot;#define MASK_&quot;;[.A26];&quot; &quot;;[.G26])" office:value-type="string" office:string-value="#define MASK_K17f_in 0x02000000" calcext:value-type="string">
            <text:p>#define MASK_K17f_in 0x02000000</text:p>
          </table:table-cell>
          <table:table-cell table:number-columns-repeated="2"/>
          <table:table-cell table:style-name="ce21"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8c_in</text:p>
          </table:table-cell>
          <table:table-cell table:number-columns-repeated="5"/>
          <table:table-cell office:value-type="string" calcext:value-type="string">
            <text:p>0x04000000</text:p>
          </table:table-cell>
          <table:table-cell/>
          <table:table-cell table:formula="of:=CONCATENATE(&quot;#define MASK_&quot;;[.A27];&quot; &quot;;[.G27])" office:value-type="string" office:string-value="#define MASK_K18c_in 0x04000000" calcext:value-type="string">
            <text:p>#define MASK_K18c_in 0x04000000</text:p>
          </table:table-cell>
          <table:table-cell table:number-columns-repeated="2"/>
          <table:table-cell table:style-name="ce21"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8f_in</text:p>
          </table:table-cell>
          <table:table-cell table:number-columns-repeated="5"/>
          <table:table-cell office:value-type="string" calcext:value-type="string">
            <text:p>0x08000000</text:p>
          </table:table-cell>
          <table:table-cell/>
          <table:table-cell table:formula="of:=CONCATENATE(&quot;#define MASK_&quot;;[.A28];&quot; &quot;;[.G28])" office:value-type="string" office:string-value="#define MASK_K18f_in 0x08000000" calcext:value-type="string">
            <text:p>#define MASK_K18f_in 0x08000000</text:p>
          </table:table-cell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9c_in</text:p>
          </table:table-cell>
          <table:table-cell table:number-columns-repeated="5"/>
          <table:table-cell office:value-type="string" calcext:value-type="string">
            <text:p>0x10000000</text:p>
          </table:table-cell>
          <table:table-cell/>
          <table:table-cell table:formula="of:=CONCATENATE(&quot;#define MASK_&quot;;[.A29];&quot; &quot;;[.G29])" office:value-type="string" office:string-value="#define MASK_K19c_in 0x10000000" calcext:value-type="string">
            <text:p>#define MASK_K19c_in 0x10000000</text:p>
          </table:table-cell>
          <table:table-cell table:number-columns-repeated="2"/>
          <table:table-cell table:style-name="ce20"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91f_in</text:p>
          </table:table-cell>
          <table:table-cell table:number-columns-repeated="5"/>
          <table:table-cell office:value-type="string" calcext:value-type="string">
            <text:p>0x20000000</text:p>
          </table:table-cell>
          <table:table-cell/>
          <table:table-cell table:formula="of:=CONCATENATE(&quot;#define MASK_&quot;;[.A30];&quot; &quot;;[.G30])" office:value-type="string" office:string-value="#define MASK_K191f_in 0x20000000" calcext:value-type="string">
            <text:p>#define MASK_K191f_in 0x20000000</text:p>
          </table:table-cell>
          <table:table-cell table:number-columns-repeated="2"/>
          <table:table-cell table:style-name="ce21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92f_in</text:p>
          </table:table-cell>
          <table:table-cell table:number-columns-repeated="5"/>
          <table:table-cell office:value-type="string" calcext:value-type="string">
            <text:p>0x40000000</text:p>
          </table:table-cell>
          <table:table-cell/>
          <table:table-cell table:formula="of:=CONCATENATE(&quot;#define MASK_&quot;;[.A31];&quot; &quot;;[.G31])" office:value-type="string" office:string-value="#define MASK_K192f_in 0x40000000" calcext:value-type="string">
            <text:p>#define MASK_K192f_in 0x40000000</text:p>
          </table:table-cell>
          <table:table-cell table:number-columns-repeated="2"/>
          <table:table-cell table:style-name="ce21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_A_in</text:p>
          </table:table-cell>
          <table:table-cell table:number-columns-repeated="5"/>
          <table:table-cell office:value-type="string" calcext:value-type="string">
            <text:p>0x80000000</text:p>
          </table:table-cell>
          <table:table-cell/>
          <table:table-cell table:formula="of:=CONCATENATE(&quot;#define MASK_&quot;;[.A32];&quot; &quot;;[.G32])" office:value-type="string" office:string-value="#define MASK_M1_A_in 0x80000000" calcext:value-type="string">
            <text:p>#define MASK_M1_A_in 0x80000000</text:p>
          </table:table-cell>
          <table:table-cell table:number-columns-repeated="2"/>
          <table:table-cell table:style-name="ce22" office:value-type="float" office:value="31" calcext:value-type="float">
            <text:p>31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" table:style-name="ta5">
        <office:forms form:automatic-focus="false" form:apply-design-mode="false"/>
        <table:table-column table:style-name="co4" table:default-cell-style-name="ce18"/>
        <table:table-column table:style-name="co2" table:number-columns-repeated="5" table:default-cell-style-name="ce18"/>
        <table:table-column table:style-name="co3" table:default-cell-style-name="ce18"/>
        <table:table-column table:style-name="co2" table:number-columns-repeated="56" table:default-cell-style-name="ce18"/>
        <table:table-column table:style-name="co2" table:number-columns-repeated="960" table:default-cell-style-name="Default"/>
        <table:table-row table:style-name="ro1">
          <table:table-cell table:number-columns-repeated="13"/>
          <table:table-cell office:value-type="string" calcext:value-type="string">
            <text:p>create table Cf_1(Dt integer unsigned not NULL,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 office:value-type="string" calcext:value-type="string">
            <text:p>primary key(Dt),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 table:formula="of:=IF([.E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bros</text:p>
          </table:table-cell>
          <table:table-cell table:formula="of:=[.H4]+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%mw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4]=1;CONCATENATE([.A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_lim_net</text:p>
          </table:table-cell>
          <table:table-cell table:formula="of:=[.H5]+1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* Состояние лимитов сборнико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%mw10</text:p>
          </table:table-cell>
          <table:table-cell office:value-type="string" calcext:value-type="string">
            <text:p>WORD</text:p>
          </table:table-cell>
          <table:table-cell table:number-columns-repeated="2"/>
          <table:table-cell table:style-name="ce19" table:formula="of:=IF([.E5]=1;CONCATENATE([.A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_al_net</text:p>
          </table:table-cell>
          <table:table-cell table:formula="of:=[.H6]+1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* Состояние аварий сборнико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%mw11</text:p>
          </table:table-cell>
          <table:table-cell office:value-type="string" calcext:value-type="string">
            <text:p>WORD</text:p>
          </table:table-cell>
          <table:table-cell table:number-columns-repeated="2"/>
          <table:table-cell table:style-name="ce19" table:formula="of:=IF([.E6]=1;CONCATENATE([.A6]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 table:formula="of:=IF([.E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9g_c</text:p>
          </table:table-cell>
          <table:table-cell table:formula="of:=[.H8]+1" office:value-type="float" office:value="101" calcext:value-type="float">
            <text:p>10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выгрузки (КОМАНДА)</text:p>
          </table:table-cell>
          <table:table-cell table:formula="of:=RIGHT([.J8];3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%M10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1g_c</text:p>
          </table:table-cell>
          <table:table-cell table:formula="of:=[.H9]+1" office:value-type="float" office:value="102" calcext:value-type="float">
            <text:p>10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сока (КОМАНДА)</text:p>
          </table:table-cell>
          <table:table-cell table:formula="of:=RIGHT([.J9];3)" office:value-type="string" office:string-value="101" calcext:value-type="string">
            <text:p>101</text:p>
          </table:table-cell>
          <table:table-cell/>
          <table:table-cell office:value-type="string" calcext:value-type="string">
            <text:p>%M10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g_c</text:p>
          </table:table-cell>
          <table:table-cell table:formula="of:=[.H10]+1" office:value-type="float" office:value="103" calcext:value-type="float">
            <text:p>10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сброса вакуума (КОМАНДА)</text:p>
          </table:table-cell>
          <table:table-cell table:formula="of:=RIGHT([.J10];3)" office:value-type="string" office:string-value="102" calcext:value-type="string">
            <text:p>102</text:p>
          </table:table-cell>
          <table:table-cell/>
          <table:table-cell office:value-type="string" calcext:value-type="string">
            <text:p>%M10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8g_c</text:p>
          </table:table-cell>
          <table:table-cell table:formula="of:=[.H11]+1" office:value-type="float" office:value="104" calcext:value-type="float">
            <text:p>10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малого вакуума (КОМАНДА)</text:p>
          </table:table-cell>
          <table:table-cell table:formula="of:=RIGHT([.J11];3)" office:value-type="string" office:string-value="103" calcext:value-type="string">
            <text:p>103</text:p>
          </table:table-cell>
          <table:table-cell/>
          <table:table-cell office:value-type="string" calcext:value-type="string">
            <text:p>%M10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20g_c</text:p>
          </table:table-cell>
          <table:table-cell table:formula="of:=[.H12]+1" office:value-type="float" office:value="105" calcext:value-type="float">
            <text:p>10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Циркулятор (КОМАНДА)</text:p>
          </table:table-cell>
          <table:table-cell table:formula="of:=RIGHT([.J12];3)" office:value-type="string" office:string-value="104" calcext:value-type="string">
            <text:p>104</text:p>
          </table:table-cell>
          <table:table-cell/>
          <table:table-cell office:value-type="string" calcext:value-type="string">
            <text:p>%M10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8g_c</text:p>
          </table:table-cell>
          <table:table-cell table:formula="of:=[.H13]+1" office:value-type="float" office:value="106" calcext:value-type="float">
            <text:p>10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БП (КОМАНДА)</text:p>
          </table:table-cell>
          <table:table-cell table:formula="of:=RIGHT([.J13];3)" office:value-type="string" office:string-value="105" calcext:value-type="string">
            <text:p>105</text:p>
          </table:table-cell>
          <table:table-cell/>
          <table:table-cell office:value-type="string" calcext:value-type="string">
            <text:p>%M10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3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4g_c</text:p>
          </table:table-cell>
          <table:table-cell table:formula="of:=[.H14]+1" office:value-type="float" office:value="107" calcext:value-type="float">
            <text:p>10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парка стекол (КОМАНДА)</text:p>
          </table:table-cell>
          <table:table-cell table:formula="of:=RIGHT([.J14];3)" office:value-type="string" office:string-value="106" calcext:value-type="string">
            <text:p>106</text:p>
          </table:table-cell>
          <table:table-cell/>
          <table:table-cell office:value-type="string" calcext:value-type="string">
            <text:p>%M10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4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3g_c</text:p>
          </table:table-cell>
          <table:table-cell table:formula="of:=[.H15]+1" office:value-type="float" office:value="108" calcext:value-type="float">
            <text:p>10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парка верхней части (КОМАНДА)</text:p>
          </table:table-cell>
          <table:table-cell table:formula="of:=RIGHT([.J15];3)" office:value-type="string" office:string-value="107" calcext:value-type="string">
            <text:p>107</text:p>
          </table:table-cell>
          <table:table-cell/>
          <table:table-cell office:value-type="string" calcext:value-type="string">
            <text:p>%M10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5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5g_c</text:p>
          </table:table-cell>
          <table:table-cell table:formula="of:=[.H16]+1" office:value-type="float" office:value="109" calcext:value-type="float">
            <text:p>10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парка выгрузки (КОМАНДА)</text:p>
          </table:table-cell>
          <table:table-cell table:formula="of:=RIGHT([.J16];3)" office:value-type="string" office:string-value="108" calcext:value-type="string">
            <text:p>108</text:p>
          </table:table-cell>
          <table:table-cell/>
          <table:table-cell office:value-type="string" calcext:value-type="string">
            <text:p>%M10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6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0g_c</text:p>
          </table:table-cell>
          <table:table-cell table:formula="of:=[.H17]+1" office:value-type="float" office:value="110" calcext:value-type="float">
            <text:p>11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АммВ (КОМАНДА)</text:p>
          </table:table-cell>
          <table:table-cell table:formula="of:=RIGHT([.J17];3)" office:value-type="string" office:string-value="109" calcext:value-type="string">
            <text:p>109</text:p>
          </table:table-cell>
          <table:table-cell/>
          <table:table-cell office:value-type="string" calcext:value-type="string">
            <text:p>%M10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7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9g_c</text:p>
          </table:table-cell>
          <table:table-cell table:formula="of:=[.H18]+1" office:value-type="float" office:value="111" calcext:value-type="float">
            <text:p>11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ЗП <text:s/>(КОМАНДА)</text:p>
          </table:table-cell>
          <table:table-cell table:formula="of:=RIGHT([.J18];3)" office:value-type="string" office:string-value="110" calcext:value-type="string">
            <text:p>110</text:p>
          </table:table-cell>
          <table:table-cell/>
          <table:table-cell office:value-type="string" calcext:value-type="string">
            <text:p>%M11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8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6g_c</text:p>
          </table:table-cell>
          <table:table-cell table:formula="of:=[.H19]+1" office:value-type="float" office:value="112" calcext:value-type="float">
            <text:p>11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затравки (КОМАНДА)</text:p>
          </table:table-cell>
          <table:table-cell table:formula="of:=RIGHT([.J19];3)" office:value-type="string" office:string-value="111" calcext:value-type="string">
            <text:p>111</text:p>
          </table:table-cell>
          <table:table-cell/>
          <table:table-cell office:value-type="string" calcext:value-type="string">
            <text:p>%M11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9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7g_c</text:p>
          </table:table-cell>
          <table:table-cell table:formula="of:=[.H20]+1" office:value-type="float" office:value="113" calcext:value-type="float">
            <text:p>11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сиропа <text:s/>(КОМАНДА)</text:p>
          </table:table-cell>
          <table:table-cell table:formula="of:=RIGHT([.J20];3)" office:value-type="string" office:string-value="112" calcext:value-type="string">
            <text:p>112</text:p>
          </table:table-cell>
          <table:table-cell/>
          <table:table-cell office:value-type="string" calcext:value-type="string">
            <text:p>%M11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2g_c</text:p>
          </table:table-cell>
          <table:table-cell table:formula="of:=[.H21]+1" office:value-type="float" office:value="114" calcext:value-type="float">
            <text:p>11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парка коллектора (КОМАНДА)</text:p>
          </table:table-cell>
          <table:table-cell table:formula="of:=RIGHT([.J21];3)" office:value-type="string" office:string-value="113" calcext:value-type="string">
            <text:p>113</text:p>
          </table:table-cell>
          <table:table-cell/>
          <table:table-cell office:value-type="string" calcext:value-type="string">
            <text:p>%M11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23g_c</text:p>
          </table:table-cell>
          <table:table-cell table:formula="of:=[.H22]+1" office:value-type="float" office:value="115" calcext:value-type="float">
            <text:p>11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отвода пропарки (КОМАНДА)</text:p>
          </table:table-cell>
          <table:table-cell table:formula="of:=RIGHT([.J22];3)" office:value-type="string" office:string-value="114" calcext:value-type="string">
            <text:p>114</text:p>
          </table:table-cell>
          <table:table-cell/>
          <table:table-cell office:value-type="string" calcext:value-type="string">
            <text:p>%M11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4</text:p>
          </table:table-cell>
          <table:table-cell table:formula="of:=[.H23]+1" office:value-type="float" office:value="116" calcext:value-type="float">
            <text:p>11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 управления <text:s/>клапаном А/Р</text:p>
          </table:table-cell>
          <table:table-cell table:formula="of:=RIGHT([.J23];3)" office:value-type="string" office:string-value="115" calcext:value-type="string">
            <text:p>115</text:p>
          </table:table-cell>
          <table:table-cell/>
          <table:table-cell office:value-type="string" calcext:value-type="string">
            <text:p>%M11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3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6</text:p>
          </table:table-cell>
          <table:table-cell table:formula="of:=[.H24]+1" office:value-type="float" office:value="117" calcext:value-type="float">
            <text:p>11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4];3)" office:value-type="string" office:string-value="116" calcext:value-type="string">
            <text:p>116</text:p>
          </table:table-cell>
          <table:table-cell/>
          <table:table-cell office:value-type="string" calcext:value-type="string">
            <text:p>%M11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3</text:p>
          </table:table-cell>
          <table:table-cell table:formula="of:=[.H25]+1" office:value-type="float" office:value="118" calcext:value-type="float">
            <text:p>11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5];3)" office:value-type="string" office:string-value="117" calcext:value-type="string">
            <text:p>117</text:p>
          </table:table-cell>
          <table:table-cell/>
          <table:table-cell office:value-type="string" calcext:value-type="string">
            <text:p>%M11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4</text:p>
          </table:table-cell>
          <table:table-cell table:formula="of:=[.H26]+1" office:value-type="float" office:value="119" calcext:value-type="float">
            <text:p>11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#REF!" office:value-type="string" office:string-value="" calcext:value-type="error">
            <text:p>#ПОСИЛ!</text:p>
          </table:table-cell>
          <table:table-cell table:formula="of:=RIGHT([.J26];3)" office:value-type="string" office:string-value="118" calcext:value-type="string">
            <text:p>118</text:p>
          </table:table-cell>
          <table:table-cell/>
          <table:table-cell office:value-type="string" calcext:value-type="string">
            <text:p>%M11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9</text:p>
          </table:table-cell>
          <table:table-cell table:formula="of:=[.H27]+1" office:value-type="float" office:value="120" calcext:value-type="float">
            <text:p>12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#REF!" office:value-type="string" office:string-value="" calcext:value-type="error">
            <text:p>#ПОСИЛ!</text:p>
          </table:table-cell>
          <table:table-cell table:formula="of:=RIGHT([.J27];3)" office:value-type="string" office:string-value="119" calcext:value-type="string">
            <text:p>119</text:p>
          </table:table-cell>
          <table:table-cell/>
          <table:table-cell office:value-type="string" calcext:value-type="string">
            <text:p>%M11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7</text:p>
          </table:table-cell>
          <table:table-cell table:formula="of:=[.H28]+1" office:value-type="float" office:value="121" calcext:value-type="float">
            <text:p>12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#REF!" office:value-type="string" office:string-value="" calcext:value-type="error">
            <text:p>#ПОСИЛ!</text:p>
          </table:table-cell>
          <table:table-cell table:formula="of:=RIGHT([.J28];3)" office:value-type="string" office:string-value="120" calcext:value-type="string">
            <text:p>120</text:p>
          </table:table-cell>
          <table:table-cell/>
          <table:table-cell office:value-type="string" calcext:value-type="string">
            <text:p>%M12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8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8</text:p>
          </table:table-cell>
          <table:table-cell table:formula="of:=[.H29]+1" office:value-type="float" office:value="122" calcext:value-type="float">
            <text:p>12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#REF!" office:value-type="string" office:string-value="" calcext:value-type="error">
            <text:p>#ПОСИЛ!</text:p>
          </table:table-cell>
          <table:table-cell table:formula="of:=RIGHT([.J29];3)" office:value-type="string" office:string-value="121" calcext:value-type="string">
            <text:p>121</text:p>
          </table:table-cell>
          <table:table-cell/>
          <table:table-cell office:value-type="string" calcext:value-type="string">
            <text:p>%M12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29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8</text:p>
          </table:table-cell>
          <table:table-cell table:formula="of:=[.H30]+1" office:value-type="float" office:value="123" calcext:value-type="float">
            <text:p>12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#REF!" office:value-type="string" office:string-value="" calcext:value-type="error">
            <text:p>#ПОСИЛ!</text:p>
          </table:table-cell>
          <table:table-cell table:formula="of:=RIGHT([.J30];3)" office:value-type="string" office:string-value="122" calcext:value-type="string">
            <text:p>122</text:p>
          </table:table-cell>
          <table:table-cell/>
          <table:table-cell office:value-type="string" calcext:value-type="string">
            <text:p>%M12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0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9</text:p>
          </table:table-cell>
          <table:table-cell table:formula="of:=[.H31]+1" office:value-type="float" office:value="124" calcext:value-type="float">
            <text:p>12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#REF!" office:value-type="string" office:string-value="" calcext:value-type="error">
            <text:p>#ПОСИЛ!</text:p>
          </table:table-cell>
          <table:table-cell table:formula="of:=RIGHT([.J31];3)" office:value-type="string" office:string-value="123" calcext:value-type="string">
            <text:p>123</text:p>
          </table:table-cell>
          <table:table-cell/>
          <table:table-cell office:value-type="string" calcext:value-type="string">
            <text:p>%M12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1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1</text:p>
          </table:table-cell>
          <table:table-cell table:formula="of:=[.H32]+1" office:value-type="float" office:value="125" calcext:value-type="float">
            <text:p>12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#REF!" office:value-type="string" office:string-value="" calcext:value-type="error">
            <text:p>#ПОСИЛ!</text:p>
          </table:table-cell>
          <table:table-cell table:formula="of:=RIGHT([.J32];3)" office:value-type="string" office:string-value="124" calcext:value-type="string">
            <text:p>124</text:p>
          </table:table-cell>
          <table:table-cell/>
          <table:table-cell office:value-type="string" calcext:value-type="string">
            <text:p>%M12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2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6</text:p>
          </table:table-cell>
          <table:table-cell table:formula="of:=[.H33]+1" office:value-type="float" office:value="126" calcext:value-type="float">
            <text:p>12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33];3)" office:value-type="string" office:string-value="125" calcext:value-type="string">
            <text:p>125</text:p>
          </table:table-cell>
          <table:table-cell/>
          <table:table-cell office:value-type="string" calcext:value-type="string">
            <text:p>%M12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0</text:p>
          </table:table-cell>
          <table:table-cell table:formula="of:=[.H34]+1" office:value-type="float" office:value="127" calcext:value-type="float">
            <text:p>12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34];3)" office:value-type="string" office:string-value="126" calcext:value-type="string">
            <text:p>126</text:p>
          </table:table-cell>
          <table:table-cell/>
          <table:table-cell office:value-type="string" calcext:value-type="string">
            <text:p>%M12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20</text:p>
          </table:table-cell>
          <table:table-cell table:formula="of:=[.H35]+1" office:value-type="float" office:value="128" calcext:value-type="float">
            <text:p>12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35];3)" office:value-type="string" office:string-value="127" calcext:value-type="string">
            <text:p>127</text:p>
          </table:table-cell>
          <table:table-cell/>
          <table:table-cell office:value-type="string" calcext:value-type="string">
            <text:p>%M12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5</text:p>
          </table:table-cell>
          <table:table-cell table:formula="of:=[.H36]+1" office:value-type="float" office:value="129" calcext:value-type="float">
            <text:p>12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36];3)" office:value-type="string" office:string-value="128" calcext:value-type="string">
            <text:p>128</text:p>
          </table:table-cell>
          <table:table-cell/>
          <table:table-cell office:value-type="string" calcext:value-type="string">
            <text:p>%M12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7</text:p>
          </table:table-cell>
          <table:table-cell table:formula="of:=[.H37]+1" office:value-type="float" office:value="130" calcext:value-type="float">
            <text:p>13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37];3)" office:value-type="string" office:string-value="129" calcext:value-type="string">
            <text:p>129</text:p>
          </table:table-cell>
          <table:table-cell/>
          <table:table-cell office:value-type="string" calcext:value-type="string">
            <text:p>%M12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12</text:p>
          </table:table-cell>
          <table:table-cell table:formula="of:=[.H38]+1" office:value-type="float" office:value="131" calcext:value-type="float">
            <text:p>13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38];3)" office:value-type="string" office:string-value="130" calcext:value-type="string">
            <text:p>130</text:p>
          </table:table-cell>
          <table:table-cell/>
          <table:table-cell office:value-type="string" calcext:value-type="string">
            <text:p>%M13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8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p_k23</text:p>
          </table:table-cell>
          <table:table-cell table:formula="of:=[.H39]+1" office:value-type="float" office:value="132" calcext:value-type="float">
            <text:p>13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39];3)" office:value-type="string" office:string-value="131" calcext:value-type="string">
            <text:p>131</text:p>
          </table:table-cell>
          <table:table-cell/>
          <table:table-cell office:value-type="string" calcext:value-type="string">
            <text:p>%M13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39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lt2a</text:p>
          </table:table-cell>
          <table:table-cell table:formula="of:=[.H40]+1" office:value-type="float" office:value="133" calcext:value-type="float">
            <text:p>13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ПС уровня в сборнике сиропа</text:p>
          </table:table-cell>
          <table:table-cell table:formula="of:=RIGHT([.J40];3)" office:value-type="string" office:string-value="132" calcext:value-type="string">
            <text:p>132</text:p>
          </table:table-cell>
          <table:table-cell/>
          <table:table-cell office:value-type="string" calcext:value-type="string">
            <text:p>%M13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lt8a</text:p>
          </table:table-cell>
          <table:table-cell table:formula="of:=[.H41]+1" office:value-type="float" office:value="134" calcext:value-type="float">
            <text:p>13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ПС уровня в сборнике воды</text:p>
          </table:table-cell>
          <table:table-cell table:formula="of:=RIGHT([.J41];3)" office:value-type="string" office:string-value="133" calcext:value-type="string">
            <text:p>133</text:p>
          </table:table-cell>
          <table:table-cell/>
          <table:table-cell office:value-type="string" calcext:value-type="string">
            <text:p>%M13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lt7a</text:p>
          </table:table-cell>
          <table:table-cell table:formula="of:=[.H42]+1" office:value-type="float" office:value="135" calcext:value-type="float">
            <text:p>13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ПС уровня в сборнике БП</text:p>
          </table:table-cell>
          <table:table-cell table:formula="of:=RIGHT([.J42];3)" office:value-type="string" office:string-value="134" calcext:value-type="string">
            <text:p>134</text:p>
          </table:table-cell>
          <table:table-cell/>
          <table:table-cell office:value-type="string" calcext:value-type="string">
            <text:p>%M13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lt5a</text:p>
          </table:table-cell>
          <table:table-cell table:formula="of:=[.H43]+1" office:value-type="float" office:value="136" calcext:value-type="float">
            <text:p>13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ПС уровня в сборнике ЗП</text:p>
          </table:table-cell>
          <table:table-cell table:formula="of:=RIGHT([.J43];3)" office:value-type="string" office:string-value="135" calcext:value-type="string">
            <text:p>135</text:p>
          </table:table-cell>
          <table:table-cell/>
          <table:table-cell office:value-type="string" calcext:value-type="string">
            <text:p>%M13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3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9</text:p>
          </table:table-cell>
          <table:table-cell table:formula="of:=[.H44]+1" office:value-type="float" office:value="137" calcext:value-type="float">
            <text:p>13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44];3)" office:value-type="string" office:string-value="136" calcext:value-type="string">
            <text:p>136</text:p>
          </table:table-cell>
          <table:table-cell/>
          <table:table-cell office:value-type="string" calcext:value-type="string">
            <text:p>%M13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7</text:p>
          </table:table-cell>
          <table:table-cell table:formula="of:=[.H45]+1" office:value-type="float" office:value="138" calcext:value-type="float">
            <text:p>13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45];3)" office:value-type="string" office:string-value="137" calcext:value-type="string">
            <text:p>137</text:p>
          </table:table-cell>
          <table:table-cell/>
          <table:table-cell office:value-type="string" calcext:value-type="string">
            <text:p>%M13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8</text:p>
          </table:table-cell>
          <table:table-cell table:formula="of:=[.H46]+1" office:value-type="float" office:value="139" calcext:value-type="float">
            <text:p>13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46];3)" office:value-type="string" office:string-value="138" calcext:value-type="string">
            <text:p>138</text:p>
          </table:table-cell>
          <table:table-cell/>
          <table:table-cell office:value-type="string" calcext:value-type="string">
            <text:p>%M13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9</text:p>
          </table:table-cell>
          <table:table-cell table:formula="of:=[.H47]+1" office:value-type="float" office:value="140" calcext:value-type="float">
            <text:p>14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47];3)" office:value-type="string" office:string-value="139" calcext:value-type="string">
            <text:p>139</text:p>
          </table:table-cell>
          <table:table-cell/>
          <table:table-cell office:value-type="string" calcext:value-type="string">
            <text:p>%M13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0</text:p>
          </table:table-cell>
          <table:table-cell table:formula="of:=[.H48]+1" office:value-type="float" office:value="141" calcext:value-type="float">
            <text:p>14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48];3)" office:value-type="string" office:string-value="140" calcext:value-type="string">
            <text:p>140</text:p>
          </table:table-cell>
          <table:table-cell/>
          <table:table-cell office:value-type="string" calcext:value-type="string">
            <text:p>%M14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8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1</text:p>
          </table:table-cell>
          <table:table-cell table:formula="of:=[.H49]+1" office:value-type="float" office:value="142" calcext:value-type="float">
            <text:p>14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49];3)" office:value-type="string" office:string-value="141" calcext:value-type="string">
            <text:p>141</text:p>
          </table:table-cell>
          <table:table-cell/>
          <table:table-cell office:value-type="string" calcext:value-type="string">
            <text:p>%M14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49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2</text:p>
          </table:table-cell>
          <table:table-cell table:formula="of:=[.H50]+1" office:value-type="float" office:value="143" calcext:value-type="float">
            <text:p>14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50];3)" office:value-type="string" office:string-value="142" calcext:value-type="string">
            <text:p>142</text:p>
          </table:table-cell>
          <table:table-cell/>
          <table:table-cell office:value-type="string" calcext:value-type="string">
            <text:p>%M14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0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3</text:p>
          </table:table-cell>
          <table:table-cell table:formula="of:=[.H51]+1" office:value-type="float" office:value="144" calcext:value-type="float">
            <text:p>14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51];3)" office:value-type="string" office:string-value="143" calcext:value-type="string">
            <text:p>143</text:p>
          </table:table-cell>
          <table:table-cell/>
          <table:table-cell office:value-type="string" calcext:value-type="string">
            <text:p>%M14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1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4</text:p>
          </table:table-cell>
          <table:table-cell table:formula="of:=[.H52]+1" office:value-type="float" office:value="145" calcext:value-type="float">
            <text:p>14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52];3)" office:value-type="string" office:string-value="144" calcext:value-type="string">
            <text:p>144</text:p>
          </table:table-cell>
          <table:table-cell/>
          <table:table-cell office:value-type="string" calcext:value-type="string">
            <text:p>%M14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2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5</text:p>
          </table:table-cell>
          <table:table-cell table:formula="of:=[.H53]+1" office:value-type="float" office:value="146" calcext:value-type="float">
            <text:p>14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53];3)" office:value-type="string" office:string-value="145" calcext:value-type="string">
            <text:p>145</text:p>
          </table:table-cell>
          <table:table-cell/>
          <table:table-cell office:value-type="string" calcext:value-type="string">
            <text:p>%M14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6</text:p>
          </table:table-cell>
          <table:table-cell table:formula="of:=[.H54]+1" office:value-type="float" office:value="147" calcext:value-type="float">
            <text:p>14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54];3)" office:value-type="string" office:string-value="146" calcext:value-type="string">
            <text:p>146</text:p>
          </table:table-cell>
          <table:table-cell/>
          <table:table-cell office:value-type="string" calcext:value-type="string">
            <text:p>%M14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7</text:p>
          </table:table-cell>
          <table:table-cell table:formula="of:=[.H55]+1" office:value-type="float" office:value="148" calcext:value-type="float">
            <text:p>14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55];3)" office:value-type="string" office:string-value="147" calcext:value-type="string">
            <text:p>147</text:p>
          </table:table-cell>
          <table:table-cell/>
          <table:table-cell office:value-type="string" calcext:value-type="string">
            <text:p>%M14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18</text:p>
          </table:table-cell>
          <table:table-cell table:formula="of:=[.H56]+1" office:value-type="float" office:value="149" calcext:value-type="float">
            <text:p>14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56];3)" office:value-type="string" office:string-value="148" calcext:value-type="string">
            <text:p>148</text:p>
          </table:table-cell>
          <table:table-cell/>
          <table:table-cell office:value-type="string" calcext:value-type="string">
            <text:p>%M14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sirop</text:p>
          </table:table-cell>
          <table:table-cell table:formula="of:=[.H57]+1" office:value-type="float" office:value="150" calcext:value-type="float">
            <text:p>15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тсутствие уровня сиропа в сборнике</text:p>
          </table:table-cell>
          <table:table-cell table:formula="of:=RIGHT([.J57];3)" office:value-type="string" office:string-value="149" calcext:value-type="string">
            <text:p>149</text:p>
          </table:table-cell>
          <table:table-cell/>
          <table:table-cell office:value-type="string" calcext:value-type="string">
            <text:p>%M14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7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temp</text:p>
          </table:table-cell>
          <table:table-cell table:formula="of:=[.H58]+1" office:value-type="float" office:value="151" calcext:value-type="float">
            <text:p>15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рушение температуры</text:p>
          </table:table-cell>
          <table:table-cell table:formula="of:=RIGHT([.J58];3)" office:value-type="string" office:string-value="150" calcext:value-type="string">
            <text:p>150</text:p>
          </table:table-cell>
          <table:table-cell/>
          <table:table-cell office:value-type="string" calcext:value-type="string">
            <text:p>%M15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8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par</text:p>
          </table:table-cell>
          <table:table-cell table:formula="of:=[.H59]+1" office:value-type="float" office:value="152" calcext:value-type="float">
            <text:p>15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рушение давления пара</text:p>
          </table:table-cell>
          <table:table-cell table:formula="of:=RIGHT([.J59];3)" office:value-type="string" office:string-value="151" calcext:value-type="string">
            <text:p>151</text:p>
          </table:table-cell>
          <table:table-cell/>
          <table:table-cell office:value-type="string" calcext:value-type="string">
            <text:p>%M15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59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vak</text:p>
          </table:table-cell>
          <table:table-cell table:formula="of:=[.H60]+1" office:value-type="float" office:value="153" calcext:value-type="float">
            <text:p>15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нижение разрежения в ВА</text:p>
          </table:table-cell>
          <table:table-cell table:formula="of:=RIGHT([.J60];3)" office:value-type="string" office:string-value="152" calcext:value-type="string">
            <text:p>152</text:p>
          </table:table-cell>
          <table:table-cell/>
          <table:table-cell office:value-type="string" calcext:value-type="string">
            <text:p>%M15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speed</text:p>
          </table:table-cell>
          <table:table-cell table:formula="of:=[.H61]+1" office:value-type="float" office:value="154" calcext:value-type="float">
            <text:p>15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соответствие оборотов ЭП</text:p>
          </table:table-cell>
          <table:table-cell table:formula="of:=RIGHT([.J61];3)" office:value-type="string" office:string-value="153" calcext:value-type="string">
            <text:p>153</text:p>
          </table:table-cell>
          <table:table-cell/>
          <table:table-cell office:value-type="string" calcext:value-type="string">
            <text:p>%M15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power</text:p>
          </table:table-cell>
          <table:table-cell table:formula="of:=[.H62]+1" office:value-type="float" office:value="155" calcext:value-type="float">
            <text:p>15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рушение мощности ЭП</text:p>
          </table:table-cell>
          <table:table-cell table:formula="of:=RIGHT([.J62];3)" office:value-type="string" office:string-value="154" calcext:value-type="string">
            <text:p>154</text:p>
          </table:table-cell>
          <table:table-cell/>
          <table:table-cell office:value-type="string" calcext:value-type="string">
            <text:p>%M15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l</text:p>
          </table:table-cell>
          <table:table-cell table:formula="of:=[.H63]+1" office:value-type="float" office:value="156" calcext:value-type="float">
            <text:p>15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63];3)" office:value-type="string" office:string-value="155" calcext:value-type="string">
            <text:p>155</text:p>
          </table:table-cell>
          <table:table-cell/>
          <table:table-cell office:value-type="string" calcext:value-type="string">
            <text:p>%M15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msg</text:p>
          </table:table-cell>
          <table:table-cell table:formula="of:=[.H64]+1" office:value-type="float" office:value="157" calcext:value-type="float">
            <text:p>15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64];3)" office:value-type="string" office:string-value="156" calcext:value-type="string">
            <text:p>156</text:p>
          </table:table-cell>
          <table:table-cell/>
          <table:table-cell office:value-type="string" calcext:value-type="string">
            <text:p>%M15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signal_par</text:p>
          </table:table-cell>
          <table:table-cell table:formula="of:=[.H65]+1" office:value-type="float" office:value="158" calcext:value-type="float">
            <text:p>15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65];3)" office:value-type="string" office:string-value="157" calcext:value-type="string">
            <text:p>157</text:p>
          </table:table-cell>
          <table:table-cell/>
          <table:table-cell office:value-type="string" calcext:value-type="string">
            <text:p>%M15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presure</text:p>
          </table:table-cell>
          <table:table-cell table:formula="of:=[.H66]+1" office:value-type="float" office:value="159" calcext:value-type="float">
            <text:p>15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нижение давления воздуха в магистрали</text:p>
          </table:table-cell>
          <table:table-cell table:formula="of:=RIGHT([.J66];3)" office:value-type="string" office:string-value="158" calcext:value-type="string">
            <text:p>158</text:p>
          </table:table-cell>
          <table:table-cell/>
          <table:table-cell office:value-type="string" calcext:value-type="string">
            <text:p>%M15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6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k23</text:p>
          </table:table-cell>
          <table:table-cell table:formula="of:=[.H67]+1" office:value-type="float" office:value="160" calcext:value-type="float">
            <text:p>16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67];3)" office:value-type="string" office:string-value="159" calcext:value-type="string">
            <text:p>159</text:p>
          </table:table-cell>
          <table:table-cell/>
          <table:table-cell office:value-type="string" calcext:value-type="string">
            <text:p>%M15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7_out</text:p>
          </table:table-cell>
          <table:table-cell table:formula="of:=[.H68]+1" office:value-type="float" office:value="161" calcext:value-type="float">
            <text:p>16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68];3)" office:value-type="string" office:string-value="160" calcext:value-type="string">
            <text:p>160</text:p>
          </table:table-cell>
          <table:table-cell/>
          <table:table-cell office:value-type="string" calcext:value-type="string">
            <text:p>%M16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8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8_out</text:p>
          </table:table-cell>
          <table:table-cell table:formula="of:=[.H69]+1" office:value-type="float" office:value="162" calcext:value-type="float">
            <text:p>16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69];3)" office:value-type="string" office:string-value="161" calcext:value-type="string">
            <text:p>161</text:p>
          </table:table-cell>
          <table:table-cell/>
          <table:table-cell office:value-type="string" calcext:value-type="string">
            <text:p>%M16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69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9_out</text:p>
          </table:table-cell>
          <table:table-cell table:formula="of:=[.H70]+1" office:value-type="float" office:value="163" calcext:value-type="float">
            <text:p>16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0];3)" office:value-type="string" office:string-value="162" calcext:value-type="string">
            <text:p>162</text:p>
          </table:table-cell>
          <table:table-cell/>
          <table:table-cell office:value-type="string" calcext:value-type="string">
            <text:p>%M16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0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0_out</text:p>
          </table:table-cell>
          <table:table-cell table:formula="of:=[.H71]+1" office:value-type="float" office:value="164" calcext:value-type="float">
            <text:p>16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1];3)" office:value-type="string" office:string-value="163" calcext:value-type="string">
            <text:p>163</text:p>
          </table:table-cell>
          <table:table-cell/>
          <table:table-cell office:value-type="string" calcext:value-type="string">
            <text:p>%M16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1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1_out</text:p>
          </table:table-cell>
          <table:table-cell table:formula="of:=[.H72]+1" office:value-type="float" office:value="165" calcext:value-type="float">
            <text:p>16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2];3)" office:value-type="string" office:string-value="164" calcext:value-type="string">
            <text:p>164</text:p>
          </table:table-cell>
          <table:table-cell/>
          <table:table-cell office:value-type="string" calcext:value-type="string">
            <text:p>%M16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2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3_out</text:p>
          </table:table-cell>
          <table:table-cell table:formula="of:=[.H73]+1" office:value-type="float" office:value="166" calcext:value-type="float">
            <text:p>16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3];3)" office:value-type="string" office:string-value="165" calcext:value-type="string">
            <text:p>165</text:p>
          </table:table-cell>
          <table:table-cell/>
          <table:table-cell office:value-type="string" calcext:value-type="string">
            <text:p>%M16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4_out</text:p>
          </table:table-cell>
          <table:table-cell table:formula="of:=[.H74]+1" office:value-type="float" office:value="167" calcext:value-type="float">
            <text:p>16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4];3)" office:value-type="string" office:string-value="166" calcext:value-type="string">
            <text:p>166</text:p>
          </table:table-cell>
          <table:table-cell/>
          <table:table-cell office:value-type="string" calcext:value-type="string">
            <text:p>%M16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5_out</text:p>
          </table:table-cell>
          <table:table-cell table:formula="of:=[.H75]+1" office:value-type="float" office:value="168" calcext:value-type="float">
            <text:p>16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5];3)" office:value-type="string" office:string-value="167" calcext:value-type="string">
            <text:p>167</text:p>
          </table:table-cell>
          <table:table-cell/>
          <table:table-cell office:value-type="string" calcext:value-type="string">
            <text:p>%M16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6_out</text:p>
          </table:table-cell>
          <table:table-cell table:formula="of:=[.H76]+1" office:value-type="float" office:value="169" calcext:value-type="float">
            <text:p>16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6];3)" office:value-type="string" office:string-value="168" calcext:value-type="string">
            <text:p>168</text:p>
          </table:table-cell>
          <table:table-cell/>
          <table:table-cell office:value-type="string" calcext:value-type="string">
            <text:p>%M16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_out</text:p>
          </table:table-cell>
          <table:table-cell table:formula="of:=[.H77]+1" office:value-type="float" office:value="170" calcext:value-type="float">
            <text:p>17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7];3)" office:value-type="string" office:string-value="169" calcext:value-type="string">
            <text:p>169</text:p>
          </table:table-cell>
          <table:table-cell/>
          <table:table-cell office:value-type="string" calcext:value-type="string">
            <text:p>%M16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8_out</text:p>
          </table:table-cell>
          <table:table-cell table:formula="of:=[.H78]+1" office:value-type="float" office:value="171" calcext:value-type="float">
            <text:p>17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8];3)" office:value-type="string" office:string-value="170" calcext:value-type="string">
            <text:p>170</text:p>
          </table:table-cell>
          <table:table-cell/>
          <table:table-cell office:value-type="string" calcext:value-type="string">
            <text:p>%M17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8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9_out</text:p>
          </table:table-cell>
          <table:table-cell table:formula="of:=[.H79]+1" office:value-type="float" office:value="172" calcext:value-type="float">
            <text:p>17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79];3)" office:value-type="string" office:string-value="171" calcext:value-type="string">
            <text:p>171</text:p>
          </table:table-cell>
          <table:table-cell/>
          <table:table-cell office:value-type="string" calcext:value-type="string">
            <text:p>%M17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79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20_out</text:p>
          </table:table-cell>
          <table:table-cell table:formula="of:=[.H80]+1" office:value-type="float" office:value="173" calcext:value-type="float">
            <text:p>17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80];3)" office:value-type="string" office:string-value="172" calcext:value-type="string">
            <text:p>172</text:p>
          </table:table-cell>
          <table:table-cell/>
          <table:table-cell office:value-type="string" calcext:value-type="string">
            <text:p>%M17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0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23_out</text:p>
          </table:table-cell>
          <table:table-cell table:formula="of:=[.H81]+1" office:value-type="float" office:value="174" calcext:value-type="float">
            <text:p>17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81];3)" office:value-type="string" office:string-value="173" calcext:value-type="string">
            <text:p>173</text:p>
          </table:table-cell>
          <table:table-cell/>
          <table:table-cell office:value-type="string" calcext:value-type="string">
            <text:p>%M17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1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2_out</text:p>
          </table:table-cell>
          <table:table-cell table:formula="of:=[.H82]+1" office:value-type="float" office:value="175" calcext:value-type="float">
            <text:p>17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82];3)" office:value-type="string" office:string-value="174" calcext:value-type="string">
            <text:p>174</text:p>
          </table:table-cell>
          <table:table-cell/>
          <table:table-cell office:value-type="string" calcext:value-type="string">
            <text:p>%M17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2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a_sgu</text:p>
          </table:table-cell>
          <table:table-cell table:formula="of:=[.H83]+1" office:value-type="float" office:value="176" calcext:value-type="float">
            <text:p>17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НЕДОСТАТОЧНЫЙ УРОВЕНЬ НА СГУЩЕНИИ</text:p>
          </table:table-cell>
          <table:table-cell table:formula="of:=RIGHT([.J83];3)" office:value-type="string" office:string-value="175" calcext:value-type="string">
            <text:p>175</text:p>
          </table:table-cell>
          <table:table-cell/>
          <table:table-cell office:value-type="string" calcext:value-type="string">
            <text:p>%M17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3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Rezi</text:p>
          </table:table-cell>
          <table:table-cell table:formula="of:=[.H84]+1" office:value-type="float" office:value="177" calcext:value-type="float">
            <text:p>17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СБРОС</text:p>
          </table:table-cell>
          <table:table-cell table:formula="of:=RIGHT([.J84];3)" office:value-type="string" office:string-value="176" calcext:value-type="string">
            <text:p>176</text:p>
          </table:table-cell>
          <table:table-cell/>
          <table:table-cell office:value-type="string" calcext:value-type="string">
            <text:p>%M17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4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a_nab</text:p>
          </table:table-cell>
          <table:table-cell table:formula="of:=[.H85]+1" office:value-type="float" office:value="178" calcext:value-type="float">
            <text:p>17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НЕДОСТАТОЧНЫЙ УРОВЕНЬ НАБОРА</text:p>
          </table:table-cell>
          <table:table-cell table:formula="of:=RIGHT([.J85];3)" office:value-type="string" office:string-value="177" calcext:value-type="string">
            <text:p>177</text:p>
          </table:table-cell>
          <table:table-cell/>
          <table:table-cell office:value-type="string" calcext:value-type="string">
            <text:p>%M17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5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green</text:p>
          </table:table-cell>
          <table:table-cell table:formula="of:=[.H86]+1" office:value-type="float" office:value="179" calcext:value-type="float">
            <text:p>17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УРОВНЯ В СБОРНИКЕ ЗП</text:p>
          </table:table-cell>
          <table:table-cell table:formula="of:=RIGHT([.J86];3)" office:value-type="string" office:string-value="178" calcext:value-type="string">
            <text:p>178</text:p>
          </table:table-cell>
          <table:table-cell/>
          <table:table-cell office:value-type="string" calcext:value-type="string">
            <text:p>%M17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6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hlevel</text:p>
          </table:table-cell>
          <table:table-cell table:formula="of:=[.H87]+1" office:value-type="float" office:value="180" calcext:value-type="float">
            <text:p>18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ВЫСОКИЙ УРОВЕНЬ на стадии "ПОДГОТОВКА" </text:p>
          </table:table-cell>
          <table:table-cell table:formula="of:=RIGHT([.J87];3)" office:value-type="string" office:string-value="179" calcext:value-type="string">
            <text:p>179</text:p>
          </table:table-cell>
          <table:table-cell/>
          <table:table-cell office:value-type="string" calcext:value-type="string">
            <text:p>%M17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7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nabor</text:p>
          </table:table-cell>
          <table:table-cell table:formula="of:=[.H88]+1" office:value-type="float" office:value="181" calcext:value-type="float">
            <text:p>18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Сообщение ЗАПРОС НА НАЧАЛО НАБОРА</text:p>
          </table:table-cell>
          <table:table-cell table:formula="of:=RIGHT([.J88];3)" office:value-type="string" office:string-value="180" calcext:value-type="string">
            <text:p>180</text:p>
          </table:table-cell>
          <table:table-cell/>
          <table:table-cell office:value-type="string" calcext:value-type="string">
            <text:p>%M18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8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sirop_lim</text:p>
          </table:table-cell>
          <table:table-cell table:formula="of:=[.H89]+1" office:value-type="float" office:value="182" calcext:value-type="float">
            <text:p>18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ЛИМИТА В СБОРНИКЕ СИРОПА НА НАБОРЕ</text:p>
          </table:table-cell>
          <table:table-cell table:formula="of:=RIGHT([.J89];3)" office:value-type="string" office:string-value="181" calcext:value-type="string">
            <text:p>181</text:p>
          </table:table-cell>
          <table:table-cell/>
          <table:table-cell office:value-type="string" calcext:value-type="string">
            <text:p>%M18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89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utfel_lim</text:p>
          </table:table-cell>
          <table:table-cell table:formula="of:=[.H90]+1" office:value-type="float" office:value="183" calcext:value-type="float">
            <text:p>18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ЛИМИТА В СБОРНИКЕ УТФЕЛЯ</text:p>
          </table:table-cell>
          <table:table-cell table:formula="of:=RIGHT([.J90];3)" office:value-type="string" office:string-value="182" calcext:value-type="string">
            <text:p>182</text:p>
          </table:table-cell>
          <table:table-cell/>
          <table:table-cell office:value-type="string" calcext:value-type="string">
            <text:p>%M18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vugruzka</text:p>
          </table:table-cell>
          <table:table-cell table:formula="of:=[.H91]+1" office:value-type="float" office:value="184" calcext:value-type="float">
            <text:p>18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НАЧАТЬ ВЫГРУЗКУ</text:p>
          </table:table-cell>
          <table:table-cell table:formula="of:=RIGHT([.J91];3)" office:value-type="string" office:string-value="183" calcext:value-type="string">
            <text:p>183</text:p>
          </table:table-cell>
          <table:table-cell/>
          <table:table-cell office:value-type="string" calcext:value-type="string">
            <text:p>%M18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water</text:p>
          </table:table-cell>
          <table:table-cell table:formula="of:=[.H92]+1" office:value-type="float" office:value="185" calcext:value-type="float">
            <text:p>18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УРОВНЯ В СБОРНИКЕ ВОДЫ</text:p>
          </table:table-cell>
          <table:table-cell table:formula="of:=RIGHT([.J92];3)" office:value-type="string" office:string-value="184" calcext:value-type="string">
            <text:p>184</text:p>
          </table:table-cell>
          <table:table-cell/>
          <table:table-cell office:value-type="string" calcext:value-type="string">
            <text:p>%M18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white</text:p>
          </table:table-cell>
          <table:table-cell table:formula="of:=[.H93]+1" office:value-type="float" office:value="186" calcext:value-type="float">
            <text:p>18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УРОВНЯ В СБОРНИКЕ БП</text:p>
          </table:table-cell>
          <table:table-cell table:formula="of:=RIGHT([.J93];3)" office:value-type="string" office:string-value="185" calcext:value-type="string">
            <text:p>185</text:p>
          </table:table-cell>
          <table:table-cell/>
          <table:table-cell office:value-type="string" calcext:value-type="string">
            <text:p>%M18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3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zapret</text:p>
          </table:table-cell>
          <table:table-cell table:formula="of:=[.H94]+1" office:value-type="float" office:value="187" calcext:value-type="float">
            <text:p>18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ЗАПРЕТ ВЫГРУЗКИ</text:p>
          </table:table-cell>
          <table:table-cell table:formula="of:=RIGHT([.J94];3)" office:value-type="string" office:string-value="186" calcext:value-type="string">
            <text:p>186</text:p>
          </table:table-cell>
          <table:table-cell/>
          <table:table-cell office:value-type="string" calcext:value-type="string">
            <text:p>%M18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4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sg_zatr</text:p>
          </table:table-cell>
          <table:table-cell table:formula="of:=[.H95]+1" office:value-type="float" office:value="188" calcext:value-type="float">
            <text:p>18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ЗАПРОС О ГОТОВНОСТИ ЗАТРАВКИ</text:p>
          </table:table-cell>
          <table:table-cell table:formula="of:=RIGHT([.J95];3)" office:value-type="string" office:string-value="187" calcext:value-type="string">
            <text:p>187</text:p>
          </table:table-cell>
          <table:table-cell/>
          <table:table-cell office:value-type="string" calcext:value-type="string">
            <text:p>%M18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5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emp_vak</text:p>
          </table:table-cell>
          <table:table-cell table:formula="of:=[.H96]+1" office:value-type="float" office:value="189" calcext:value-type="float">
            <text:p>18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ключение регулирования температура-разрежение 0/1</text:p>
          </table:table-cell>
          <table:table-cell table:formula="of:=RIGHT([.J96];3)" office:value-type="string" office:string-value="188" calcext:value-type="string">
            <text:p>188</text:p>
          </table:table-cell>
          <table:table-cell/>
          <table:table-cell office:value-type="string" calcext:value-type="string">
            <text:p>%M18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6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t_mt</text:p>
          </table:table-cell>
          <table:table-cell table:formula="of:=[.H97]+1" office:value-type="float" office:value="190" calcext:value-type="float">
            <text:p>19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Выбор регулирования на готовности</text:p>
          </table:table-cell>
          <table:table-cell table:formula="of:=RIGHT([.J97];3)" office:value-type="string" office:string-value="189" calcext:value-type="string">
            <text:p>189</text:p>
          </table:table-cell>
          <table:table-cell/>
          <table:table-cell office:value-type="string" calcext:value-type="string">
            <text:p>%M18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7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Water_avt</text:p>
          </table:table-cell>
          <table:table-cell table:formula="of:=[.H98]+1" office:value-type="float" office:value="191" calcext:value-type="float">
            <text:p>19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ический режим включения УДЕРЖАНИЕ ВОДА</text:p>
          </table:table-cell>
          <table:table-cell table:formula="of:=RIGHT([.J98];3)" office:value-type="string" office:string-value="190" calcext:value-type="string">
            <text:p>190</text:p>
          </table:table-cell>
          <table:table-cell/>
          <table:table-cell office:value-type="string" calcext:value-type="string">
            <text:p>%M19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8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y20a_stop</text:p>
          </table:table-cell>
          <table:table-cell table:formula="of:=[.H99]+1" office:value-type="float" office:value="192" calcext:value-type="float">
            <text:p>19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99];3)" office:value-type="string" office:string-value="191" calcext:value-type="string">
            <text:p>191</text:p>
          </table:table-cell>
          <table:table-cell/>
          <table:table-cell office:value-type="string" calcext:value-type="string">
            <text:p>%M19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99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od_dw</text:p>
          </table:table-cell>
          <table:table-cell table:formula="of:=[.H100]+1" office:value-type="float" office:value="193" calcext:value-type="float">
            <text:p>19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"ВНИЗ" </text:p>
          </table:table-cell>
          <table:table-cell table:formula="of:=RIGHT([.J100];3)" office:value-type="string" office:string-value="192" calcext:value-type="string">
            <text:p>192</text:p>
          </table:table-cell>
          <table:table-cell/>
          <table:table-cell office:value-type="string" calcext:value-type="string">
            <text:p>%M19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0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od_up</text:p>
          </table:table-cell>
          <table:table-cell table:formula="of:=[.H101]+1" office:value-type="float" office:value="194" calcext:value-type="float">
            <text:p>19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"ВВЕРХ" </text:p>
          </table:table-cell>
          <table:table-cell table:formula="of:=RIGHT([.J101];3)" office:value-type="string" office:string-value="193" calcext:value-type="string">
            <text:p>193</text:p>
          </table:table-cell>
          <table:table-cell/>
          <table:table-cell office:value-type="string" calcext:value-type="string">
            <text:p>%M19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0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tepp</text:p>
          </table:table-cell>
          <table:table-cell table:formula="of:=[.H102]+1" office:value-type="float" office:value="195" calcext:value-type="float">
            <text:p>19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ШАГ</text:p>
          </table:table-cell>
          <table:table-cell table:formula="of:=RIGHT([.J102];3)" office:value-type="string" office:string-value="194" calcext:value-type="string">
            <text:p>194</text:p>
          </table:table-cell>
          <table:table-cell/>
          <table:table-cell office:value-type="string" calcext:value-type="string">
            <text:p>%M19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0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Water_key</text:p>
          </table:table-cell>
          <table:table-cell table:formula="of:=[.H103]+1" office:value-type="float" office:value="196" calcext:value-type="float">
            <text:p>19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оператора УДЕРЖАНИЕ ВОДА</text:p>
          </table:table-cell>
          <table:table-cell table:formula="of:=RIGHT([.J103];3)" office:value-type="string" office:string-value="195" calcext:value-type="string">
            <text:p>195</text:p>
          </table:table-cell>
          <table:table-cell/>
          <table:table-cell office:value-type="string" calcext:value-type="string">
            <text:p>%M19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03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od_blok</text:p>
          </table:table-cell>
          <table:table-cell table:formula="of:=[.H104]+1" office:value-type="float" office:value="197" calcext:value-type="float">
            <text:p>19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блокировки</text:p>
          </table:table-cell>
          <table:table-cell table:formula="of:=RIGHT([.J104];3)" office:value-type="string" office:string-value="196" calcext:value-type="string">
            <text:p>196</text:p>
          </table:table-cell>
          <table:table-cell/>
          <table:table-cell office:value-type="string" calcext:value-type="string">
            <text:p>%M19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04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Water</text:p>
          </table:table-cell>
          <table:table-cell table:formula="of:=[.H105]+1" office:value-type="float" office:value="198" calcext:value-type="float">
            <text:p>19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Команда УДЕРЖАНИЕ ВОДА</text:p>
          </table:table-cell>
          <table:table-cell table:formula="of:=RIGHT([.J105];3)" office:value-type="string" office:string-value="197" calcext:value-type="string">
            <text:p>197</text:p>
          </table:table-cell>
          <table:table-cell/>
          <table:table-cell office:value-type="string" calcext:value-type="string">
            <text:p>%M19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05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l_c</text:p>
          </table:table-cell>
          <table:table-cell table:formula="of:=[.H106]+1" office:value-type="float" office:value="199" calcext:value-type="float">
            <text:p>19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ийная сигнализация (КОМАНДА)</text:p>
          </table:table-cell>
          <table:table-cell table:formula="of:=RIGHT([.J106];3)" office:value-type="string" office:string-value="198" calcext:value-type="string">
            <text:p>198</text:p>
          </table:table-cell>
          <table:table-cell/>
          <table:table-cell office:value-type="string" calcext:value-type="string">
            <text:p>%M19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E106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an_inv</text:p>
          </table:table-cell>
          <table:table-cell table:formula="of:=[.H107]+1" office:value-type="float" office:value="200" calcext:value-type="float">
            <text:p>20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07];3)" office:value-type="string" office:string-value="199" calcext:value-type="string">
            <text:p>199</text:p>
          </table:table-cell>
          <table:table-cell/>
          <table:table-cell office:value-type="string" calcext:value-type="string">
            <text:p>%M199</text:p>
          </table:table-cell>
          <table:table-cell table:number-columns-repeated="3"/>
          <table:table-cell table:style-name="ce19" table:formula="of:=IF([.E10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A_teh</text:p>
          </table:table-cell>
          <table:table-cell table:formula="of:=[.H108]+1" office:value-type="float" office:value="201" calcext:value-type="float">
            <text:p>20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08];3)" office:value-type="string" office:string-value="200" calcext:value-type="string">
            <text:p>200</text:p>
          </table:table-cell>
          <table:table-cell/>
          <table:table-cell office:value-type="string" calcext:value-type="string">
            <text:p>%M200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va1_A_teh</text:p>
          </table:table-cell>
          <table:table-cell office:value-type="string" calcext:value-type="string">
            <text:p>DIGITAL</text:p>
          </table:table-cell>
          <table:table-cell table:style-name="ce19" office:value-type="string" calcext:value-type="string">
            <text:p>VA_1</text:p>
          </table:table-cell>
          <table:table-cell office:value-type="string" calcext:value-type="string">
            <text:p>%M200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K17_sel</text:p>
          </table:table-cell>
          <table:table-cell table:formula="of:=[.H109]+1" office:value-type="float" office:value="202" calcext:value-type="float">
            <text:p>20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09];3)" office:value-type="string" office:string-value="201" calcext:value-type="string">
            <text:p>201</text:p>
          </table:table-cell>
          <table:table-cell/>
          <table:table-cell office:value-type="string" calcext:value-type="string">
            <text:p>%M201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va1_k17_sel</text:p>
          </table:table-cell>
          <table:table-cell office:value-type="string" calcext:value-type="string">
            <text:p>DIGITAL</text:p>
          </table:table-cell>
          <table:table-cell table:style-name="ce19" office:value-type="string" calcext:value-type="string">
            <text:p>VA_1</text:p>
          </table:table-cell>
          <table:table-cell office:value-type="string" calcext:value-type="string">
            <text:p>%M201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Sy20a_sw</text:p>
          </table:table-cell>
          <table:table-cell table:formula="of:=[.H110]+1" office:value-type="float" office:value="203" calcext:value-type="float">
            <text:p>20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10];3)" office:value-type="string" office:string-value="202" calcext:value-type="string">
            <text:p>202</text:p>
          </table:table-cell>
          <table:table-cell/>
          <table:table-cell office:value-type="string" calcext:value-type="string">
            <text:p>%m202</text:p>
          </table:table-cell>
          <table:table-cell office:value-type="string" calcext:value-type="string">
            <text:p>EBOOL</text:p>
          </table:table-cell>
          <table:table-cell office:value-type="string" calcext:value-type="string">
            <text:p>va1_Sy20a_sw</text:p>
          </table:table-cell>
          <table:table-cell office:value-type="string" calcext:value-type="string">
            <text:p>DIGITAL</text:p>
          </table:table-cell>
          <table:table-cell table:style-name="ce19" office:value-type="string" calcext:value-type="string">
            <text:p>VA_1</text:p>
          </table:table-cell>
          <table:table-cell office:value-type="string" calcext:value-type="string">
            <text:p>%M202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Plan_g</text:p>
          </table:table-cell>
          <table:table-cell table:formula="of:=[.H112]+1" office:value-type="float" office:value="204" calcext:value-type="float">
            <text:p>20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va1_plan_g</text:p>
          </table:table-cell>
          <table:table-cell office:value-type="string" calcext:value-type="string">
            <text:p>DIGITAL</text:p>
          </table:table-cell>
          <table:table-cell table:style-name="ce19" office:value-type="string" calcext:value-type="string">
            <text:p>VA_1</text:p>
          </table:table-cell>
          <table:table-cell office:value-type="string" calcext:value-type="string">
            <text:p>%M203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Slow_pa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A_sok_flow</text:p>
          </table:table-cell>
          <table:table-cell table:formula="of:=RIGHT([.J112];3)" office:value-type="string" office:string-value="203" calcext:value-type="string">
            <text:p>203</text:p>
          </table:table-cell>
          <table:table-cell/>
          <table:table-cell office:value-type="string" calcext:value-type="string">
            <text:p>%m203</text:p>
          </table:table-cell>
          <table:table-cell office:value-type="string" calcext:value-type="string">
            <text:p>EBOOL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office:value-type="string" calcext:value-type="string">
            <text:p>Dt2a_mah_ek</text:p>
          </table:table-cell>
          <table:table-cell table:formula="of:=[.H113]+1" office:value-type="float" office:value="192" calcext:value-type="float">
            <text:p>19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J113];3)" office:value-type="string" office:string-value="191" calcext:value-type="string">
            <text:p>191</text:p>
          </table:table-cell>
          <table:table-cell/>
          <table:table-cell office:value-type="string" calcext:value-type="string">
            <text:p>%MW19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1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t2a_mih_ek</text:p>
          </table:table-cell>
          <table:table-cell table:formula="of:=[.H114]+1" office:value-type="float" office:value="193" calcext:value-type="float">
            <text:p>19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J114];3)" office:value-type="string" office:string-value="192" calcext:value-type="string">
            <text:p>192</text:p>
          </table:table-cell>
          <table:table-cell/>
          <table:table-cell office:value-type="string" calcext:value-type="string">
            <text:p>%MW19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1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5a_mah</text:p>
          </table:table-cell>
          <table:table-cell table:formula="of:=[.H115]+1" office:value-type="float" office:value="194" calcext:value-type="float">
            <text:p>19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15];3)" office:value-type="string" office:string-value="193" calcext:value-type="string">
            <text:p>193</text:p>
          </table:table-cell>
          <table:table-cell/>
          <table:table-cell office:value-type="string" calcext:value-type="string">
            <text:p>%MW19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1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5a_mah_ek</text:p>
          </table:table-cell>
          <table:table-cell table:formula="of:=[.H116]+1" office:value-type="float" office:value="195" calcext:value-type="float">
            <text:p>19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16];3)" office:value-type="string" office:string-value="194" calcext:value-type="string">
            <text:p>194</text:p>
          </table:table-cell>
          <table:table-cell/>
          <table:table-cell office:value-type="string" calcext:value-type="string">
            <text:p>%MW19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1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5a_mih</text:p>
          </table:table-cell>
          <table:table-cell table:formula="of:=[.H117]+1" office:value-type="float" office:value="196" calcext:value-type="float">
            <text:p>19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17];3)" office:value-type="string" office:string-value="195" calcext:value-type="string">
            <text:p>195</text:p>
          </table:table-cell>
          <table:table-cell/>
          <table:table-cell office:value-type="string" calcext:value-type="string">
            <text:p>%MW19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1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5a_mih_ek</text:p>
          </table:table-cell>
          <table:table-cell table:formula="of:=[.H118]+1" office:value-type="float" office:value="197" calcext:value-type="float">
            <text:p>197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18];3)" office:value-type="string" office:string-value="196" calcext:value-type="string">
            <text:p>196</text:p>
          </table:table-cell>
          <table:table-cell/>
          <table:table-cell office:value-type="string" calcext:value-type="string">
            <text:p>%MW19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18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6a_mah</text:p>
          </table:table-cell>
          <table:table-cell table:formula="of:=[.H119]+1" office:value-type="float" office:value="198" calcext:value-type="float">
            <text:p>198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19];3)" office:value-type="string" office:string-value="197" calcext:value-type="string">
            <text:p>197</text:p>
          </table:table-cell>
          <table:table-cell/>
          <table:table-cell office:value-type="string" calcext:value-type="string">
            <text:p>%MW19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19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6a_mah_ek</text:p>
          </table:table-cell>
          <table:table-cell table:formula="of:=[.H120]+1" office:value-type="float" office:value="199" calcext:value-type="float">
            <text:p>199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J120];3)" office:value-type="string" office:string-value="198" calcext:value-type="string">
            <text:p>198</text:p>
          </table:table-cell>
          <table:table-cell/>
          <table:table-cell office:value-type="string" calcext:value-type="string">
            <text:p>%MW19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0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6a_mih</text:p>
          </table:table-cell>
          <table:table-cell table:formula="of:=[.H121]+1" office:value-type="float" office:value="200" calcext:value-type="float">
            <text:p>200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21];3)" office:value-type="string" office:string-value="199" calcext:value-type="string">
            <text:p>199</text:p>
          </table:table-cell>
          <table:table-cell/>
          <table:table-cell office:value-type="string" calcext:value-type="string">
            <text:p>%MW19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1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Ey20a_ind</text:p>
          </table:table-cell>
          <table:table-cell table:formula="of:=[.H122]+1" office:value-type="float" office:value="201" calcext:value-type="float">
            <text:p>20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ощность ЭП циркулятора</text:p>
          </table:table-cell>
          <table:table-cell table:formula="of:=RIGHT([.J122];3)" office:value-type="string" office:string-value="200" calcext:value-type="string">
            <text:p>200</text:p>
          </table:table-cell>
          <table:table-cell/>
          <table:table-cell office:value-type="string" calcext:value-type="string">
            <text:p>%MW20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oment_ind</text:p>
          </table:table-cell>
          <table:table-cell table:formula="of:=[.H123]+1" office:value-type="float" office:value="202" calcext:value-type="float">
            <text:p>20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момента для стадии</text:p>
          </table:table-cell>
          <table:table-cell table:formula="of:=RIGHT([.J123];3)" office:value-type="string" office:string-value="201" calcext:value-type="string">
            <text:p>201</text:p>
          </table:table-cell>
          <table:table-cell/>
          <table:table-cell office:value-type="string" calcext:value-type="string">
            <text:p>%MW20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3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od</text:p>
          </table:table-cell>
          <table:table-cell table:formula="of:=[.H124]+1" office:value-type="float" office:value="203" calcext:value-type="float">
            <text:p>20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омер стадии процесса</text:p>
          </table:table-cell>
          <table:table-cell table:formula="of:=RIGHT([.J124];3)" office:value-type="string" office:string-value="202" calcext:value-type="string">
            <text:p>202</text:p>
          </table:table-cell>
          <table:table-cell/>
          <table:table-cell office:value-type="string" calcext:value-type="string">
            <text:p>%MW20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4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kl_zad</text:p>
          </table:table-cell>
          <table:table-cell table:formula="of:=[.H125]+1" office:value-type="float" office:value="204" calcext:value-type="float">
            <text:p>20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контроля работы клапанов</text:p>
          </table:table-cell>
          <table:table-cell table:formula="of:=RIGHT([.J125];3)" office:value-type="string" office:string-value="203" calcext:value-type="string">
            <text:p>203</text:p>
          </table:table-cell>
          <table:table-cell/>
          <table:table-cell office:value-type="string" calcext:value-type="string">
            <text:p>%MW20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5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nab_zad</text:p>
          </table:table-cell>
          <table:table-cell table:formula="of:=[.H126]+1" office:value-type="float" office:value="205" calcext:value-type="float">
            <text:p>20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набора секунды</text:p>
          </table:table-cell>
          <table:table-cell table:formula="of:=RIGHT([.J126];3)" office:value-type="string" office:string-value="204" calcext:value-type="string">
            <text:p>204</text:p>
          </table:table-cell>
          <table:table-cell/>
          <table:table-cell office:value-type="string" calcext:value-type="string">
            <text:p>%MW20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6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otvod_zad</text:p>
          </table:table-cell>
          <table:table-cell table:formula="of:=[.H127]+1" office:value-type="float" office:value="206" calcext:value-type="float">
            <text:p>20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ремя задержки отвода пропарки, мин</text:p>
          </table:table-cell>
          <table:table-cell table:formula="of:=RIGHT([.J127];3)" office:value-type="string" office:string-value="205" calcext:value-type="string">
            <text:p>205</text:p>
          </table:table-cell>
          <table:table-cell/>
          <table:table-cell office:value-type="string" calcext:value-type="string">
            <text:p>%MW20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7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par_zad</text:p>
          </table:table-cell>
          <table:table-cell table:formula="of:=[.H128]+1" office:value-type="float" office:value="207" calcext:value-type="float">
            <text:p>20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пропарки минуты</text:p>
          </table:table-cell>
          <table:table-cell table:formula="of:=RIGHT([.J128];3)" office:value-type="string" office:string-value="206" calcext:value-type="string">
            <text:p>206</text:p>
          </table:table-cell>
          <table:table-cell/>
          <table:table-cell office:value-type="string" calcext:value-type="string">
            <text:p>%MW20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8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rost_zad</text:p>
          </table:table-cell>
          <table:table-cell table:formula="of:=[.H129]+1" office:value-type="float" office:value="208" calcext:value-type="float">
            <text:p>20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роста минуты</text:p>
          </table:table-cell>
          <table:table-cell table:formula="of:=RIGHT([.J129];3)" office:value-type="string" office:string-value="207" calcext:value-type="string">
            <text:p>207</text:p>
          </table:table-cell>
          <table:table-cell/>
          <table:table-cell office:value-type="string" calcext:value-type="string">
            <text:p>%MW20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29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sgu_zad</text:p>
          </table:table-cell>
          <table:table-cell table:formula="of:=[.H130]+1" office:value-type="float" office:value="209" calcext:value-type="float">
            <text:p>20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сгущения секунды</text:p>
          </table:table-cell>
          <table:table-cell table:formula="of:=RIGHT([.J130];3)" office:value-type="string" office:string-value="208" calcext:value-type="string">
            <text:p>208</text:p>
          </table:table-cell>
          <table:table-cell/>
          <table:table-cell office:value-type="string" calcext:value-type="string">
            <text:p>%MW20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vugruz_zad</text:p>
          </table:table-cell>
          <table:table-cell table:formula="of:=[.H131]+1" office:value-type="float" office:value="210" calcext:value-type="float">
            <text:p>21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выгрузки минуты</text:p>
          </table:table-cell>
          <table:table-cell table:formula="of:=RIGHT([.J131];3)" office:value-type="string" office:string-value="209" calcext:value-type="string">
            <text:p>209</text:p>
          </table:table-cell>
          <table:table-cell/>
          <table:table-cell office:value-type="string" calcext:value-type="string">
            <text:p>%MW20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zatr_min_zad</text:p>
          </table:table-cell>
          <table:table-cell table:formula="of:=[.H132]+1" office:value-type="float" office:value="211" calcext:value-type="float">
            <text:p>21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затравки минуты</text:p>
          </table:table-cell>
          <table:table-cell table:formula="of:=RIGHT([.J132];3)" office:value-type="string" office:string-value="210" calcext:value-type="string">
            <text:p>210</text:p>
          </table:table-cell>
          <table:table-cell/>
          <table:table-cell office:value-type="string" calcext:value-type="string">
            <text:p>%MW21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zatr_sec_zad</text:p>
          </table:table-cell>
          <table:table-cell table:formula="of:=[.H133]+1" office:value-type="float" office:value="212" calcext:value-type="float">
            <text:p>21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затравки секунды</text:p>
          </table:table-cell>
          <table:table-cell table:formula="of:=RIGHT([.J133];3)" office:value-type="string" office:string-value="211" calcext:value-type="string">
            <text:p>211</text:p>
          </table:table-cell>
          <table:table-cell/>
          <table:table-cell office:value-type="string" calcext:value-type="string">
            <text:p>%MW21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3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m_zatr_zad</text:p>
          </table:table-cell>
          <table:table-cell table:formula="of:=[.H134]+1" office:value-type="float" office:value="213" calcext:value-type="float">
            <text:p>21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J134];3)" office:value-type="string" office:string-value="212" calcext:value-type="string">
            <text:p>212</text:p>
          </table:table-cell>
          <table:table-cell/>
          <table:table-cell office:value-type="string" calcext:value-type="string">
            <text:p>%MW21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p_imp_zad</text:p>
          </table:table-cell>
          <table:table-cell table:formula="of:=[.H135]+1" office:value-type="float" office:value="214" calcext:value-type="float">
            <text:p>21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лительность интервала между импульсами регулятора пара</text:p>
          </table:table-cell>
          <table:table-cell table:formula="of:=RIGHT([.J135];3)" office:value-type="string" office:string-value="213" calcext:value-type="string">
            <text:p>213</text:p>
          </table:table-cell>
          <table:table-cell/>
          <table:table-cell office:value-type="string" calcext:value-type="string">
            <text:p>%MW21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5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kl_19_zad</text:p>
          </table:table-cell>
          <table:table-cell table:formula="of:=[.H136]+1" office:value-type="float" office:value="215" calcext:value-type="float">
            <text:p>21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контроля работы клапана к19</text:p>
          </table:table-cell>
          <table:table-cell table:formula="of:=RIGHT([.J136];3)" office:value-type="string" office:string-value="214" calcext:value-type="string">
            <text:p>214</text:p>
          </table:table-cell>
          <table:table-cell/>
          <table:table-cell office:value-type="string" calcext:value-type="string">
            <text:p>%MW21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6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_rost_ind</text:p>
          </table:table-cell>
          <table:table-cell table:formula="of:=[.H137]+1" office:value-type="float" office:value="216" calcext:value-type="float">
            <text:p>21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Индикация времени роста</text:p>
          </table:table-cell>
          <table:table-cell table:formula="of:=RIGHT([.J137];3)" office:value-type="string" office:string-value="215" calcext:value-type="string">
            <text:p>215</text:p>
          </table:table-cell>
          <table:table-cell/>
          <table:table-cell office:value-type="string" calcext:value-type="string">
            <text:p>%MW21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7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_zatr_ind</text:p>
          </table:table-cell>
          <table:table-cell table:formula="of:=[.H138]+1" office:value-type="float" office:value="217" calcext:value-type="float">
            <text:p>21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Индикация времени затравки</text:p>
          </table:table-cell>
          <table:table-cell table:formula="of:=RIGHT([.J138];3)" office:value-type="string" office:string-value="216" calcext:value-type="string">
            <text:p>216</text:p>
          </table:table-cell>
          <table:table-cell/>
          <table:table-cell office:value-type="string" calcext:value-type="string">
            <text:p>%MW21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8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Moment_zad</text:p>
          </table:table-cell>
          <table:table-cell table:formula="of:=[.H139]+1" office:value-type="float" office:value="218" calcext:value-type="float">
            <text:p>21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момента</text:p>
          </table:table-cell>
          <table:table-cell table:formula="of:=RIGHT([.J139];3)" office:value-type="string" office:string-value="217" calcext:value-type="string">
            <text:p>217</text:p>
          </table:table-cell>
          <table:table-cell/>
          <table:table-cell office:value-type="string" calcext:value-type="string">
            <text:p>%MW21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39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_vugruz_ind</text:p>
          </table:table-cell>
          <table:table-cell table:formula="of:=[.H140]+1" office:value-type="float" office:value="219" calcext:value-type="float">
            <text:p>21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Индикация времени выгрузки</text:p>
          </table:table-cell>
          <table:table-cell table:formula="of:=RIGHT([.J140];3)" office:value-type="string" office:string-value="218" calcext:value-type="string">
            <text:p>218</text:p>
          </table:table-cell>
          <table:table-cell/>
          <table:table-cell office:value-type="string" calcext:value-type="string">
            <text:p>%MW21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6a_mih_ek</text:p>
          </table:table-cell>
          <table:table-cell table:formula="of:=[.H141]+1" office:value-type="float" office:value="220" calcext:value-type="float">
            <text:p>220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J141];3)" office:value-type="string" office:string-value="219" calcext:value-type="string">
            <text:p>219</text:p>
          </table:table-cell>
          <table:table-cell/>
          <table:table-cell office:value-type="string" calcext:value-type="string">
            <text:p>%MW21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1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mah</text:p>
          </table:table-cell>
          <table:table-cell table:formula="of:=[.H142]+1" office:value-type="float" office:value="221" calcext:value-type="float">
            <text:p>22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42];3)" office:value-type="string" office:string-value="220" calcext:value-type="string">
            <text:p>220</text:p>
          </table:table-cell>
          <table:table-cell/>
          <table:table-cell office:value-type="string" calcext:value-type="string">
            <text:p>%MW22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2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mah_ek</text:p>
          </table:table-cell>
          <table:table-cell table:formula="of:=[.H143]+1" office:value-type="float" office:value="222" calcext:value-type="float">
            <text:p>22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43];3)" office:value-type="string" office:string-value="221" calcext:value-type="string">
            <text:p>221</text:p>
          </table:table-cell>
          <table:table-cell/>
          <table:table-cell office:value-type="string" calcext:value-type="string">
            <text:p>%MW22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mih</text:p>
          </table:table-cell>
          <table:table-cell table:formula="of:=[.H144]+1" office:value-type="float" office:value="223" calcext:value-type="float">
            <text:p>22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44];3)" office:value-type="string" office:string-value="222" calcext:value-type="string">
            <text:p>222</text:p>
          </table:table-cell>
          <table:table-cell/>
          <table:table-cell office:value-type="string" calcext:value-type="string">
            <text:p>%MW22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mih_ek</text:p>
          </table:table-cell>
          <table:table-cell table:formula="of:=[.H145]+1" office:value-type="float" office:value="224" calcext:value-type="float">
            <text:p>22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45];3)" office:value-type="string" office:string-value="223" calcext:value-type="string">
            <text:p>223</text:p>
          </table:table-cell>
          <table:table-cell/>
          <table:table-cell office:value-type="string" calcext:value-type="string">
            <text:p>%MW22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t4a_mah</text:p>
          </table:table-cell>
          <table:table-cell table:formula="of:=[.H146]+1" office:value-type="float" office:value="225" calcext:value-type="float">
            <text:p>22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46];3)" office:value-type="string" office:string-value="224" calcext:value-type="string">
            <text:p>224</text:p>
          </table:table-cell>
          <table:table-cell/>
          <table:table-cell office:value-type="string" calcext:value-type="string">
            <text:p>%MW22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t4a_mah_ek</text:p>
          </table:table-cell>
          <table:table-cell table:formula="of:=[.H147]+1" office:value-type="float" office:value="226" calcext:value-type="float">
            <text:p>22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J147];3)" office:value-type="string" office:string-value="225" calcext:value-type="string">
            <text:p>225</text:p>
          </table:table-cell>
          <table:table-cell/>
          <table:table-cell office:value-type="string" calcext:value-type="string">
            <text:p>%MW22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t4a_mih_ek</text:p>
          </table:table-cell>
          <table:table-cell table:formula="of:=[.H148]+1" office:value-type="float" office:value="227" calcext:value-type="float">
            <text:p>227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J148];3)" office:value-type="string" office:string-value="226" calcext:value-type="string">
            <text:p>226</text:p>
          </table:table-cell>
          <table:table-cell/>
          <table:table-cell office:value-type="string" calcext:value-type="string">
            <text:p>%MW22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8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Indication_stad</text:p>
          </table:table-cell>
          <table:table-cell table:formula="of:=[.H149]+1" office:value-type="float" office:value="228" calcext:value-type="float">
            <text:p>22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времени стадий</text:p>
          </table:table-cell>
          <table:table-cell table:formula="of:=RIGHT([.J149];3)" office:value-type="string" office:string-value="227" calcext:value-type="string">
            <text:p>227</text:p>
          </table:table-cell>
          <table:table-cell/>
          <table:table-cell office:value-type="string" calcext:value-type="string">
            <text:p>%MW22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49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ication_hour</text:p>
          </table:table-cell>
          <table:table-cell table:formula="of:=[.H150]+1" office:value-type="float" office:value="229" calcext:value-type="float">
            <text:p>22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времени цикла часы</text:p>
          </table:table-cell>
          <table:table-cell table:formula="of:=RIGHT([.J150];3)" office:value-type="string" office:string-value="228" calcext:value-type="string">
            <text:p>228</text:p>
          </table:table-cell>
          <table:table-cell/>
          <table:table-cell office:value-type="string" calcext:value-type="string">
            <text:p>%MW22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Indication_min</text:p>
          </table:table-cell>
          <table:table-cell table:formula="of:=[.H151]+1" office:value-type="float" office:value="230" calcext:value-type="float">
            <text:p>23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времени цикла минуты</text:p>
          </table:table-cell>
          <table:table-cell table:formula="of:=RIGHT([.J151];3)" office:value-type="string" office:string-value="229" calcext:value-type="string">
            <text:p>229</text:p>
          </table:table-cell>
          <table:table-cell/>
          <table:table-cell office:value-type="string" calcext:value-type="string">
            <text:p>%MW22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4</text:p>
          </table:table-cell>
          <table:table-cell table:formula="of:=[.H152]+1" office:value-type="float" office:value="231" calcext:value-type="float">
            <text:p>23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Задание выходного сигнала регулятора пара"</text:p>
          </table:table-cell>
          <table:table-cell table:formula="of:=RIGHT([.J152];3)" office:value-type="string" office:string-value="230" calcext:value-type="string">
            <text:p>230</text:p>
          </table:table-cell>
          <table:table-cell/>
          <table:table-cell office:value-type="string" calcext:value-type="string">
            <text:p>%MW23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2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6</text:p>
          </table:table-cell>
          <table:table-cell table:formula="of:=[.H153]+1" office:value-type="float" office:value="232" calcext:value-type="float">
            <text:p>23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53];3)" office:value-type="string" office:string-value="231" calcext:value-type="string">
            <text:p>231</text:p>
          </table:table-cell>
          <table:table-cell/>
          <table:table-cell office:value-type="string" calcext:value-type="string">
            <text:p>%MW23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v_imp_zad</text:p>
          </table:table-cell>
          <table:table-cell table:formula="of:=[.H154]+1" office:value-type="float" office:value="233" calcext:value-type="float">
            <text:p>23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лительность интервала между импульсами регулятора вакуума</text:p>
          </table:table-cell>
          <table:table-cell table:formula="of:=RIGHT([.J154];3)" office:value-type="string" office:string-value="232" calcext:value-type="string">
            <text:p>232</text:p>
          </table:table-cell>
          <table:table-cell/>
          <table:table-cell office:value-type="string" calcext:value-type="string">
            <text:p>%MW23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4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Hod_v_zad</text:p>
          </table:table-cell>
          <table:table-cell table:formula="of:=[.H155]+1" office:value-type="float" office:value="234" calcext:value-type="float">
            <text:p>23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55];3)" office:value-type="string" office:string-value="233" calcext:value-type="string">
            <text:p>233</text:p>
          </table:table-cell>
          <table:table-cell/>
          <table:table-cell office:value-type="string" calcext:value-type="string">
            <text:p>%MW23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ak_max_zad</text:p>
          </table:table-cell>
          <table:table-cell table:formula="of:=[.H156]+1" office:value-type="float" office:value="235" calcext:value-type="float">
            <text:p>23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56];3)" office:value-type="string" office:string-value="234" calcext:value-type="string">
            <text:p>234</text:p>
          </table:table-cell>
          <table:table-cell/>
          <table:table-cell office:value-type="string" calcext:value-type="string">
            <text:p>%MW23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ak_min_zad</text:p>
          </table:table-cell>
          <table:table-cell table:formula="of:=[.H157]+1" office:value-type="float" office:value="236" calcext:value-type="float">
            <text:p>23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57];3)" office:value-type="string" office:string-value="235" calcext:value-type="string">
            <text:p>235</text:p>
          </table:table-cell>
          <table:table-cell/>
          <table:table-cell office:value-type="string" calcext:value-type="string">
            <text:p>%MW23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Hod_p_zad</text:p>
          </table:table-cell>
          <table:table-cell table:formula="of:=[.H158]+1" office:value-type="float" office:value="237" calcext:value-type="float">
            <text:p>23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Ход регулятора пара за один шаг"</text:p>
          </table:table-cell>
          <table:table-cell table:formula="of:=RIGHT([.J158];3)" office:value-type="string" office:string-value="236" calcext:value-type="string">
            <text:p>236</text:p>
          </table:table-cell>
          <table:table-cell/>
          <table:table-cell office:value-type="string" calcext:value-type="string">
            <text:p>%MW23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8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ar_max_zad</text:p>
          </table:table-cell>
          <table:table-cell table:formula="of:=[.H159]+1" office:value-type="float" office:value="238" calcext:value-type="float">
            <text:p>23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акс. открытие заслонки пара</text:p>
          </table:table-cell>
          <table:table-cell table:formula="of:=RIGHT([.J159];3)" office:value-type="string" office:string-value="237" calcext:value-type="string">
            <text:p>237</text:p>
          </table:table-cell>
          <table:table-cell/>
          <table:table-cell office:value-type="string" calcext:value-type="string">
            <text:p>%MW23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59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ar_min_zad</text:p>
          </table:table-cell>
          <table:table-cell table:formula="of:=[.H160]+1" office:value-type="float" office:value="239" calcext:value-type="float">
            <text:p>23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ин. открытие заслонки пара</text:p>
          </table:table-cell>
          <table:table-cell table:formula="of:=RIGHT([.J160];3)" office:value-type="string" office:string-value="238" calcext:value-type="string">
            <text:p>238</text:p>
          </table:table-cell>
          <table:table-cell/>
          <table:table-cell office:value-type="string" calcext:value-type="string">
            <text:p>%MW23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60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Ha20a_zad</text:p>
          </table:table-cell>
          <table:table-cell table:formula="of:=[.H161]+1" office:value-type="float" office:value="240" calcext:value-type="float">
            <text:p>24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Задание оборотов в руч. режиме"</text:p>
          </table:table-cell>
          <table:table-cell table:formula="of:=RIGHT([.J161];3)" office:value-type="string" office:string-value="239" calcext:value-type="string">
            <text:p>239</text:p>
          </table:table-cell>
          <table:table-cell/>
          <table:table-cell office:value-type="string" calcext:value-type="string">
            <text:p>%MW23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61]=1;CONCATENATE(#REF!;&quot; integer default '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_stmn</text:p>
          </table:table-cell>
          <table:table-cell table:formula="of:=[.H162]+1" office:value-type="float" office:value="241" calcext:value-type="float">
            <text:p>24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62];3)" office:value-type="string" office:string-value="240" calcext:value-type="string">
            <text:p>240</text:p>
          </table:table-cell>
          <table:table-cell/>
          <table:table-cell office:value-type="string" calcext:value-type="string">
            <text:p>%MW24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62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_stmx</text:p>
          </table:table-cell>
          <table:table-cell table:formula="of:=[.H163]+1" office:value-type="float" office:value="242" calcext:value-type="float">
            <text:p>24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63];3)" office:value-type="string" office:string-value="241" calcext:value-type="string">
            <text:p>241</text:p>
          </table:table-cell>
          <table:table-cell/>
          <table:table-cell office:value-type="string" calcext:value-type="string">
            <text:p>%MW24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6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an_max</text:p>
          </table:table-cell>
          <table:table-cell table:formula="of:=[.H164]+1" office:value-type="float" office:value="243" calcext:value-type="float">
            <text:p>24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64];3)" office:value-type="string" office:string-value="242" calcext:value-type="string">
            <text:p>242</text:p>
          </table:table-cell>
          <table:table-cell/>
          <table:table-cell office:value-type="string" calcext:value-type="string">
            <text:p>%MW24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64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an_min</text:p>
          </table:table-cell>
          <table:table-cell table:formula="of:=[.H165]+1" office:value-type="float" office:value="244" calcext:value-type="float">
            <text:p>24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65];3)" office:value-type="string" office:string-value="243" calcext:value-type="string">
            <text:p>243</text:p>
          </table:table-cell>
          <table:table-cell/>
          <table:table-cell office:value-type="string" calcext:value-type="string">
            <text:p>%MW24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6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_m</text:p>
          </table:table-cell>
          <table:table-cell table:formula="of:=[.H166]+1" office:value-type="float" office:value="245" calcext:value-type="float">
            <text:p>24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66];3)" office:value-type="string" office:string-value="244" calcext:value-type="string">
            <text:p>244</text:p>
          </table:table-cell>
          <table:table-cell/>
          <table:table-cell office:value-type="string" calcext:value-type="string">
            <text:p>%MW24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6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_imp_slow</text:p>
          </table:table-cell>
          <table:table-cell table:formula="of:=[.H167]+1" office:value-type="float" office:value="246" calcext:value-type="float">
            <text:p>24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67];3)" office:value-type="string" office:string-value="245" calcext:value-type="string">
            <text:p>245</text:p>
          </table:table-cell>
          <table:table-cell/>
          <table:table-cell office:value-type="string" calcext:value-type="string">
            <text:p>%MW24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16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ind</text:p>
          </table:table-cell>
          <table:table-cell table:formula="of:=[.H168]+1" office:value-type="float" office:value="501" calcext:value-type="float">
            <text:p>50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Уровень в ВА</text:p>
          </table:table-cell>
          <table:table-cell table:formula="of:=RIGHT([.J168];3)" office:value-type="string" office:string-value="500" calcext:value-type="string">
            <text:p>500</text:p>
          </table:table-cell>
          <table:table-cell/>
          <table:table-cell office:value-type="string" calcext:value-type="string">
            <text:p>%MW50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68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Uroven_ind</text:p>
          </table:table-cell>
          <table:table-cell table:formula="of:=[.H169]+1" office:value-type="float" office:value="503" calcext:value-type="float">
            <text:p>50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уровня для стадии</text:p>
          </table:table-cell>
          <table:table-cell table:formula="of:=RIGHT([.J169];3)" office:value-type="string" office:string-value="502" calcext:value-type="string">
            <text:p>502</text:p>
          </table:table-cell>
          <table:table-cell/>
          <table:table-cell office:value-type="string" calcext:value-type="string">
            <text:p>%MW50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69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t4a_ind</text:p>
          </table:table-cell>
          <table:table-cell table:formula="of:=[.H170]+1" office:value-type="float" office:value="505" calcext:value-type="float">
            <text:p>50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в ВА</text:p>
          </table:table-cell>
          <table:table-cell table:formula="of:=RIGHT([.J170];3)" office:value-type="string" office:string-value="504" calcext:value-type="string">
            <text:p>504</text:p>
          </table:table-cell>
          <table:table-cell/>
          <table:table-cell office:value-type="string" calcext:value-type="string">
            <text:p>%MW50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0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Termo_ind</text:p>
          </table:table-cell>
          <table:table-cell table:formula="of:=[.H171]+1" office:value-type="float" office:value="507" calcext:value-type="float">
            <text:p>50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температуры стадии</text:p>
          </table:table-cell>
          <table:table-cell table:formula="of:=RIGHT([.J171];3)" office:value-type="string" office:string-value="506" calcext:value-type="string">
            <text:p>506</text:p>
          </table:table-cell>
          <table:table-cell/>
          <table:table-cell office:value-type="string" calcext:value-type="string">
            <text:p>%MW50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1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t2a_ind</text:p>
          </table:table-cell>
          <table:table-cell table:formula="of:=[.H172]+1" office:value-type="float" office:value="509" calcext:value-type="float">
            <text:p>50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держание СВ в ВА</text:p>
          </table:table-cell>
          <table:table-cell table:formula="of:=RIGHT([.J172];3)" office:value-type="string" office:string-value="508" calcext:value-type="string">
            <text:p>508</text:p>
          </table:table-cell>
          <table:table-cell/>
          <table:table-cell office:value-type="string" calcext:value-type="string">
            <text:p>%MW50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2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v_ind</text:p>
          </table:table-cell>
          <table:table-cell table:formula="of:=[.H173]+1" office:value-type="float" office:value="511" calcext:value-type="float">
            <text:p>51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СВ для стадии</text:p>
          </table:table-cell>
          <table:table-cell table:formula="of:=RIGHT([.J173];3)" office:value-type="string" office:string-value="510" calcext:value-type="string">
            <text:p>510</text:p>
          </table:table-cell>
          <table:table-cell/>
          <table:table-cell office:value-type="string" calcext:value-type="string">
            <text:p>%MW51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3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elta</text:p>
          </table:table-cell>
          <table:table-cell table:formula="of:=[.H174]+1" office:value-type="float" office:value="513" calcext:value-type="float">
            <text:p>51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Дельта температуры в ВА</text:p>
          </table:table-cell>
          <table:table-cell table:formula="of:=RIGHT([.J174];3)" office:value-type="string" office:string-value="512" calcext:value-type="string">
            <text:p>512</text:p>
          </table:table-cell>
          <table:table-cell/>
          <table:table-cell office:value-type="string" calcext:value-type="string">
            <text:p>%MW51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4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elta_ind</text:p>
          </table:table-cell>
          <table:table-cell table:formula="of:=[.H175]+1" office:value-type="float" office:value="515" calcext:value-type="float">
            <text:p>51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ДЕЛЬТА</text:p>
          </table:table-cell>
          <table:table-cell table:formula="of:=RIGHT([.J175];3)" office:value-type="string" office:string-value="514" calcext:value-type="string">
            <text:p>514</text:p>
          </table:table-cell>
          <table:table-cell/>
          <table:table-cell office:value-type="string" calcext:value-type="string">
            <text:p>%MW51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5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6a_ind</text:p>
          </table:table-cell>
          <table:table-cell table:formula="of:=[.H176]+1" office:value-type="float" office:value="517" calcext:value-type="float">
            <text:p>51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в ВА</text:p>
          </table:table-cell>
          <table:table-cell table:formula="of:=RIGHT([.J176];3)" office:value-type="string" office:string-value="516" calcext:value-type="string">
            <text:p>516</text:p>
          </table:table-cell>
          <table:table-cell/>
          <table:table-cell office:value-type="string" calcext:value-type="string">
            <text:p>%MW51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6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akuum_ind</text:p>
          </table:table-cell>
          <table:table-cell table:formula="of:=[.H177]+1" office:value-type="float" office:value="519" calcext:value-type="float">
            <text:p>51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77];3)" office:value-type="string" office:string-value="518" calcext:value-type="string">
            <text:p>518</text:p>
          </table:table-cell>
          <table:table-cell/>
          <table:table-cell office:value-type="string" calcext:value-type="string">
            <text:p>%MW51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7]=1;CONCATENATE(#REF!;&quot; float default '0.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y20a_ind</text:p>
          </table:table-cell>
          <table:table-cell table:formula="of:=[.H178]+1" office:value-type="float" office:value="521" calcext:value-type="float">
            <text:p>52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бороты циркулятора</text:p>
          </table:table-cell>
          <table:table-cell table:formula="of:=RIGHT([.J178];3)" office:value-type="string" office:string-value="520" calcext:value-type="string">
            <text:p>520</text:p>
          </table:table-cell>
          <table:table-cell/>
          <table:table-cell office:value-type="string" calcext:value-type="string">
            <text:p>%MW52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8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ind</text:p>
          </table:table-cell>
          <table:table-cell table:formula="of:=[.H179]+1" office:value-type="float" office:value="523" calcext:value-type="float">
            <text:p>52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оборотов для стадии</text:p>
          </table:table-cell>
          <table:table-cell table:formula="of:=RIGHT([.J179];3)" office:value-type="string" office:string-value="522" calcext:value-type="string">
            <text:p>522</text:p>
          </table:table-cell>
          <table:table-cell/>
          <table:table-cell office:value-type="string" calcext:value-type="string">
            <text:p>%MW52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79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nab_zad</text:p>
          </table:table-cell>
          <table:table-cell table:formula="of:=[.H180]+1" office:value-type="float" office:value="525" calcext:value-type="float">
            <text:p>52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набора ВА</text:p>
          </table:table-cell>
          <table:table-cell table:formula="of:=RIGHT([.J180];3)" office:value-type="string" office:string-value="524" calcext:value-type="string">
            <text:p>524</text:p>
          </table:table-cell>
          <table:table-cell/>
          <table:table-cell office:value-type="string" calcext:value-type="string">
            <text:p>%MW52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0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r1_zad</text:p>
          </table:table-cell>
          <table:table-cell table:formula="of:=[.H181]+1" office:value-type="float" office:value="527" calcext:value-type="float">
            <text:p>52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роста 1</text:p>
          </table:table-cell>
          <table:table-cell table:formula="of:=RIGHT([.J181];3)" office:value-type="string" office:string-value="526" calcext:value-type="string">
            <text:p>526</text:p>
          </table:table-cell>
          <table:table-cell/>
          <table:table-cell office:value-type="string" calcext:value-type="string">
            <text:p>%MW52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1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r2_zad</text:p>
          </table:table-cell>
          <table:table-cell table:formula="of:=[.H182]+1" office:value-type="float" office:value="529" calcext:value-type="float">
            <text:p>52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роста 2</text:p>
          </table:table-cell>
          <table:table-cell table:formula="of:=RIGHT([.J182];3)" office:value-type="string" office:string-value="528" calcext:value-type="string">
            <text:p>528</text:p>
          </table:table-cell>
          <table:table-cell/>
          <table:table-cell office:value-type="string" calcext:value-type="string">
            <text:p>%MW52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2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sgu_zad</text:p>
          </table:table-cell>
          <table:table-cell table:formula="of:=[.H183]+1" office:value-type="float" office:value="531" calcext:value-type="float">
            <text:p>53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сгущения ВА</text:p>
          </table:table-cell>
          <table:table-cell table:formula="of:=RIGHT([.J183];3)" office:value-type="string" office:string-value="530" calcext:value-type="string">
            <text:p>530</text:p>
          </table:table-cell>
          <table:table-cell/>
          <table:table-cell office:value-type="string" calcext:value-type="string">
            <text:p>%MW53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3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uvar_zad</text:p>
          </table:table-cell>
          <table:table-cell table:formula="of:=[.H184]+1" office:value-type="float" office:value="533" calcext:value-type="float">
            <text:p>53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перехода на уваривание</text:p>
          </table:table-cell>
          <table:table-cell table:formula="of:=RIGHT([.J184];3)" office:value-type="string" office:string-value="532" calcext:value-type="string">
            <text:p>532</text:p>
          </table:table-cell>
          <table:table-cell/>
          <table:table-cell office:value-type="string" calcext:value-type="string">
            <text:p>%MW53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4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zel_zad</text:p>
          </table:table-cell>
          <table:table-cell table:formula="of:=[.H185]+1" office:value-type="float" office:value="535" calcext:value-type="float">
            <text:p>53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перехода на зеленую</text:p>
          </table:table-cell>
          <table:table-cell table:formula="of:=RIGHT([.J185];3)" office:value-type="string" office:string-value="534" calcext:value-type="string">
            <text:p>534</text:p>
          </table:table-cell>
          <table:table-cell/>
          <table:table-cell office:value-type="string" calcext:value-type="string">
            <text:p>%MW53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5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v_bel_zad</text:p>
          </table:table-cell>
          <table:table-cell table:formula="of:=[.H186]+1" office:value-type="float" office:value="537" calcext:value-type="float">
            <text:p>53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подачи белой</text:p>
          </table:table-cell>
          <table:table-cell table:formula="of:=RIGHT([.J186];3)" office:value-type="string" office:string-value="536" calcext:value-type="string">
            <text:p>536</text:p>
          </table:table-cell>
          <table:table-cell/>
          <table:table-cell office:value-type="string" calcext:value-type="string">
            <text:p>%MW53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6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v_got_zad</text:p>
          </table:table-cell>
          <table:table-cell table:formula="of:=[.H187]+1" office:value-type="float" office:value="539" calcext:value-type="float">
            <text:p>53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187];3)" office:value-type="string" office:string-value="538" calcext:value-type="string">
            <text:p>538</text:p>
          </table:table-cell>
          <table:table-cell/>
          <table:table-cell office:value-type="string" calcext:value-type="string">
            <text:p>%MW53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7]=1;CONCATENATE(#REF!;&quot; float default '0.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v_kachka</text:p>
          </table:table-cell>
          <table:table-cell table:formula="of:=[.H188]+1" office:value-type="float" office:value="541" calcext:value-type="float">
            <text:p>54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подкачки</text:p>
          </table:table-cell>
          <table:table-cell table:formula="of:=RIGHT([.J188];3)" office:value-type="string" office:string-value="540" calcext:value-type="string">
            <text:p>540</text:p>
          </table:table-cell>
          <table:table-cell/>
          <table:table-cell office:value-type="string" calcext:value-type="string">
            <text:p>%MW54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8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v_rost1_zad</text:p>
          </table:table-cell>
          <table:table-cell table:formula="of:=[.H189]+1" office:value-type="float" office:value="543" calcext:value-type="float">
            <text:p>54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роста 1</text:p>
          </table:table-cell>
          <table:table-cell table:formula="of:=RIGHT([.J189];3)" office:value-type="string" office:string-value="542" calcext:value-type="string">
            <text:p>542</text:p>
          </table:table-cell>
          <table:table-cell/>
          <table:table-cell office:value-type="string" calcext:value-type="string">
            <text:p>%MW54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89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v_rost2_zad</text:p>
          </table:table-cell>
          <table:table-cell table:formula="of:=[.H190]+1" office:value-type="float" office:value="545" calcext:value-type="float">
            <text:p>54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роста 2</text:p>
          </table:table-cell>
          <table:table-cell table:formula="of:=RIGHT([.J190];3)" office:value-type="string" office:string-value="544" calcext:value-type="string">
            <text:p>544</text:p>
          </table:table-cell>
          <table:table-cell/>
          <table:table-cell office:value-type="string" calcext:value-type="string">
            <text:p>%MW54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0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v_uvar_zad</text:p>
          </table:table-cell>
          <table:table-cell table:formula="of:=[.H191]+1" office:value-type="float" office:value="547" calcext:value-type="float">
            <text:p>54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уваривания</text:p>
          </table:table-cell>
          <table:table-cell table:formula="of:=RIGHT([.J191];3)" office:value-type="string" office:string-value="546" calcext:value-type="string">
            <text:p>546</text:p>
          </table:table-cell>
          <table:table-cell/>
          <table:table-cell office:value-type="string" calcext:value-type="string">
            <text:p>%MW54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1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rost_f_zad</text:p>
          </table:table-cell>
          <table:table-cell table:formula="of:=[.H192]+1" office:value-type="float" office:value="549" calcext:value-type="float">
            <text:p>54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рост1 НАЧАЛО</text:p>
          </table:table-cell>
          <table:table-cell table:formula="of:=RIGHT([.J192];3)" office:value-type="string" office:string-value="548" calcext:value-type="string">
            <text:p>548</text:p>
          </table:table-cell>
          <table:table-cell/>
          <table:table-cell office:value-type="string" calcext:value-type="string">
            <text:p>%MW54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2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sgu_f_zad</text:p>
          </table:table-cell>
          <table:table-cell table:formula="of:=[.H193]+1" office:value-type="float" office:value="551" calcext:value-type="float">
            <text:p>55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сгущения НАЧАЛО</text:p>
          </table:table-cell>
          <table:table-cell table:formula="of:=RIGHT([.J193];3)" office:value-type="string" office:string-value="550" calcext:value-type="string">
            <text:p>550</text:p>
          </table:table-cell>
          <table:table-cell/>
          <table:table-cell office:value-type="string" calcext:value-type="string">
            <text:p>%MW55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3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sgu_s_zad</text:p>
          </table:table-cell>
          <table:table-cell table:formula="of:=[.H194]+1" office:value-type="float" office:value="553" calcext:value-type="float">
            <text:p>55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сгущения КОНЕЦ</text:p>
          </table:table-cell>
          <table:table-cell table:formula="of:=RIGHT([.J194];3)" office:value-type="string" office:string-value="552" calcext:value-type="string">
            <text:p>552</text:p>
          </table:table-cell>
          <table:table-cell/>
          <table:table-cell office:value-type="string" calcext:value-type="string">
            <text:p>%MW55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4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p_sgu_zad</text:p>
          </table:table-cell>
          <table:table-cell table:formula="of:=[.H195]+1" office:value-type="float" office:value="555" calcext:value-type="float">
            <text:p>55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сгущения</text:p>
          </table:table-cell>
          <table:table-cell table:formula="of:=RIGHT([.J195];3)" office:value-type="string" office:string-value="554" calcext:value-type="string">
            <text:p>554</text:p>
          </table:table-cell>
          <table:table-cell/>
          <table:table-cell office:value-type="string" calcext:value-type="string">
            <text:p>%MW55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5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rost_s_zad</text:p>
          </table:table-cell>
          <table:table-cell table:formula="of:=[.H196]+1" office:value-type="float" office:value="557" calcext:value-type="float">
            <text:p>55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рост1 КОНЕЦ</text:p>
          </table:table-cell>
          <table:table-cell table:formula="of:=RIGHT([.J196];3)" office:value-type="string" office:string-value="556" calcext:value-type="string">
            <text:p>556</text:p>
          </table:table-cell>
          <table:table-cell/>
          <table:table-cell office:value-type="string" calcext:value-type="string">
            <text:p>%MW55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6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p_rost1_zad</text:p>
          </table:table-cell>
          <table:table-cell table:formula="of:=[.H197]+1" office:value-type="float" office:value="559" calcext:value-type="float">
            <text:p>55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рост1</text:p>
          </table:table-cell>
          <table:table-cell table:formula="of:=RIGHT([.J197];3)" office:value-type="string" office:string-value="558" calcext:value-type="string">
            <text:p>558</text:p>
          </table:table-cell>
          <table:table-cell/>
          <table:table-cell office:value-type="string" calcext:value-type="string">
            <text:p>%MW55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7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p_rost2_zad</text:p>
          </table:table-cell>
          <table:table-cell table:formula="of:=[.H198]+1" office:value-type="float" office:value="561" calcext:value-type="float">
            <text:p>56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рост2</text:p>
          </table:table-cell>
          <table:table-cell table:formula="of:=RIGHT([.J198];3)" office:value-type="string" office:string-value="560" calcext:value-type="string">
            <text:p>560</text:p>
          </table:table-cell>
          <table:table-cell/>
          <table:table-cell office:value-type="string" calcext:value-type="string">
            <text:p>%MW56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8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a_rost1_zad</text:p>
          </table:table-cell>
          <table:table-cell table:formula="of:=[.H199]+1" office:value-type="float" office:value="563" calcext:value-type="float">
            <text:p>56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рост1</text:p>
          </table:table-cell>
          <table:table-cell table:formula="of:=RIGHT([.J199];3)" office:value-type="string" office:string-value="562" calcext:value-type="string">
            <text:p>562</text:p>
          </table:table-cell>
          <table:table-cell/>
          <table:table-cell office:value-type="string" calcext:value-type="string">
            <text:p>%MW56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199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a_rost2_zad</text:p>
          </table:table-cell>
          <table:table-cell table:formula="of:=[.H200]+1" office:value-type="float" office:value="565" calcext:value-type="float">
            <text:p>56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рост2</text:p>
          </table:table-cell>
          <table:table-cell table:formula="of:=RIGHT([.J200];3)" office:value-type="string" office:string-value="564" calcext:value-type="string">
            <text:p>564</text:p>
          </table:table-cell>
          <table:table-cell/>
          <table:table-cell office:value-type="string" calcext:value-type="string">
            <text:p>%MW56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0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v_rost1_zad</text:p>
          </table:table-cell>
          <table:table-cell table:formula="of:=[.H201]+1" office:value-type="float" office:value="567" calcext:value-type="float">
            <text:p>56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рост1</text:p>
          </table:table-cell>
          <table:table-cell table:formula="of:=RIGHT([.J201];3)" office:value-type="string" office:string-value="566" calcext:value-type="string">
            <text:p>566</text:p>
          </table:table-cell>
          <table:table-cell/>
          <table:table-cell office:value-type="string" calcext:value-type="string">
            <text:p>%MW56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1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v_rost2_zad</text:p>
          </table:table-cell>
          <table:table-cell table:formula="of:=[.H202]+1" office:value-type="float" office:value="569" calcext:value-type="float">
            <text:p>56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рост2</text:p>
          </table:table-cell>
          <table:table-cell table:formula="of:=RIGHT([.J202];3)" office:value-type="string" office:string-value="568" calcext:value-type="string">
            <text:p>568</text:p>
          </table:table-cell>
          <table:table-cell/>
          <table:table-cell office:value-type="string" calcext:value-type="string">
            <text:p>%MW56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2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zatr_zad</text:p>
          </table:table-cell>
          <table:table-cell table:formula="of:=[.H203]+1" office:value-type="float" office:value="571" calcext:value-type="float">
            <text:p>57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затравка</text:p>
          </table:table-cell>
          <table:table-cell table:formula="of:=RIGHT([.J203];3)" office:value-type="string" office:string-value="570" calcext:value-type="string">
            <text:p>570</text:p>
          </table:table-cell>
          <table:table-cell/>
          <table:table-cell office:value-type="string" calcext:value-type="string">
            <text:p>%MW57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3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p_zatr_zad</text:p>
          </table:table-cell>
          <table:table-cell table:formula="of:=[.H204]+1" office:value-type="float" office:value="573" calcext:value-type="float">
            <text:p>57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затравки</text:p>
          </table:table-cell>
          <table:table-cell table:formula="of:=RIGHT([.J204];3)" office:value-type="string" office:string-value="572" calcext:value-type="string">
            <text:p>572</text:p>
          </table:table-cell>
          <table:table-cell/>
          <table:table-cell office:value-type="string" calcext:value-type="string">
            <text:p>%MW57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4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a_zatr_zad</text:p>
          </table:table-cell>
          <table:table-cell table:formula="of:=[.H205]+1" office:value-type="float" office:value="575" calcext:value-type="float">
            <text:p>57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затравки</text:p>
          </table:table-cell>
          <table:table-cell table:formula="of:=RIGHT([.J205];3)" office:value-type="string" office:string-value="574" calcext:value-type="string">
            <text:p>574</text:p>
          </table:table-cell>
          <table:table-cell/>
          <table:table-cell office:value-type="string" calcext:value-type="string">
            <text:p>%MW57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5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v_zatr_zad</text:p>
          </table:table-cell>
          <table:table-cell table:formula="of:=[.H206]+1" office:value-type="float" office:value="577" calcext:value-type="float">
            <text:p>57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затравки</text:p>
          </table:table-cell>
          <table:table-cell table:formula="of:=RIGHT([.J206];3)" office:value-type="string" office:string-value="576" calcext:value-type="string">
            <text:p>576</text:p>
          </table:table-cell>
          <table:table-cell/>
          <table:table-cell office:value-type="string" calcext:value-type="string">
            <text:p>%MW57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6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Zatravka</text:p>
          </table:table-cell>
          <table:table-cell table:formula="of:=[.H207]+1" office:value-type="float" office:value="579" calcext:value-type="float">
            <text:p>57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начение СВ ввода затравки</text:p>
          </table:table-cell>
          <table:table-cell table:formula="of:=RIGHT([.J207];3)" office:value-type="string" office:string-value="578" calcext:value-type="string">
            <text:p>578</text:p>
          </table:table-cell>
          <table:table-cell/>
          <table:table-cell office:value-type="string" calcext:value-type="string">
            <text:p>%MW57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7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t1a_bel_zad</text:p>
          </table:table-cell>
          <table:table-cell table:formula="of:=[.H208]+1" office:value-type="float" office:value="581" calcext:value-type="float">
            <text:p>58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перехода на белую</text:p>
          </table:table-cell>
          <table:table-cell table:formula="of:=RIGHT([.J208];3)" office:value-type="string" office:string-value="580" calcext:value-type="string">
            <text:p>580</text:p>
          </table:table-cell>
          <table:table-cell/>
          <table:table-cell office:value-type="string" calcext:value-type="string">
            <text:p>%MW58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8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bel_f_zad</text:p>
          </table:table-cell>
          <table:table-cell table:formula="of:=[.H209]+1" office:value-type="float" office:value="583" calcext:value-type="float">
            <text:p>58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БП НАЧАЛО</text:p>
          </table:table-cell>
          <table:table-cell table:formula="of:=RIGHT([.J209];3)" office:value-type="string" office:string-value="582" calcext:value-type="string">
            <text:p>582</text:p>
          </table:table-cell>
          <table:table-cell/>
          <table:table-cell office:value-type="string" calcext:value-type="string">
            <text:p>%MW58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09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bel_s_zad</text:p>
          </table:table-cell>
          <table:table-cell table:formula="of:=[.H210]+1" office:value-type="float" office:value="585" calcext:value-type="float">
            <text:p>58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БП КОНЕЦ</text:p>
          </table:table-cell>
          <table:table-cell table:formula="of:=RIGHT([.J210];3)" office:value-type="string" office:string-value="584" calcext:value-type="string">
            <text:p>584</text:p>
          </table:table-cell>
          <table:table-cell/>
          <table:table-cell office:value-type="string" calcext:value-type="string">
            <text:p>%MW58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0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p_bel_zad</text:p>
          </table:table-cell>
          <table:table-cell table:formula="of:=[.H211]+1" office:value-type="float" office:value="587" calcext:value-type="float">
            <text:p>58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БП</text:p>
          </table:table-cell>
          <table:table-cell table:formula="of:=RIGHT([.J211];3)" office:value-type="string" office:string-value="586" calcext:value-type="string">
            <text:p>586</text:p>
          </table:table-cell>
          <table:table-cell/>
          <table:table-cell office:value-type="string" calcext:value-type="string">
            <text:p>%MW58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1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a_bel_zad</text:p>
          </table:table-cell>
          <table:table-cell table:formula="of:=[.H212]+1" office:value-type="float" office:value="589" calcext:value-type="float">
            <text:p>58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БП</text:p>
          </table:table-cell>
          <table:table-cell table:formula="of:=RIGHT([.J212];3)" office:value-type="string" office:string-value="588" calcext:value-type="string">
            <text:p>588</text:p>
          </table:table-cell>
          <table:table-cell/>
          <table:table-cell office:value-type="string" calcext:value-type="string">
            <text:p>%MW58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2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v_bel_zad</text:p>
          </table:table-cell>
          <table:table-cell table:formula="of:=[.H213]+1" office:value-type="float" office:value="591" calcext:value-type="float">
            <text:p>59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БП</text:p>
          </table:table-cell>
          <table:table-cell table:formula="of:=RIGHT([.J213];3)" office:value-type="string" office:string-value="590" calcext:value-type="string">
            <text:p>590</text:p>
          </table:table-cell>
          <table:table-cell/>
          <table:table-cell office:value-type="string" calcext:value-type="string">
            <text:p>%MW59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3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uvar_zad</text:p>
          </table:table-cell>
          <table:table-cell table:formula="of:=[.H214]+1" office:value-type="float" office:value="593" calcext:value-type="float">
            <text:p>59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Задание оборотов уваривания</text:p>
          </table:table-cell>
          <table:table-cell table:formula="of:=RIGHT([.J214];3)" office:value-type="string" office:string-value="592" calcext:value-type="string">
            <text:p>592</text:p>
          </table:table-cell>
          <table:table-cell/>
          <table:table-cell table:style-name="ce19" office:value-type="string" calcext:value-type="string">
            <text:p>%MW592</text:p>
          </table:table-cell>
          <table:table-cell table:style-name="ce19" office:value-type="string" calcext:value-type="string">
            <text:p>REAL</text:p>
          </table:table-cell>
          <table:table-cell table:number-columns-repeated="2"/>
          <table:table-cell table:style-name="ce19" table:formula="of:=IF([.E214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p_uvar_zad</text:p>
          </table:table-cell>
          <table:table-cell table:formula="of:=[.H215]+1" office:value-type="float" office:value="595" calcext:value-type="float">
            <text:p>59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уваривания</text:p>
          </table:table-cell>
          <table:table-cell table:formula="of:=RIGHT([.J215];3)" office:value-type="string" office:string-value="594" calcext:value-type="string">
            <text:p>594</text:p>
          </table:table-cell>
          <table:table-cell/>
          <table:table-cell office:value-type="string" calcext:value-type="string">
            <text:p>%MW59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5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a_uvar_zad</text:p>
          </table:table-cell>
          <table:table-cell table:formula="of:=[.H216]+1" office:value-type="float" office:value="597" calcext:value-type="float">
            <text:p>59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уваривания</text:p>
          </table:table-cell>
          <table:table-cell table:formula="of:=RIGHT([.J216];3)" office:value-type="string" office:string-value="596" calcext:value-type="string">
            <text:p>596</text:p>
          </table:table-cell>
          <table:table-cell/>
          <table:table-cell office:value-type="string" calcext:value-type="string">
            <text:p>%MW59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6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v_uvar_zad</text:p>
          </table:table-cell>
          <table:table-cell table:formula="of:=[.H217]+1" office:value-type="float" office:value="599" calcext:value-type="float">
            <text:p>59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уваривания</text:p>
          </table:table-cell>
          <table:table-cell table:formula="of:=RIGHT([.J217];3)" office:value-type="string" office:string-value="598" calcext:value-type="string">
            <text:p>598</text:p>
          </table:table-cell>
          <table:table-cell/>
          <table:table-cell office:value-type="string" calcext:value-type="string">
            <text:p>%MW59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7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gotov_zad</text:p>
          </table:table-cell>
          <table:table-cell table:formula="of:=[.H218]+1" office:value-type="float" office:value="601" calcext:value-type="float">
            <text:p>60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готовности</text:p>
          </table:table-cell>
          <table:table-cell table:formula="of:=RIGHT([.J218];3)" office:value-type="string" office:string-value="600" calcext:value-type="string">
            <text:p>600</text:p>
          </table:table-cell>
          <table:table-cell/>
          <table:table-cell office:value-type="string" calcext:value-type="string">
            <text:p>%MW60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8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Ob_kachka_zad</text:p>
          </table:table-cell>
          <table:table-cell table:formula="of:=[.H219]+1" office:value-type="float" office:value="603" calcext:value-type="float">
            <text:p>60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подкачка</text:p>
          </table:table-cell>
          <table:table-cell table:formula="of:=RIGHT([.J219];3)" office:value-type="string" office:string-value="602" calcext:value-type="string">
            <text:p>602</text:p>
          </table:table-cell>
          <table:table-cell/>
          <table:table-cell office:value-type="string" calcext:value-type="string">
            <text:p>%MW60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19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t2a_mah</text:p>
          </table:table-cell>
          <table:table-cell table:formula="of:=[.H220]+1" office:value-type="float" office:value="605" calcext:value-type="float">
            <text:p>60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20];3)" office:value-type="string" office:string-value="604" calcext:value-type="string">
            <text:p>604</text:p>
          </table:table-cell>
          <table:table-cell/>
          <table:table-cell office:value-type="string" calcext:value-type="string">
            <text:p>%MW60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0]=1;CONCATENATE(#REF!;&quot; float default '0.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t2a_mih</text:p>
          </table:table-cell>
          <table:table-cell table:formula="of:=[.H221]+1" office:value-type="float" office:value="607" calcext:value-type="float">
            <text:p>607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21];3)" office:value-type="string" office:string-value="606" calcext:value-type="string">
            <text:p>606</text:p>
          </table:table-cell>
          <table:table-cell/>
          <table:table-cell office:value-type="string" calcext:value-type="string">
            <text:p>%MW60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1]=1;CONCATENATE(#REF!;&quot; float default '0.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5a_ind</text:p>
          </table:table-cell>
          <table:table-cell table:formula="of:=[.H222]+1" office:value-type="float" office:value="609" calcext:value-type="float">
            <text:p>60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авление пара в греющей камере</text:p>
          </table:table-cell>
          <table:table-cell table:formula="of:=RIGHT([.J222];3)" office:value-type="string" office:string-value="608" calcext:value-type="string">
            <text:p>608</text:p>
          </table:table-cell>
          <table:table-cell/>
          <table:table-cell office:value-type="string" calcext:value-type="string">
            <text:p>%MW60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2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Zat_max</text:p>
          </table:table-cell>
          <table:table-cell table:formula="of:=[.H223]+1" office:value-type="float" office:value="611" calcext:value-type="float">
            <text:p>61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начение коэф-та подкачки на затравке макс</text:p>
          </table:table-cell>
          <table:table-cell table:formula="of:=RIGHT([.J223];3)" office:value-type="string" office:string-value="610" calcext:value-type="string">
            <text:p>610</text:p>
          </table:table-cell>
          <table:table-cell/>
          <table:table-cell office:value-type="string" calcext:value-type="string">
            <text:p>%MW61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3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Zat_min</text:p>
          </table:table-cell>
          <table:table-cell table:formula="of:=[.H224]+1" office:value-type="float" office:value="613" calcext:value-type="float">
            <text:p>61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начение коэф-та подкачки на затравке мин</text:p>
          </table:table-cell>
          <table:table-cell table:formula="of:=RIGHT([.J224];3)" office:value-type="string" office:string-value="612" calcext:value-type="string">
            <text:p>612</text:p>
          </table:table-cell>
          <table:table-cell/>
          <table:table-cell office:value-type="string" calcext:value-type="string">
            <text:p>%MW61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4]=1;CONCATENATE(#REF!;&quot; float default '0.0',&quot;);&quot;&quot;)" office:value-type="string" office:string-value="" calcext:value-type="error">
            <text:p>#ПОСИЛ!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Pt6a_z</text:p>
          </table:table-cell>
          <table:table-cell table:formula="of:=[.H225]+1" office:value-type="float" office:value="615" calcext:value-type="float">
            <text:p>61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25];3)" office:value-type="string" office:string-value="614" calcext:value-type="string">
            <text:p>614</text:p>
          </table:table-cell>
          <table:table-cell/>
          <table:table-cell office:value-type="string" calcext:value-type="string">
            <text:p>%MW61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5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_delm</text:p>
          </table:table-cell>
          <table:table-cell table:formula="of:=[.H226]+1" office:value-type="float" office:value="617" calcext:value-type="float">
            <text:p>617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26];3)" office:value-type="string" office:string-value="616" calcext:value-type="string">
            <text:p>616</text:p>
          </table:table-cell>
          <table:table-cell/>
          <table:table-cell office:value-type="string" calcext:value-type="string">
            <text:p>%MW61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6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17_deln</text:p>
          </table:table-cell>
          <table:table-cell table:formula="of:=[.H227]+1" office:value-type="float" office:value="619" calcext:value-type="float">
            <text:p>61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27];3)" office:value-type="string" office:string-value="618" calcext:value-type="string">
            <text:p>618</text:p>
          </table:table-cell>
          <table:table-cell/>
          <table:table-cell office:value-type="string" calcext:value-type="string">
            <text:p>%MW61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7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vm</text:p>
          </table:table-cell>
          <table:table-cell table:formula="of:=[.H228]+1" office:value-type="float" office:value="621" calcext:value-type="float">
            <text:p>62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28];3)" office:value-type="string" office:string-value="620" calcext:value-type="string">
            <text:p>620</text:p>
          </table:table-cell>
          <table:table-cell/>
          <table:table-cell office:value-type="string" calcext:value-type="string">
            <text:p>%MW62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8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K_lev</text:p>
          </table:table-cell>
          <table:table-cell table:formula="of:=[.H229]+1" office:value-type="float" office:value="623" calcext:value-type="float">
            <text:p>62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29];3)" office:value-type="string" office:string-value="622" calcext:value-type="string">
            <text:p>622</text:p>
          </table:table-cell>
          <table:table-cell/>
          <table:table-cell office:value-type="string" calcext:value-type="string">
            <text:p>%MW62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29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Zatr_diff</text:p>
          </table:table-cell>
          <table:table-cell table:formula="of:=[.H230]+1" office:value-type="float" office:value="625" calcext:value-type="float">
            <text:p>62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30];3)" office:value-type="string" office:string-value="624" calcext:value-type="string">
            <text:p>624</text:p>
          </table:table-cell>
          <table:table-cell/>
          <table:table-cell office:value-type="string" calcext:value-type="string">
            <text:p>%MW62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30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t_slow</text:p>
          </table:table-cell>
          <table:table-cell table:formula="of:=[.H231]+1" office:value-type="float" office:value="627" calcext:value-type="float">
            <text:p>627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31];3)" office:value-type="string" office:string-value="626" calcext:value-type="string">
            <text:p>626</text:p>
          </table:table-cell>
          <table:table-cell/>
          <table:table-cell office:value-type="string" calcext:value-type="string">
            <text:p>%MW62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E231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t_i</text:p>
          </table:table-cell>
          <table:table-cell table:formula="of:=[.H232]+1" office:value-type="float" office:value="701" calcext:value-type="float">
            <text:p>70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гнализация состояния дискретных входов</text:p>
          </table:table-cell>
          <table:table-cell table:formula="of:=RIGHT([.J232];3)" office:value-type="string" office:string-value="700" calcext:value-type="string">
            <text:p>700</text:p>
          </table:table-cell>
          <table:table-cell/>
          <table:table-cell office:value-type="string" calcext:value-type="string">
            <text:p>%MW70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232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t_i1</text:p>
          </table:table-cell>
          <table:table-cell table:formula="of:=[.H233]+1" office:value-type="float" office:value="702" calcext:value-type="float">
            <text:p>70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33];3)" office:value-type="string" office:string-value="701" calcext:value-type="string">
            <text:p>701</text:p>
          </table:table-cell>
          <table:table-cell/>
          <table:table-cell office:value-type="string" calcext:value-type="string">
            <text:p>%MW70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233]=1;CONCATENATE(#REF!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t_i2</text:p>
          </table:table-cell>
          <table:table-cell table:formula="of:=[.H234]+1" office:value-type="float" office:value="703" calcext:value-type="float">
            <text:p>70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J234];3)" office:value-type="string" office:string-value="702" calcext:value-type="string">
            <text:p>702</text:p>
          </table:table-cell>
          <table:table-cell/>
          <table:table-cell office:value-type="string" calcext:value-type="string">
            <text:p>%MW70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E234]=1;CONCATENATE(#REF!;&quot; integer default '0',&quot;);&quot;&quot;)">
            <text:p/>
          </table:table-cell>
          <table:table-cell table:number-columns-repeated="1009"/>
        </table:table-row>
        <table:table-row table:style-name="ro1" table:number-rows-repeated="10483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Аркуш12" table:style-name="ta6">
        <table:table-column table:style-name="co5" table:default-cell-style-name="Default"/>
        <table:table-column table:style-name="co5" table:default-cell-style-name="ce18"/>
        <table:table-column table:style-name="co5" table:number-columns-repeated="7" table:default-cell-style-name="Default"/>
        <table:table-row table:style-name="ro2">
          <table:table-cell/>
          <table:table-cell office:value-type="string" calcext:value-type="string">
            <text:p>Lt1a_ind</text:p>
          </table:table-cell>
          <table:table-cell office:value-type="string" calcext:value-type="string">
            <text:p>Uroven_ind</text:p>
          </table:table-cell>
          <table:table-cell office:value-type="string" calcext:value-type="string">
            <text:p>Pt6a_ind</text:p>
          </table:table-cell>
          <table:table-cell office:value-type="string" calcext:value-type="string">
            <text:p>Vakuum_ind</text:p>
          </table:table-cell>
          <table:table-cell office:value-type="string" calcext:value-type="string">
            <text:p>Dt2a_ind</text:p>
          </table:table-cell>
          <table:table-cell office:value-type="string" calcext:value-type="string">
            <text:p>Cv_ind</text:p>
          </table:table-cell>
          <table:table-cell office:value-type="string" calcext:value-type="string">
            <text:p>Tt4a_ind</text:p>
          </table:table-cell>
          <table:table-cell office:value-type="string" calcext:value-type="string">
            <text:p>Termo_ind</text:p>
          </table:table-cell>
        </table:table-row>
      </table:table>
      <table:table table:name="VA_OB" table:style-name="ta6"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4" table:default-cell-style-name="Default"/>
        <table:table-row table:style-name="ro2">
          <table:table-cell table:number-columns-repeated="16"/>
          <table:table-cell table:formula="of:=[.J1]-#REF!" office:value-type="string" office:string-value="" calcext:value-type="error">
            <text:p>#ПОСИЛ!</text:p>
          </table:table-cell>
        </table:table-row>
        <table:table-row table:style-name="ro2">
          <table:table-cell office:value-type="string" calcext:value-type="string">
            <text:p>ob_A_Ai1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1</text:p>
          </table:table-cell>
          <table:table-cell table:number-columns-repeated="3"/>
          <table:table-cell table:formula="of:=RIGHT([.C2];LEN([.C2])-IF([.B2]=&quot;DIGITAL&quot;;2;3))" office:value-type="string" office:string-value="101" calcext:value-type="string">
            <text:p>101</text:p>
          </table:table-cell>
          <table:table-cell table:formula="of:=RIGHT([.A2];LEN([.A2])-3)" office:value-type="string" office:string-value="A_Ai1_min" calcext:value-type="string">
            <text:p>A_Ai1_min</text:p>
          </table:table-cell>
          <table:table-cell office:value-type="string" calcext:value-type="string">
            <text:p>A_ai1_min</text:p>
          </table:table-cell>
          <table:table-cell table:formula="of:=[.G2]+1" office:value-type="float" office:value="102" calcext:value-type="float">
            <text:p>10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]-#REF!" office:value-type="string" office:string-value="" calcext:value-type="error">
            <text:p>#ПОСИЛ!</text:p>
          </table:table-cell>
        </table:table-row>
        <table:table-row table:style-name="ro2">
          <table:table-cell office:value-type="string" calcext:value-type="string">
            <text:p>ob_A_Ai10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2</text:p>
          </table:table-cell>
          <table:table-cell table:number-columns-repeated="3"/>
          <table:table-cell table:formula="of:=RIGHT([.C3];LEN([.C3])-IF([.B3]=&quot;DIGITAL&quot;;2;3))" office:value-type="string" office:string-value="102" calcext:value-type="string">
            <text:p>102</text:p>
          </table:table-cell>
          <table:table-cell table:formula="of:=RIGHT([.A3];LEN([.A3])-3)" office:value-type="string" office:string-value="A_Ai10_max" calcext:value-type="string">
            <text:p>A_Ai10_max</text:p>
          </table:table-cell>
          <table:table-cell office:value-type="string" calcext:value-type="string">
            <text:p>A_ai10_max</text:p>
          </table:table-cell>
          <table:table-cell table:formula="of:=[.G3]+1" office:value-type="float" office:value="103" calcext:value-type="float">
            <text:p>10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]-[.J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10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3</text:p>
          </table:table-cell>
          <table:table-cell table:number-columns-repeated="3"/>
          <table:table-cell table:formula="of:=RIGHT([.C4];LEN([.C4])-IF([.B4]=&quot;DIGITAL&quot;;2;3))" office:value-type="string" office:string-value="103" calcext:value-type="string">
            <text:p>103</text:p>
          </table:table-cell>
          <table:table-cell table:formula="of:=RIGHT([.A4];LEN([.A4])-3)" office:value-type="string" office:string-value="A_Ai10_min" calcext:value-type="string">
            <text:p>A_Ai10_min</text:p>
          </table:table-cell>
          <table:table-cell office:value-type="string" calcext:value-type="string">
            <text:p>A_ai10_min</text:p>
          </table:table-cell>
          <table:table-cell table:formula="of:=[.G4]+1" office:value-type="float" office:value="104" calcext:value-type="float">
            <text:p>10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]-[.J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11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4</text:p>
          </table:table-cell>
          <table:table-cell table:number-columns-repeated="3"/>
          <table:table-cell table:formula="of:=RIGHT([.C5];LEN([.C5])-IF([.B5]=&quot;DIGITAL&quot;;2;3))" office:value-type="string" office:string-value="104" calcext:value-type="string">
            <text:p>104</text:p>
          </table:table-cell>
          <table:table-cell table:formula="of:=RIGHT([.A5];LEN([.A5])-3)" office:value-type="string" office:string-value="A_Ai11_max" calcext:value-type="string">
            <text:p>A_Ai11_max</text:p>
          </table:table-cell>
          <table:table-cell office:value-type="string" calcext:value-type="string">
            <text:p>A_ai11_max</text:p>
          </table:table-cell>
          <table:table-cell table:formula="of:=[.G5]+1" office:value-type="float" office:value="105" calcext:value-type="float">
            <text:p>10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]-[.J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11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5</text:p>
          </table:table-cell>
          <table:table-cell table:number-columns-repeated="3"/>
          <table:table-cell table:formula="of:=RIGHT([.C6];LEN([.C6])-IF([.B6]=&quot;DIGITAL&quot;;2;3))" office:value-type="string" office:string-value="105" calcext:value-type="string">
            <text:p>105</text:p>
          </table:table-cell>
          <table:table-cell table:formula="of:=RIGHT([.A6];LEN([.A6])-3)" office:value-type="string" office:string-value="A_Ai11_min" calcext:value-type="string">
            <text:p>A_Ai11_min</text:p>
          </table:table-cell>
          <table:table-cell office:value-type="string" calcext:value-type="string">
            <text:p>A_ai11_min</text:p>
          </table:table-cell>
          <table:table-cell table:formula="of:=[.G6]+1" office:value-type="float" office:value="106" calcext:value-type="float">
            <text:p>10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]-[.J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2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6</text:p>
          </table:table-cell>
          <table:table-cell table:number-columns-repeated="3"/>
          <table:table-cell table:formula="of:=RIGHT([.C7];LEN([.C7])-IF([.B7]=&quot;DIGITAL&quot;;2;3))" office:value-type="string" office:string-value="106" calcext:value-type="string">
            <text:p>106</text:p>
          </table:table-cell>
          <table:table-cell table:formula="of:=RIGHT([.A7];LEN([.A7])-3)" office:value-type="string" office:string-value="A_Ai2_max" calcext:value-type="string">
            <text:p>A_Ai2_max</text:p>
          </table:table-cell>
          <table:table-cell office:value-type="string" calcext:value-type="string">
            <text:p>A_ai2_max</text:p>
          </table:table-cell>
          <table:table-cell table:formula="of:=[.G7]+1" office:value-type="float" office:value="107" calcext:value-type="float">
            <text:p>10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]-[.J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2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7</text:p>
          </table:table-cell>
          <table:table-cell table:number-columns-repeated="3"/>
          <table:table-cell table:formula="of:=RIGHT([.C8];LEN([.C8])-IF([.B8]=&quot;DIGITAL&quot;;2;3))" office:value-type="string" office:string-value="107" calcext:value-type="string">
            <text:p>107</text:p>
          </table:table-cell>
          <table:table-cell table:formula="of:=RIGHT([.A8];LEN([.A8])-3)" office:value-type="string" office:string-value="A_Ai2_min" calcext:value-type="string">
            <text:p>A_Ai2_min</text:p>
          </table:table-cell>
          <table:table-cell office:value-type="string" calcext:value-type="string">
            <text:p>A_ai2_min</text:p>
          </table:table-cell>
          <table:table-cell table:formula="of:=[.G8]+1" office:value-type="float" office:value="108" calcext:value-type="float">
            <text:p>10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8]-[.J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3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8</text:p>
          </table:table-cell>
          <table:table-cell table:number-columns-repeated="3"/>
          <table:table-cell table:formula="of:=RIGHT([.C9];LEN([.C9])-IF([.B9]=&quot;DIGITAL&quot;;2;3))" office:value-type="string" office:string-value="108" calcext:value-type="string">
            <text:p>108</text:p>
          </table:table-cell>
          <table:table-cell table:formula="of:=RIGHT([.A9];LEN([.A9])-3)" office:value-type="string" office:string-value="A_Ai3_max" calcext:value-type="string">
            <text:p>A_Ai3_max</text:p>
          </table:table-cell>
          <table:table-cell office:value-type="string" calcext:value-type="string">
            <text:p>A_ai3_max</text:p>
          </table:table-cell>
          <table:table-cell table:formula="of:=[.G9]+1" office:value-type="float" office:value="109" calcext:value-type="float">
            <text:p>10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]-[.J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3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09</text:p>
          </table:table-cell>
          <table:table-cell table:number-columns-repeated="3"/>
          <table:table-cell table:formula="of:=RIGHT([.C10];LEN([.C10])-IF([.B10]=&quot;DIGITAL&quot;;2;3))" office:value-type="string" office:string-value="109" calcext:value-type="string">
            <text:p>109</text:p>
          </table:table-cell>
          <table:table-cell table:formula="of:=RIGHT([.A10];LEN([.A10])-3)" office:value-type="string" office:string-value="A_Ai3_min" calcext:value-type="string">
            <text:p>A_Ai3_min</text:p>
          </table:table-cell>
          <table:table-cell office:value-type="string" calcext:value-type="string">
            <text:p>A_ai3_min</text:p>
          </table:table-cell>
          <table:table-cell table:formula="of:=[.G10]+1" office:value-type="float" office:value="110" calcext:value-type="float">
            <text:p>11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]-[.J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4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0</text:p>
          </table:table-cell>
          <table:table-cell table:number-columns-repeated="3"/>
          <table:table-cell table:formula="of:=RIGHT([.C11];LEN([.C11])-IF([.B11]=&quot;DIGITAL&quot;;2;3))" office:value-type="string" office:string-value="110" calcext:value-type="string">
            <text:p>110</text:p>
          </table:table-cell>
          <table:table-cell table:formula="of:=RIGHT([.A11];LEN([.A11])-3)" office:value-type="string" office:string-value="A_Ai4_max" calcext:value-type="string">
            <text:p>A_Ai4_max</text:p>
          </table:table-cell>
          <table:table-cell office:value-type="string" calcext:value-type="string">
            <text:p>A_ai4_max</text:p>
          </table:table-cell>
          <table:table-cell table:formula="of:=[.G11]+1" office:value-type="float" office:value="111" calcext:value-type="float">
            <text:p>11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]-[.J1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4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1</text:p>
          </table:table-cell>
          <table:table-cell table:number-columns-repeated="3"/>
          <table:table-cell table:formula="of:=RIGHT([.C12];LEN([.C12])-IF([.B12]=&quot;DIGITAL&quot;;2;3))" office:value-type="string" office:string-value="111" calcext:value-type="string">
            <text:p>111</text:p>
          </table:table-cell>
          <table:table-cell table:formula="of:=RIGHT([.A12];LEN([.A12])-3)" office:value-type="string" office:string-value="A_Ai4_min" calcext:value-type="string">
            <text:p>A_Ai4_min</text:p>
          </table:table-cell>
          <table:table-cell office:value-type="string" calcext:value-type="string">
            <text:p>A_ai4_min</text:p>
          </table:table-cell>
          <table:table-cell table:formula="of:=[.G12]+1" office:value-type="float" office:value="112" calcext:value-type="float">
            <text:p>11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]-[.J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5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2</text:p>
          </table:table-cell>
          <table:table-cell table:number-columns-repeated="3"/>
          <table:table-cell table:formula="of:=RIGHT([.C13];LEN([.C13])-IF([.B13]=&quot;DIGITAL&quot;;2;3))" office:value-type="string" office:string-value="112" calcext:value-type="string">
            <text:p>112</text:p>
          </table:table-cell>
          <table:table-cell table:formula="of:=RIGHT([.A13];LEN([.A13])-3)" office:value-type="string" office:string-value="A_Ai5_max" calcext:value-type="string">
            <text:p>A_Ai5_max</text:p>
          </table:table-cell>
          <table:table-cell office:value-type="string" calcext:value-type="string">
            <text:p>A_ai5_max</text:p>
          </table:table-cell>
          <table:table-cell table:formula="of:=[.G13]+1" office:value-type="float" office:value="113" calcext:value-type="float">
            <text:p>11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]-[.J1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5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3</text:p>
          </table:table-cell>
          <table:table-cell table:number-columns-repeated="3"/>
          <table:table-cell table:formula="of:=RIGHT([.C14];LEN([.C14])-IF([.B14]=&quot;DIGITAL&quot;;2;3))" office:value-type="string" office:string-value="113" calcext:value-type="string">
            <text:p>113</text:p>
          </table:table-cell>
          <table:table-cell table:formula="of:=RIGHT([.A14];LEN([.A14])-3)" office:value-type="string" office:string-value="A_Ai5_min" calcext:value-type="string">
            <text:p>A_Ai5_min</text:p>
          </table:table-cell>
          <table:table-cell office:value-type="string" calcext:value-type="string">
            <text:p>A_ai5_min</text:p>
          </table:table-cell>
          <table:table-cell table:formula="of:=[.G14]+1" office:value-type="float" office:value="114" calcext:value-type="float">
            <text:p>11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]-[.J1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6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4</text:p>
          </table:table-cell>
          <table:table-cell table:number-columns-repeated="3"/>
          <table:table-cell table:formula="of:=RIGHT([.C15];LEN([.C15])-IF([.B15]=&quot;DIGITAL&quot;;2;3))" office:value-type="string" office:string-value="114" calcext:value-type="string">
            <text:p>114</text:p>
          </table:table-cell>
          <table:table-cell table:formula="of:=RIGHT([.A15];LEN([.A15])-3)" office:value-type="string" office:string-value="A_Ai6_max" calcext:value-type="string">
            <text:p>A_Ai6_max</text:p>
          </table:table-cell>
          <table:table-cell office:value-type="string" calcext:value-type="string">
            <text:p>A_ai6_max</text:p>
          </table:table-cell>
          <table:table-cell table:formula="of:=[.G15]+1" office:value-type="float" office:value="115" calcext:value-type="float">
            <text:p>11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]-[.J1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6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5</text:p>
          </table:table-cell>
          <table:table-cell table:number-columns-repeated="3"/>
          <table:table-cell table:formula="of:=RIGHT([.C16];LEN([.C16])-IF([.B16]=&quot;DIGITAL&quot;;2;3))" office:value-type="string" office:string-value="115" calcext:value-type="string">
            <text:p>115</text:p>
          </table:table-cell>
          <table:table-cell table:formula="of:=RIGHT([.A16];LEN([.A16])-3)" office:value-type="string" office:string-value="A_Ai6_min" calcext:value-type="string">
            <text:p>A_Ai6_min</text:p>
          </table:table-cell>
          <table:table-cell office:value-type="string" calcext:value-type="string">
            <text:p>A_ai6_min</text:p>
          </table:table-cell>
          <table:table-cell table:formula="of:=[.G16]+1" office:value-type="float" office:value="116" calcext:value-type="float">
            <text:p>11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]-[.J1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7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6</text:p>
          </table:table-cell>
          <table:table-cell table:number-columns-repeated="3"/>
          <table:table-cell table:formula="of:=RIGHT([.C17];LEN([.C17])-IF([.B17]=&quot;DIGITAL&quot;;2;3))" office:value-type="string" office:string-value="116" calcext:value-type="string">
            <text:p>116</text:p>
          </table:table-cell>
          <table:table-cell table:formula="of:=RIGHT([.A17];LEN([.A17])-3)" office:value-type="string" office:string-value="A_Ai7_max" calcext:value-type="string">
            <text:p>A_Ai7_max</text:p>
          </table:table-cell>
          <table:table-cell office:value-type="string" calcext:value-type="string">
            <text:p>A_ai7_max</text:p>
          </table:table-cell>
          <table:table-cell table:formula="of:=[.G17]+1" office:value-type="float" office:value="117" calcext:value-type="float">
            <text:p>11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]-[.J1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7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7</text:p>
          </table:table-cell>
          <table:table-cell table:number-columns-repeated="3"/>
          <table:table-cell table:formula="of:=RIGHT([.C18];LEN([.C18])-IF([.B18]=&quot;DIGITAL&quot;;2;3))" office:value-type="string" office:string-value="117" calcext:value-type="string">
            <text:p>117</text:p>
          </table:table-cell>
          <table:table-cell table:formula="of:=RIGHT([.A18];LEN([.A18])-3)" office:value-type="string" office:string-value="A_Ai7_min" calcext:value-type="string">
            <text:p>A_Ai7_min</text:p>
          </table:table-cell>
          <table:table-cell office:value-type="string" calcext:value-type="string">
            <text:p>A_ai7_min</text:p>
          </table:table-cell>
          <table:table-cell table:formula="of:=[.G18]+1" office:value-type="float" office:value="118" calcext:value-type="float">
            <text:p>11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]-[.J1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8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8</text:p>
          </table:table-cell>
          <table:table-cell table:number-columns-repeated="3"/>
          <table:table-cell table:formula="of:=RIGHT([.C19];LEN([.C19])-IF([.B19]=&quot;DIGITAL&quot;;2;3))" office:value-type="string" office:string-value="118" calcext:value-type="string">
            <text:p>118</text:p>
          </table:table-cell>
          <table:table-cell table:formula="of:=RIGHT([.A19];LEN([.A19])-3)" office:value-type="string" office:string-value="A_Ai8_max" calcext:value-type="string">
            <text:p>A_Ai8_max</text:p>
          </table:table-cell>
          <table:table-cell office:value-type="string" calcext:value-type="string">
            <text:p>A_ai8_max</text:p>
          </table:table-cell>
          <table:table-cell table:formula="of:=[.G19]+1" office:value-type="float" office:value="119" calcext:value-type="float">
            <text:p>11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]-[.J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8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19</text:p>
          </table:table-cell>
          <table:table-cell table:number-columns-repeated="3"/>
          <table:table-cell table:formula="of:=RIGHT([.C20];LEN([.C20])-IF([.B20]=&quot;DIGITAL&quot;;2;3))" office:value-type="string" office:string-value="119" calcext:value-type="string">
            <text:p>119</text:p>
          </table:table-cell>
          <table:table-cell table:formula="of:=RIGHT([.A20];LEN([.A20])-3)" office:value-type="string" office:string-value="A_Ai8_min" calcext:value-type="string">
            <text:p>A_Ai8_min</text:p>
          </table:table-cell>
          <table:table-cell office:value-type="string" calcext:value-type="string">
            <text:p>A_ai8_min</text:p>
          </table:table-cell>
          <table:table-cell table:formula="of:=[.G20]+1" office:value-type="float" office:value="120" calcext:value-type="float">
            <text:p>12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]-[.J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9_max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0</text:p>
          </table:table-cell>
          <table:table-cell table:number-columns-repeated="3"/>
          <table:table-cell table:formula="of:=RIGHT([.C21];LEN([.C21])-IF([.B21]=&quot;DIGITAL&quot;;2;3))" office:value-type="string" office:string-value="120" calcext:value-type="string">
            <text:p>120</text:p>
          </table:table-cell>
          <table:table-cell table:formula="of:=RIGHT([.A21];LEN([.A21])-3)" office:value-type="string" office:string-value="A_Ai9_max" calcext:value-type="string">
            <text:p>A_Ai9_max</text:p>
          </table:table-cell>
          <table:table-cell office:value-type="string" calcext:value-type="string">
            <text:p>A_ai9_max</text:p>
          </table:table-cell>
          <table:table-cell table:formula="of:=[.G21]+1" office:value-type="float" office:value="121" calcext:value-type="float">
            <text:p>12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]-[.J2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Ai9_m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1</text:p>
          </table:table-cell>
          <table:table-cell table:number-columns-repeated="3"/>
          <table:table-cell table:formula="of:=RIGHT([.C22];LEN([.C22])-IF([.B22]=&quot;DIGITAL&quot;;2;3))" office:value-type="string" office:string-value="121" calcext:value-type="string">
            <text:p>121</text:p>
          </table:table-cell>
          <table:table-cell table:formula="of:=RIGHT([.A22];LEN([.A22])-3)" office:value-type="string" office:string-value="A_Ai9_min" calcext:value-type="string">
            <text:p>A_Ai9_min</text:p>
          </table:table-cell>
          <table:table-cell office:value-type="string" calcext:value-type="string">
            <text:p>A_ai9_min</text:p>
          </table:table-cell>
          <table:table-cell table:formula="of:=[.G22]+1" office:value-type="float" office:value="122" calcext:value-type="float">
            <text:p>12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]-[.J2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k1_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2</text:p>
          </table:table-cell>
          <table:table-cell table:number-columns-repeated="3"/>
          <table:table-cell table:formula="of:=RIGHT([.C23];LEN([.C23])-IF([.B23]=&quot;DIGITAL&quot;;2;3))" office:value-type="string" office:string-value="122" calcext:value-type="string">
            <text:p>122</text:p>
          </table:table-cell>
          <table:table-cell table:formula="of:=RIGHT([.A23];LEN([.A23])-3)" office:value-type="string" office:string-value="A_k1_1" calcext:value-type="string">
            <text:p>A_k1_1</text:p>
          </table:table-cell>
          <table:table-cell office:value-type="string" calcext:value-type="string">
            <text:p>A_k1_1</text:p>
          </table:table-cell>
          <table:table-cell table:formula="of:=[.G23]+1" office:value-type="float" office:value="123" calcext:value-type="float">
            <text:p>12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]-[.J2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k1_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3</text:p>
          </table:table-cell>
          <table:table-cell table:number-columns-repeated="3"/>
          <table:table-cell table:formula="of:=RIGHT([.C24];LEN([.C24])-IF([.B24]=&quot;DIGITAL&quot;;2;3))" office:value-type="string" office:string-value="123" calcext:value-type="string">
            <text:p>123</text:p>
          </table:table-cell>
          <table:table-cell table:formula="of:=RIGHT([.A24];LEN([.A24])-3)" office:value-type="string" office:string-value="A_k1_2" calcext:value-type="string">
            <text:p>A_k1_2</text:p>
          </table:table-cell>
          <table:table-cell office:value-type="string" calcext:value-type="string">
            <text:p>A_k1_2</text:p>
          </table:table-cell>
          <table:table-cell table:formula="of:=[.G24]+1" office:value-type="float" office:value="124" calcext:value-type="float">
            <text:p>12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]-[.J2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l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4</text:p>
          </table:table-cell>
          <table:table-cell table:number-columns-repeated="3"/>
          <table:table-cell table:formula="of:=RIGHT([.C25];LEN([.C25])-IF([.B25]=&quot;DIGITAL&quot;;2;3))" office:value-type="string" office:string-value="124" calcext:value-type="string">
            <text:p>124</text:p>
          </table:table-cell>
          <table:table-cell table:formula="of:=RIGHT([.A25];LEN([.A25])-3)" office:value-type="string" office:string-value="Al_c" calcext:value-type="string">
            <text:p>Al_c</text:p>
          </table:table-cell>
          <table:table-cell office:value-type="string" calcext:value-type="string">
            <text:p>Al_c</text:p>
          </table:table-cell>
          <table:table-cell table:formula="of:=[.G25]+1" office:value-type="float" office:value="125" calcext:value-type="float">
            <text:p>12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5]-[.J2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p_k1_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5</text:p>
          </table:table-cell>
          <table:table-cell table:number-columns-repeated="3"/>
          <table:table-cell table:formula="of:=RIGHT([.C26];LEN([.C26])-IF([.B26]=&quot;DIGITAL&quot;;2;3))" office:value-type="string" office:string-value="125" calcext:value-type="string">
            <text:p>125</text:p>
          </table:table-cell>
          <table:table-cell table:formula="of:=RIGHT([.A26];LEN([.A26])-3)" office:value-type="string" office:string-value="Ap_k1_1" calcext:value-type="string">
            <text:p>Ap_k1_1</text:p>
          </table:table-cell>
          <table:table-cell office:value-type="string" calcext:value-type="string">
            <text:p>Ap_k1_1</text:p>
          </table:table-cell>
          <table:table-cell table:formula="of:=[.G26]+1" office:value-type="float" office:value="126" calcext:value-type="float">
            <text:p>12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ching of ytfel_raskachka</text:p>
          </table:table-cell>
          <table:table-cell/>
          <table:table-cell table:formula="of:=[.J26]-[.J2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6</text:p>
          </table:table-cell>
          <table:table-cell table:number-columns-repeated="3"/>
          <table:table-cell table:formula="of:=RIGHT([.C27];LEN([.C27])-IF([.B27]=&quot;DIGITAL&quot;;2;3))" office:value-type="string" office:string-value="126" calcext:value-type="string">
            <text:p>126</text:p>
          </table:table-cell>
          <table:table-cell table:formula="of:=RIGHT([.A27];LEN([.A27])-3)" office:value-type="string" office:string-value="D_1_a" calcext:value-type="string">
            <text:p>D_1_a</text:p>
          </table:table-cell>
          <table:table-cell office:value-type="string" calcext:value-type="string">
            <text:p>D_1_a</text:p>
          </table:table-cell>
          <table:table-cell table:formula="of:=[.G27]+1" office:value-type="float" office:value="127" calcext:value-type="float">
            <text:p>12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7]-[.J2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1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7</text:p>
          </table:table-cell>
          <table:table-cell table:number-columns-repeated="3"/>
          <table:table-cell table:formula="of:=RIGHT([.C28];LEN([.C28])-IF([.B28]=&quot;DIGITAL&quot;;2;3))" office:value-type="string" office:string-value="127" calcext:value-type="string">
            <text:p>127</text:p>
          </table:table-cell>
          <table:table-cell table:formula="of:=RIGHT([.A28];LEN([.A28])-3)" office:value-type="string" office:string-value="D_1_inv" calcext:value-type="string">
            <text:p>D_1_inv</text:p>
          </table:table-cell>
          <table:table-cell office:value-type="string" calcext:value-type="string">
            <text:p>D_1_inv</text:p>
          </table:table-cell>
          <table:table-cell table:formula="of:=[.G28]+1" office:value-type="float" office:value="128" calcext:value-type="float">
            <text:p>12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8]-[.J2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1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8</text:p>
          </table:table-cell>
          <table:table-cell table:number-columns-repeated="3"/>
          <table:table-cell table:formula="of:=RIGHT([.C29];LEN([.C29])-IF([.B29]=&quot;DIGITAL&quot;;2;3))" office:value-type="string" office:string-value="128" calcext:value-type="string">
            <text:p>128</text:p>
          </table:table-cell>
          <table:table-cell table:formula="of:=RIGHT([.A29];LEN([.A29])-3)" office:value-type="string" office:string-value="D_1_m" calcext:value-type="string">
            <text:p>D_1_m</text:p>
          </table:table-cell>
          <table:table-cell office:value-type="string" calcext:value-type="string">
            <text:p>D_1_m</text:p>
          </table:table-cell>
          <table:table-cell table:formula="of:=[.G29]+1" office:value-type="float" office:value="129" calcext:value-type="float">
            <text:p>12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9]-[.J2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29</text:p>
          </table:table-cell>
          <table:table-cell table:number-columns-repeated="3"/>
          <table:table-cell table:formula="of:=RIGHT([.C30];LEN([.C30])-IF([.B30]=&quot;DIGITAL&quot;;2;3))" office:value-type="string" office:string-value="129" calcext:value-type="string">
            <text:p>129</text:p>
          </table:table-cell>
          <table:table-cell table:formula="of:=RIGHT([.A30];LEN([.A30])-3)" office:value-type="string" office:string-value="D_2_a" calcext:value-type="string">
            <text:p>D_2_a</text:p>
          </table:table-cell>
          <table:table-cell office:value-type="string" calcext:value-type="string">
            <text:p>D_2_a</text:p>
          </table:table-cell>
          <table:table-cell table:formula="of:=[.G30]+1" office:value-type="float" office:value="130" calcext:value-type="float">
            <text:p>13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0]-[.J2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2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0</text:p>
          </table:table-cell>
          <table:table-cell table:number-columns-repeated="3"/>
          <table:table-cell table:formula="of:=RIGHT([.C31];LEN([.C31])-IF([.B31]=&quot;DIGITAL&quot;;2;3))" office:value-type="string" office:string-value="130" calcext:value-type="string">
            <text:p>130</text:p>
          </table:table-cell>
          <table:table-cell table:formula="of:=RIGHT([.A31];LEN([.A31])-3)" office:value-type="string" office:string-value="D_2_inv" calcext:value-type="string">
            <text:p>D_2_inv</text:p>
          </table:table-cell>
          <table:table-cell office:value-type="string" calcext:value-type="string">
            <text:p>D_2_inv</text:p>
          </table:table-cell>
          <table:table-cell table:formula="of:=[.G31]+1" office:value-type="float" office:value="131" calcext:value-type="float">
            <text:p>13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1]-[.J3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2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1</text:p>
          </table:table-cell>
          <table:table-cell table:number-columns-repeated="3"/>
          <table:table-cell table:formula="of:=RIGHT([.C32];LEN([.C32])-IF([.B32]=&quot;DIGITAL&quot;;2;3))" office:value-type="string" office:string-value="131" calcext:value-type="string">
            <text:p>131</text:p>
          </table:table-cell>
          <table:table-cell table:formula="of:=RIGHT([.A32];LEN([.A32])-3)" office:value-type="string" office:string-value="D_2_m" calcext:value-type="string">
            <text:p>D_2_m</text:p>
          </table:table-cell>
          <table:table-cell office:value-type="string" calcext:value-type="string">
            <text:p>D_2_m</text:p>
          </table:table-cell>
          <table:table-cell table:formula="of:=[.G32]+1" office:value-type="float" office:value="132" calcext:value-type="float">
            <text:p>13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2]-[.J3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3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2</text:p>
          </table:table-cell>
          <table:table-cell table:number-columns-repeated="3"/>
          <table:table-cell table:formula="of:=RIGHT([.C33];LEN([.C33])-IF([.B33]=&quot;DIGITAL&quot;;2;3))" office:value-type="string" office:string-value="132" calcext:value-type="string">
            <text:p>132</text:p>
          </table:table-cell>
          <table:table-cell table:formula="of:=RIGHT([.A33];LEN([.A33])-3)" office:value-type="string" office:string-value="D_3_a" calcext:value-type="string">
            <text:p>D_3_a</text:p>
          </table:table-cell>
          <table:table-cell office:value-type="string" calcext:value-type="string">
            <text:p>D_3_a</text:p>
          </table:table-cell>
          <table:table-cell table:formula="of:=[.G33]+1" office:value-type="float" office:value="133" calcext:value-type="float">
            <text:p>13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3]-[.J3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3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3</text:p>
          </table:table-cell>
          <table:table-cell table:number-columns-repeated="3"/>
          <table:table-cell table:formula="of:=RIGHT([.C34];LEN([.C34])-IF([.B34]=&quot;DIGITAL&quot;;2;3))" office:value-type="string" office:string-value="133" calcext:value-type="string">
            <text:p>133</text:p>
          </table:table-cell>
          <table:table-cell table:formula="of:=RIGHT([.A34];LEN([.A34])-3)" office:value-type="string" office:string-value="D_3_inv" calcext:value-type="string">
            <text:p>D_3_inv</text:p>
          </table:table-cell>
          <table:table-cell office:value-type="string" calcext:value-type="string">
            <text:p>D_3_inv</text:p>
          </table:table-cell>
          <table:table-cell table:formula="of:=[.G34]+1" office:value-type="float" office:value="134" calcext:value-type="float">
            <text:p>13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4]-[.J3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_3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4</text:p>
          </table:table-cell>
          <table:table-cell table:number-columns-repeated="3"/>
          <table:table-cell table:formula="of:=RIGHT([.C35];LEN([.C35])-IF([.B35]=&quot;DIGITAL&quot;;2;3))" office:value-type="string" office:string-value="134" calcext:value-type="string">
            <text:p>134</text:p>
          </table:table-cell>
          <table:table-cell table:formula="of:=RIGHT([.A35];LEN([.A35])-3)" office:value-type="string" office:string-value="D_3_m" calcext:value-type="string">
            <text:p>D_3_m</text:p>
          </table:table-cell>
          <table:table-cell office:value-type="string" calcext:value-type="string">
            <text:p>D_3_m</text:p>
          </table:table-cell>
          <table:table-cell table:formula="of:=[.G35]+1" office:value-type="float" office:value="135" calcext:value-type="float">
            <text:p>13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5]-[.J3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o1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5</text:p>
          </table:table-cell>
          <table:table-cell table:number-columns-repeated="3"/>
          <table:table-cell table:formula="of:=RIGHT([.C36];LEN([.C36])-IF([.B36]=&quot;DIGITAL&quot;;2;3))" office:value-type="string" office:string-value="135" calcext:value-type="string">
            <text:p>135</text:p>
          </table:table-cell>
          <table:table-cell table:formula="of:=RIGHT([.A36];LEN([.A36])-3)" office:value-type="string" office:string-value="Do1_i" calcext:value-type="string">
            <text:p>Do1_i</text:p>
          </table:table-cell>
          <table:table-cell office:value-type="string" calcext:value-type="string">
            <text:p>Do1_i</text:p>
          </table:table-cell>
          <table:table-cell table:formula="of:=[.G36]+1" office:value-type="float" office:value="136" calcext:value-type="float">
            <text:p>13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6]-[.J3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o2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6</text:p>
          </table:table-cell>
          <table:table-cell table:number-columns-repeated="3"/>
          <table:table-cell table:formula="of:=RIGHT([.C37];LEN([.C37])-IF([.B37]=&quot;DIGITAL&quot;;2;3))" office:value-type="string" office:string-value="136" calcext:value-type="string">
            <text:p>136</text:p>
          </table:table-cell>
          <table:table-cell table:formula="of:=RIGHT([.A37];LEN([.A37])-3)" office:value-type="string" office:string-value="Do2_i" calcext:value-type="string">
            <text:p>Do2_i</text:p>
          </table:table-cell>
          <table:table-cell office:value-type="string" calcext:value-type="string">
            <text:p>Do2_i</text:p>
          </table:table-cell>
          <table:table-cell table:formula="of:=[.G37]+1" office:value-type="float" office:value="137" calcext:value-type="float">
            <text:p>13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7]-[.J3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o3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7</text:p>
          </table:table-cell>
          <table:table-cell table:number-columns-repeated="3"/>
          <table:table-cell table:formula="of:=RIGHT([.C38];LEN([.C38])-IF([.B38]=&quot;DIGITAL&quot;;2;3))" office:value-type="string" office:string-value="137" calcext:value-type="string">
            <text:p>137</text:p>
          </table:table-cell>
          <table:table-cell table:formula="of:=RIGHT([.A38];LEN([.A38])-3)" office:value-type="string" office:string-value="Do3_i" calcext:value-type="string">
            <text:p>Do3_i</text:p>
          </table:table-cell>
          <table:table-cell office:value-type="string" calcext:value-type="string">
            <text:p>Do3_i</text:p>
          </table:table-cell>
          <table:table-cell table:formula="of:=[.G38]+1" office:value-type="float" office:value="138" calcext:value-type="float">
            <text:p>13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8]-[.J3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o4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8</text:p>
          </table:table-cell>
          <table:table-cell table:number-columns-repeated="3"/>
          <table:table-cell table:formula="of:=RIGHT([.C39];LEN([.C39])-IF([.B39]=&quot;DIGITAL&quot;;2;3))" office:value-type="string" office:string-value="138" calcext:value-type="string">
            <text:p>138</text:p>
          </table:table-cell>
          <table:table-cell table:formula="of:=RIGHT([.A39];LEN([.A39])-3)" office:value-type="string" office:string-value="Do4_i" calcext:value-type="string">
            <text:p>Do4_i</text:p>
          </table:table-cell>
          <table:table-cell office:value-type="string" calcext:value-type="string">
            <text:p>Do4_i</text:p>
          </table:table-cell>
          <table:table-cell table:formula="of:=[.G39]+1" office:value-type="float" office:value="139" calcext:value-type="float">
            <text:p>13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39]-[.J3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o5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39</text:p>
          </table:table-cell>
          <table:table-cell table:number-columns-repeated="3"/>
          <table:table-cell table:formula="of:=RIGHT([.C40];LEN([.C40])-IF([.B40]=&quot;DIGITAL&quot;;2;3))" office:value-type="string" office:string-value="139" calcext:value-type="string">
            <text:p>139</text:p>
          </table:table-cell>
          <table:table-cell table:formula="of:=RIGHT([.A40];LEN([.A40])-3)" office:value-type="string" office:string-value="Do5_i" calcext:value-type="string">
            <text:p>Do5_i</text:p>
          </table:table-cell>
          <table:table-cell office:value-type="string" calcext:value-type="string">
            <text:p>Do5_i</text:p>
          </table:table-cell>
          <table:table-cell table:formula="of:=[.G40]+1" office:value-type="float" office:value="140" calcext:value-type="float">
            <text:p>14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0]-[.J3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o6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0</text:p>
          </table:table-cell>
          <table:table-cell table:number-columns-repeated="3"/>
          <table:table-cell table:formula="of:=RIGHT([.C41];LEN([.C41])-IF([.B41]=&quot;DIGITAL&quot;;2;3))" office:value-type="string" office:string-value="140" calcext:value-type="string">
            <text:p>140</text:p>
          </table:table-cell>
          <table:table-cell table:formula="of:=RIGHT([.A41];LEN([.A41])-3)" office:value-type="string" office:string-value="Do6_i" calcext:value-type="string">
            <text:p>Do6_i</text:p>
          </table:table-cell>
          <table:table-cell office:value-type="string" calcext:value-type="string">
            <text:p>Do6_i</text:p>
          </table:table-cell>
          <table:table-cell table:formula="of:=[.G41]+1" office:value-type="float" office:value="141" calcext:value-type="float">
            <text:p>14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1]-[.J4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o7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1</text:p>
          </table:table-cell>
          <table:table-cell table:number-columns-repeated="3"/>
          <table:table-cell table:formula="of:=RIGHT([.C42];LEN([.C42])-IF([.B42]=&quot;DIGITAL&quot;;2;3))" office:value-type="string" office:string-value="141" calcext:value-type="string">
            <text:p>141</text:p>
          </table:table-cell>
          <table:table-cell table:formula="of:=RIGHT([.A42];LEN([.A42])-3)" office:value-type="string" office:string-value="Do7_i" calcext:value-type="string">
            <text:p>Do7_i</text:p>
          </table:table-cell>
          <table:table-cell office:value-type="string" calcext:value-type="string">
            <text:p>Do7_i</text:p>
          </table:table-cell>
          <table:table-cell table:formula="of:=[.G42]+1" office:value-type="float" office:value="142" calcext:value-type="float">
            <text:p>14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2]-[.J4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Do8_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2</text:p>
          </table:table-cell>
          <table:table-cell table:number-columns-repeated="3"/>
          <table:table-cell table:formula="of:=RIGHT([.C43];LEN([.C43])-IF([.B43]=&quot;DIGITAL&quot;;2;3))" office:value-type="string" office:string-value="142" calcext:value-type="string">
            <text:p>142</text:p>
          </table:table-cell>
          <table:table-cell table:formula="of:=RIGHT([.A43];LEN([.A43])-3)" office:value-type="string" office:string-value="Do8_i" calcext:value-type="string">
            <text:p>Do8_i</text:p>
          </table:table-cell>
          <table:table-cell office:value-type="string" calcext:value-type="string">
            <text:p>Do8_i</text:p>
          </table:table-cell>
          <table:table-cell table:formula="of:=[.G43]+1" office:value-type="float" office:value="143" calcext:value-type="float">
            <text:p>14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3]-[.J4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1_1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3</text:p>
          </table:table-cell>
          <table:table-cell table:number-columns-repeated="3"/>
          <table:table-cell table:formula="of:=RIGHT([.C44];LEN([.C44])-IF([.B44]=&quot;DIGITAL&quot;;2;3))" office:value-type="string" office:string-value="143" calcext:value-type="string">
            <text:p>143</text:p>
          </table:table-cell>
          <table:table-cell table:formula="of:=RIGHT([.A44];LEN([.A44])-3)" office:value-type="string" office:string-value="K1_1f_in" calcext:value-type="string">
            <text:p>K1_1f_in</text:p>
          </table:table-cell>
          <table:table-cell office:value-type="string" calcext:value-type="string">
            <text:p>K1_1f_in</text:p>
          </table:table-cell>
          <table:table-cell table:formula="of:=[.G44]+1" office:value-type="float" office:value="144" calcext:value-type="float">
            <text:p>14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4]-[.J4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1_1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4</text:p>
          </table:table-cell>
          <table:table-cell table:number-columns-repeated="3"/>
          <table:table-cell table:formula="of:=RIGHT([.C45];LEN([.C45])-IF([.B45]=&quot;DIGITAL&quot;;2;3))" office:value-type="string" office:string-value="144" calcext:value-type="string">
            <text:p>144</text:p>
          </table:table-cell>
          <table:table-cell table:formula="of:=RIGHT([.A45];LEN([.A45])-3)" office:value-type="string" office:string-value="K1_1g_c" calcext:value-type="string">
            <text:p>K1_1g_c</text:p>
          </table:table-cell>
          <table:table-cell office:value-type="string" calcext:value-type="string">
            <text:p>K1_1g_c</text:p>
          </table:table-cell>
          <table:table-cell table:formula="of:=[.G45]+1" office:value-type="float" office:value="145" calcext:value-type="float">
            <text:p>14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5]-[.J4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1_2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5</text:p>
          </table:table-cell>
          <table:table-cell table:number-columns-repeated="3"/>
          <table:table-cell table:formula="of:=RIGHT([.C46];LEN([.C46])-IF([.B46]=&quot;DIGITAL&quot;;2;3))" office:value-type="string" office:string-value="145" calcext:value-type="string">
            <text:p>145</text:p>
          </table:table-cell>
          <table:table-cell table:formula="of:=RIGHT([.A46];LEN([.A46])-3)" office:value-type="string" office:string-value="K1_2f_in" calcext:value-type="string">
            <text:p>K1_2f_in</text:p>
          </table:table-cell>
          <table:table-cell office:value-type="string" calcext:value-type="string">
            <text:p>K1_2f_in</text:p>
          </table:table-cell>
          <table:table-cell table:formula="of:=[.G46]+1" office:value-type="float" office:value="146" calcext:value-type="float">
            <text:p>14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6]-[.J4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1_2g_c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6</text:p>
          </table:table-cell>
          <table:table-cell table:number-columns-repeated="3"/>
          <table:table-cell table:formula="of:=RIGHT([.C47];LEN([.C47])-IF([.B47]=&quot;DIGITAL&quot;;2;3))" office:value-type="string" office:string-value="146" calcext:value-type="string">
            <text:p>146</text:p>
          </table:table-cell>
          <table:table-cell table:formula="of:=RIGHT([.A47];LEN([.A47])-3)" office:value-type="string" office:string-value="K1_2g_c" calcext:value-type="string">
            <text:p>K1_2g_c</text:p>
          </table:table-cell>
          <table:table-cell office:value-type="string" calcext:value-type="string">
            <text:p>K1_2g_c</text:p>
          </table:table-cell>
          <table:table-cell table:formula="of:=[.G47]+1" office:value-type="float" office:value="147" calcext:value-type="float">
            <text:p>14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7]-[.J4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2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7</text:p>
          </table:table-cell>
          <table:table-cell table:number-columns-repeated="3"/>
          <table:table-cell table:formula="of:=RIGHT([.C48];LEN([.C48])-IF([.B48]=&quot;DIGITAL&quot;;2;3))" office:value-type="string" office:string-value="147" calcext:value-type="string">
            <text:p>147</text:p>
          </table:table-cell>
          <table:table-cell table:formula="of:=RIGHT([.A48];LEN([.A48])-3)" office:value-type="string" office:string-value="K2f_in" calcext:value-type="string">
            <text:p>K2f_in</text:p>
          </table:table-cell>
          <table:table-cell office:value-type="string" calcext:value-type="string">
            <text:p>K2f_in</text:p>
          </table:table-cell>
          <table:table-cell table:formula="of:=[.G48]+1" office:value-type="float" office:value="148" calcext:value-type="float">
            <text:p>14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8]-[.J4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3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8</text:p>
          </table:table-cell>
          <table:table-cell table:number-columns-repeated="3"/>
          <table:table-cell table:formula="of:=RIGHT([.C49];LEN([.C49])-IF([.B49]=&quot;DIGITAL&quot;;2;3))" office:value-type="string" office:string-value="148" calcext:value-type="string">
            <text:p>148</text:p>
          </table:table-cell>
          <table:table-cell table:formula="of:=RIGHT([.A49];LEN([.A49])-3)" office:value-type="string" office:string-value="K3f_in" calcext:value-type="string">
            <text:p>K3f_in</text:p>
          </table:table-cell>
          <table:table-cell office:value-type="string" calcext:value-type="string">
            <text:p>K3f_in</text:p>
          </table:table-cell>
          <table:table-cell table:formula="of:=[.G49]+1" office:value-type="float" office:value="149" calcext:value-type="float">
            <text:p>14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49]-[.J4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4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49</text:p>
          </table:table-cell>
          <table:table-cell table:number-columns-repeated="3"/>
          <table:table-cell table:formula="of:=RIGHT([.C50];LEN([.C50])-IF([.B50]=&quot;DIGITAL&quot;;2;3))" office:value-type="string" office:string-value="149" calcext:value-type="string">
            <text:p>149</text:p>
          </table:table-cell>
          <table:table-cell table:formula="of:=RIGHT([.A50];LEN([.A50])-3)" office:value-type="string" office:string-value="K4f_in" calcext:value-type="string">
            <text:p>K4f_in</text:p>
          </table:table-cell>
          <table:table-cell office:value-type="string" calcext:value-type="string">
            <text:p>K4f_in</text:p>
          </table:table-cell>
          <table:table-cell table:formula="of:=[.G50]+1" office:value-type="float" office:value="150" calcext:value-type="float">
            <text:p>15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0]-[.J4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5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0</text:p>
          </table:table-cell>
          <table:table-cell table:number-columns-repeated="3"/>
          <table:table-cell table:formula="of:=RIGHT([.C51];LEN([.C51])-IF([.B51]=&quot;DIGITAL&quot;;2;3))" office:value-type="string" office:string-value="150" calcext:value-type="string">
            <text:p>150</text:p>
          </table:table-cell>
          <table:table-cell table:formula="of:=RIGHT([.A51];LEN([.A51])-3)" office:value-type="string" office:string-value="K5f_in" calcext:value-type="string">
            <text:p>K5f_in</text:p>
          </table:table-cell>
          <table:table-cell office:value-type="string" calcext:value-type="string">
            <text:p>K5f_in</text:p>
          </table:table-cell>
          <table:table-cell table:formula="of:=[.G51]+1" office:value-type="float" office:value="151" calcext:value-type="float">
            <text:p>15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1]-[.J5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6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1</text:p>
          </table:table-cell>
          <table:table-cell table:number-columns-repeated="3"/>
          <table:table-cell table:formula="of:=RIGHT([.C52];LEN([.C52])-IF([.B52]=&quot;DIGITAL&quot;;2;3))" office:value-type="string" office:string-value="151" calcext:value-type="string">
            <text:p>151</text:p>
          </table:table-cell>
          <table:table-cell table:formula="of:=RIGHT([.A52];LEN([.A52])-3)" office:value-type="string" office:string-value="K6f_in" calcext:value-type="string">
            <text:p>K6f_in</text:p>
          </table:table-cell>
          <table:table-cell office:value-type="string" calcext:value-type="string">
            <text:p>K6f_in</text:p>
          </table:table-cell>
          <table:table-cell table:formula="of:=[.G52]+1" office:value-type="float" office:value="152" calcext:value-type="float">
            <text:p>15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2]-[.J5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7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2</text:p>
          </table:table-cell>
          <table:table-cell table:number-columns-repeated="3"/>
          <table:table-cell table:formula="of:=RIGHT([.C53];LEN([.C53])-IF([.B53]=&quot;DIGITAL&quot;;2;3))" office:value-type="string" office:string-value="152" calcext:value-type="string">
            <text:p>152</text:p>
          </table:table-cell>
          <table:table-cell table:formula="of:=RIGHT([.A53];LEN([.A53])-3)" office:value-type="string" office:string-value="K7f_in" calcext:value-type="string">
            <text:p>K7f_in</text:p>
          </table:table-cell>
          <table:table-cell office:value-type="string" calcext:value-type="string">
            <text:p>K7f_in</text:p>
          </table:table-cell>
          <table:table-cell table:formula="of:=[.G53]+1" office:value-type="float" office:value="153" calcext:value-type="float">
            <text:p>15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3]-[.J5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3</text:p>
          </table:table-cell>
          <table:table-cell table:number-columns-repeated="3"/>
          <table:table-cell table:formula="of:=RIGHT([.C54];LEN([.C54])-IF([.B54]=&quot;DIGITAL&quot;;2;3))" office:value-type="string" office:string-value="153" calcext:value-type="string">
            <text:p>153</text:p>
          </table:table-cell>
          <table:table-cell table:formula="of:=RIGHT([.A54];LEN([.A54])-3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formula="of:=[.G54]+1" office:value-type="float" office:value="154" calcext:value-type="float">
            <text:p>15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4]-[.J5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k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4</text:p>
          </table:table-cell>
          <table:table-cell table:number-columns-repeated="3"/>
          <table:table-cell table:formula="of:=RIGHT([.C55];LEN([.C55])-IF([.B55]=&quot;DIGITAL&quot;;2;3))" office:value-type="string" office:string-value="154" calcext:value-type="string">
            <text:p>154</text:p>
          </table:table-cell>
          <table:table-cell table:formula="of:=RIGHT([.A55];LEN([.A55])-3)" office:value-type="string" office:string-value="A_k1" calcext:value-type="string">
            <text:p>A_k1</text:p>
          </table:table-cell>
          <table:table-cell office:value-type="string" calcext:value-type="string">
            <text:p>A_k1</text:p>
          </table:table-cell>
          <table:table-cell table:formula="of:=[.G55]+1" office:value-type="float" office:value="155" calcext:value-type="float">
            <text:p>15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5]-[.J5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k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5</text:p>
          </table:table-cell>
          <table:table-cell table:number-columns-repeated="3"/>
          <table:table-cell table:formula="of:=RIGHT([.C56];LEN([.C56])-IF([.B56]=&quot;DIGITAL&quot;;2;3))" office:value-type="string" office:string-value="155" calcext:value-type="string">
            <text:p>155</text:p>
          </table:table-cell>
          <table:table-cell table:formula="of:=RIGHT([.A56];LEN([.A56])-3)" office:value-type="string" office:string-value="A_k2" calcext:value-type="string">
            <text:p>A_k2</text:p>
          </table:table-cell>
          <table:table-cell office:value-type="string" calcext:value-type="string">
            <text:p>A_k2</text:p>
          </table:table-cell>
          <table:table-cell table:formula="of:=[.G56]+1" office:value-type="float" office:value="156" calcext:value-type="float">
            <text:p>15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6]-[.J5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_k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6</text:p>
          </table:table-cell>
          <table:table-cell table:number-columns-repeated="3"/>
          <table:table-cell table:formula="of:=RIGHT([.C57];LEN([.C57])-IF([.B57]=&quot;DIGITAL&quot;;2;3))" office:value-type="string" office:string-value="156" calcext:value-type="string">
            <text:p>156</text:p>
          </table:table-cell>
          <table:table-cell table:formula="of:=RIGHT([.A57];LEN([.A57])-3)" office:value-type="string" office:string-value="A_k3" calcext:value-type="string">
            <text:p>A_k3</text:p>
          </table:table-cell>
          <table:table-cell office:value-type="string" calcext:value-type="string">
            <text:p>A_k3</text:p>
          </table:table-cell>
          <table:table-cell table:formula="of:=[.G57]+1" office:value-type="float" office:value="157" calcext:value-type="float">
            <text:p>15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7]-[.J5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1_1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7</text:p>
          </table:table-cell>
          <table:table-cell table:number-columns-repeated="3"/>
          <table:table-cell table:formula="of:=RIGHT([.C58];LEN([.C58])-IF([.B58]=&quot;DIGITAL&quot;;2;3))" office:value-type="string" office:string-value="157" calcext:value-type="string">
            <text:p>157</text:p>
          </table:table-cell>
          <table:table-cell table:formula="of:=RIGHT([.A58];LEN([.A58])-3)" office:value-type="string" office:string-value="K1_1_m" calcext:value-type="string">
            <text:p>K1_1_m</text:p>
          </table:table-cell>
          <table:table-cell office:value-type="string" calcext:value-type="string">
            <text:p>K1_1_m</text:p>
          </table:table-cell>
          <table:table-cell table:formula="of:=[.G58]+1" office:value-type="float" office:value="158" calcext:value-type="float">
            <text:p>15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8]-[.J5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K1_2_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8</text:p>
          </table:table-cell>
          <table:table-cell table:number-columns-repeated="3"/>
          <table:table-cell table:formula="of:=RIGHT([.C59];LEN([.C59])-IF([.B59]=&quot;DIGITAL&quot;;2;3))" office:value-type="string" office:string-value="158" calcext:value-type="string">
            <text:p>158</text:p>
          </table:table-cell>
          <table:table-cell table:formula="of:=RIGHT([.A59];LEN([.A59])-3)" office:value-type="string" office:string-value="K1_2_m" calcext:value-type="string">
            <text:p>K1_2_m</text:p>
          </table:table-cell>
          <table:table-cell office:value-type="string" calcext:value-type="string">
            <text:p>K1_2_m</text:p>
          </table:table-cell>
          <table:table-cell table:formula="of:=[.G59]+1" office:value-type="float" office:value="159" calcext:value-type="float">
            <text:p>15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59]-[.J5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p_k1_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59</text:p>
          </table:table-cell>
          <table:table-cell table:number-columns-repeated="3"/>
          <table:table-cell table:formula="of:=RIGHT([.C60];LEN([.C60])-IF([.B60]=&quot;DIGITAL&quot;;2;3))" office:value-type="string" office:string-value="159" calcext:value-type="string">
            <text:p>159</text:p>
          </table:table-cell>
          <table:table-cell table:formula="of:=RIGHT([.A60];LEN([.A60])-3)" office:value-type="string" office:string-value="Ap_k1_2" calcext:value-type="string">
            <text:p>Ap_k1_2</text:p>
          </table:table-cell>
          <table:table-cell office:value-type="string" calcext:value-type="string">
            <text:p>Ap_k1_2</text:p>
          </table:table-cell>
          <table:table-cell table:formula="of:=[.G60]+1" office:value-type="float" office:value="160" calcext:value-type="float">
            <text:p>16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ching of ytfel_raskachka 2</text:p>
          </table:table-cell>
          <table:table-cell/>
          <table:table-cell table:formula="of:=[.J60]-[.J5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60</text:p>
          </table:table-cell>
          <table:table-cell table:number-columns-repeated="3"/>
          <table:table-cell table:formula="of:=RIGHT([.C61];LEN([.C61])-IF([.B61]=&quot;DIGITAL&quot;;2;3))" office:value-type="string" office:string-value="160" calcext:value-type="string">
            <text:p>160</text:p>
          </table:table-cell>
          <table:table-cell table:formula="of:=RIGHT([.A61];LEN([.A61])-3)" office:value-type="string" office:string-value="P1_a" calcext:value-type="string">
            <text:p>P1_a</text:p>
          </table:table-cell>
          <table:table-cell office:value-type="string" calcext:value-type="string">
            <text:p>P1_a</text:p>
          </table:table-cell>
          <table:table-cell table:formula="of:=[.G61]+1" office:value-type="float" office:value="161" calcext:value-type="float">
            <text:p>16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1]-[.J6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161</text:p>
          </table:table-cell>
          <table:table-cell table:number-columns-repeated="3"/>
          <table:table-cell table:formula="of:=RIGHT([.C62];LEN([.C62])-IF([.B62]=&quot;DIGITAL&quot;;2;3))" office:value-type="string" office:string-value="161" calcext:value-type="string">
            <text:p>161</text:p>
          </table:table-cell>
          <table:table-cell table:formula="of:=RIGHT([.A62];LEN([.A62])-3)" office:value-type="string" office:string-value="P1_inv" calcext:value-type="string">
            <text:p>P1_inv</text:p>
          </table:table-cell>
          <table:table-cell office:value-type="string" calcext:value-type="string">
            <text:p>P1_inv</text:p>
          </table:table-cell>
          <table:table-cell table:formula="of:=[.G62]+1" office:value-type="float" office:value="162" calcext:value-type="float">
            <text:p>16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2]-[.J6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0</text:p>
          </table:table-cell>
          <table:table-cell table:number-columns-repeated="3"/>
          <table:table-cell table:formula="of:=RIGHT([.C63];LEN([.C63])-IF([.B63]=&quot;DIGITAL&quot;;2;3))" office:value-type="string" office:string-value="200" calcext:value-type="string">
            <text:p>200</text:p>
          </table:table-cell>
          <table:table-cell table:formula="of:=RIGHT([.A63];LEN([.A63])-3)" office:value-type="string" office:string-value="P2_a" calcext:value-type="string">
            <text:p>P2_a</text:p>
          </table:table-cell>
          <table:table-cell office:value-type="string" calcext:value-type="string">
            <text:p>P2_a</text:p>
          </table:table-cell>
          <table:table-cell table:formula="of:=[.G63]+1" office:value-type="float" office:value="201" calcext:value-type="float">
            <text:p>20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3]-[.J62]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ob_P2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1</text:p>
          </table:table-cell>
          <table:table-cell table:number-columns-repeated="3"/>
          <table:table-cell table:formula="of:=RIGHT([.C64];LEN([.C64])-IF([.B64]=&quot;DIGITAL&quot;;2;3))" office:value-type="string" office:string-value="201" calcext:value-type="string">
            <text:p>201</text:p>
          </table:table-cell>
          <table:table-cell table:formula="of:=RIGHT([.A64];LEN([.A64])-3)" office:value-type="string" office:string-value="P2_inv" calcext:value-type="string">
            <text:p>P2_inv</text:p>
          </table:table-cell>
          <table:table-cell office:value-type="string" calcext:value-type="string">
            <text:p>P2_inv</text:p>
          </table:table-cell>
          <table:table-cell table:formula="of:=[.G64]+1" office:value-type="float" office:value="202" calcext:value-type="float">
            <text:p>20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4]-[.J6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2</text:p>
          </table:table-cell>
          <table:table-cell table:number-columns-repeated="3"/>
          <table:table-cell table:formula="of:=RIGHT([.C65];LEN([.C65])-IF([.B65]=&quot;DIGITAL&quot;;2;3))" office:value-type="string" office:string-value="202" calcext:value-type="string">
            <text:p>202</text:p>
          </table:table-cell>
          <table:table-cell table:formula="of:=RIGHT([.A65];LEN([.A65])-3)" office:value-type="string" office:string-value="P3_a" calcext:value-type="string">
            <text:p>P3_a</text:p>
          </table:table-cell>
          <table:table-cell office:value-type="string" calcext:value-type="string">
            <text:p>P3_a</text:p>
          </table:table-cell>
          <table:table-cell table:formula="of:=[.G65]+1" office:value-type="float" office:value="203" calcext:value-type="float">
            <text:p>20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5]-[.J6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inv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3</text:p>
          </table:table-cell>
          <table:table-cell table:number-columns-repeated="3"/>
          <table:table-cell table:formula="of:=RIGHT([.C66];LEN([.C66])-IF([.B66]=&quot;DIGITAL&quot;;2;3))" office:value-type="string" office:string-value="203" calcext:value-type="string">
            <text:p>203</text:p>
          </table:table-cell>
          <table:table-cell table:formula="of:=RIGHT([.A66];LEN([.A66])-3)" office:value-type="string" office:string-value="P3_inv" calcext:value-type="string">
            <text:p>P3_inv</text:p>
          </table:table-cell>
          <table:table-cell office:value-type="string" calcext:value-type="string">
            <text:p>P3_inv</text:p>
          </table:table-cell>
          <table:table-cell table:formula="of:=[.G66]+1" office:value-type="float" office:value="204" calcext:value-type="float">
            <text:p>20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6]-[.J6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M1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4</text:p>
          </table:table-cell>
          <table:table-cell table:number-columns-repeated="3"/>
          <table:table-cell table:formula="of:=RIGHT([.C67];LEN([.C67])-IF([.B67]=&quot;DIGITAL&quot;;2;3))" office:value-type="string" office:string-value="204" calcext:value-type="string">
            <text:p>204</text:p>
          </table:table-cell>
          <table:table-cell table:formula="of:=RIGHT([.A67];LEN([.A67])-3)" office:value-type="string" office:string-value="M1_A" calcext:value-type="string">
            <text:p>M1_A</text:p>
          </table:table-cell>
          <table:table-cell office:value-type="string" calcext:value-type="string">
            <text:p>M1_a</text:p>
          </table:table-cell>
          <table:table-cell table:formula="of:=[.G67]+1" office:value-type="float" office:value="205" calcext:value-type="float">
            <text:p>20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7]-[.J6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M2_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5</text:p>
          </table:table-cell>
          <table:table-cell table:number-columns-repeated="3"/>
          <table:table-cell table:formula="of:=RIGHT([.C68];LEN([.C68])-IF([.B68]=&quot;DIGITAL&quot;;2;3))" office:value-type="string" office:string-value="205" calcext:value-type="string">
            <text:p>205</text:p>
          </table:table-cell>
          <table:table-cell table:formula="of:=RIGHT([.A68];LEN([.A68])-3)" office:value-type="string" office:string-value="M2_A" calcext:value-type="string">
            <text:p>M2_A</text:p>
          </table:table-cell>
          <table:table-cell office:value-type="string" calcext:value-type="string">
            <text:p>M2_a</text:p>
          </table:table-cell>
          <table:table-cell table:formula="of:=[.G68]+1" office:value-type="float" office:value="206" calcext:value-type="float">
            <text:p>20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68]-[.J67]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float" office:value="206" calcext:value-type="float">
            <text:p>206</text:p>
          </table:table-cell>
          <table:table-cell office:value-type="string" calcext:value-type="string">
            <text:p>eb206</text:p>
          </table:table-cell>
          <table:table-cell office:value-type="string" calcext:value-type="string">
            <text:p>Eb206</text:p>
          </table:table-cell>
          <table:table-cell table:formula="of:=[.G69]+1" office:value-type="float" office:value="207" calcext:value-type="float">
            <text:p>20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кривачка дірки</text:p>
          </table:table-cell>
          <table:table-cell/>
          <table:table-cell table:formula="of:=[.J69]-[.J6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_k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7</text:p>
          </table:table-cell>
          <table:table-cell table:number-columns-repeated="3"/>
          <table:table-cell table:formula="of:=RIGHT([.C70];LEN([.C70])-IF([.B70]=&quot;DIGITAL&quot;;2;3))" office:value-type="string" office:string-value="207" calcext:value-type="string">
            <text:p>207</text:p>
          </table:table-cell>
          <table:table-cell table:formula="of:=[.A70]" office:value-type="string" office:string-value="A_kbp" calcext:value-type="string">
            <text:p>A_kbp</text:p>
          </table:table-cell>
          <table:table-cell office:value-type="string" calcext:value-type="string">
            <text:p>A_kbp</text:p>
          </table:table-cell>
          <table:table-cell table:formula="of:=[.G70]+1" office:value-type="float" office:value="208" calcext:value-type="float">
            <text:p>20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0]-[.J6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_k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8</text:p>
          </table:table-cell>
          <table:table-cell table:number-columns-repeated="3"/>
          <table:table-cell table:formula="of:=RIGHT([.C71];LEN([.C71])-IF([.B71]=&quot;DIGITAL&quot;;2;3))" office:value-type="string" office:string-value="208" calcext:value-type="string">
            <text:p>208</text:p>
          </table:table-cell>
          <table:table-cell table:formula="of:=[.A71]" office:value-type="string" office:string-value="A_kzp" calcext:value-type="string">
            <text:p>A_kzp</text:p>
          </table:table-cell>
          <table:table-cell office:value-type="string" calcext:value-type="string">
            <text:p>A_kzp</text:p>
          </table:table-cell>
          <table:table-cell table:formula="of:=[.G71]+1" office:value-type="float" office:value="209" calcext:value-type="float">
            <text:p>20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1]-[.J7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bp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09</text:p>
          </table:table-cell>
          <table:table-cell table:number-columns-repeated="3"/>
          <table:table-cell table:formula="of:=RIGHT([.C72];LEN([.C72])-IF([.B72]=&quot;DIGITAL&quot;;2;3))" office:value-type="string" office:string-value="209" calcext:value-type="string">
            <text:p>209</text:p>
          </table:table-cell>
          <table:table-cell table:formula="of:=[.A72]" office:value-type="string" office:string-value="Kbp_out" calcext:value-type="string">
            <text:p>Kbp_out</text:p>
          </table:table-cell>
          <table:table-cell office:value-type="string" calcext:value-type="string">
            <text:p>Kbp_out</text:p>
          </table:table-cell>
          <table:table-cell table:formula="of:=[.G72]+1" office:value-type="float" office:value="210" calcext:value-type="float">
            <text:p>21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2]-[.J7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zp_o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10</text:p>
          </table:table-cell>
          <table:table-cell table:number-columns-repeated="3"/>
          <table:table-cell table:formula="of:=RIGHT([.C73];LEN([.C73])-IF([.B73]=&quot;DIGITAL&quot;;2;3))" office:value-type="string" office:string-value="210" calcext:value-type="string">
            <text:p>210</text:p>
          </table:table-cell>
          <table:table-cell table:formula="of:=[.A73]" office:value-type="string" office:string-value="Kzp_out" calcext:value-type="string">
            <text:p>Kzp_out</text:p>
          </table:table-cell>
          <table:table-cell office:value-type="string" calcext:value-type="string">
            <text:p>Kzp_out</text:p>
          </table:table-cell>
          <table:table-cell table:formula="of:=[.G73]+1" office:value-type="float" office:value="211" calcext:value-type="float">
            <text:p>21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3]-[.J7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p_k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11</text:p>
          </table:table-cell>
          <table:table-cell table:number-columns-repeated="3"/>
          <table:table-cell table:formula="of:=RIGHT([.C74];LEN([.C74])-IF([.B74]=&quot;DIGITAL&quot;;2;3))" office:value-type="string" office:string-value="211" calcext:value-type="string">
            <text:p>211</text:p>
          </table:table-cell>
          <table:table-cell table:formula="of:=[.A74]" office:value-type="string" office:string-value="Ap_kbp" calcext:value-type="string">
            <text:p>Ap_kbp</text:p>
          </table:table-cell>
          <table:table-cell office:value-type="string" calcext:value-type="string">
            <text:p>Ap_kbp</text:p>
          </table:table-cell>
          <table:table-cell table:formula="of:=[.G74]+1" office:value-type="float" office:value="212" calcext:value-type="float">
            <text:p>21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4]-[.J7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p_k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12</text:p>
          </table:table-cell>
          <table:table-cell table:number-columns-repeated="3"/>
          <table:table-cell table:formula="of:=RIGHT([.C75];LEN([.C75])-IF([.B75]=&quot;DIGITAL&quot;;2;3))" office:value-type="string" office:string-value="212" calcext:value-type="string">
            <text:p>212</text:p>
          </table:table-cell>
          <table:table-cell table:formula="of:=[.A75]" office:value-type="string" office:string-value="Ap_kzp" calcext:value-type="string">
            <text:p>Ap_kzp</text:p>
          </table:table-cell>
          <table:table-cell office:value-type="string" calcext:value-type="string">
            <text:p>Ap_kzp</text:p>
          </table:table-cell>
          <table:table-cell table:formula="of:=[.G75]+1" office:value-type="float" office:value="213" calcext:value-type="float">
            <text:p>21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5]-[.J74]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float" office:value="213" calcext:value-type="float">
            <text:p>213</text:p>
          </table:table-cell>
          <table:table-cell office:value-type="string" calcext:value-type="string">
            <text:p>m213</text:p>
          </table:table-cell>
          <table:table-cell office:value-type="string" calcext:value-type="string">
            <text:p>M213</text:p>
          </table:table-cell>
          <table:table-cell table:formula="of:=[.G76]+1" office:value-type="float" office:value="214" calcext:value-type="float">
            <text:p>21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кривачка дірки</text:p>
          </table:table-cell>
          <table:table-cell/>
          <table:table-cell table:formula="of:=[.J76]-[.J7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bp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14</text:p>
          </table:table-cell>
          <table:table-cell table:number-columns-repeated="3"/>
          <table:table-cell table:formula="of:=RIGHT([.C77];LEN([.C77])-IF([.B77]=&quot;DIGITAL&quot;;2;3))" office:value-type="string" office:string-value="214" calcext:value-type="string">
            <text:p>214</text:p>
          </table:table-cell>
          <table:table-cell table:formula="of:=[.A77]" office:value-type="string" office:string-value="Kbpf_in" calcext:value-type="string">
            <text:p>Kbpf_in</text:p>
          </table:table-cell>
          <table:table-cell office:value-type="string" calcext:value-type="string">
            <text:p>Kbpf_in</text:p>
          </table:table-cell>
          <table:table-cell table:formula="of:=[.G77]+1" office:value-type="float" office:value="215" calcext:value-type="float">
            <text:p>21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7]-[.J7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zpf_i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15</text:p>
          </table:table-cell>
          <table:table-cell table:number-columns-repeated="3"/>
          <table:table-cell table:formula="of:=RIGHT([.C78];LEN([.C78])-IF([.B78]=&quot;DIGITAL&quot;;2;3))" office:value-type="string" office:string-value="215" calcext:value-type="string">
            <text:p>215</text:p>
          </table:table-cell>
          <table:table-cell table:formula="of:=[.A78]" office:value-type="string" office:string-value="Kzpf_in" calcext:value-type="string">
            <text:p>Kzpf_in</text:p>
          </table:table-cell>
          <table:table-cell office:value-type="string" calcext:value-type="string">
            <text:p>Kzpf_in</text:p>
          </table:table-cell>
          <table:table-cell table:formula="of:=[.G78]+1" office:value-type="float" office:value="216" calcext:value-type="float">
            <text:p>21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8]-[.J7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_b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16</text:p>
          </table:table-cell>
          <table:table-cell table:number-columns-repeated="3"/>
          <table:table-cell table:formula="of:=RIGHT([.C79];LEN([.C79])-IF([.B79]=&quot;DIGITAL&quot;;2;3))" office:value-type="string" office:string-value="216" calcext:value-type="string">
            <text:p>216</text:p>
          </table:table-cell>
          <table:table-cell table:formula="of:=RIGHT([.A79];LEN([.A79])-3)" office:value-type="string" office:string-value="bp" calcext:value-type="string">
            <text:p>bp</text:p>
          </table:table-cell>
          <table:table-cell office:value-type="string" calcext:value-type="string">
            <text:p>Bp</text:p>
          </table:table-cell>
          <table:table-cell table:formula="of:=[.G79]+1" office:value-type="float" office:value="217" calcext:value-type="float">
            <text:p>21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79]-[.J7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_z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%M217</text:p>
          </table:table-cell>
          <table:table-cell table:number-columns-repeated="3"/>
          <table:table-cell table:formula="of:=RIGHT([.C80];LEN([.C80])-IF([.B80]=&quot;DIGITAL&quot;;2;3))" office:value-type="string" office:string-value="217" calcext:value-type="string">
            <text:p>217</text:p>
          </table:table-cell>
          <table:table-cell table:formula="of:=RIGHT([.A80];LEN([.A80])-3)" office:value-type="string" office:string-value="zp" calcext:value-type="string">
            <text:p>zp</text:p>
          </table:table-cell>
          <table:table-cell office:value-type="string" calcext:value-type="string">
            <text:p>Zp</text:p>
          </table:table-cell>
          <table:table-cell table:formula="of:=[.G80]+1" office:value-type="float" office:value="218" calcext:value-type="float">
            <text:p>21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80]-[.J7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Va1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</text:p>
          </table:table-cell>
          <table:table-cell table:number-columns-repeated="3"/>
          <table:table-cell table:formula="of:=RIGHT([.C81];LEN([.C81])-IF([.B81]=&quot;DIGITAL&quot;;2;3))" office:value-type="string" office:string-value="1" calcext:value-type="string">
            <text:p>1</text:p>
          </table:table-cell>
          <table:table-cell table:formula="of:=RIGHT([.A81];LEN([.A81])-3)" office:value-type="string" office:string-value="Va1_n" calcext:value-type="string">
            <text:p>Va1_n</text:p>
          </table:table-cell>
          <table:table-cell office:value-type="string" calcext:value-type="string">
            <text:p>Va1_n</text:p>
          </table:table-cell>
          <table:table-cell table:formula="of:=[.G81]+1" office:value-type="float" office:value="2" calcext:value-type="float">
            <text:p>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unloading VA1</text:p>
          </table:table-cell>
          <table:table-cell/>
          <table:table-cell table:formula="of:=[.J81]-[.J80]" office:value-type="float" office:value="-216" calcext:value-type="float">
            <text:p>-216</text:p>
          </table:table-cell>
        </table:table-row>
        <table:table-row table:style-name="ro2">
          <table:table-cell office:value-type="string" calcext:value-type="string">
            <text:p>ob_Va2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</text:p>
          </table:table-cell>
          <table:table-cell table:number-columns-repeated="3"/>
          <table:table-cell table:formula="of:=RIGHT([.C82];LEN([.C82])-IF([.B82]=&quot;DIGITAL&quot;;2;3))" office:value-type="string" office:string-value="2" calcext:value-type="string">
            <text:p>2</text:p>
          </table:table-cell>
          <table:table-cell table:formula="of:=RIGHT([.A82];LEN([.A82])-3)" office:value-type="string" office:string-value="Va2_n" calcext:value-type="string">
            <text:p>Va2_n</text:p>
          </table:table-cell>
          <table:table-cell office:value-type="string" calcext:value-type="string">
            <text:p>Va2_n</text:p>
          </table:table-cell>
          <table:table-cell table:formula="of:=[.G82]+1"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unloading VA2</text:p>
          </table:table-cell>
          <table:table-cell/>
          <table:table-cell table:formula="of:=[.J82]-[.J8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Va3_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3</text:p>
          </table:table-cell>
          <table:table-cell table:number-columns-repeated="3"/>
          <table:table-cell table:formula="of:=RIGHT([.C83];LEN([.C83])-IF([.B83]=&quot;DIGITAL&quot;;2;3))" office:value-type="string" office:string-value="3" calcext:value-type="string">
            <text:p>3</text:p>
          </table:table-cell>
          <table:table-cell table:formula="of:=RIGHT([.A83];LEN([.A83])-3)" office:value-type="string" office:string-value="Va3_n" calcext:value-type="string">
            <text:p>Va3_n</text:p>
          </table:table-cell>
          <table:table-cell office:value-type="string" calcext:value-type="string">
            <text:p>Va3_n</text:p>
          </table:table-cell>
          <table:table-cell table:formula="of:=[.G83]+1" office:value-type="float" office:value="4" calcext:value-type="float">
            <text:p>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unloading VA3</text:p>
          </table:table-cell>
          <table:table-cell/>
          <table:table-cell table:formula="of:=[.J83]-[.J8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St_lim_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</text:p>
          </table:table-cell>
          <table:table-cell table:number-columns-repeated="3"/>
          <table:table-cell table:formula="of:=RIGHT([.C84];LEN([.C84])-IF([.B84]=&quot;DIGITAL&quot;;2;3))" office:value-type="string" office:string-value="10" calcext:value-type="string">
            <text:p>10</text:p>
          </table:table-cell>
          <table:table-cell table:formula="of:=RIGHT([.A84];LEN([.A84])-3)" office:value-type="string" office:string-value="St_lim_net" calcext:value-type="string">
            <text:p>St_lim_net</text:p>
          </table:table-cell>
          <table:table-cell office:value-type="string" calcext:value-type="string">
            <text:p>St_lim_net</text:p>
          </table:table-cell>
          <table:table-cell table:formula="of:=[.G84]+1" office:value-type="float" office:value="11" calcext:value-type="float">
            <text:p>1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сост. Лим. сб. по сети</text:p>
          </table:table-cell>
          <table:table-cell/>
          <table:table-cell table:formula="of:=[.J84]-[.J83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ob_St_al_n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1</text:p>
          </table:table-cell>
          <table:table-cell table:number-columns-repeated="3"/>
          <table:table-cell table:formula="of:=RIGHT([.C85];LEN([.C85])-IF([.B85]=&quot;DIGITAL&quot;;2;3))" office:value-type="string" office:string-value="11" calcext:value-type="string">
            <text:p>11</text:p>
          </table:table-cell>
          <table:table-cell table:formula="of:=RIGHT([.A85];LEN([.A85])-3)" office:value-type="string" office:string-value="St_al_net" calcext:value-type="string">
            <text:p>St_al_net</text:p>
          </table:table-cell>
          <table:table-cell office:value-type="string" calcext:value-type="string">
            <text:p>St_al_net</text:p>
          </table:table-cell>
          <table:table-cell table:formula="of:=[.G85]+1" office:value-type="float" office:value="12" calcext:value-type="float">
            <text:p>1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Сост. Авар. ур. сб. по сети</text:p>
          </table:table-cell>
          <table:table-cell/>
          <table:table-cell table:formula="of:=[.J85]-[.J8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va1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</text:p>
          </table:table-cell>
          <table:table-cell table:number-columns-repeated="3"/>
          <table:table-cell table:formula="of:=RIGHT([.C86];LEN([.C86])-IF([.B86]=&quot;DIGITAL&quot;;2;3))" office:value-type="string" office:string-value="21" calcext:value-type="string">
            <text:p>21</text:p>
          </table:table-cell>
          <table:table-cell table:formula="of:=RIGHT([.A86];LEN([.A86])-3)" office:value-type="string" office:string-value="va1_St_i" calcext:value-type="string">
            <text:p>va1_St_i</text:p>
          </table:table-cell>
          <table:table-cell office:value-type="string" calcext:value-type="string">
            <text:p>Va1_st_i</text:p>
          </table:table-cell>
          <table:table-cell table:formula="of:=[.G86]+1" office:value-type="float" office:value="22" calcext:value-type="float">
            <text:p>2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86]-[.J85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ob_va2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</text:p>
          </table:table-cell>
          <table:table-cell table:number-columns-repeated="3"/>
          <table:table-cell table:formula="of:=RIGHT([.C87];LEN([.C87])-IF([.B87]=&quot;DIGITAL&quot;;2;3))" office:value-type="string" office:string-value="22" calcext:value-type="string">
            <text:p>22</text:p>
          </table:table-cell>
          <table:table-cell table:formula="of:=RIGHT([.A87];LEN([.A87])-3)" office:value-type="string" office:string-value="va2_St_i" calcext:value-type="string">
            <text:p>va2_St_i</text:p>
          </table:table-cell>
          <table:table-cell office:value-type="string" calcext:value-type="string">
            <text:p>Va2_st_i</text:p>
          </table:table-cell>
          <table:table-cell table:formula="of:=[.G87]+1" office:value-type="float" office:value="23" calcext:value-type="float">
            <text:p>2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87]-[.J8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va3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3</text:p>
          </table:table-cell>
          <table:table-cell table:number-columns-repeated="3"/>
          <table:table-cell table:formula="of:=RIGHT([.C88];LEN([.C88])-IF([.B88]=&quot;DIGITAL&quot;;2;3))" office:value-type="string" office:string-value="23" calcext:value-type="string">
            <text:p>23</text:p>
          </table:table-cell>
          <table:table-cell table:formula="of:=RIGHT([.A88];LEN([.A88])-3)" office:value-type="string" office:string-value="va3_St_i" calcext:value-type="string">
            <text:p>va3_St_i</text:p>
          </table:table-cell>
          <table:table-cell office:value-type="string" calcext:value-type="string">
            <text:p>Va3_st_i</text:p>
          </table:table-cell>
          <table:table-cell table:formula="of:=[.G88]+1" office:value-type="float" office:value="24" calcext:value-type="float">
            <text:p>2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88]-[.J8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0</text:p>
          </table:table-cell>
          <table:table-cell table:number-columns-repeated="3"/>
          <table:table-cell table:formula="of:=RIGHT([.C89];LEN([.C89])-IF([.B89]=&quot;DIGITAL&quot;;2;3))" office:value-type="string" office:string-value="200" calcext:value-type="string">
            <text:p>200</text:p>
          </table:table-cell>
          <table:table-cell table:formula="of:=RIGHT([.A89];LEN([.A89])-3)" office:value-type="string" office:string-value="Ai1_mn_ek" calcext:value-type="string">
            <text:p>Ai1_mn_ek</text:p>
          </table:table-cell>
          <table:table-cell office:value-type="string" calcext:value-type="string">
            <text:p>Ai1_mn_ek</text:p>
          </table:table-cell>
          <table:table-cell table:formula="of:=[.G89]+1" office:value-type="float" office:value="201" calcext:value-type="float">
            <text:p>20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89]-[.J88]"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ob_Ai1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1</text:p>
          </table:table-cell>
          <table:table-cell table:number-columns-repeated="3"/>
          <table:table-cell table:formula="of:=RIGHT([.C90];LEN([.C90])-IF([.B90]=&quot;DIGITAL&quot;;2;3))" office:value-type="string" office:string-value="201" calcext:value-type="string">
            <text:p>201</text:p>
          </table:table-cell>
          <table:table-cell table:formula="of:=RIGHT([.A90];LEN([.A90])-3)" office:value-type="string" office:string-value="Ai1_mx_ek" calcext:value-type="string">
            <text:p>Ai1_mx_ek</text:p>
          </table:table-cell>
          <table:table-cell office:value-type="string" calcext:value-type="string">
            <text:p>Ai1_mx_ek</text:p>
          </table:table-cell>
          <table:table-cell table:formula="of:=[.G90]+1" office:value-type="float" office:value="202" calcext:value-type="float">
            <text:p>20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0]-[.J8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0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2</text:p>
          </table:table-cell>
          <table:table-cell table:number-columns-repeated="3"/>
          <table:table-cell table:formula="of:=RIGHT([.C91];LEN([.C91])-IF([.B91]=&quot;DIGITAL&quot;;2;3))" office:value-type="string" office:string-value="202" calcext:value-type="string">
            <text:p>202</text:p>
          </table:table-cell>
          <table:table-cell table:formula="of:=RIGHT([.A91];LEN([.A91])-3)" office:value-type="string" office:string-value="Ai10_mn_ek" calcext:value-type="string">
            <text:p>Ai10_mn_ek</text:p>
          </table:table-cell>
          <table:table-cell office:value-type="string" calcext:value-type="string">
            <text:p>Ai10_mn_ek</text:p>
          </table:table-cell>
          <table:table-cell table:formula="of:=[.G91]+1" office:value-type="float" office:value="203" calcext:value-type="float">
            <text:p>20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1]-[.J9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0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3</text:p>
          </table:table-cell>
          <table:table-cell table:number-columns-repeated="3"/>
          <table:table-cell table:formula="of:=RIGHT([.C92];LEN([.C92])-IF([.B92]=&quot;DIGITAL&quot;;2;3))" office:value-type="string" office:string-value="203" calcext:value-type="string">
            <text:p>203</text:p>
          </table:table-cell>
          <table:table-cell table:formula="of:=RIGHT([.A92];LEN([.A92])-3)" office:value-type="string" office:string-value="Ai10_mx_ek" calcext:value-type="string">
            <text:p>Ai10_mx_ek</text:p>
          </table:table-cell>
          <table:table-cell office:value-type="string" calcext:value-type="string">
            <text:p>Ai10_mx_ek</text:p>
          </table:table-cell>
          <table:table-cell table:formula="of:=[.G92]+1" office:value-type="float" office:value="204" calcext:value-type="float">
            <text:p>20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2]-[.J9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1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4</text:p>
          </table:table-cell>
          <table:table-cell table:number-columns-repeated="3"/>
          <table:table-cell table:formula="of:=RIGHT([.C93];LEN([.C93])-IF([.B93]=&quot;DIGITAL&quot;;2;3))" office:value-type="string" office:string-value="204" calcext:value-type="string">
            <text:p>204</text:p>
          </table:table-cell>
          <table:table-cell table:formula="of:=RIGHT([.A93];LEN([.A93])-3)" office:value-type="string" office:string-value="Ai11_mn_ek" calcext:value-type="string">
            <text:p>Ai11_mn_ek</text:p>
          </table:table-cell>
          <table:table-cell office:value-type="string" calcext:value-type="string">
            <text:p>Ai11_mn_ek</text:p>
          </table:table-cell>
          <table:table-cell table:formula="of:=[.G93]+1" office:value-type="float" office:value="205" calcext:value-type="float">
            <text:p>20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3]-[.J9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1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5</text:p>
          </table:table-cell>
          <table:table-cell table:number-columns-repeated="3"/>
          <table:table-cell table:formula="of:=RIGHT([.C94];LEN([.C94])-IF([.B94]=&quot;DIGITAL&quot;;2;3))" office:value-type="string" office:string-value="205" calcext:value-type="string">
            <text:p>205</text:p>
          </table:table-cell>
          <table:table-cell table:formula="of:=RIGHT([.A94];LEN([.A94])-3)" office:value-type="string" office:string-value="Ai11_mx_ek" calcext:value-type="string">
            <text:p>Ai11_mx_ek</text:p>
          </table:table-cell>
          <table:table-cell office:value-type="string" calcext:value-type="string">
            <text:p>Ai11_mx_ek</text:p>
          </table:table-cell>
          <table:table-cell table:formula="of:=[.G94]+1" office:value-type="float" office:value="206" calcext:value-type="float">
            <text:p>20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4]-[.J9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2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6</text:p>
          </table:table-cell>
          <table:table-cell table:number-columns-repeated="3"/>
          <table:table-cell table:formula="of:=RIGHT([.C95];LEN([.C95])-IF([.B95]=&quot;DIGITAL&quot;;2;3))" office:value-type="string" office:string-value="206" calcext:value-type="string">
            <text:p>206</text:p>
          </table:table-cell>
          <table:table-cell table:formula="of:=RIGHT([.A95];LEN([.A95])-3)" office:value-type="string" office:string-value="Ai2_mn_ek" calcext:value-type="string">
            <text:p>Ai2_mn_ek</text:p>
          </table:table-cell>
          <table:table-cell office:value-type="string" calcext:value-type="string">
            <text:p>Ai2_mn_ek</text:p>
          </table:table-cell>
          <table:table-cell table:formula="of:=[.G95]+1" office:value-type="float" office:value="207" calcext:value-type="float">
            <text:p>20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5]-[.J9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2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7</text:p>
          </table:table-cell>
          <table:table-cell table:number-columns-repeated="3"/>
          <table:table-cell table:formula="of:=RIGHT([.C96];LEN([.C96])-IF([.B96]=&quot;DIGITAL&quot;;2;3))" office:value-type="string" office:string-value="207" calcext:value-type="string">
            <text:p>207</text:p>
          </table:table-cell>
          <table:table-cell table:formula="of:=RIGHT([.A96];LEN([.A96])-3)" office:value-type="string" office:string-value="Ai2_mx_ek" calcext:value-type="string">
            <text:p>Ai2_mx_ek</text:p>
          </table:table-cell>
          <table:table-cell office:value-type="string" calcext:value-type="string">
            <text:p>Ai2_mx_ek</text:p>
          </table:table-cell>
          <table:table-cell table:formula="of:=[.G96]+1" office:value-type="float" office:value="208" calcext:value-type="float">
            <text:p>20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6]-[.J9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3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8</text:p>
          </table:table-cell>
          <table:table-cell table:number-columns-repeated="3"/>
          <table:table-cell table:formula="of:=RIGHT([.C97];LEN([.C97])-IF([.B97]=&quot;DIGITAL&quot;;2;3))" office:value-type="string" office:string-value="208" calcext:value-type="string">
            <text:p>208</text:p>
          </table:table-cell>
          <table:table-cell table:formula="of:=RIGHT([.A97];LEN([.A97])-3)" office:value-type="string" office:string-value="Ai3_mn_ek" calcext:value-type="string">
            <text:p>Ai3_mn_ek</text:p>
          </table:table-cell>
          <table:table-cell office:value-type="string" calcext:value-type="string">
            <text:p>Ai3_mn_ek</text:p>
          </table:table-cell>
          <table:table-cell table:formula="of:=[.G97]+1" office:value-type="float" office:value="209" calcext:value-type="float">
            <text:p>20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7]-[.J9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3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09</text:p>
          </table:table-cell>
          <table:table-cell table:number-columns-repeated="3"/>
          <table:table-cell table:formula="of:=RIGHT([.C98];LEN([.C98])-IF([.B98]=&quot;DIGITAL&quot;;2;3))" office:value-type="string" office:string-value="209" calcext:value-type="string">
            <text:p>209</text:p>
          </table:table-cell>
          <table:table-cell table:formula="of:=RIGHT([.A98];LEN([.A98])-3)" office:value-type="string" office:string-value="Ai3_mx_ek" calcext:value-type="string">
            <text:p>Ai3_mx_ek</text:p>
          </table:table-cell>
          <table:table-cell office:value-type="string" calcext:value-type="string">
            <text:p>Ai3_mx_ek</text:p>
          </table:table-cell>
          <table:table-cell table:formula="of:=[.G98]+1" office:value-type="float" office:value="210" calcext:value-type="float">
            <text:p>21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8]-[.J9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4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0</text:p>
          </table:table-cell>
          <table:table-cell table:number-columns-repeated="3"/>
          <table:table-cell table:formula="of:=RIGHT([.C99];LEN([.C99])-IF([.B99]=&quot;DIGITAL&quot;;2;3))" office:value-type="string" office:string-value="210" calcext:value-type="string">
            <text:p>210</text:p>
          </table:table-cell>
          <table:table-cell table:formula="of:=RIGHT([.A99];LEN([.A99])-3)" office:value-type="string" office:string-value="Ai4_mn_ek" calcext:value-type="string">
            <text:p>Ai4_mn_ek</text:p>
          </table:table-cell>
          <table:table-cell office:value-type="string" calcext:value-type="string">
            <text:p>Ai4_mn_ek</text:p>
          </table:table-cell>
          <table:table-cell table:formula="of:=[.G99]+1" office:value-type="float" office:value="211" calcext:value-type="float">
            <text:p>21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99]-[.J9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4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1</text:p>
          </table:table-cell>
          <table:table-cell table:number-columns-repeated="3"/>
          <table:table-cell table:formula="of:=RIGHT([.C100];LEN([.C100])-IF([.B100]=&quot;DIGITAL&quot;;2;3))" office:value-type="string" office:string-value="211" calcext:value-type="string">
            <text:p>211</text:p>
          </table:table-cell>
          <table:table-cell table:formula="of:=RIGHT([.A100];LEN([.A100])-3)" office:value-type="string" office:string-value="Ai4_mx_ek" calcext:value-type="string">
            <text:p>Ai4_mx_ek</text:p>
          </table:table-cell>
          <table:table-cell office:value-type="string" calcext:value-type="string">
            <text:p>Ai4_mx_ek</text:p>
          </table:table-cell>
          <table:table-cell table:formula="of:=[.G100]+1" office:value-type="float" office:value="212" calcext:value-type="float">
            <text:p>21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0]-[.J9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5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2</text:p>
          </table:table-cell>
          <table:table-cell table:number-columns-repeated="3"/>
          <table:table-cell table:formula="of:=RIGHT([.C101];LEN([.C101])-IF([.B101]=&quot;DIGITAL&quot;;2;3))" office:value-type="string" office:string-value="212" calcext:value-type="string">
            <text:p>212</text:p>
          </table:table-cell>
          <table:table-cell table:formula="of:=RIGHT([.A101];LEN([.A101])-3)" office:value-type="string" office:string-value="Ai5_mn_ek" calcext:value-type="string">
            <text:p>Ai5_mn_ek</text:p>
          </table:table-cell>
          <table:table-cell office:value-type="string" calcext:value-type="string">
            <text:p>Ai5_mn_ek</text:p>
          </table:table-cell>
          <table:table-cell table:formula="of:=[.G101]+1" office:value-type="float" office:value="213" calcext:value-type="float">
            <text:p>21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1]-[.J10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5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3</text:p>
          </table:table-cell>
          <table:table-cell table:number-columns-repeated="3"/>
          <table:table-cell table:formula="of:=RIGHT([.C102];LEN([.C102])-IF([.B102]=&quot;DIGITAL&quot;;2;3))" office:value-type="string" office:string-value="213" calcext:value-type="string">
            <text:p>213</text:p>
          </table:table-cell>
          <table:table-cell table:formula="of:=RIGHT([.A102];LEN([.A102])-3)" office:value-type="string" office:string-value="Ai5_mx_ek" calcext:value-type="string">
            <text:p>Ai5_mx_ek</text:p>
          </table:table-cell>
          <table:table-cell office:value-type="string" calcext:value-type="string">
            <text:p>Ai5_mx_ek</text:p>
          </table:table-cell>
          <table:table-cell table:formula="of:=[.G102]+1" office:value-type="float" office:value="214" calcext:value-type="float">
            <text:p>21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2]-[.J10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6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4</text:p>
          </table:table-cell>
          <table:table-cell table:number-columns-repeated="3"/>
          <table:table-cell table:formula="of:=RIGHT([.C103];LEN([.C103])-IF([.B103]=&quot;DIGITAL&quot;;2;3))" office:value-type="string" office:string-value="214" calcext:value-type="string">
            <text:p>214</text:p>
          </table:table-cell>
          <table:table-cell table:formula="of:=RIGHT([.A103];LEN([.A103])-3)" office:value-type="string" office:string-value="Ai6_mn_ek" calcext:value-type="string">
            <text:p>Ai6_mn_ek</text:p>
          </table:table-cell>
          <table:table-cell office:value-type="string" calcext:value-type="string">
            <text:p>Ai6_mn_ek</text:p>
          </table:table-cell>
          <table:table-cell table:formula="of:=[.G103]+1" office:value-type="float" office:value="215" calcext:value-type="float">
            <text:p>21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3]-[.J10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6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5</text:p>
          </table:table-cell>
          <table:table-cell table:number-columns-repeated="3"/>
          <table:table-cell table:formula="of:=RIGHT([.C104];LEN([.C104])-IF([.B104]=&quot;DIGITAL&quot;;2;3))" office:value-type="string" office:string-value="215" calcext:value-type="string">
            <text:p>215</text:p>
          </table:table-cell>
          <table:table-cell table:formula="of:=RIGHT([.A104];LEN([.A104])-3)" office:value-type="string" office:string-value="Ai6_mx_ek" calcext:value-type="string">
            <text:p>Ai6_mx_ek</text:p>
          </table:table-cell>
          <table:table-cell office:value-type="string" calcext:value-type="string">
            <text:p>Ai6_mx_ek</text:p>
          </table:table-cell>
          <table:table-cell table:formula="of:=[.G104]+1" office:value-type="float" office:value="216" calcext:value-type="float">
            <text:p>21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4]-[.J10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7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6</text:p>
          </table:table-cell>
          <table:table-cell table:number-columns-repeated="3"/>
          <table:table-cell table:formula="of:=RIGHT([.C105];LEN([.C105])-IF([.B105]=&quot;DIGITAL&quot;;2;3))" office:value-type="string" office:string-value="216" calcext:value-type="string">
            <text:p>216</text:p>
          </table:table-cell>
          <table:table-cell table:formula="of:=RIGHT([.A105];LEN([.A105])-3)" office:value-type="string" office:string-value="Ai7_mn_ek" calcext:value-type="string">
            <text:p>Ai7_mn_ek</text:p>
          </table:table-cell>
          <table:table-cell office:value-type="string" calcext:value-type="string">
            <text:p>Ai7_mn_ek</text:p>
          </table:table-cell>
          <table:table-cell table:formula="of:=[.G105]+1" office:value-type="float" office:value="217" calcext:value-type="float">
            <text:p>21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5]-[.J10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7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7</text:p>
          </table:table-cell>
          <table:table-cell table:number-columns-repeated="3"/>
          <table:table-cell table:formula="of:=RIGHT([.C106];LEN([.C106])-IF([.B106]=&quot;DIGITAL&quot;;2;3))" office:value-type="string" office:string-value="217" calcext:value-type="string">
            <text:p>217</text:p>
          </table:table-cell>
          <table:table-cell table:formula="of:=RIGHT([.A106];LEN([.A106])-3)" office:value-type="string" office:string-value="Ai7_mx_ek" calcext:value-type="string">
            <text:p>Ai7_mx_ek</text:p>
          </table:table-cell>
          <table:table-cell office:value-type="string" calcext:value-type="string">
            <text:p>Ai7_mx_ek</text:p>
          </table:table-cell>
          <table:table-cell table:formula="of:=[.G106]+1" office:value-type="float" office:value="218" calcext:value-type="float">
            <text:p>21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6]-[.J10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8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8</text:p>
          </table:table-cell>
          <table:table-cell table:number-columns-repeated="3"/>
          <table:table-cell table:formula="of:=RIGHT([.C107];LEN([.C107])-IF([.B107]=&quot;DIGITAL&quot;;2;3))" office:value-type="string" office:string-value="218" calcext:value-type="string">
            <text:p>218</text:p>
          </table:table-cell>
          <table:table-cell table:formula="of:=RIGHT([.A107];LEN([.A107])-3)" office:value-type="string" office:string-value="Ai8_mn_ek" calcext:value-type="string">
            <text:p>Ai8_mn_ek</text:p>
          </table:table-cell>
          <table:table-cell office:value-type="string" calcext:value-type="string">
            <text:p>Ai8_mn_ek</text:p>
          </table:table-cell>
          <table:table-cell table:formula="of:=[.G107]+1" office:value-type="float" office:value="219" calcext:value-type="float">
            <text:p>21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7]-[.J10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8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19</text:p>
          </table:table-cell>
          <table:table-cell table:number-columns-repeated="3"/>
          <table:table-cell table:formula="of:=RIGHT([.C108];LEN([.C108])-IF([.B108]=&quot;DIGITAL&quot;;2;3))" office:value-type="string" office:string-value="219" calcext:value-type="string">
            <text:p>219</text:p>
          </table:table-cell>
          <table:table-cell table:formula="of:=RIGHT([.A108];LEN([.A108])-3)" office:value-type="string" office:string-value="Ai8_mx_ek" calcext:value-type="string">
            <text:p>Ai8_mx_ek</text:p>
          </table:table-cell>
          <table:table-cell office:value-type="string" calcext:value-type="string">
            <text:p>Ai8_mx_ek</text:p>
          </table:table-cell>
          <table:table-cell table:formula="of:=[.G108]+1" office:value-type="float" office:value="220" calcext:value-type="float">
            <text:p>22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8]-[.J10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9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0</text:p>
          </table:table-cell>
          <table:table-cell table:number-columns-repeated="3"/>
          <table:table-cell table:formula="of:=RIGHT([.C109];LEN([.C109])-IF([.B109]=&quot;DIGITAL&quot;;2;3))" office:value-type="string" office:string-value="220" calcext:value-type="string">
            <text:p>220</text:p>
          </table:table-cell>
          <table:table-cell table:formula="of:=RIGHT([.A109];LEN([.A109])-3)" office:value-type="string" office:string-value="Ai9_mn_ek" calcext:value-type="string">
            <text:p>Ai9_mn_ek</text:p>
          </table:table-cell>
          <table:table-cell office:value-type="string" calcext:value-type="string">
            <text:p>Ai9_mn_ek</text:p>
          </table:table-cell>
          <table:table-cell table:formula="of:=[.G109]+1" office:value-type="float" office:value="221" calcext:value-type="float">
            <text:p>22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09]-[.J10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9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1</text:p>
          </table:table-cell>
          <table:table-cell table:number-columns-repeated="3"/>
          <table:table-cell table:formula="of:=RIGHT([.C110];LEN([.C110])-IF([.B110]=&quot;DIGITAL&quot;;2;3))" office:value-type="string" office:string-value="221" calcext:value-type="string">
            <text:p>221</text:p>
          </table:table-cell>
          <table:table-cell table:formula="of:=RIGHT([.A110];LEN([.A110])-3)" office:value-type="string" office:string-value="Ai9_mx_ek" calcext:value-type="string">
            <text:p>Ai9_mx_ek</text:p>
          </table:table-cell>
          <table:table-cell office:value-type="string" calcext:value-type="string">
            <text:p>Ai9_mx_ek</text:p>
          </table:table-cell>
          <table:table-cell table:formula="of:=[.G110]+1" office:value-type="float" office:value="222" calcext:value-type="float">
            <text:p>22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0]-[.J10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T_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2</text:p>
          </table:table-cell>
          <table:table-cell table:number-columns-repeated="3"/>
          <table:table-cell table:formula="of:=RIGHT([.C111];LEN([.C111])-IF([.B111]=&quot;DIGITAL&quot;;2;3))" office:value-type="string" office:string-value="222" calcext:value-type="string">
            <text:p>222</text:p>
          </table:table-cell>
          <table:table-cell table:formula="of:=RIGHT([.A111];LEN([.A111])-3)" office:value-type="string" office:string-value="T_nS" calcext:value-type="string">
            <text:p>T_nS</text:p>
          </table:table-cell>
          <table:table-cell office:value-type="string" calcext:value-type="string">
            <text:p>T_ns</text:p>
          </table:table-cell>
          <table:table-cell table:formula="of:=[.G111]+1" office:value-type="float" office:value="223" calcext:value-type="float">
            <text:p>22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1]-[.J11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Tze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3</text:p>
          </table:table-cell>
          <table:table-cell table:number-columns-repeated="3"/>
          <table:table-cell table:formula="of:=RIGHT([.C112];LEN([.C112])-IF([.B112]=&quot;DIGITAL&quot;;2;3))" office:value-type="string" office:string-value="223" calcext:value-type="string">
            <text:p>223</text:p>
          </table:table-cell>
          <table:table-cell table:formula="of:=RIGHT([.A112];LEN([.A112])-3)" office:value-type="string" office:string-value="Tzel_zad" calcext:value-type="string">
            <text:p>Tzel_zad</text:p>
          </table:table-cell>
          <table:table-cell office:value-type="string" calcext:value-type="string">
            <text:p>Tzel_zad</text:p>
          </table:table-cell>
          <table:table-cell table:formula="of:=[.G112]+1" office:value-type="float" office:value="224" calcext:value-type="float">
            <text:p>22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2]-[.J1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Tzel_2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4</text:p>
          </table:table-cell>
          <table:table-cell table:number-columns-repeated="3"/>
          <table:table-cell table:formula="of:=RIGHT([.C113];LEN([.C113])-IF([.B113]=&quot;DIGITAL&quot;;2;3))" office:value-type="string" office:string-value="224" calcext:value-type="string">
            <text:p>224</text:p>
          </table:table-cell>
          <table:table-cell table:formula="of:=RIGHT([.A113];LEN([.A113])-3)" office:value-type="string" office:string-value="Tzel_2_zad" calcext:value-type="string">
            <text:p>Tzel_2_zad</text:p>
          </table:table-cell>
          <table:table-cell office:value-type="string" calcext:value-type="string">
            <text:p>Tzel_2_zad</text:p>
          </table:table-cell>
          <table:table-cell table:formula="of:=[.G113]+1" office:value-type="float" office:value="225" calcext:value-type="float">
            <text:p>22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3]-[.J11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Tkl_z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5</text:p>
          </table:table-cell>
          <table:table-cell table:number-columns-repeated="3"/>
          <table:table-cell table:formula="of:=RIGHT([.C114];LEN([.C114])-IF([.B114]=&quot;DIGITAL&quot;;2;3))" office:value-type="string" office:string-value="225" calcext:value-type="string">
            <text:p>225</text:p>
          </table:table-cell>
          <table:table-cell table:formula="of:=RIGHT([.A114];LEN([.A114])-3)" office:value-type="string" office:string-value="Tkl_zad" calcext:value-type="string">
            <text:p>Tkl_zad</text:p>
          </table:table-cell>
          <table:table-cell office:value-type="string" calcext:value-type="string">
            <text:p>Tkl_zad</text:p>
          </table:table-cell>
          <table:table-cell table:formula="of:=[.G114]+1" office:value-type="float" office:value="226" calcext:value-type="float">
            <text:p>22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4]-[.J11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2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6</text:p>
          </table:table-cell>
          <table:table-cell table:number-columns-repeated="3"/>
          <table:table-cell table:formula="of:=RIGHT([.C115];LEN([.C115])-IF([.B115]=&quot;DIGITAL&quot;;2;3))" office:value-type="string" office:string-value="226" calcext:value-type="string">
            <text:p>226</text:p>
          </table:table-cell>
          <table:table-cell table:formula="of:=RIGHT([.A115];LEN([.A115])-3)" office:value-type="string" office:string-value="Ai12_mn_ek" calcext:value-type="string">
            <text:p>Ai12_mn_ek</text:p>
          </table:table-cell>
          <table:table-cell office:value-type="string" calcext:value-type="string">
            <text:p>Ai12_mn_ek</text:p>
          </table:table-cell>
          <table:table-cell table:formula="of:=[.G115]+1" office:value-type="float" office:value="227" calcext:value-type="float">
            <text:p>22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5]-[.J11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2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7</text:p>
          </table:table-cell>
          <table:table-cell table:number-columns-repeated="3"/>
          <table:table-cell table:formula="of:=RIGHT([.C116];LEN([.C116])-IF([.B116]=&quot;DIGITAL&quot;;2;3))" office:value-type="string" office:string-value="227" calcext:value-type="string">
            <text:p>227</text:p>
          </table:table-cell>
          <table:table-cell table:formula="of:=RIGHT([.A116];LEN([.A116])-3)" office:value-type="string" office:string-value="Ai12_mx_ek" calcext:value-type="string">
            <text:p>Ai12_mx_ek</text:p>
          </table:table-cell>
          <table:table-cell office:value-type="string" calcext:value-type="string">
            <text:p>Ai12_mx_ek</text:p>
          </table:table-cell>
          <table:table-cell table:formula="of:=[.G116]+1" office:value-type="float" office:value="228" calcext:value-type="float">
            <text:p>22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6]-[.J11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17];LEN([.C117])-IF([.B117]=&quot;DIGITAL&quot;;2;3))" office:value-type="string" office:string-value="228" calcext:value-type="string">
            <text:p>228</text:p>
          </table:table-cell>
          <table:table-cell table:formula="of:=RIGHT([.A117];LEN([.A117])-3)" office:value-type="string" office:string-value="P1_m" calcext:value-type="string">
            <text:p>P1_m</text:p>
          </table:table-cell>
          <table:table-cell office:value-type="string" calcext:value-type="string">
            <text:p>P1_m</text:p>
          </table:table-cell>
          <table:table-cell table:formula="of:=[.G117]+1" office:value-type="float" office:value="229" calcext:value-type="float">
            <text:p>22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7]-[.J11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29</text:p>
          </table:table-cell>
          <table:table-cell table:number-columns-repeated="3"/>
          <table:table-cell table:formula="of:=RIGHT([.C118];LEN([.C118])-IF([.B118]=&quot;DIGITAL&quot;;2;3))" office:value-type="string" office:string-value="229" calcext:value-type="string">
            <text:p>229</text:p>
          </table:table-cell>
          <table:table-cell table:formula="of:=RIGHT([.A118];LEN([.A118])-3)" office:value-type="string" office:string-value="P1_max" calcext:value-type="string">
            <text:p>P1_max</text:p>
          </table:table-cell>
          <table:table-cell office:value-type="string" calcext:value-type="string">
            <text:p>P1_max</text:p>
          </table:table-cell>
          <table:table-cell table:formula="of:=[.G118]+1" office:value-type="float" office:value="230" calcext:value-type="float">
            <text:p>23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8]-[.J11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30</text:p>
          </table:table-cell>
          <table:table-cell table:number-columns-repeated="3"/>
          <table:table-cell table:formula="of:=RIGHT([.C119];LEN([.C119])-IF([.B119]=&quot;DIGITAL&quot;;2;3))" office:value-type="string" office:string-value="230" calcext:value-type="string">
            <text:p>230</text:p>
          </table:table-cell>
          <table:table-cell table:formula="of:=RIGHT([.A119];LEN([.A119])-3)" office:value-type="string" office:string-value="P1_p" calcext:value-type="string">
            <text:p>P1_p</text:p>
          </table:table-cell>
          <table:table-cell office:value-type="string" calcext:value-type="string">
            <text:p>P1_p</text:p>
          </table:table-cell>
          <table:table-cell table:formula="of:=[.G119]+1" office:value-type="float" office:value="231" calcext:value-type="float">
            <text:p>23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19]-[.J1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31</text:p>
          </table:table-cell>
          <table:table-cell table:number-columns-repeated="3"/>
          <table:table-cell table:formula="of:=RIGHT([.C120];LEN([.C120])-IF([.B120]=&quot;DIGITAL&quot;;2;3))" office:value-type="string" office:string-value="231" calcext:value-type="string">
            <text:p>231</text:p>
          </table:table-cell>
          <table:table-cell table:formula="of:=RIGHT([.A120];LEN([.A120])-3)" office:value-type="string" office:string-value="P1_i" calcext:value-type="string">
            <text:p>P1_i</text:p>
          </table:table-cell>
          <table:table-cell office:value-type="string" calcext:value-type="string">
            <text:p>P1_i</text:p>
          </table:table-cell>
          <table:table-cell table:formula="of:=[.G120]+1" office:value-type="float" office:value="232" calcext:value-type="float">
            <text:p>23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0]-[.J1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32</text:p>
          </table:table-cell>
          <table:table-cell table:number-columns-repeated="3"/>
          <table:table-cell table:formula="of:=RIGHT([.C121];LEN([.C121])-IF([.B121]=&quot;DIGITAL&quot;;2;3))" office:value-type="string" office:string-value="232" calcext:value-type="string">
            <text:p>232</text:p>
          </table:table-cell>
          <table:table-cell table:formula="of:=RIGHT([.A121];LEN([.A121])-3)" office:value-type="string" office:string-value="P1_d" calcext:value-type="string">
            <text:p>P1_d</text:p>
          </table:table-cell>
          <table:table-cell office:value-type="string" calcext:value-type="string">
            <text:p>P1_d</text:p>
          </table:table-cell>
          <table:table-cell table:formula="of:=[.G121]+1" office:value-type="float" office:value="233" calcext:value-type="float">
            <text:p>23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1]-[.J12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33</text:p>
          </table:table-cell>
          <table:table-cell table:number-columns-repeated="3"/>
          <table:table-cell table:formula="of:=RIGHT([.C122];LEN([.C122])-IF([.B122]=&quot;DIGITAL&quot;;2;3))" office:value-type="string" office:string-value="233" calcext:value-type="string">
            <text:p>233</text:p>
          </table:table-cell>
          <table:table-cell table:formula="of:=RIGHT([.A122];LEN([.A122])-3)" office:value-type="string" office:string-value="P1_min" calcext:value-type="string">
            <text:p>P1_min</text:p>
          </table:table-cell>
          <table:table-cell office:value-type="string" calcext:value-type="string">
            <text:p>P1_min</text:p>
          </table:table-cell>
          <table:table-cell table:formula="of:=[.G122]+1" office:value-type="float" office:value="234" calcext:value-type="float">
            <text:p>23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2]-[.J12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1_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234</text:p>
          </table:table-cell>
          <table:table-cell table:number-columns-repeated="3"/>
          <table:table-cell table:formula="of:=RIGHT([.C123];LEN([.C123])-IF([.B123]=&quot;DIGITAL&quot;;2;3))" office:value-type="string" office:string-value="234" calcext:value-type="string">
            <text:p>234</text:p>
          </table:table-cell>
          <table:table-cell table:formula="of:=RIGHT([.A123];LEN([.A123])-3)" office:value-type="string" office:string-value="P1_ts" calcext:value-type="string">
            <text:p>P1_ts</text:p>
          </table:table-cell>
          <table:table-cell office:value-type="string" calcext:value-type="string">
            <text:p>P1_ts</text:p>
          </table:table-cell>
          <table:table-cell table:formula="of:=[.G123]+1" office:value-type="float" office:value="235" calcext:value-type="float">
            <text:p>23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3]-[.J12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24];LEN([.C124])-IF([.B124]=&quot;DIGITAL&quot;;2;3))" office:value-type="string" office:string-value="500" calcext:value-type="string">
            <text:p>500</text:p>
          </table:table-cell>
          <table:table-cell table:formula="of:=RIGHT([.A124];LEN([.A124])-3)" office:value-type="string" office:string-value="Ai1_i" calcext:value-type="string">
            <text:p>Ai1_i</text:p>
          </table:table-cell>
          <table:table-cell office:value-type="string" calcext:value-type="string">
            <text:p>Ai1_i</text:p>
          </table:table-cell>
          <table:table-cell table:formula="of:=[.G124]+1" office:value-type="float" office:value="501" calcext:value-type="float">
            <text:p>50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4]-[.J123]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ob_Ai1_li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25];LEN([.C125])-IF([.B125]=&quot;DIGITAL&quot;;2;3))" office:value-type="string" office:string-value="502" calcext:value-type="string">
            <text:p>502</text:p>
          </table:table-cell>
          <table:table-cell table:formula="of:=RIGHT([.A125];LEN([.A125])-3)" office:value-type="string" office:string-value="Ai1_lim" calcext:value-type="string">
            <text:p>Ai1_lim</text:p>
          </table:table-cell>
          <table:table-cell office:value-type="string" calcext:value-type="string">
            <text:p>Ai1_lim</text:p>
          </table:table-cell>
          <table:table-cell table:formula="of:=[.G125]+1" office:value-type="float" office:value="503" calcext:value-type="float">
            <text:p>50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5]-[.J12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04</text:p>
          </table:table-cell>
          <table:table-cell table:number-columns-repeated="3"/>
          <table:table-cell table:formula="of:=RIGHT([.C126];LEN([.C126])-IF([.B126]=&quot;DIGITAL&quot;;2;3))" office:value-type="string" office:string-value="504" calcext:value-type="string">
            <text:p>504</text:p>
          </table:table-cell>
          <table:table-cell table:formula="of:=RIGHT([.A126];LEN([.A126])-3)" office:value-type="string" office:string-value="Ai1_max" calcext:value-type="string">
            <text:p>Ai1_max</text:p>
          </table:table-cell>
          <table:table-cell office:value-type="string" calcext:value-type="string">
            <text:p>Ai1_max</text:p>
          </table:table-cell>
          <table:table-cell table:formula="of:=[.G126]+1" office:value-type="float" office:value="505" calcext:value-type="float">
            <text:p>50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6]-[.J12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06</text:p>
          </table:table-cell>
          <table:table-cell table:number-columns-repeated="3"/>
          <table:table-cell table:formula="of:=RIGHT([.C127];LEN([.C127])-IF([.B127]=&quot;DIGITAL&quot;;2;3))" office:value-type="string" office:string-value="506" calcext:value-type="string">
            <text:p>506</text:p>
          </table:table-cell>
          <table:table-cell table:formula="of:=RIGHT([.A127];LEN([.A127])-3)" office:value-type="string" office:string-value="Ai1_min" calcext:value-type="string">
            <text:p>Ai1_min</text:p>
          </table:table-cell>
          <table:table-cell office:value-type="string" calcext:value-type="string">
            <text:p>Ai1_min</text:p>
          </table:table-cell>
          <table:table-cell table:formula="of:=[.G127]+1" office:value-type="float" office:value="507" calcext:value-type="float">
            <text:p>50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7]-[.J12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08</text:p>
          </table:table-cell>
          <table:table-cell table:number-columns-repeated="3"/>
          <table:table-cell table:formula="of:=RIGHT([.C128];LEN([.C128])-IF([.B128]=&quot;DIGITAL&quot;;2;3))" office:value-type="string" office:string-value="508" calcext:value-type="string">
            <text:p>508</text:p>
          </table:table-cell>
          <table:table-cell table:formula="of:=RIGHT([.A128];LEN([.A128])-3)" office:value-type="string" office:string-value="Ai1_mn_sc" calcext:value-type="string">
            <text:p>Ai1_mn_sc</text:p>
          </table:table-cell>
          <table:table-cell office:value-type="string" calcext:value-type="string">
            <text:p>Ai1_mn_sc</text:p>
          </table:table-cell>
          <table:table-cell table:formula="of:=[.G128]+1" office:value-type="float" office:value="509" calcext:value-type="float">
            <text:p>50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8]-[.J12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10</text:p>
          </table:table-cell>
          <table:table-cell table:number-columns-repeated="3"/>
          <table:table-cell table:formula="of:=RIGHT([.C129];LEN([.C129])-IF([.B129]=&quot;DIGITAL&quot;;2;3))" office:value-type="string" office:string-value="510" calcext:value-type="string">
            <text:p>510</text:p>
          </table:table-cell>
          <table:table-cell table:formula="of:=RIGHT([.A129];LEN([.A129])-3)" office:value-type="string" office:string-value="Ai1_mx_sc" calcext:value-type="string">
            <text:p>Ai1_mx_sc</text:p>
          </table:table-cell>
          <table:table-cell office:value-type="string" calcext:value-type="string">
            <text:p>Ai1_mx_sc</text:p>
          </table:table-cell>
          <table:table-cell table:formula="of:=[.G129]+1" office:value-type="float" office:value="511" calcext:value-type="float">
            <text:p>51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29]-[.J12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0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30];LEN([.C130])-IF([.B130]=&quot;DIGITAL&quot;;2;3))" office:value-type="string" office:string-value="512" calcext:value-type="string">
            <text:p>512</text:p>
          </table:table-cell>
          <table:table-cell table:formula="of:=RIGHT([.A130];LEN([.A130])-3)" office:value-type="string" office:string-value="Ai10_i" calcext:value-type="string">
            <text:p>Ai10_i</text:p>
          </table:table-cell>
          <table:table-cell office:value-type="string" calcext:value-type="string">
            <text:p>Ai10_i</text:p>
          </table:table-cell>
          <table:table-cell table:formula="of:=[.G130]+1" office:value-type="float" office:value="513" calcext:value-type="float">
            <text:p>51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0]-[.J12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0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14</text:p>
          </table:table-cell>
          <table:table-cell table:number-columns-repeated="3"/>
          <table:table-cell table:formula="of:=RIGHT([.C131];LEN([.C131])-IF([.B131]=&quot;DIGITAL&quot;;2;3))" office:value-type="string" office:string-value="514" calcext:value-type="string">
            <text:p>514</text:p>
          </table:table-cell>
          <table:table-cell table:formula="of:=RIGHT([.A131];LEN([.A131])-3)" office:value-type="string" office:string-value="Ai10_max" calcext:value-type="string">
            <text:p>Ai10_max</text:p>
          </table:table-cell>
          <table:table-cell office:value-type="string" calcext:value-type="string">
            <text:p>Ai10_max</text:p>
          </table:table-cell>
          <table:table-cell table:formula="of:=[.G131]+1" office:value-type="float" office:value="515" calcext:value-type="float">
            <text:p>51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1]-[.J13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0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16</text:p>
          </table:table-cell>
          <table:table-cell table:number-columns-repeated="3"/>
          <table:table-cell table:formula="of:=RIGHT([.C132];LEN([.C132])-IF([.B132]=&quot;DIGITAL&quot;;2;3))" office:value-type="string" office:string-value="516" calcext:value-type="string">
            <text:p>516</text:p>
          </table:table-cell>
          <table:table-cell table:formula="of:=RIGHT([.A132];LEN([.A132])-3)" office:value-type="string" office:string-value="Ai10_min" calcext:value-type="string">
            <text:p>Ai10_min</text:p>
          </table:table-cell>
          <table:table-cell office:value-type="string" calcext:value-type="string">
            <text:p>Ai10_min</text:p>
          </table:table-cell>
          <table:table-cell table:formula="of:=[.G132]+1" office:value-type="float" office:value="517" calcext:value-type="float">
            <text:p>51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2]-[.J13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0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18</text:p>
          </table:table-cell>
          <table:table-cell table:number-columns-repeated="3"/>
          <table:table-cell table:formula="of:=RIGHT([.C133];LEN([.C133])-IF([.B133]=&quot;DIGITAL&quot;;2;3))" office:value-type="string" office:string-value="518" calcext:value-type="string">
            <text:p>518</text:p>
          </table:table-cell>
          <table:table-cell table:formula="of:=RIGHT([.A133];LEN([.A133])-3)" office:value-type="string" office:string-value="Ai10_mn_sc" calcext:value-type="string">
            <text:p>Ai10_mn_sc</text:p>
          </table:table-cell>
          <table:table-cell office:value-type="string" calcext:value-type="string">
            <text:p>Ai10_mn_sc</text:p>
          </table:table-cell>
          <table:table-cell table:formula="of:=[.G133]+1" office:value-type="float" office:value="519" calcext:value-type="float">
            <text:p>51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3]-[.J13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0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20</text:p>
          </table:table-cell>
          <table:table-cell table:number-columns-repeated="3"/>
          <table:table-cell table:formula="of:=RIGHT([.C134];LEN([.C134])-IF([.B134]=&quot;DIGITAL&quot;;2;3))" office:value-type="string" office:string-value="520" calcext:value-type="string">
            <text:p>520</text:p>
          </table:table-cell>
          <table:table-cell table:formula="of:=RIGHT([.A134];LEN([.A134])-3)" office:value-type="string" office:string-value="Ai10_mx_sc" calcext:value-type="string">
            <text:p>Ai10_mx_sc</text:p>
          </table:table-cell>
          <table:table-cell office:value-type="string" calcext:value-type="string">
            <text:p>Ai10_mx_sc</text:p>
          </table:table-cell>
          <table:table-cell table:formula="of:=[.G134]+1" office:value-type="float" office:value="521" calcext:value-type="float">
            <text:p>52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4]-[.J13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1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35];LEN([.C135])-IF([.B135]=&quot;DIGITAL&quot;;2;3))" office:value-type="string" office:string-value="522" calcext:value-type="string">
            <text:p>522</text:p>
          </table:table-cell>
          <table:table-cell table:formula="of:=RIGHT([.A135];LEN([.A135])-3)" office:value-type="string" office:string-value="Ai11_i" calcext:value-type="string">
            <text:p>Ai11_i</text:p>
          </table:table-cell>
          <table:table-cell office:value-type="string" calcext:value-type="string">
            <text:p>Ai11_i</text:p>
          </table:table-cell>
          <table:table-cell table:formula="of:=[.G135]+1" office:value-type="float" office:value="523" calcext:value-type="float">
            <text:p>52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5]-[.J13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1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24</text:p>
          </table:table-cell>
          <table:table-cell table:number-columns-repeated="3"/>
          <table:table-cell table:formula="of:=RIGHT([.C136];LEN([.C136])-IF([.B136]=&quot;DIGITAL&quot;;2;3))" office:value-type="string" office:string-value="524" calcext:value-type="string">
            <text:p>524</text:p>
          </table:table-cell>
          <table:table-cell table:formula="of:=RIGHT([.A136];LEN([.A136])-3)" office:value-type="string" office:string-value="Ai11_max" calcext:value-type="string">
            <text:p>Ai11_max</text:p>
          </table:table-cell>
          <table:table-cell office:value-type="string" calcext:value-type="string">
            <text:p>Ai11_max</text:p>
          </table:table-cell>
          <table:table-cell table:formula="of:=[.G136]+1" office:value-type="float" office:value="525" calcext:value-type="float">
            <text:p>52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6]-[.J13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1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26</text:p>
          </table:table-cell>
          <table:table-cell table:number-columns-repeated="3"/>
          <table:table-cell table:formula="of:=RIGHT([.C137];LEN([.C137])-IF([.B137]=&quot;DIGITAL&quot;;2;3))" office:value-type="string" office:string-value="526" calcext:value-type="string">
            <text:p>526</text:p>
          </table:table-cell>
          <table:table-cell table:formula="of:=RIGHT([.A137];LEN([.A137])-3)" office:value-type="string" office:string-value="Ai11_min" calcext:value-type="string">
            <text:p>Ai11_min</text:p>
          </table:table-cell>
          <table:table-cell office:value-type="string" calcext:value-type="string">
            <text:p>Ai11_min</text:p>
          </table:table-cell>
          <table:table-cell table:formula="of:=[.G137]+1" office:value-type="float" office:value="527" calcext:value-type="float">
            <text:p>52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7]-[.J13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1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28</text:p>
          </table:table-cell>
          <table:table-cell table:number-columns-repeated="3"/>
          <table:table-cell table:formula="of:=RIGHT([.C138];LEN([.C138])-IF([.B138]=&quot;DIGITAL&quot;;2;3))" office:value-type="string" office:string-value="528" calcext:value-type="string">
            <text:p>528</text:p>
          </table:table-cell>
          <table:table-cell table:formula="of:=RIGHT([.A138];LEN([.A138])-3)" office:value-type="string" office:string-value="Ai11_mn_sc" calcext:value-type="string">
            <text:p>Ai11_mn_sc</text:p>
          </table:table-cell>
          <table:table-cell office:value-type="string" calcext:value-type="string">
            <text:p>Ai11_mn_sc</text:p>
          </table:table-cell>
          <table:table-cell table:formula="of:=[.G138]+1" office:value-type="float" office:value="529" calcext:value-type="float">
            <text:p>52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8]-[.J13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1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30</text:p>
          </table:table-cell>
          <table:table-cell table:number-columns-repeated="3"/>
          <table:table-cell table:formula="of:=RIGHT([.C139];LEN([.C139])-IF([.B139]=&quot;DIGITAL&quot;;2;3))" office:value-type="string" office:string-value="530" calcext:value-type="string">
            <text:p>530</text:p>
          </table:table-cell>
          <table:table-cell table:formula="of:=RIGHT([.A139];LEN([.A139])-3)" office:value-type="string" office:string-value="Ai11_mx_sc" calcext:value-type="string">
            <text:p>Ai11_mx_sc</text:p>
          </table:table-cell>
          <table:table-cell office:value-type="string" calcext:value-type="string">
            <text:p>Ai11_mx_sc</text:p>
          </table:table-cell>
          <table:table-cell table:formula="of:=[.G139]+1" office:value-type="float" office:value="531" calcext:value-type="float">
            <text:p>53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39]-[.J13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2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40];LEN([.C140])-IF([.B140]=&quot;DIGITAL&quot;;2;3))" office:value-type="string" office:string-value="532" calcext:value-type="string">
            <text:p>532</text:p>
          </table:table-cell>
          <table:table-cell table:formula="of:=RIGHT([.A140];LEN([.A140])-3)" office:value-type="string" office:string-value="Ai2_i" calcext:value-type="string">
            <text:p>Ai2_i</text:p>
          </table:table-cell>
          <table:table-cell office:value-type="string" calcext:value-type="string">
            <text:p>Ai2_i</text:p>
          </table:table-cell>
          <table:table-cell table:formula="of:=[.G140]+1" office:value-type="float" office:value="533" calcext:value-type="float">
            <text:p>53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0]-[.J13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2_li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41];LEN([.C141])-IF([.B141]=&quot;DIGITAL&quot;;2;3))" office:value-type="string" office:string-value="534" calcext:value-type="string">
            <text:p>534</text:p>
          </table:table-cell>
          <table:table-cell table:formula="of:=RIGHT([.A141];LEN([.A141])-3)" office:value-type="string" office:string-value="Ai2_lim" calcext:value-type="string">
            <text:p>Ai2_lim</text:p>
          </table:table-cell>
          <table:table-cell office:value-type="string" calcext:value-type="string">
            <text:p>Ai2_lim</text:p>
          </table:table-cell>
          <table:table-cell table:formula="of:=[.G141]+1" office:value-type="float" office:value="535" calcext:value-type="float">
            <text:p>53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1]-[.J14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2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36</text:p>
          </table:table-cell>
          <table:table-cell table:number-columns-repeated="3"/>
          <table:table-cell table:formula="of:=RIGHT([.C142];LEN([.C142])-IF([.B142]=&quot;DIGITAL&quot;;2;3))" office:value-type="string" office:string-value="536" calcext:value-type="string">
            <text:p>536</text:p>
          </table:table-cell>
          <table:table-cell table:formula="of:=RIGHT([.A142];LEN([.A142])-3)" office:value-type="string" office:string-value="Ai2_max" calcext:value-type="string">
            <text:p>Ai2_max</text:p>
          </table:table-cell>
          <table:table-cell office:value-type="string" calcext:value-type="string">
            <text:p>Ai2_max</text:p>
          </table:table-cell>
          <table:table-cell table:formula="of:=[.G142]+1" office:value-type="float" office:value="537" calcext:value-type="float">
            <text:p>53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2]-[.J14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2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38</text:p>
          </table:table-cell>
          <table:table-cell table:number-columns-repeated="3"/>
          <table:table-cell table:formula="of:=RIGHT([.C143];LEN([.C143])-IF([.B143]=&quot;DIGITAL&quot;;2;3))" office:value-type="string" office:string-value="538" calcext:value-type="string">
            <text:p>538</text:p>
          </table:table-cell>
          <table:table-cell table:formula="of:=RIGHT([.A143];LEN([.A143])-3)" office:value-type="string" office:string-value="Ai2_min" calcext:value-type="string">
            <text:p>Ai2_min</text:p>
          </table:table-cell>
          <table:table-cell office:value-type="string" calcext:value-type="string">
            <text:p>Ai2_min</text:p>
          </table:table-cell>
          <table:table-cell table:formula="of:=[.G143]+1" office:value-type="float" office:value="539" calcext:value-type="float">
            <text:p>53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3]-[.J14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2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40</text:p>
          </table:table-cell>
          <table:table-cell table:number-columns-repeated="3"/>
          <table:table-cell table:formula="of:=RIGHT([.C144];LEN([.C144])-IF([.B144]=&quot;DIGITAL&quot;;2;3))" office:value-type="string" office:string-value="540" calcext:value-type="string">
            <text:p>540</text:p>
          </table:table-cell>
          <table:table-cell table:formula="of:=RIGHT([.A144];LEN([.A144])-3)" office:value-type="string" office:string-value="Ai2_mn_sc" calcext:value-type="string">
            <text:p>Ai2_mn_sc</text:p>
          </table:table-cell>
          <table:table-cell office:value-type="string" calcext:value-type="string">
            <text:p>Ai2_mn_sc</text:p>
          </table:table-cell>
          <table:table-cell table:formula="of:=[.G144]+1" office:value-type="float" office:value="541" calcext:value-type="float">
            <text:p>54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4]-[.J14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2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42</text:p>
          </table:table-cell>
          <table:table-cell table:number-columns-repeated="3"/>
          <table:table-cell table:formula="of:=RIGHT([.C145];LEN([.C145])-IF([.B145]=&quot;DIGITAL&quot;;2;3))" office:value-type="string" office:string-value="542" calcext:value-type="string">
            <text:p>542</text:p>
          </table:table-cell>
          <table:table-cell table:formula="of:=RIGHT([.A145];LEN([.A145])-3)" office:value-type="string" office:string-value="Ai2_mx_sc" calcext:value-type="string">
            <text:p>Ai2_mx_sc</text:p>
          </table:table-cell>
          <table:table-cell office:value-type="string" calcext:value-type="string">
            <text:p>Ai2_mx_sc</text:p>
          </table:table-cell>
          <table:table-cell table:formula="of:=[.G145]+1" office:value-type="float" office:value="543" calcext:value-type="float">
            <text:p>54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5]-[.J144]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Mw45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6]-[.J14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3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47];LEN([.C147])-IF([.B147]=&quot;DIGITAL&quot;;2;3))" office:value-type="string" office:string-value="546" calcext:value-type="string">
            <text:p>546</text:p>
          </table:table-cell>
          <table:table-cell table:formula="of:=RIGHT([.A147];LEN([.A147])-3)" office:value-type="string" office:string-value="Ai3_i" calcext:value-type="string">
            <text:p>Ai3_i</text:p>
          </table:table-cell>
          <table:table-cell office:value-type="string" calcext:value-type="string">
            <text:p>Ai3_i</text:p>
          </table:table-cell>
          <table:table-cell table:formula="of:=[.G147]+1" office:value-type="float" office:value="547" calcext:value-type="float">
            <text:p>54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7]-[.J14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3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48</text:p>
          </table:table-cell>
          <table:table-cell table:number-columns-repeated="3"/>
          <table:table-cell table:formula="of:=RIGHT([.C148];LEN([.C148])-IF([.B148]=&quot;DIGITAL&quot;;2;3))" office:value-type="string" office:string-value="548" calcext:value-type="string">
            <text:p>548</text:p>
          </table:table-cell>
          <table:table-cell table:formula="of:=RIGHT([.A148];LEN([.A148])-3)" office:value-type="string" office:string-value="Ai3_max" calcext:value-type="string">
            <text:p>Ai3_max</text:p>
          </table:table-cell>
          <table:table-cell office:value-type="string" calcext:value-type="string">
            <text:p>Ai3_max</text:p>
          </table:table-cell>
          <table:table-cell table:formula="of:=[.G148]+1" office:value-type="float" office:value="549" calcext:value-type="float">
            <text:p>54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8]-[.J14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3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50</text:p>
          </table:table-cell>
          <table:table-cell table:number-columns-repeated="3"/>
          <table:table-cell table:formula="of:=RIGHT([.C149];LEN([.C149])-IF([.B149]=&quot;DIGITAL&quot;;2;3))" office:value-type="string" office:string-value="550" calcext:value-type="string">
            <text:p>550</text:p>
          </table:table-cell>
          <table:table-cell table:formula="of:=RIGHT([.A149];LEN([.A149])-3)" office:value-type="string" office:string-value="Ai3_min" calcext:value-type="string">
            <text:p>Ai3_min</text:p>
          </table:table-cell>
          <table:table-cell office:value-type="string" calcext:value-type="string">
            <text:p>Ai3_min</text:p>
          </table:table-cell>
          <table:table-cell table:formula="of:=[.G149]+1" office:value-type="float" office:value="551" calcext:value-type="float">
            <text:p>55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9]-[.J14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3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52</text:p>
          </table:table-cell>
          <table:table-cell table:number-columns-repeated="3"/>
          <table:table-cell table:formula="of:=RIGHT([.C150];LEN([.C150])-IF([.B150]=&quot;DIGITAL&quot;;2;3))" office:value-type="string" office:string-value="552" calcext:value-type="string">
            <text:p>552</text:p>
          </table:table-cell>
          <table:table-cell table:formula="of:=RIGHT([.A150];LEN([.A150])-3)" office:value-type="string" office:string-value="Ai3_mn_sc" calcext:value-type="string">
            <text:p>Ai3_mn_sc</text:p>
          </table:table-cell>
          <table:table-cell office:value-type="string" calcext:value-type="string">
            <text:p>Ai3_mn_sc</text:p>
          </table:table-cell>
          <table:table-cell table:formula="of:=[.G150]+1" office:value-type="float" office:value="553" calcext:value-type="float">
            <text:p>55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0]-[.J14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3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54</text:p>
          </table:table-cell>
          <table:table-cell table:number-columns-repeated="3"/>
          <table:table-cell table:formula="of:=RIGHT([.C151];LEN([.C151])-IF([.B151]=&quot;DIGITAL&quot;;2;3))" office:value-type="string" office:string-value="554" calcext:value-type="string">
            <text:p>554</text:p>
          </table:table-cell>
          <table:table-cell table:formula="of:=RIGHT([.A151];LEN([.A151])-3)" office:value-type="string" office:string-value="Ai3_mx_sc" calcext:value-type="string">
            <text:p>Ai3_mx_sc</text:p>
          </table:table-cell>
          <table:table-cell office:value-type="string" calcext:value-type="string">
            <text:p>Ai3_mx_sc</text:p>
          </table:table-cell>
          <table:table-cell table:formula="of:=[.G151]+1" office:value-type="float" office:value="555" calcext:value-type="float">
            <text:p>55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1]-[.J15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4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52];LEN([.C152])-IF([.B152]=&quot;DIGITAL&quot;;2;3))" office:value-type="string" office:string-value="556" calcext:value-type="string">
            <text:p>556</text:p>
          </table:table-cell>
          <table:table-cell table:formula="of:=RIGHT([.A152];LEN([.A152])-3)" office:value-type="string" office:string-value="Ai4_i" calcext:value-type="string">
            <text:p>Ai4_i</text:p>
          </table:table-cell>
          <table:table-cell office:value-type="string" calcext:value-type="string">
            <text:p>Ai4_i</text:p>
          </table:table-cell>
          <table:table-cell table:formula="of:=[.G152]+1" office:value-type="float" office:value="557" calcext:value-type="float">
            <text:p>55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2]-[.J15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4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58</text:p>
          </table:table-cell>
          <table:table-cell table:number-columns-repeated="3"/>
          <table:table-cell table:formula="of:=RIGHT([.C153];LEN([.C153])-IF([.B153]=&quot;DIGITAL&quot;;2;3))" office:value-type="string" office:string-value="558" calcext:value-type="string">
            <text:p>558</text:p>
          </table:table-cell>
          <table:table-cell table:formula="of:=RIGHT([.A153];LEN([.A153])-3)" office:value-type="string" office:string-value="Ai4_max" calcext:value-type="string">
            <text:p>Ai4_max</text:p>
          </table:table-cell>
          <table:table-cell office:value-type="string" calcext:value-type="string">
            <text:p>Ai4_max</text:p>
          </table:table-cell>
          <table:table-cell table:formula="of:=[.G153]+1" office:value-type="float" office:value="559" calcext:value-type="float">
            <text:p>55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3]-[.J15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4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60</text:p>
          </table:table-cell>
          <table:table-cell table:number-columns-repeated="3"/>
          <table:table-cell table:formula="of:=RIGHT([.C154];LEN([.C154])-IF([.B154]=&quot;DIGITAL&quot;;2;3))" office:value-type="string" office:string-value="560" calcext:value-type="string">
            <text:p>560</text:p>
          </table:table-cell>
          <table:table-cell table:formula="of:=RIGHT([.A154];LEN([.A154])-3)" office:value-type="string" office:string-value="Ai4_min" calcext:value-type="string">
            <text:p>Ai4_min</text:p>
          </table:table-cell>
          <table:table-cell office:value-type="string" calcext:value-type="string">
            <text:p>Ai4_min</text:p>
          </table:table-cell>
          <table:table-cell table:formula="of:=[.G154]+1" office:value-type="float" office:value="561" calcext:value-type="float">
            <text:p>56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4]-[.J15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4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62</text:p>
          </table:table-cell>
          <table:table-cell table:number-columns-repeated="3"/>
          <table:table-cell table:formula="of:=RIGHT([.C155];LEN([.C155])-IF([.B155]=&quot;DIGITAL&quot;;2;3))" office:value-type="string" office:string-value="562" calcext:value-type="string">
            <text:p>562</text:p>
          </table:table-cell>
          <table:table-cell table:formula="of:=RIGHT([.A155];LEN([.A155])-3)" office:value-type="string" office:string-value="Ai4_mn_sc" calcext:value-type="string">
            <text:p>Ai4_mn_sc</text:p>
          </table:table-cell>
          <table:table-cell office:value-type="string" calcext:value-type="string">
            <text:p>Ai4_mn_sc</text:p>
          </table:table-cell>
          <table:table-cell table:formula="of:=[.G155]+1" office:value-type="float" office:value="563" calcext:value-type="float">
            <text:p>56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5]-[.J15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4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64</text:p>
          </table:table-cell>
          <table:table-cell table:number-columns-repeated="3"/>
          <table:table-cell table:formula="of:=RIGHT([.C156];LEN([.C156])-IF([.B156]=&quot;DIGITAL&quot;;2;3))" office:value-type="string" office:string-value="564" calcext:value-type="string">
            <text:p>564</text:p>
          </table:table-cell>
          <table:table-cell table:formula="of:=RIGHT([.A156];LEN([.A156])-3)" office:value-type="string" office:string-value="Ai4_mx_sc" calcext:value-type="string">
            <text:p>Ai4_mx_sc</text:p>
          </table:table-cell>
          <table:table-cell office:value-type="string" calcext:value-type="string">
            <text:p>Ai4_mx_sc</text:p>
          </table:table-cell>
          <table:table-cell table:formula="of:=[.G156]+1" office:value-type="float" office:value="565" calcext:value-type="float">
            <text:p>56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6]-[.J15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5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57];LEN([.C157])-IF([.B157]=&quot;DIGITAL&quot;;2;3))" office:value-type="string" office:string-value="566" calcext:value-type="string">
            <text:p>566</text:p>
          </table:table-cell>
          <table:table-cell table:formula="of:=RIGHT([.A157];LEN([.A157])-3)" office:value-type="string" office:string-value="Ai5_i" calcext:value-type="string">
            <text:p>Ai5_i</text:p>
          </table:table-cell>
          <table:table-cell office:value-type="string" calcext:value-type="string">
            <text:p>Ai5_i</text:p>
          </table:table-cell>
          <table:table-cell table:formula="of:=[.G157]+1" office:value-type="float" office:value="567" calcext:value-type="float">
            <text:p>56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7]-[.J15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5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68</text:p>
          </table:table-cell>
          <table:table-cell table:number-columns-repeated="3"/>
          <table:table-cell table:formula="of:=RIGHT([.C158];LEN([.C158])-IF([.B158]=&quot;DIGITAL&quot;;2;3))" office:value-type="string" office:string-value="568" calcext:value-type="string">
            <text:p>568</text:p>
          </table:table-cell>
          <table:table-cell table:formula="of:=RIGHT([.A158];LEN([.A158])-3)" office:value-type="string" office:string-value="Ai5_max" calcext:value-type="string">
            <text:p>Ai5_max</text:p>
          </table:table-cell>
          <table:table-cell office:value-type="string" calcext:value-type="string">
            <text:p>Ai5_max</text:p>
          </table:table-cell>
          <table:table-cell table:formula="of:=[.G158]+1" office:value-type="float" office:value="569" calcext:value-type="float">
            <text:p>56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8]-[.J15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5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70</text:p>
          </table:table-cell>
          <table:table-cell table:number-columns-repeated="3"/>
          <table:table-cell table:formula="of:=RIGHT([.C159];LEN([.C159])-IF([.B159]=&quot;DIGITAL&quot;;2;3))" office:value-type="string" office:string-value="570" calcext:value-type="string">
            <text:p>570</text:p>
          </table:table-cell>
          <table:table-cell table:formula="of:=RIGHT([.A159];LEN([.A159])-3)" office:value-type="string" office:string-value="Ai5_min" calcext:value-type="string">
            <text:p>Ai5_min</text:p>
          </table:table-cell>
          <table:table-cell office:value-type="string" calcext:value-type="string">
            <text:p>Ai5_min</text:p>
          </table:table-cell>
          <table:table-cell table:formula="of:=[.G159]+1" office:value-type="float" office:value="571" calcext:value-type="float">
            <text:p>57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9]-[.J15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5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72</text:p>
          </table:table-cell>
          <table:table-cell table:number-columns-repeated="3"/>
          <table:table-cell table:formula="of:=RIGHT([.C160];LEN([.C160])-IF([.B160]=&quot;DIGITAL&quot;;2;3))" office:value-type="string" office:string-value="572" calcext:value-type="string">
            <text:p>572</text:p>
          </table:table-cell>
          <table:table-cell table:formula="of:=RIGHT([.A160];LEN([.A160])-3)" office:value-type="string" office:string-value="Ai5_mn_sc" calcext:value-type="string">
            <text:p>Ai5_mn_sc</text:p>
          </table:table-cell>
          <table:table-cell office:value-type="string" calcext:value-type="string">
            <text:p>Ai5_mn_sc</text:p>
          </table:table-cell>
          <table:table-cell table:formula="of:=[.G160]+1" office:value-type="float" office:value="573" calcext:value-type="float">
            <text:p>57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0]-[.J15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5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74</text:p>
          </table:table-cell>
          <table:table-cell table:number-columns-repeated="3"/>
          <table:table-cell table:formula="of:=RIGHT([.C161];LEN([.C161])-IF([.B161]=&quot;DIGITAL&quot;;2;3))" office:value-type="string" office:string-value="574" calcext:value-type="string">
            <text:p>574</text:p>
          </table:table-cell>
          <table:table-cell table:formula="of:=RIGHT([.A161];LEN([.A161])-3)" office:value-type="string" office:string-value="Ai5_mx_sc" calcext:value-type="string">
            <text:p>Ai5_mx_sc</text:p>
          </table:table-cell>
          <table:table-cell office:value-type="string" calcext:value-type="string">
            <text:p>Ai5_mx_sc</text:p>
          </table:table-cell>
          <table:table-cell table:formula="of:=[.G161]+1" office:value-type="float" office:value="575" calcext:value-type="float">
            <text:p>57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1]-[.J16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6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62];LEN([.C162])-IF([.B162]=&quot;DIGITAL&quot;;2;3))" office:value-type="string" office:string-value="576" calcext:value-type="string">
            <text:p>576</text:p>
          </table:table-cell>
          <table:table-cell table:formula="of:=RIGHT([.A162];LEN([.A162])-3)" office:value-type="string" office:string-value="Ai6_i" calcext:value-type="string">
            <text:p>Ai6_i</text:p>
          </table:table-cell>
          <table:table-cell office:value-type="string" calcext:value-type="string">
            <text:p>Ai6_i</text:p>
          </table:table-cell>
          <table:table-cell table:formula="of:=[.G162]+1" office:value-type="float" office:value="577" calcext:value-type="float">
            <text:p>57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2]-[.J16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6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78</text:p>
          </table:table-cell>
          <table:table-cell table:number-columns-repeated="3"/>
          <table:table-cell table:formula="of:=RIGHT([.C163];LEN([.C163])-IF([.B163]=&quot;DIGITAL&quot;;2;3))" office:value-type="string" office:string-value="578" calcext:value-type="string">
            <text:p>578</text:p>
          </table:table-cell>
          <table:table-cell table:formula="of:=RIGHT([.A163];LEN([.A163])-3)" office:value-type="string" office:string-value="Ai6_max" calcext:value-type="string">
            <text:p>Ai6_max</text:p>
          </table:table-cell>
          <table:table-cell office:value-type="string" calcext:value-type="string">
            <text:p>Ai6_max</text:p>
          </table:table-cell>
          <table:table-cell table:formula="of:=[.G163]+1" office:value-type="float" office:value="579" calcext:value-type="float">
            <text:p>57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3]-[.J16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6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80</text:p>
          </table:table-cell>
          <table:table-cell table:number-columns-repeated="3"/>
          <table:table-cell table:formula="of:=RIGHT([.C164];LEN([.C164])-IF([.B164]=&quot;DIGITAL&quot;;2;3))" office:value-type="string" office:string-value="580" calcext:value-type="string">
            <text:p>580</text:p>
          </table:table-cell>
          <table:table-cell table:formula="of:=RIGHT([.A164];LEN([.A164])-3)" office:value-type="string" office:string-value="Ai6_min" calcext:value-type="string">
            <text:p>Ai6_min</text:p>
          </table:table-cell>
          <table:table-cell office:value-type="string" calcext:value-type="string">
            <text:p>Ai6_min</text:p>
          </table:table-cell>
          <table:table-cell table:formula="of:=[.G164]+1" office:value-type="float" office:value="581" calcext:value-type="float">
            <text:p>58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4]-[.J16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6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82</text:p>
          </table:table-cell>
          <table:table-cell table:number-columns-repeated="3"/>
          <table:table-cell table:formula="of:=RIGHT([.C165];LEN([.C165])-IF([.B165]=&quot;DIGITAL&quot;;2;3))" office:value-type="string" office:string-value="582" calcext:value-type="string">
            <text:p>582</text:p>
          </table:table-cell>
          <table:table-cell table:formula="of:=RIGHT([.A165];LEN([.A165])-3)" office:value-type="string" office:string-value="Ai6_mn_sc" calcext:value-type="string">
            <text:p>Ai6_mn_sc</text:p>
          </table:table-cell>
          <table:table-cell office:value-type="string" calcext:value-type="string">
            <text:p>Ai6_mn_sc</text:p>
          </table:table-cell>
          <table:table-cell table:formula="of:=[.G165]+1" office:value-type="float" office:value="583" calcext:value-type="float">
            <text:p>58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5]-[.J16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6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84</text:p>
          </table:table-cell>
          <table:table-cell table:number-columns-repeated="3"/>
          <table:table-cell table:formula="of:=RIGHT([.C166];LEN([.C166])-IF([.B166]=&quot;DIGITAL&quot;;2;3))" office:value-type="string" office:string-value="584" calcext:value-type="string">
            <text:p>584</text:p>
          </table:table-cell>
          <table:table-cell table:formula="of:=RIGHT([.A166];LEN([.A166])-3)" office:value-type="string" office:string-value="Ai6_mx_sc" calcext:value-type="string">
            <text:p>Ai6_mx_sc</text:p>
          </table:table-cell>
          <table:table-cell office:value-type="string" calcext:value-type="string">
            <text:p>Ai6_mx_sc</text:p>
          </table:table-cell>
          <table:table-cell table:formula="of:=[.G166]+1" office:value-type="float" office:value="585" calcext:value-type="float">
            <text:p>58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6]-[.J16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7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67];LEN([.C167])-IF([.B167]=&quot;DIGITAL&quot;;2;3))" office:value-type="string" office:string-value="586" calcext:value-type="string">
            <text:p>586</text:p>
          </table:table-cell>
          <table:table-cell table:formula="of:=RIGHT([.A167];LEN([.A167])-3)" office:value-type="string" office:string-value="Ai7_i" calcext:value-type="string">
            <text:p>Ai7_i</text:p>
          </table:table-cell>
          <table:table-cell office:value-type="string" calcext:value-type="string">
            <text:p>Ai7_i</text:p>
          </table:table-cell>
          <table:table-cell table:formula="of:=[.G167]+1" office:value-type="float" office:value="587" calcext:value-type="float">
            <text:p>58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7]-[.J16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7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88</text:p>
          </table:table-cell>
          <table:table-cell table:number-columns-repeated="3"/>
          <table:table-cell table:formula="of:=RIGHT([.C168];LEN([.C168])-IF([.B168]=&quot;DIGITAL&quot;;2;3))" office:value-type="string" office:string-value="588" calcext:value-type="string">
            <text:p>588</text:p>
          </table:table-cell>
          <table:table-cell table:formula="of:=RIGHT([.A168];LEN([.A168])-3)" office:value-type="string" office:string-value="Ai7_max" calcext:value-type="string">
            <text:p>Ai7_max</text:p>
          </table:table-cell>
          <table:table-cell office:value-type="string" calcext:value-type="string">
            <text:p>Ai7_max</text:p>
          </table:table-cell>
          <table:table-cell table:formula="of:=[.G168]+1" office:value-type="float" office:value="589" calcext:value-type="float">
            <text:p>58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8]-[.J16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7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90</text:p>
          </table:table-cell>
          <table:table-cell table:number-columns-repeated="3"/>
          <table:table-cell table:formula="of:=RIGHT([.C169];LEN([.C169])-IF([.B169]=&quot;DIGITAL&quot;;2;3))" office:value-type="string" office:string-value="590" calcext:value-type="string">
            <text:p>590</text:p>
          </table:table-cell>
          <table:table-cell table:formula="of:=RIGHT([.A169];LEN([.A169])-3)" office:value-type="string" office:string-value="Ai7_min" calcext:value-type="string">
            <text:p>Ai7_min</text:p>
          </table:table-cell>
          <table:table-cell office:value-type="string" calcext:value-type="string">
            <text:p>Ai7_min</text:p>
          </table:table-cell>
          <table:table-cell table:formula="of:=[.G169]+1" office:value-type="float" office:value="591" calcext:value-type="float">
            <text:p>59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9]-[.J16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7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92</text:p>
          </table:table-cell>
          <table:table-cell table:number-columns-repeated="3"/>
          <table:table-cell table:formula="of:=RIGHT([.C170];LEN([.C170])-IF([.B170]=&quot;DIGITAL&quot;;2;3))" office:value-type="string" office:string-value="592" calcext:value-type="string">
            <text:p>592</text:p>
          </table:table-cell>
          <table:table-cell table:formula="of:=RIGHT([.A170];LEN([.A170])-3)" office:value-type="string" office:string-value="Ai7_mn_sc" calcext:value-type="string">
            <text:p>Ai7_mn_sc</text:p>
          </table:table-cell>
          <table:table-cell office:value-type="string" calcext:value-type="string">
            <text:p>Ai7_mn_sc</text:p>
          </table:table-cell>
          <table:table-cell table:formula="of:=[.G170]+1" office:value-type="float" office:value="593" calcext:value-type="float">
            <text:p>59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0]-[.J16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7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94</text:p>
          </table:table-cell>
          <table:table-cell table:number-columns-repeated="3"/>
          <table:table-cell table:formula="of:=RIGHT([.C171];LEN([.C171])-IF([.B171]=&quot;DIGITAL&quot;;2;3))" office:value-type="string" office:string-value="594" calcext:value-type="string">
            <text:p>594</text:p>
          </table:table-cell>
          <table:table-cell table:formula="of:=RIGHT([.A171];LEN([.A171])-3)" office:value-type="string" office:string-value="Ai7_mx_sc" calcext:value-type="string">
            <text:p>Ai7_mx_sc</text:p>
          </table:table-cell>
          <table:table-cell office:value-type="string" calcext:value-type="string">
            <text:p>Ai7_mx_sc</text:p>
          </table:table-cell>
          <table:table-cell table:formula="of:=[.G171]+1" office:value-type="float" office:value="595" calcext:value-type="float">
            <text:p>59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1]-[.J17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8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72];LEN([.C172])-IF([.B172]=&quot;DIGITAL&quot;;2;3))" office:value-type="string" office:string-value="596" calcext:value-type="string">
            <text:p>596</text:p>
          </table:table-cell>
          <table:table-cell table:formula="of:=RIGHT([.A172];LEN([.A172])-3)" office:value-type="string" office:string-value="Ai8_i" calcext:value-type="string">
            <text:p>Ai8_i</text:p>
          </table:table-cell>
          <table:table-cell office:value-type="string" calcext:value-type="string">
            <text:p>Ai8_i</text:p>
          </table:table-cell>
          <table:table-cell table:formula="of:=[.G172]+1" office:value-type="float" office:value="597" calcext:value-type="float">
            <text:p>59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2]-[.J17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8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598</text:p>
          </table:table-cell>
          <table:table-cell table:number-columns-repeated="3"/>
          <table:table-cell table:formula="of:=RIGHT([.C173];LEN([.C173])-IF([.B173]=&quot;DIGITAL&quot;;2;3))" office:value-type="string" office:string-value="598" calcext:value-type="string">
            <text:p>598</text:p>
          </table:table-cell>
          <table:table-cell table:formula="of:=RIGHT([.A173];LEN([.A173])-3)" office:value-type="string" office:string-value="Ai8_max" calcext:value-type="string">
            <text:p>Ai8_max</text:p>
          </table:table-cell>
          <table:table-cell office:value-type="string" calcext:value-type="string">
            <text:p>Ai8_max</text:p>
          </table:table-cell>
          <table:table-cell table:formula="of:=[.G173]+1" office:value-type="float" office:value="599" calcext:value-type="float">
            <text:p>59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3]-[.J17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8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00</text:p>
          </table:table-cell>
          <table:table-cell table:number-columns-repeated="3"/>
          <table:table-cell table:formula="of:=RIGHT([.C174];LEN([.C174])-IF([.B174]=&quot;DIGITAL&quot;;2;3))" office:value-type="string" office:string-value="600" calcext:value-type="string">
            <text:p>600</text:p>
          </table:table-cell>
          <table:table-cell table:formula="of:=RIGHT([.A174];LEN([.A174])-3)" office:value-type="string" office:string-value="Ai8_min" calcext:value-type="string">
            <text:p>Ai8_min</text:p>
          </table:table-cell>
          <table:table-cell office:value-type="string" calcext:value-type="string">
            <text:p>Ai8_min</text:p>
          </table:table-cell>
          <table:table-cell table:formula="of:=[.G174]+1" office:value-type="float" office:value="601" calcext:value-type="float">
            <text:p>60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4]-[.J17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8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02</text:p>
          </table:table-cell>
          <table:table-cell table:number-columns-repeated="3"/>
          <table:table-cell table:formula="of:=RIGHT([.C175];LEN([.C175])-IF([.B175]=&quot;DIGITAL&quot;;2;3))" office:value-type="string" office:string-value="602" calcext:value-type="string">
            <text:p>602</text:p>
          </table:table-cell>
          <table:table-cell table:formula="of:=RIGHT([.A175];LEN([.A175])-3)" office:value-type="string" office:string-value="Ai8_mn_sc" calcext:value-type="string">
            <text:p>Ai8_mn_sc</text:p>
          </table:table-cell>
          <table:table-cell office:value-type="string" calcext:value-type="string">
            <text:p>Ai8_mn_sc</text:p>
          </table:table-cell>
          <table:table-cell table:formula="of:=[.G175]+1" office:value-type="float" office:value="603" calcext:value-type="float">
            <text:p>60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5]-[.J17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8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04</text:p>
          </table:table-cell>
          <table:table-cell table:number-columns-repeated="3"/>
          <table:table-cell table:formula="of:=RIGHT([.C176];LEN([.C176])-IF([.B176]=&quot;DIGITAL&quot;;2;3))" office:value-type="string" office:string-value="604" calcext:value-type="string">
            <text:p>604</text:p>
          </table:table-cell>
          <table:table-cell table:formula="of:=RIGHT([.A176];LEN([.A176])-3)" office:value-type="string" office:string-value="Ai8_mx_sc" calcext:value-type="string">
            <text:p>Ai8_mx_sc</text:p>
          </table:table-cell>
          <table:table-cell office:value-type="string" calcext:value-type="string">
            <text:p>Ai8_mx_sc</text:p>
          </table:table-cell>
          <table:table-cell table:formula="of:=[.G176]+1" office:value-type="float" office:value="605" calcext:value-type="float">
            <text:p>60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6]-[.J17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9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06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RIGHT([.C177];LEN([.C177])-IF([.B177]=&quot;DIGITAL&quot;;2;3))" office:value-type="string" office:string-value="606" calcext:value-type="string">
            <text:p>606</text:p>
          </table:table-cell>
          <table:table-cell table:formula="of:=RIGHT([.A177];LEN([.A177])-3)" office:value-type="string" office:string-value="Ai9_i" calcext:value-type="string">
            <text:p>Ai9_i</text:p>
          </table:table-cell>
          <table:table-cell office:value-type="string" calcext:value-type="string">
            <text:p>Ai9_i</text:p>
          </table:table-cell>
          <table:table-cell table:formula="of:=[.G177]+1" office:value-type="float" office:value="607" calcext:value-type="float">
            <text:p>60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7]-[.J17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9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08</text:p>
          </table:table-cell>
          <table:table-cell table:number-columns-repeated="3"/>
          <table:table-cell table:formula="of:=RIGHT([.C178];LEN([.C178])-IF([.B178]=&quot;DIGITAL&quot;;2;3))" office:value-type="string" office:string-value="608" calcext:value-type="string">
            <text:p>608</text:p>
          </table:table-cell>
          <table:table-cell table:formula="of:=RIGHT([.A178];LEN([.A178])-3)" office:value-type="string" office:string-value="Ai9_max" calcext:value-type="string">
            <text:p>Ai9_max</text:p>
          </table:table-cell>
          <table:table-cell office:value-type="string" calcext:value-type="string">
            <text:p>Ai9_max</text:p>
          </table:table-cell>
          <table:table-cell table:formula="of:=[.G178]+1" office:value-type="float" office:value="609" calcext:value-type="float">
            <text:p>60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8]-[.J17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9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10</text:p>
          </table:table-cell>
          <table:table-cell table:number-columns-repeated="3"/>
          <table:table-cell table:formula="of:=RIGHT([.C179];LEN([.C179])-IF([.B179]=&quot;DIGITAL&quot;;2;3))" office:value-type="string" office:string-value="610" calcext:value-type="string">
            <text:p>610</text:p>
          </table:table-cell>
          <table:table-cell table:formula="of:=RIGHT([.A179];LEN([.A179])-3)" office:value-type="string" office:string-value="Ai9_min" calcext:value-type="string">
            <text:p>Ai9_min</text:p>
          </table:table-cell>
          <table:table-cell office:value-type="string" calcext:value-type="string">
            <text:p>Ai9_min</text:p>
          </table:table-cell>
          <table:table-cell table:formula="of:=[.G179]+1" office:value-type="float" office:value="611" calcext:value-type="float">
            <text:p>61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9]-[.J17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9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12</text:p>
          </table:table-cell>
          <table:table-cell table:number-columns-repeated="3"/>
          <table:table-cell table:formula="of:=RIGHT([.C180];LEN([.C180])-IF([.B180]=&quot;DIGITAL&quot;;2;3))" office:value-type="string" office:string-value="612" calcext:value-type="string">
            <text:p>612</text:p>
          </table:table-cell>
          <table:table-cell table:formula="of:=RIGHT([.A180];LEN([.A180])-3)" office:value-type="string" office:string-value="Ai9_mn_sc" calcext:value-type="string">
            <text:p>Ai9_mn_sc</text:p>
          </table:table-cell>
          <table:table-cell office:value-type="string" calcext:value-type="string">
            <text:p>Ai9_mn_sc</text:p>
          </table:table-cell>
          <table:table-cell table:formula="of:=[.G180]+1" office:value-type="float" office:value="613" calcext:value-type="float">
            <text:p>61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0]-[.J17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9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14</text:p>
          </table:table-cell>
          <table:table-cell table:number-columns-repeated="3"/>
          <table:table-cell table:formula="of:=RIGHT([.C181];LEN([.C181])-IF([.B181]=&quot;DIGITAL&quot;;2;3))" office:value-type="string" office:string-value="614" calcext:value-type="string">
            <text:p>614</text:p>
          </table:table-cell>
          <table:table-cell table:formula="of:=RIGHT([.A181];LEN([.A181])-3)" office:value-type="string" office:string-value="Ai9_mx_sc" calcext:value-type="string">
            <text:p>Ai9_mx_sc</text:p>
          </table:table-cell>
          <table:table-cell office:value-type="string" calcext:value-type="string">
            <text:p>Ai9_mx_sc</text:p>
          </table:table-cell>
          <table:table-cell table:formula="of:=[.G181]+1" office:value-type="float" office:value="615" calcext:value-type="float">
            <text:p>61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1]-[.J18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D_1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16</text:p>
          </table:table-cell>
          <table:table-cell table:number-columns-repeated="3"/>
          <table:table-cell table:formula="of:=RIGHT([.C182];LEN([.C182])-IF([.B182]=&quot;DIGITAL&quot;;2;3))" office:value-type="string" office:string-value="616" calcext:value-type="string">
            <text:p>616</text:p>
          </table:table-cell>
          <table:table-cell table:formula="of:=RIGHT([.A182];LEN([.A182])-3)" office:value-type="string" office:string-value="D_1_del" calcext:value-type="string">
            <text:p>D_1_del</text:p>
          </table:table-cell>
          <table:table-cell office:value-type="string" calcext:value-type="string">
            <text:p>D_1_del</text:p>
          </table:table-cell>
          <table:table-cell table:formula="of:=[.G182]+1" office:value-type="float" office:value="617" calcext:value-type="float">
            <text:p>61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2]-[.J18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D_1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18</text:p>
          </table:table-cell>
          <table:table-cell table:number-columns-repeated="3"/>
          <table:table-cell table:formula="of:=RIGHT([.C183];LEN([.C183])-IF([.B183]=&quot;DIGITAL&quot;;2;3))" office:value-type="string" office:string-value="618" calcext:value-type="string">
            <text:p>618</text:p>
          </table:table-cell>
          <table:table-cell table:formula="of:=RIGHT([.A183];LEN([.A183])-3)" office:value-type="string" office:string-value="D_1_zad" calcext:value-type="string">
            <text:p>D_1_zad</text:p>
          </table:table-cell>
          <table:table-cell office:value-type="string" calcext:value-type="string">
            <text:p>D_1_zad</text:p>
          </table:table-cell>
          <table:table-cell table:formula="of:=[.G183]+1" office:value-type="float" office:value="619" calcext:value-type="float">
            <text:p>61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3]-[.J18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D_2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20</text:p>
          </table:table-cell>
          <table:table-cell table:number-columns-repeated="3"/>
          <table:table-cell table:formula="of:=RIGHT([.C184];LEN([.C184])-IF([.B184]=&quot;DIGITAL&quot;;2;3))" office:value-type="string" office:string-value="620" calcext:value-type="string">
            <text:p>620</text:p>
          </table:table-cell>
          <table:table-cell table:formula="of:=RIGHT([.A184];LEN([.A184])-3)" office:value-type="string" office:string-value="D_2_del" calcext:value-type="string">
            <text:p>D_2_del</text:p>
          </table:table-cell>
          <table:table-cell office:value-type="string" calcext:value-type="string">
            <text:p>D_2_del</text:p>
          </table:table-cell>
          <table:table-cell table:formula="of:=[.G184]+1" office:value-type="float" office:value="621" calcext:value-type="float">
            <text:p>62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4]-[.J18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D_2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22</text:p>
          </table:table-cell>
          <table:table-cell table:number-columns-repeated="3"/>
          <table:table-cell table:formula="of:=RIGHT([.C185];LEN([.C185])-IF([.B185]=&quot;DIGITAL&quot;;2;3))" office:value-type="string" office:string-value="622" calcext:value-type="string">
            <text:p>622</text:p>
          </table:table-cell>
          <table:table-cell table:formula="of:=RIGHT([.A185];LEN([.A185])-3)" office:value-type="string" office:string-value="D_2_zad" calcext:value-type="string">
            <text:p>D_2_zad</text:p>
          </table:table-cell>
          <table:table-cell office:value-type="string" calcext:value-type="string">
            <text:p>D_2_zad</text:p>
          </table:table-cell>
          <table:table-cell table:formula="of:=[.G185]+1" office:value-type="float" office:value="623" calcext:value-type="float">
            <text:p>62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5]-[.J18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D_3_d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24</text:p>
          </table:table-cell>
          <table:table-cell table:number-columns-repeated="3"/>
          <table:table-cell table:formula="of:=RIGHT([.C186];LEN([.C186])-IF([.B186]=&quot;DIGITAL&quot;;2;3))" office:value-type="string" office:string-value="624" calcext:value-type="string">
            <text:p>624</text:p>
          </table:table-cell>
          <table:table-cell table:formula="of:=RIGHT([.A186];LEN([.A186])-3)" office:value-type="string" office:string-value="D_3_del" calcext:value-type="string">
            <text:p>D_3_del</text:p>
          </table:table-cell>
          <table:table-cell office:value-type="string" calcext:value-type="string">
            <text:p>D_3_del</text:p>
          </table:table-cell>
          <table:table-cell table:formula="of:=[.G186]+1" office:value-type="float" office:value="625" calcext:value-type="float">
            <text:p>62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6]-[.J18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D_3_za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26</text:p>
          </table:table-cell>
          <table:table-cell table:number-columns-repeated="3"/>
          <table:table-cell table:formula="of:=RIGHT([.C187];LEN([.C187])-IF([.B187]=&quot;DIGITAL&quot;;2;3))" office:value-type="string" office:string-value="626" calcext:value-type="string">
            <text:p>626</text:p>
          </table:table-cell>
          <table:table-cell table:formula="of:=RIGHT([.A187];LEN([.A187])-3)" office:value-type="string" office:string-value="D_3_zad" calcext:value-type="string">
            <text:p>D_3_zad</text:p>
          </table:table-cell>
          <table:table-cell office:value-type="string" calcext:value-type="string">
            <text:p>D_3_zad</text:p>
          </table:table-cell>
          <table:table-cell table:formula="of:=[.G187]+1" office:value-type="float" office:value="627" calcext:value-type="float">
            <text:p>62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7]-[.J18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2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28</text:p>
          </table:table-cell>
          <table:table-cell table:number-columns-repeated="3"/>
          <table:table-cell table:formula="of:=RIGHT([.C188];LEN([.C188])-IF([.B188]=&quot;DIGITAL&quot;;2;3))" office:value-type="string" office:string-value="628" calcext:value-type="string">
            <text:p>628</text:p>
          </table:table-cell>
          <table:table-cell table:formula="of:=RIGHT([.A188];LEN([.A188])-3)" office:value-type="string" office:string-value="Ai12_mn_sc" calcext:value-type="string">
            <text:p>Ai12_mn_sc</text:p>
          </table:table-cell>
          <table:table-cell office:value-type="string" calcext:value-type="string">
            <text:p>Ai12_mn_sc</text:p>
          </table:table-cell>
          <table:table-cell table:formula="of:=[.G188]+1" office:value-type="float" office:value="629" calcext:value-type="float">
            <text:p>62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8]-[.J18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2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30</text:p>
          </table:table-cell>
          <table:table-cell table:number-columns-repeated="3"/>
          <table:table-cell table:formula="of:=RIGHT([.C189];LEN([.C189])-IF([.B189]=&quot;DIGITAL&quot;;2;3))" office:value-type="string" office:string-value="630" calcext:value-type="string">
            <text:p>630</text:p>
          </table:table-cell>
          <table:table-cell table:formula="of:=RIGHT([.A189];LEN([.A189])-3)" office:value-type="string" office:string-value="Ai12_mx_sc" calcext:value-type="string">
            <text:p>Ai12_mx_sc</text:p>
          </table:table-cell>
          <table:table-cell office:value-type="string" calcext:value-type="string">
            <text:p>Ai12_mx_sc</text:p>
          </table:table-cell>
          <table:table-cell table:formula="of:=[.G189]+1" office:value-type="float" office:value="631" calcext:value-type="float">
            <text:p>63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89]-[.J18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2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190];LEN([.C190])-IF([.B190]=&quot;DIGITAL&quot;;2;3))" office:value-type="string" office:string-value="632" calcext:value-type="string">
            <text:p>632</text:p>
          </table:table-cell>
          <table:table-cell table:formula="of:=RIGHT([.A190];LEN([.A190])-3)" office:value-type="string" office:string-value="Ai12_i" calcext:value-type="string">
            <text:p>Ai12_i</text:p>
          </table:table-cell>
          <table:table-cell office:value-type="string" calcext:value-type="string">
            <text:p>Ai12_i</text:p>
          </table:table-cell>
          <table:table-cell table:formula="of:=[.G190]+1" office:value-type="float" office:value="633" calcext:value-type="float">
            <text:p>63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0]-[.J18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P1_z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63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IGHT([.C191];LEN([.C191])-IF([.B191]=&quot;DIGITAL&quot;;2;3))" office:value-type="string" office:string-value="634" calcext:value-type="string">
            <text:p>634</text:p>
          </table:table-cell>
          <table:table-cell table:formula="of:=RIGHT([.A191];LEN([.A191])-3)" office:value-type="string" office:string-value="P1_z" calcext:value-type="string">
            <text:p>P1_z</text:p>
          </table:table-cell>
          <table:table-cell office:value-type="string" calcext:value-type="string">
            <text:p>P1_z</text:p>
          </table:table-cell>
          <table:table-cell table:formula="of:=[.G191]+1" office:value-type="float" office:value="635" calcext:value-type="float">
            <text:p>63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1]-[.J19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R_z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%MW796</text:p>
          </table:table-cell>
          <table:table-cell table:number-columns-repeated="3"/>
          <table:table-cell table:formula="of:=RIGHT([.C192];LEN([.C192])-IF([.B192]=&quot;DIGITAL&quot;;2;3))" office:value-type="string" office:string-value="796" calcext:value-type="string">
            <text:p>796</text:p>
          </table:table-cell>
          <table:table-cell table:formula="of:=RIGHT([.A192];LEN([.A192])-3)" office:value-type="string" office:string-value="R_z" calcext:value-type="string">
            <text:p>R_z</text:p>
          </table:table-cell>
          <table:table-cell office:value-type="string" calcext:value-type="string">
            <text:p>R_z</text:p>
          </table:table-cell>
          <table:table-cell table:formula="of:=[.G192]+1" office:value-type="float" office:value="797" calcext:value-type="float">
            <text:p>797</text:p>
          </table:table-cell>
          <table:table-cell office:value-type="string" calcext:value-type="string">
            <text:p>L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2]-[.J191]"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ob_R_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798</text:p>
          </table:table-cell>
          <table:table-cell table:number-columns-repeated="3"/>
          <table:table-cell table:formula="of:=RIGHT([.C193];LEN([.C193])-IF([.B193]=&quot;DIGITAL&quot;;2;3))" office:value-type="string" office:string-value="798" calcext:value-type="string">
            <text:p>798</text:p>
          </table:table-cell>
          <table:table-cell table:formula="of:=RIGHT([.A193];LEN([.A193])-3)" office:value-type="string" office:string-value="R_t" calcext:value-type="string">
            <text:p>R_t</text:p>
          </table:table-cell>
          <table:table-cell office:value-type="string" calcext:value-type="string">
            <text:p>R_t</text:p>
          </table:table-cell>
          <table:table-cell table:formula="of:=[.G193]+1" office:value-type="float" office:value="799" calcext:value-type="float">
            <text:p>79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3]-[.J19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R_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00</text:p>
          </table:table-cell>
          <table:table-cell table:number-columns-repeated="3"/>
          <table:table-cell table:formula="of:=RIGHT([.C194];LEN([.C194])-IF([.B194]=&quot;DIGITAL&quot;;2;3))" office:value-type="string" office:string-value="800" calcext:value-type="string">
            <text:p>800</text:p>
          </table:table-cell>
          <table:table-cell table:formula="of:=RIGHT([.A194];LEN([.A194])-3)" office:value-type="string" office:string-value="R_d" calcext:value-type="string">
            <text:p>R_d</text:p>
          </table:table-cell>
          <table:table-cell office:value-type="string" calcext:value-type="string">
            <text:p>R_d</text:p>
          </table:table-cell>
          <table:table-cell table:formula="of:=[.G194]+1" office:value-type="float" office:value="801" calcext:value-type="float">
            <text:p>80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4]-[.J19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R_t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02</text:p>
          </table:table-cell>
          <table:table-cell table:number-columns-repeated="3"/>
          <table:table-cell table:formula="of:=RIGHT([.C195];LEN([.C195])-IF([.B195]=&quot;DIGITAL&quot;;2;3))" office:value-type="string" office:string-value="802" calcext:value-type="string">
            <text:p>802</text:p>
          </table:table-cell>
          <table:table-cell table:formula="of:=RIGHT([.A195];LEN([.A195])-3)" office:value-type="string" office:string-value="R_ts" calcext:value-type="string">
            <text:p>R_ts</text:p>
          </table:table-cell>
          <table:table-cell office:value-type="string" calcext:value-type="string">
            <text:p>R_ts</text:p>
          </table:table-cell>
          <table:table-cell table:formula="of:=[.G195]+1" office:value-type="float" office:value="803" calcext:value-type="float">
            <text:p>80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5]-[.J19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F_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04</text:p>
          </table:table-cell>
          <table:table-cell table:number-columns-repeated="3"/>
          <table:table-cell table:formula="of:=RIGHT([.C196];LEN([.C196])-IF([.B196]=&quot;DIGITAL&quot;;2;3))" office:value-type="string" office:string-value="804" calcext:value-type="string">
            <text:p>804</text:p>
          </table:table-cell>
          <table:table-cell table:formula="of:=RIGHT([.A196];LEN([.A196])-3)" office:value-type="string" office:string-value="F_s" calcext:value-type="string">
            <text:p>F_s</text:p>
          </table:table-cell>
          <table:table-cell office:value-type="string" calcext:value-type="string">
            <text:p>F_s</text:p>
          </table:table-cell>
          <table:table-cell table:formula="of:=[.G196]+1" office:value-type="float" office:value="805" calcext:value-type="float">
            <text:p>80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6]-[.J19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R_d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06</text:p>
          </table:table-cell>
          <table:table-cell table:number-columns-repeated="3"/>
          <table:table-cell table:formula="of:=RIGHT([.C197];LEN([.C197])-IF([.B197]=&quot;DIGITAL&quot;;2;3))" office:value-type="string" office:string-value="806" calcext:value-type="string">
            <text:p>806</text:p>
          </table:table-cell>
          <table:table-cell table:formula="of:=RIGHT([.A197];LEN([.A197])-3)" office:value-type="string" office:string-value="R_ds" calcext:value-type="string">
            <text:p>R_ds</text:p>
          </table:table-cell>
          <table:table-cell office:value-type="string" calcext:value-type="string">
            <text:p>R_ds</text:p>
          </table:table-cell>
          <table:table-cell table:formula="of:=[.G197]+1" office:value-type="float" office:value="807" calcext:value-type="float">
            <text:p>80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7]-[.J19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F_s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08</text:p>
          </table:table-cell>
          <table:table-cell table:number-columns-repeated="3"/>
          <table:table-cell table:formula="of:=RIGHT([.C198];LEN([.C198])-IF([.B198]=&quot;DIGITAL&quot;;2;3))" office:value-type="string" office:string-value="808" calcext:value-type="string">
            <text:p>808</text:p>
          </table:table-cell>
          <table:table-cell table:formula="of:=RIGHT([.A198];LEN([.A198])-3)" office:value-type="string" office:string-value="F_s1" calcext:value-type="string">
            <text:p>F_s1</text:p>
          </table:table-cell>
          <table:table-cell office:value-type="string" calcext:value-type="string">
            <text:p>F_s1</text:p>
          </table:table-cell>
          <table:table-cell table:formula="of:=[.G198]+1" office:value-type="float" office:value="809" calcext:value-type="float">
            <text:p>80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8]-[.J19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F_s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10</text:p>
          </table:table-cell>
          <table:table-cell table:number-columns-repeated="3"/>
          <table:table-cell table:formula="of:=RIGHT([.C199];LEN([.C199])-IF([.B199]=&quot;DIGITAL&quot;;2;3))" office:value-type="string" office:string-value="810" calcext:value-type="string">
            <text:p>810</text:p>
          </table:table-cell>
          <table:table-cell table:formula="of:=RIGHT([.A199];LEN([.A199])-3)" office:value-type="string" office:string-value="F_s2" calcext:value-type="string">
            <text:p>F_s2</text:p>
          </table:table-cell>
          <table:table-cell office:value-type="string" calcext:value-type="string">
            <text:p>F_s2</text:p>
          </table:table-cell>
          <table:table-cell table:formula="of:=[.G199]+1" office:value-type="float" office:value="811" calcext:value-type="float">
            <text:p>81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9]-[.J19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F_s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12</text:p>
          </table:table-cell>
          <table:table-cell table:number-columns-repeated="3"/>
          <table:table-cell table:formula="of:=RIGHT([.C200];LEN([.C200])-IF([.B200]=&quot;DIGITAL&quot;;2;3))" office:value-type="string" office:string-value="812" calcext:value-type="string">
            <text:p>812</text:p>
          </table:table-cell>
          <table:table-cell table:formula="of:=RIGHT([.A200];LEN([.A200])-3)" office:value-type="string" office:string-value="F_s3" calcext:value-type="string">
            <text:p>F_s3</text:p>
          </table:table-cell>
          <table:table-cell office:value-type="string" calcext:value-type="string">
            <text:p>F_s3</text:p>
          </table:table-cell>
          <table:table-cell table:formula="of:=[.G200]+1" office:value-type="float" office:value="813" calcext:value-type="float">
            <text:p>81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0]-[.J19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T_v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%MW814</text:p>
          </table:table-cell>
          <table:table-cell table:number-columns-repeated="3"/>
          <table:table-cell table:formula="of:=RIGHT([.C201];LEN([.C201])-IF([.B201]=&quot;DIGITAL&quot;;2;3))" office:value-type="string" office:string-value="814" calcext:value-type="string">
            <text:p>814</text:p>
          </table:table-cell>
          <table:table-cell table:formula="of:=RIGHT([.A201];LEN([.A201])-3)" office:value-type="string" office:string-value="T_vS" calcext:value-type="string">
            <text:p>T_vS</text:p>
          </table:table-cell>
          <table:table-cell office:value-type="string" calcext:value-type="string">
            <text:p>T_vs</text:p>
          </table:table-cell>
          <table:table-cell table:formula="of:=[.G201]+1" office:value-type="float" office:value="815" calcext:value-type="float">
            <text:p>815</text:p>
          </table:table-cell>
          <table:table-cell office:value-type="string" calcext:value-type="string">
            <text:p>L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1]-[.J20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4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16</text:p>
          </table:table-cell>
          <table:table-cell table:number-columns-repeated="3"/>
          <table:table-cell table:formula="of:=RIGHT([.C202];LEN([.C202])-IF([.B202]=&quot;DIGITAL&quot;;2;3))" office:value-type="string" office:string-value="816" calcext:value-type="string">
            <text:p>816</text:p>
          </table:table-cell>
          <table:table-cell table:formula="of:=RIGHT([.A202];LEN([.A202])-3)" office:value-type="string" office:string-value="ai14_mn_sc" calcext:value-type="string">
            <text:p>ai14_mn_sc</text:p>
          </table:table-cell>
          <table:table-cell office:value-type="string" calcext:value-type="string">
            <text:p>Ai14_mn_sc</text:p>
          </table:table-cell>
          <table:table-cell table:formula="of:=[.G202]+1" office:value-type="float" office:value="817" calcext:value-type="float">
            <text:p>81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2]-[.J20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4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18</text:p>
          </table:table-cell>
          <table:table-cell table:number-columns-repeated="3"/>
          <table:table-cell table:formula="of:=RIGHT([.C203];LEN([.C203])-IF([.B203]=&quot;DIGITAL&quot;;2;3))" office:value-type="string" office:string-value="818" calcext:value-type="string">
            <text:p>818</text:p>
          </table:table-cell>
          <table:table-cell table:formula="of:=RIGHT([.A203];LEN([.A203])-3)" office:value-type="string" office:string-value="ai14_mx_sc" calcext:value-type="string">
            <text:p>ai14_mx_sc</text:p>
          </table:table-cell>
          <table:table-cell office:value-type="string" calcext:value-type="string">
            <text:p>Ai14_mx_sc</text:p>
          </table:table-cell>
          <table:table-cell table:formula="of:=[.G203]+1" office:value-type="float" office:value="819" calcext:value-type="float">
            <text:p>81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3]-[.J20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4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20</text:p>
          </table:table-cell>
          <table:table-cell table:number-columns-repeated="3"/>
          <table:table-cell table:formula="of:=RIGHT([.C204];LEN([.C204])-IF([.B204]=&quot;DIGITAL&quot;;2;3))" office:value-type="string" office:string-value="820" calcext:value-type="string">
            <text:p>820</text:p>
          </table:table-cell>
          <table:table-cell table:formula="of:=RIGHT([.A204];LEN([.A204])-3)" office:value-type="string" office:string-value="ai14_i" calcext:value-type="string">
            <text:p>ai14_i</text:p>
          </table:table-cell>
          <table:table-cell office:value-type="string" calcext:value-type="string">
            <text:p>Ai14_i</text:p>
          </table:table-cell>
          <table:table-cell table:formula="of:=[.G204]+1" office:value-type="float" office:value="821" calcext:value-type="float">
            <text:p>82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4]-[.J203]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Mw822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5]-[.J20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5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24</text:p>
          </table:table-cell>
          <table:table-cell table:number-columns-repeated="3"/>
          <table:table-cell table:formula="of:=RIGHT([.C206];LEN([.C206])-IF([.B206]=&quot;DIGITAL&quot;;2;3))" office:value-type="string" office:string-value="824" calcext:value-type="string">
            <text:p>824</text:p>
          </table:table-cell>
          <table:table-cell table:formula="of:=RIGHT([.A206];LEN([.A206])-3)" office:value-type="string" office:string-value="Ai15_mn_sc" calcext:value-type="string">
            <text:p>Ai15_mn_sc</text:p>
          </table:table-cell>
          <table:table-cell office:value-type="string" calcext:value-type="string">
            <text:p>Ai15_mn_sc</text:p>
          </table:table-cell>
          <table:table-cell table:formula="of:=[.G206]+1" office:value-type="float" office:value="825" calcext:value-type="float">
            <text:p>82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6]-[.J20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5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26</text:p>
          </table:table-cell>
          <table:table-cell table:number-columns-repeated="3"/>
          <table:table-cell table:formula="of:=RIGHT([.C207];LEN([.C207])-IF([.B207]=&quot;DIGITAL&quot;;2;3))" office:value-type="string" office:string-value="826" calcext:value-type="string">
            <text:p>826</text:p>
          </table:table-cell>
          <table:table-cell table:formula="of:=RIGHT([.A207];LEN([.A207])-3)" office:value-type="string" office:string-value="Ai15_mx_sc" calcext:value-type="string">
            <text:p>Ai15_mx_sc</text:p>
          </table:table-cell>
          <table:table-cell office:value-type="string" calcext:value-type="string">
            <text:p>Ai15_mx_sc</text:p>
          </table:table-cell>
          <table:table-cell table:formula="of:=[.G207]+1" office:value-type="float" office:value="827" calcext:value-type="float">
            <text:p>82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7]-[.J20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5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28</text:p>
          </table:table-cell>
          <table:table-cell table:number-columns-repeated="3"/>
          <table:table-cell table:formula="of:=RIGHT([.C208];LEN([.C208])-IF([.B208]=&quot;DIGITAL&quot;;2;3))" office:value-type="string" office:string-value="828" calcext:value-type="string">
            <text:p>828</text:p>
          </table:table-cell>
          <table:table-cell table:formula="of:=RIGHT([.A208];LEN([.A208])-3)" office:value-type="string" office:string-value="Ai15_i" calcext:value-type="string">
            <text:p>Ai15_i</text:p>
          </table:table-cell>
          <table:table-cell office:value-type="string" calcext:value-type="string">
            <text:p>Ai15_i</text:p>
          </table:table-cell>
          <table:table-cell table:formula="of:=[.G208]+1" office:value-type="float" office:value="829" calcext:value-type="float">
            <text:p>82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8]-[.J20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4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30</text:p>
          </table:table-cell>
          <table:table-cell table:number-columns-repeated="3"/>
          <table:table-cell table:formula="of:=RIGHT([.C209];LEN([.C209])-IF([.B209]=&quot;DIGITAL&quot;;2;3))" office:value-type="string" office:string-value="830" calcext:value-type="string">
            <text:p>830</text:p>
          </table:table-cell>
          <table:table-cell table:formula="of:=RIGHT([.A209];LEN([.A209])-3)" office:value-type="string" office:string-value="ai14_min" calcext:value-type="string">
            <text:p>ai14_min</text:p>
          </table:table-cell>
          <table:table-cell office:value-type="string" calcext:value-type="string">
            <text:p>Ai14_min</text:p>
          </table:table-cell>
          <table:table-cell table:formula="of:=[.G209]+1" office:value-type="float" office:value="831" calcext:value-type="float">
            <text:p>83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09]-[.J20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4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32</text:p>
          </table:table-cell>
          <table:table-cell table:number-columns-repeated="3"/>
          <table:table-cell table:formula="of:=RIGHT([.C210];LEN([.C210])-IF([.B210]=&quot;DIGITAL&quot;;2;3))" office:value-type="string" office:string-value="832" calcext:value-type="string">
            <text:p>832</text:p>
          </table:table-cell>
          <table:table-cell table:formula="of:=RIGHT([.A210];LEN([.A210])-3)" office:value-type="string" office:string-value="ai14_max" calcext:value-type="string">
            <text:p>ai14_max</text:p>
          </table:table-cell>
          <table:table-cell office:value-type="string" calcext:value-type="string">
            <text:p>Ai14_max</text:p>
          </table:table-cell>
          <table:table-cell table:formula="of:=[.G210]+1" office:value-type="float" office:value="833" calcext:value-type="float">
            <text:p>83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0]-[.J20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5_mi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34</text:p>
          </table:table-cell>
          <table:table-cell table:number-columns-repeated="3"/>
          <table:table-cell table:formula="of:=RIGHT([.C211];LEN([.C211])-IF([.B211]=&quot;DIGITAL&quot;;2;3))" office:value-type="string" office:string-value="834" calcext:value-type="string">
            <text:p>834</text:p>
          </table:table-cell>
          <table:table-cell table:formula="of:=RIGHT([.A211];LEN([.A211])-3)" office:value-type="string" office:string-value="ai15_min" calcext:value-type="string">
            <text:p>ai15_min</text:p>
          </table:table-cell>
          <table:table-cell office:value-type="string" calcext:value-type="string">
            <text:p>Ai15_min</text:p>
          </table:table-cell>
          <table:table-cell table:formula="of:=[.G211]+1" office:value-type="float" office:value="835" calcext:value-type="float">
            <text:p>83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1]-[.J21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5_ma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36</text:p>
          </table:table-cell>
          <table:table-cell table:number-columns-repeated="3"/>
          <table:table-cell table:formula="of:=RIGHT([.C212];LEN([.C212])-IF([.B212]=&quot;DIGITAL&quot;;2;3))" office:value-type="string" office:string-value="836" calcext:value-type="string">
            <text:p>836</text:p>
          </table:table-cell>
          <table:table-cell table:formula="of:=RIGHT([.A212];LEN([.A212])-3)" office:value-type="string" office:string-value="ai15_max" calcext:value-type="string">
            <text:p>ai15_max</text:p>
          </table:table-cell>
          <table:table-cell office:value-type="string" calcext:value-type="string">
            <text:p>Ai15_max</text:p>
          </table:table-cell>
          <table:table-cell table:formula="of:=[.G212]+1" office:value-type="float" office:value="837" calcext:value-type="float">
            <text:p>83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2]-[.J21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6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38</text:p>
          </table:table-cell>
          <table:table-cell table:number-columns-repeated="3"/>
          <table:table-cell table:formula="of:=RIGHT([.C213];LEN([.C213])-IF([.B213]=&quot;DIGITAL&quot;;2;3))" office:value-type="string" office:string-value="838" calcext:value-type="string">
            <text:p>838</text:p>
          </table:table-cell>
          <table:table-cell table:formula="of:=RIGHT([.A213];LEN([.A213])-3)" office:value-type="string" office:string-value="ai16_mn_sc" calcext:value-type="string">
            <text:p>ai16_mn_sc</text:p>
          </table:table-cell>
          <table:table-cell office:value-type="string" calcext:value-type="string">
            <text:p>Ai16_mn_sc</text:p>
          </table:table-cell>
          <table:table-cell table:formula="of:=[.G213]+1" office:value-type="float" office:value="839" calcext:value-type="float">
            <text:p>83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3]-[.J21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6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40</text:p>
          </table:table-cell>
          <table:table-cell table:number-columns-repeated="3"/>
          <table:table-cell table:formula="of:=RIGHT([.C214];LEN([.C214])-IF([.B214]=&quot;DIGITAL&quot;;2;3))" office:value-type="string" office:string-value="840" calcext:value-type="string">
            <text:p>840</text:p>
          </table:table-cell>
          <table:table-cell table:formula="of:=RIGHT([.A214];LEN([.A214])-3)" office:value-type="string" office:string-value="ai16_mx_sc" calcext:value-type="string">
            <text:p>ai16_mx_sc</text:p>
          </table:table-cell>
          <table:table-cell office:value-type="string" calcext:value-type="string">
            <text:p>Ai16_mx_sc</text:p>
          </table:table-cell>
          <table:table-cell table:formula="of:=[.G214]+1" office:value-type="float" office:value="841" calcext:value-type="float">
            <text:p>84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4]-[.J21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6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4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RIGHT([.C215];LEN([.C215])-IF([.B215]=&quot;DIGITAL&quot;;2;3))" office:value-type="string" office:string-value="842" calcext:value-type="string">
            <text:p>842</text:p>
          </table:table-cell>
          <table:table-cell table:formula="of:=RIGHT([.A215];LEN([.A215])-3)" office:value-type="string" office:string-value="ai16_i" calcext:value-type="string">
            <text:p>ai16_i</text:p>
          </table:table-cell>
          <table:table-cell office:value-type="string" calcext:value-type="string">
            <text:p>Ai16_i</text:p>
          </table:table-cell>
          <table:table-cell table:formula="of:=[.G215]+1" office:value-type="float" office:value="843" calcext:value-type="float">
            <text:p>84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5]-[.J21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7_mn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44</text:p>
          </table:table-cell>
          <table:table-cell table:number-columns-repeated="3"/>
          <table:table-cell table:formula="of:=RIGHT([.C216];LEN([.C216])-IF([.B216]=&quot;DIGITAL&quot;;2;3))" office:value-type="string" office:string-value="844" calcext:value-type="string">
            <text:p>844</text:p>
          </table:table-cell>
          <table:table-cell table:formula="of:=RIGHT([.A216];LEN([.A216])-3)" office:value-type="string" office:string-value="ai17_mn_sc" calcext:value-type="string">
            <text:p>ai17_mn_sc</text:p>
          </table:table-cell>
          <table:table-cell office:value-type="string" calcext:value-type="string">
            <text:p>Ai17_mn_sc</text:p>
          </table:table-cell>
          <table:table-cell table:formula="of:=[.G216]+1" office:value-type="float" office:value="845" calcext:value-type="float">
            <text:p>84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6]-[.J21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7_mx_s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46</text:p>
          </table:table-cell>
          <table:table-cell table:number-columns-repeated="3"/>
          <table:table-cell table:formula="of:=RIGHT([.C217];LEN([.C217])-IF([.B217]=&quot;DIGITAL&quot;;2;3))" office:value-type="string" office:string-value="846" calcext:value-type="string">
            <text:p>846</text:p>
          </table:table-cell>
          <table:table-cell table:formula="of:=RIGHT([.A217];LEN([.A217])-3)" office:value-type="string" office:string-value="ai17_mx_sc" calcext:value-type="string">
            <text:p>ai17_mx_sc</text:p>
          </table:table-cell>
          <table:table-cell office:value-type="string" calcext:value-type="string">
            <text:p>Ai17_mx_sc</text:p>
          </table:table-cell>
          <table:table-cell table:formula="of:=[.G217]+1" office:value-type="float" office:value="847" calcext:value-type="float">
            <text:p>84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7]-[.J21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ai17_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MW84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RIGHT([.C218];LEN([.C218])-IF([.B218]=&quot;DIGITAL&quot;;2;3))" office:value-type="string" office:string-value="848" calcext:value-type="string">
            <text:p>848</text:p>
          </table:table-cell>
          <table:table-cell table:formula="of:=RIGHT([.A218];LEN([.A218])-3)" office:value-type="string" office:string-value="ai17_i" calcext:value-type="string">
            <text:p>ai17_i</text:p>
          </table:table-cell>
          <table:table-cell office:value-type="string" calcext:value-type="string">
            <text:p>Ai17_i</text:p>
          </table:table-cell>
          <table:table-cell table:formula="of:=[.G218]+1" office:value-type="float" office:value="849" calcext:value-type="float">
            <text:p>84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18]-[.J21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b_St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00</text:p>
          </table:table-cell>
          <table:table-cell table:number-columns-repeated="3"/>
          <table:table-cell table:formula="of:=RIGHT([.C219];LEN([.C219])-IF([.B219]=&quot;DIGITAL&quot;;2;3))" office:value-type="string" office:string-value="1000" calcext:value-type="string">
            <text:p>1000</text:p>
          </table:table-cell>
          <table:table-cell table:formula="of:=RIGHT([.A219];LEN([.A219])-3)" office:value-type="string" office:string-value="St_i" calcext:value-type="string">
            <text:p>St_i</text:p>
          </table:table-cell>
          <table:table-cell office:value-type="string" calcext:value-type="string">
            <text:p>St_i</text:p>
          </table:table-cell>
          <table:table-cell table:formula="of:=[.G219]+1" office:value-type="float" office:value="1001" calcext:value-type="float">
            <text:p>100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состояния входов</text:p>
          </table:table-cell>
          <table:table-cell/>
          <table:table-cell table:formula="of:=[.J219]-[.J218]" office:value-type="float" office:value="152" calcext:value-type="float">
            <text:p>152</text:p>
          </table:table-cell>
        </table:table-row>
        <table:table-row table:style-name="ro2">
          <table:table-cell table:number-columns-repeated="6"/>
          <table:table-cell office:value-type="float" office:value="1001" calcext:value-type="float">
            <text:p>1001</text:p>
          </table:table-cell>
          <table:table-cell office:value-type="string" calcext:value-type="string">
            <text:p>mw1001</text:p>
          </table:table-cell>
          <table:table-cell office:value-type="string" calcext:value-type="string">
            <text:p>Mw1001</text:p>
          </table:table-cell>
          <table:table-cell table:formula="of:=[.G220]+1" office:value-type="float" office:value="1002" calcext:value-type="float">
            <text:p>100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0]-[.J219]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float" office:value="1002" calcext:value-type="float">
            <text:p>1002</text:p>
          </table:table-cell>
          <table:table-cell office:value-type="string" calcext:value-type="string">
            <text:p>mw1002</text:p>
          </table:table-cell>
          <table:table-cell office:value-type="string" calcext:value-type="string">
            <text:p>Mw1002</text:p>
          </table:table-cell>
          <table:table-cell table:formula="of:=[.G221]+1" office:value-type="float" office:value="1003" calcext:value-type="float">
            <text:p>100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1]-[.J220]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float" office:value="1003" calcext:value-type="float">
            <text:p>1003</text:p>
          </table:table-cell>
          <table:table-cell office:value-type="string" calcext:value-type="string">
            <text:p>mw1003</text:p>
          </table:table-cell>
          <table:table-cell office:value-type="string" calcext:value-type="string">
            <text:p>Mw1003</text:p>
          </table:table-cell>
          <table:table-cell table:formula="of:=[.G222]+1" office:value-type="float" office:value="1004" calcext:value-type="float">
            <text:p>100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2]-[.J221]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float" office:value="1004" calcext:value-type="float">
            <text:p>1004</text:p>
          </table:table-cell>
          <table:table-cell office:value-type="string" calcext:value-type="string">
            <text:p>mw1004</text:p>
          </table:table-cell>
          <table:table-cell office:value-type="string" calcext:value-type="string">
            <text:p>Mw1004</text:p>
          </table:table-cell>
          <table:table-cell table:formula="of:=[.G223]+1" office:value-type="float" office:value="1005" calcext:value-type="float">
            <text:p>100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3]-[.J22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2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05</text:p>
          </table:table-cell>
          <table:table-cell table:number-columns-repeated="3"/>
          <table:table-cell table:formula="of:=RIGHT([.C224];LEN([.C224])-IF([.B224]=&quot;DIGITAL&quot;;2;3))" office:value-type="string" office:string-value="1005" calcext:value-type="string">
            <text:p>1005</text:p>
          </table:table-cell>
          <table:table-cell table:formula="of:=RIGHT([.A224];LEN([.A224])-3)" office:value-type="string" office:string-value="P2_p" calcext:value-type="string">
            <text:p>P2_p</text:p>
          </table:table-cell>
          <table:table-cell office:value-type="string" calcext:value-type="string">
            <text:p>P2_p</text:p>
          </table:table-cell>
          <table:table-cell table:formula="of:=[.G224]+1" office:value-type="float" office:value="1006" calcext:value-type="float">
            <text:p>100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4]-[.J22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2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06</text:p>
          </table:table-cell>
          <table:table-cell table:number-columns-repeated="3"/>
          <table:table-cell table:formula="of:=RIGHT([.C225];LEN([.C225])-IF([.B225]=&quot;DIGITAL&quot;;2;3))" office:value-type="string" office:string-value="1006" calcext:value-type="string">
            <text:p>1006</text:p>
          </table:table-cell>
          <table:table-cell table:formula="of:=RIGHT([.A225];LEN([.A225])-3)" office:value-type="string" office:string-value="P2_min" calcext:value-type="string">
            <text:p>P2_min</text:p>
          </table:table-cell>
          <table:table-cell office:value-type="string" calcext:value-type="string">
            <text:p>P2_min</text:p>
          </table:table-cell>
          <table:table-cell table:formula="of:=[.G225]+1" office:value-type="float" office:value="1007" calcext:value-type="float">
            <text:p>100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5]-[.J22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2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07</text:p>
          </table:table-cell>
          <table:table-cell table:number-columns-repeated="3"/>
          <table:table-cell table:formula="of:=RIGHT([.C226];LEN([.C226])-IF([.B226]=&quot;DIGITAL&quot;;2;3))" office:value-type="string" office:string-value="1007" calcext:value-type="string">
            <text:p>1007</text:p>
          </table:table-cell>
          <table:table-cell table:formula="of:=RIGHT([.A226];LEN([.A226])-3)" office:value-type="string" office:string-value="P2_max" calcext:value-type="string">
            <text:p>P2_max</text:p>
          </table:table-cell>
          <table:table-cell office:value-type="string" calcext:value-type="string">
            <text:p>P2_max</text:p>
          </table:table-cell>
          <table:table-cell table:formula="of:=[.G226]+1" office:value-type="float" office:value="1008" calcext:value-type="float">
            <text:p>100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6]-[.J22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2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227];LEN([.C227])-IF([.B227]=&quot;DIGITAL&quot;;2;3))" office:value-type="string" office:string-value="1008" calcext:value-type="string">
            <text:p>1008</text:p>
          </table:table-cell>
          <table:table-cell table:formula="of:=RIGHT([.A227];LEN([.A227])-3)" office:value-type="string" office:string-value="P2_m" calcext:value-type="string">
            <text:p>P2_m</text:p>
          </table:table-cell>
          <table:table-cell office:value-type="string" calcext:value-type="string">
            <text:p>P2_m</text:p>
          </table:table-cell>
          <table:table-cell table:formula="of:=[.G227]+1" office:value-type="float" office:value="1009" calcext:value-type="float">
            <text:p>100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7]-[.J22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2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09</text:p>
          </table:table-cell>
          <table:table-cell table:number-columns-repeated="3"/>
          <table:table-cell table:formula="of:=RIGHT([.C228];LEN([.C228])-IF([.B228]=&quot;DIGITAL&quot;;2;3))" office:value-type="string" office:string-value="1009" calcext:value-type="string">
            <text:p>1009</text:p>
          </table:table-cell>
          <table:table-cell table:formula="of:=RIGHT([.A228];LEN([.A228])-3)" office:value-type="string" office:string-value="P2_i" calcext:value-type="string">
            <text:p>P2_i</text:p>
          </table:table-cell>
          <table:table-cell office:value-type="string" calcext:value-type="string">
            <text:p>P2_i</text:p>
          </table:table-cell>
          <table:table-cell table:formula="of:=[.G228]+1" office:value-type="float" office:value="1010" calcext:value-type="float">
            <text:p>101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8]-[.J22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2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10</text:p>
          </table:table-cell>
          <table:table-cell table:number-columns-repeated="3"/>
          <table:table-cell table:formula="of:=RIGHT([.C229];LEN([.C229])-IF([.B229]=&quot;DIGITAL&quot;;2;3))" office:value-type="string" office:string-value="1010" calcext:value-type="string">
            <text:p>1010</text:p>
          </table:table-cell>
          <table:table-cell table:formula="of:=RIGHT([.A229];LEN([.A229])-3)" office:value-type="string" office:string-value="P2_d" calcext:value-type="string">
            <text:p>P2_d</text:p>
          </table:table-cell>
          <table:table-cell office:value-type="string" calcext:value-type="string">
            <text:p>P2_d</text:p>
          </table:table-cell>
          <table:table-cell table:formula="of:=[.G229]+1" office:value-type="float" office:value="1011" calcext:value-type="float">
            <text:p>101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9]-[.J22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2_z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1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RIGHT([.C230];LEN([.C230])-IF([.B230]=&quot;DIGITAL&quot;;2;3))" office:value-type="string" office:string-value="1011" calcext:value-type="string">
            <text:p>1011</text:p>
          </table:table-cell>
          <table:table-cell table:formula="of:=RIGHT([.A230];LEN([.A230])-3)" office:value-type="string" office:string-value="P2_z" calcext:value-type="string">
            <text:p>P2_z</text:p>
          </table:table-cell>
          <table:table-cell office:value-type="string" calcext:value-type="string">
            <text:p>P2_z</text:p>
          </table:table-cell>
          <table:table-cell table:formula="of:=[.G230]+1" office:value-type="float" office:value="1012" calcext:value-type="float">
            <text:p>101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0]-[.J229]"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Mw101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1]-[.J230]"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Mw101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2]-[.J23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14</text:p>
          </table:table-cell>
          <table:table-cell table:number-columns-repeated="3"/>
          <table:table-cell table:formula="of:=RIGHT([.C233];LEN([.C233])-IF([.B233]=&quot;DIGITAL&quot;;2;3))" office:value-type="string" office:string-value="1014" calcext:value-type="string">
            <text:p>1014</text:p>
          </table:table-cell>
          <table:table-cell table:formula="of:=RIGHT([.A233];LEN([.A233])-3)" office:value-type="string" office:string-value="P3_d" calcext:value-type="string">
            <text:p>P3_d</text:p>
          </table:table-cell>
          <table:table-cell office:value-type="string" calcext:value-type="string">
            <text:p>P3_d</text:p>
          </table:table-cell>
          <table:table-cell table:formula="of:=[.G233]+1" office:value-type="float" office:value="1015" calcext:value-type="float">
            <text:p>101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3]-[.J23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15</text:p>
          </table:table-cell>
          <table:table-cell table:number-columns-repeated="3"/>
          <table:table-cell table:formula="of:=RIGHT([.C234];LEN([.C234])-IF([.B234]=&quot;DIGITAL&quot;;2;3))" office:value-type="string" office:string-value="1015" calcext:value-type="string">
            <text:p>1015</text:p>
          </table:table-cell>
          <table:table-cell table:formula="of:=RIGHT([.A234];LEN([.A234])-3)" office:value-type="string" office:string-value="P3_i" calcext:value-type="string">
            <text:p>P3_i</text:p>
          </table:table-cell>
          <table:table-cell office:value-type="string" calcext:value-type="string">
            <text:p>P3_i</text:p>
          </table:table-cell>
          <table:table-cell table:formula="of:=[.G234]+1" office:value-type="float" office:value="1016" calcext:value-type="float">
            <text:p>101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4]-[.J23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IGHT([.C235];LEN([.C235])-IF([.B235]=&quot;DIGITAL&quot;;2;3))" office:value-type="string" office:string-value="1016" calcext:value-type="string">
            <text:p>1016</text:p>
          </table:table-cell>
          <table:table-cell table:formula="of:=RIGHT([.A235];LEN([.A235])-3)" office:value-type="string" office:string-value="P3_m" calcext:value-type="string">
            <text:p>P3_m</text:p>
          </table:table-cell>
          <table:table-cell office:value-type="string" calcext:value-type="string">
            <text:p>P3_m</text:p>
          </table:table-cell>
          <table:table-cell table:formula="of:=[.G235]+1" office:value-type="float" office:value="1017" calcext:value-type="float">
            <text:p>101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5]-[.J23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17</text:p>
          </table:table-cell>
          <table:table-cell table:number-columns-repeated="3"/>
          <table:table-cell table:formula="of:=RIGHT([.C236];LEN([.C236])-IF([.B236]=&quot;DIGITAL&quot;;2;3))" office:value-type="string" office:string-value="1017" calcext:value-type="string">
            <text:p>1017</text:p>
          </table:table-cell>
          <table:table-cell table:formula="of:=RIGHT([.A236];LEN([.A236])-3)" office:value-type="string" office:string-value="P3_max" calcext:value-type="string">
            <text:p>P3_max</text:p>
          </table:table-cell>
          <table:table-cell office:value-type="string" calcext:value-type="string">
            <text:p>P3_max</text:p>
          </table:table-cell>
          <table:table-cell table:formula="of:=[.G236]+1" office:value-type="float" office:value="1018" calcext:value-type="float">
            <text:p>101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6]-[.J23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m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18</text:p>
          </table:table-cell>
          <table:table-cell table:number-columns-repeated="3"/>
          <table:table-cell table:formula="of:=RIGHT([.C237];LEN([.C237])-IF([.B237]=&quot;DIGITAL&quot;;2;3))" office:value-type="string" office:string-value="1018" calcext:value-type="string">
            <text:p>1018</text:p>
          </table:table-cell>
          <table:table-cell table:formula="of:=RIGHT([.A237];LEN([.A237])-3)" office:value-type="string" office:string-value="P3_min" calcext:value-type="string">
            <text:p>P3_min</text:p>
          </table:table-cell>
          <table:table-cell office:value-type="string" calcext:value-type="string">
            <text:p>P3_min</text:p>
          </table:table-cell>
          <table:table-cell table:formula="of:=[.G237]+1" office:value-type="float" office:value="1019" calcext:value-type="float">
            <text:p>101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7]-[.J23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19</text:p>
          </table:table-cell>
          <table:table-cell table:number-columns-repeated="3"/>
          <table:table-cell table:formula="of:=RIGHT([.C238];LEN([.C238])-IF([.B238]=&quot;DIGITAL&quot;;2;3))" office:value-type="string" office:string-value="1019" calcext:value-type="string">
            <text:p>1019</text:p>
          </table:table-cell>
          <table:table-cell table:formula="of:=RIGHT([.A238];LEN([.A238])-3)" office:value-type="string" office:string-value="P3_p" calcext:value-type="string">
            <text:p>P3_p</text:p>
          </table:table-cell>
          <table:table-cell office:value-type="string" calcext:value-type="string">
            <text:p>P3_p</text:p>
          </table:table-cell>
          <table:table-cell table:formula="of:=[.G238]+1" office:value-type="float" office:value="1020" calcext:value-type="float">
            <text:p>102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8]-[.J237]"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Mw102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39]-[.J23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P3_z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2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RIGHT([.C240];LEN([.C240])-IF([.B240]=&quot;DIGITAL&quot;;2;3))" office:value-type="string" office:string-value="1021" calcext:value-type="string">
            <text:p>1021</text:p>
          </table:table-cell>
          <table:table-cell table:formula="of:=RIGHT([.A240];LEN([.A240])-3)" office:value-type="string" office:string-value="P3_z" calcext:value-type="string">
            <text:p>P3_z</text:p>
          </table:table-cell>
          <table:table-cell office:value-type="string" calcext:value-type="string">
            <text:p>P3_z</text:p>
          </table:table-cell>
          <table:table-cell table:formula="of:=[.G240]+1" office:value-type="float" office:value="1022" calcext:value-type="float">
            <text:p>102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0]-[.J239]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float" office:value="1022" calcext:value-type="float">
            <text:p>1022</text:p>
          </table:table-cell>
          <table:table-cell office:value-type="string" calcext:value-type="string">
            <text:p>mw1022</text:p>
          </table:table-cell>
          <table:table-cell office:value-type="string" calcext:value-type="string">
            <text:p>Mw1022</text:p>
          </table:table-cell>
          <table:table-cell table:formula="of:=[.G241]+1" office:value-type="float" office:value="1023" calcext:value-type="float">
            <text:p>102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1]-[.J24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4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23</text:p>
          </table:table-cell>
          <table:table-cell table:number-columns-repeated="3"/>
          <table:table-cell table:formula="of:=RIGHT([.C242];LEN([.C242])-IF([.B242]=&quot;DIGITAL&quot;;2;3))" office:value-type="string" office:string-value="1023" calcext:value-type="string">
            <text:p>1023</text:p>
          </table:table-cell>
          <table:table-cell table:formula="of:=RIGHT([.A242];LEN([.A242])-3)" office:value-type="string" office:string-value="ai14_mn_ek" calcext:value-type="string">
            <text:p>ai14_mn_ek</text:p>
          </table:table-cell>
          <table:table-cell office:value-type="string" calcext:value-type="string">
            <text:p>Ai14_mn_ek</text:p>
          </table:table-cell>
          <table:table-cell table:formula="of:=[.G242]+1" office:value-type="float" office:value="1024" calcext:value-type="float">
            <text:p>102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2]-[.J24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4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24</text:p>
          </table:table-cell>
          <table:table-cell table:number-columns-repeated="3"/>
          <table:table-cell table:formula="of:=RIGHT([.C243];LEN([.C243])-IF([.B243]=&quot;DIGITAL&quot;;2;3))" office:value-type="string" office:string-value="1024" calcext:value-type="string">
            <text:p>1024</text:p>
          </table:table-cell>
          <table:table-cell table:formula="of:=RIGHT([.A243];LEN([.A243])-3)" office:value-type="string" office:string-value="ai14_mx_ek" calcext:value-type="string">
            <text:p>ai14_mx_ek</text:p>
          </table:table-cell>
          <table:table-cell office:value-type="string" calcext:value-type="string">
            <text:p>Ai14_mx_ek</text:p>
          </table:table-cell>
          <table:table-cell table:formula="of:=[.G243]+1" office:value-type="float" office:value="1025" calcext:value-type="float">
            <text:p>102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3]-[.J24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5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25</text:p>
          </table:table-cell>
          <table:table-cell table:number-columns-repeated="3"/>
          <table:table-cell table:formula="of:=RIGHT([.C244];LEN([.C244])-IF([.B244]=&quot;DIGITAL&quot;;2;3))" office:value-type="string" office:string-value="1025" calcext:value-type="string">
            <text:p>1025</text:p>
          </table:table-cell>
          <table:table-cell table:formula="of:=RIGHT([.A244];LEN([.A244])-3)" office:value-type="string" office:string-value="Ai15_mn_ek" calcext:value-type="string">
            <text:p>Ai15_mn_ek</text:p>
          </table:table-cell>
          <table:table-cell office:value-type="string" calcext:value-type="string">
            <text:p>Ai15_mn_ek</text:p>
          </table:table-cell>
          <table:table-cell table:formula="of:=[.G244]+1" office:value-type="float" office:value="1026" calcext:value-type="float">
            <text:p>102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4]-[.J24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5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26</text:p>
          </table:table-cell>
          <table:table-cell table:number-columns-repeated="3"/>
          <table:table-cell table:formula="of:=RIGHT([.C245];LEN([.C245])-IF([.B245]=&quot;DIGITAL&quot;;2;3))" office:value-type="string" office:string-value="1026" calcext:value-type="string">
            <text:p>1026</text:p>
          </table:table-cell>
          <table:table-cell table:formula="of:=RIGHT([.A245];LEN([.A245])-3)" office:value-type="string" office:string-value="Ai15_mx_ek" calcext:value-type="string">
            <text:p>Ai15_mx_ek</text:p>
          </table:table-cell>
          <table:table-cell office:value-type="string" calcext:value-type="string">
            <text:p>Ai15_mx_ek</text:p>
          </table:table-cell>
          <table:table-cell table:formula="of:=[.G245]+1" office:value-type="float" office:value="1027" calcext:value-type="float">
            <text:p>102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5]-[.J24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6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27</text:p>
          </table:table-cell>
          <table:table-cell table:number-columns-repeated="3"/>
          <table:table-cell table:formula="of:=RIGHT([.C246];LEN([.C246])-IF([.B246]=&quot;DIGITAL&quot;;2;3))" office:value-type="string" office:string-value="1027" calcext:value-type="string">
            <text:p>1027</text:p>
          </table:table-cell>
          <table:table-cell table:formula="of:=RIGHT([.A246];LEN([.A246])-3)" office:value-type="string" office:string-value="ai16_mx_ek" calcext:value-type="string">
            <text:p>ai16_mx_ek</text:p>
          </table:table-cell>
          <table:table-cell office:value-type="string" calcext:value-type="string">
            <text:p>Ai16_mx_ek</text:p>
          </table:table-cell>
          <table:table-cell table:formula="of:=[.G246]+1" office:value-type="float" office:value="1028" calcext:value-type="float">
            <text:p>102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6]-[.J24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7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28</text:p>
          </table:table-cell>
          <table:table-cell table:number-columns-repeated="3"/>
          <table:table-cell table:formula="of:=RIGHT([.C247];LEN([.C247])-IF([.B247]=&quot;DIGITAL&quot;;2;3))" office:value-type="string" office:string-value="1028" calcext:value-type="string">
            <text:p>1028</text:p>
          </table:table-cell>
          <table:table-cell table:formula="of:=RIGHT([.A247];LEN([.A247])-3)" office:value-type="string" office:string-value="ai17_mn_ek" calcext:value-type="string">
            <text:p>ai17_mn_ek</text:p>
          </table:table-cell>
          <table:table-cell office:value-type="string" calcext:value-type="string">
            <text:p>Ai17_mn_ek</text:p>
          </table:table-cell>
          <table:table-cell table:formula="of:=[.G247]+1" office:value-type="float" office:value="1029" calcext:value-type="float">
            <text:p>102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7]-[.J24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7_mx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29</text:p>
          </table:table-cell>
          <table:table-cell table:number-columns-repeated="3"/>
          <table:table-cell table:formula="of:=RIGHT([.C248];LEN([.C248])-IF([.B248]=&quot;DIGITAL&quot;;2;3))" office:value-type="string" office:string-value="1029" calcext:value-type="string">
            <text:p>1029</text:p>
          </table:table-cell>
          <table:table-cell table:formula="of:=RIGHT([.A248];LEN([.A248])-3)" office:value-type="string" office:string-value="ai17_mx_ek" calcext:value-type="string">
            <text:p>ai17_mx_ek</text:p>
          </table:table-cell>
          <table:table-cell office:value-type="string" calcext:value-type="string">
            <text:p>Ai17_mx_ek</text:p>
          </table:table-cell>
          <table:table-cell table:formula="of:=[.G248]+1" office:value-type="float" office:value="1030" calcext:value-type="float">
            <text:p>103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8]-[.J24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b_ai16_mn_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MW1030</text:p>
          </table:table-cell>
          <table:table-cell table:number-columns-repeated="3"/>
          <table:table-cell table:formula="of:=RIGHT([.C249];LEN([.C249])-IF([.B249]=&quot;DIGITAL&quot;;2;3))" office:value-type="string" office:string-value="1030" calcext:value-type="string">
            <text:p>1030</text:p>
          </table:table-cell>
          <table:table-cell table:formula="of:=RIGHT([.A249];LEN([.A249])-3)" office:value-type="string" office:string-value="ai16_mn_ek" calcext:value-type="string">
            <text:p>ai16_mn_ek</text:p>
          </table:table-cell>
          <table:table-cell office:value-type="string" calcext:value-type="string">
            <text:p>Ai16_mn_ek</text:p>
          </table:table-cell>
          <table:table-cell table:formula="of:=[.G249]+1" office:value-type="float" office:value="1031" calcext:value-type="float">
            <text:p>103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49]-[.J248]" office:value-type="float" office:value="1" calcext:value-type="float">
            <text:p>1</text:p>
          </table:table-cell>
        </table:table-row>
        <table:table-row table:style-name="ro2" table:number-rows-repeated="104832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var2" table:style-name="ta6">
        <table:table-column table:style-name="co11" table:default-cell-style-name="Default"/>
        <table:table-column table:style-name="co5" table:number-columns-repeated="5" table:default-cell-style-name="Default"/>
        <table:table-column table:style-name="co11" table:number-columns-repeated="2" table:default-cell-style-name="Default"/>
        <table:table-column table:style-name="co5" table:number-columns-repeated="6" table:default-cell-style-name="Default"/>
        <table:table-row table:style-name="ro2">
          <table:table-cell table:number-columns-repeated="5"/>
          <table:table-cell table:style-name="ce15"/>
          <table:table-cell table:number-columns-repeated="7"/>
          <table:table-cell table:style-name="ce18" office:value-type="string" calcext:value-type="string">
            <text:p>create table trend(Dt integer unsigned not NULL,</text:p>
          </table:table-cell>
        </table:table-row>
        <table:table-row table:style-name="ro2">
          <table:table-cell table:number-columns-repeated="5"/>
          <table:table-cell table:style-name="ce15"/>
          <table:table-cell table:number-columns-repeated="7"/>
          <table:table-cell table:style-name="ce19" office:value-type="string" calcext:value-type="string">
            <text:p>primary key(Dt),</text:p>
          </table:table-cell>
        </table:table-row>
        <table:table-row table:style-name="ro2">
          <table:table-cell table:number-columns-repeated="5"/>
          <table:table-cell table:style-name="ce15"/>
          <table:table-cell table:number-columns-repeated="7"/>
          <table:table-cell table:style-name="ce19" table:formula="of:=IF([.E3]=1;CONCATENATE([.A3];&quot; integer default '0',&quot;);&quot;&quot;)">
            <text:p/>
          </table:table-cell>
        </table:table-row>
        <table:table-row table:style-name="ro2">
          <table:table-cell table:formula="of:=RIGHT([.G4];LEN([.G4])-3)" office:value-type="string" office:string-value="Ai1_i" calcext:value-type="string">
            <text:p>Ai1_i</text:p>
          </table:table-cell>
          <table:table-cell table:formula="of:=RIGHT([.J4];3)+1" office:value-type="float" office:value="501" calcext:value-type="float">
            <text:p>50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0</text:p>
          </table:table-cell>
          <table:table-cell table:number-columns-repeated="3"/>
          <table:table-cell table:style-name="ce19" table:formula="of:=IF([.E4]=1;CONCATENATE([.A4];&quot; float default '0',&quot;);&quot;&quot;)" office:value-type="string" office:string-value="Ai1_i float default '0'," calcext:value-type="string">
            <text:p>Ai1_i float default '0',</text:p>
          </table:table-cell>
        </table:table-row>
        <table:table-row table:style-name="ro2">
          <table:table-cell table:formula="of:=RIGHT([.G5];LEN([.G5])-3)" office:value-type="string" office:string-value="Ai1_lim" calcext:value-type="string">
            <text:p>Ai1_lim</text:p>
          </table:table-cell>
          <table:table-cell table:formula="of:=RIGHT([.J5];3)+1" office:value-type="float" office:value="503" calcext:value-type="float">
            <text:p>50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_lim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2</text:p>
          </table:table-cell>
          <table:table-cell table:number-columns-repeated="3"/>
          <table:table-cell table:style-name="ce19" table:formula="of:=IF([.E5]=1;CONCATENATE([.A5];&quot; float default '0',&quot;);&quot;&quot;)">
            <text:p/>
          </table:table-cell>
        </table:table-row>
        <table:table-row table:style-name="ro2">
          <table:table-cell table:formula="of:=RIGHT([.G6];LEN([.G6])-3)" office:value-type="string" office:string-value="Ai1_max" calcext:value-type="string">
            <text:p>Ai1_max</text:p>
          </table:table-cell>
          <table:table-cell table:formula="of:=RIGHT([.J6];3)+1" office:value-type="float" office:value="505" calcext:value-type="float">
            <text:p>50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4</text:p>
          </table:table-cell>
          <table:table-cell table:number-columns-repeated="3"/>
          <table:table-cell table:style-name="ce19" table:formula="of:=IF([.E6]=1;CONCATENATE([.A6];&quot; float default '0',&quot;);&quot;&quot;)">
            <text:p/>
          </table:table-cell>
        </table:table-row>
        <table:table-row table:style-name="ro2">
          <table:table-cell table:formula="of:=RIGHT([.G7];LEN([.G7])-3)" office:value-type="string" office:string-value="Ai1_min" calcext:value-type="string">
            <text:p>Ai1_min</text:p>
          </table:table-cell>
          <table:table-cell table:formula="of:=RIGHT([.J7];3)+1" office:value-type="float" office:value="507" calcext:value-type="float">
            <text:p>507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6</text:p>
          </table:table-cell>
          <table:table-cell table:number-columns-repeated="3"/>
          <table:table-cell table:style-name="ce19" table:formula="of:=IF([.E7]=1;CONCATENATE([.A7];&quot; float default '0',&quot;);&quot;&quot;)">
            <text:p/>
          </table:table-cell>
        </table:table-row>
        <table:table-row table:style-name="ro2">
          <table:table-cell table:formula="of:=RIGHT([.G8];LEN([.G8])-3)" office:value-type="string" office:string-value="Ai1_mn_sc" calcext:value-type="string">
            <text:p>Ai1_mn_sc</text:p>
          </table:table-cell>
          <table:table-cell table:formula="of:=RIGHT([.J8];3)+1" office:value-type="float" office:value="509" calcext:value-type="float">
            <text:p>50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08</text:p>
          </table:table-cell>
          <table:table-cell table:number-columns-repeated="3"/>
          <table:table-cell table:style-name="ce19" table:formula="of:=IF([.E8]=1;CONCATENATE([.A8];&quot; float default '0',&quot;);&quot;&quot;)">
            <text:p/>
          </table:table-cell>
        </table:table-row>
        <table:table-row table:style-name="ro2">
          <table:table-cell table:formula="of:=RIGHT([.G9];LEN([.G9])-3)" office:value-type="string" office:string-value="Ai1_mx_sc" calcext:value-type="string">
            <text:p>Ai1_mx_sc</text:p>
          </table:table-cell>
          <table:table-cell table:formula="of:=RIGHT([.J9];3)+1" office:value-type="float" office:value="511" calcext:value-type="float">
            <text:p>51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0</text:p>
          </table:table-cell>
          <table:table-cell table:number-columns-repeated="3"/>
          <table:table-cell table:style-name="ce19" table:formula="of:=IF([.E9]=1;CONCATENATE([.A9];&quot; float default '0',&quot;);&quot;&quot;)">
            <text:p/>
          </table:table-cell>
        </table:table-row>
        <table:table-row table:style-name="ro2">
          <table:table-cell table:formula="of:=RIGHT([.G10];LEN([.G10])-3)" office:value-type="string" office:string-value="Ai10_i" calcext:value-type="string">
            <text:p>Ai10_i</text:p>
          </table:table-cell>
          <table:table-cell table:formula="of:=RIGHT([.J10];3)+1" office:value-type="float" office:value="513" calcext:value-type="float">
            <text:p>51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0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2</text:p>
          </table:table-cell>
          <table:table-cell table:number-columns-repeated="3"/>
          <table:table-cell table:style-name="ce19" table:formula="of:=IF([.E10]=1;CONCATENATE([.A10];&quot; float default '0',&quot;);&quot;&quot;)" office:value-type="string" office:string-value="Ai10_i float default '0'," calcext:value-type="string">
            <text:p>Ai10_i float default '0',</text:p>
          </table:table-cell>
        </table:table-row>
        <table:table-row table:style-name="ro2">
          <table:table-cell table:formula="of:=RIGHT([.G11];LEN([.G11])-3)" office:value-type="string" office:string-value="Ai10_max" calcext:value-type="string">
            <text:p>Ai10_max</text:p>
          </table:table-cell>
          <table:table-cell table:formula="of:=RIGHT([.J11];3)+1" office:value-type="float" office:value="515" calcext:value-type="float">
            <text:p>51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0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4</text:p>
          </table:table-cell>
          <table:table-cell table:number-columns-repeated="3"/>
          <table:table-cell table:style-name="ce19" table:formula="of:=IF([.E11]=1;CONCATENATE([.A11];&quot; float default '0',&quot;);&quot;&quot;)">
            <text:p/>
          </table:table-cell>
        </table:table-row>
        <table:table-row table:style-name="ro2">
          <table:table-cell table:formula="of:=RIGHT([.G12];LEN([.G12])-3)" office:value-type="string" office:string-value="Ai10_min" calcext:value-type="string">
            <text:p>Ai10_min</text:p>
          </table:table-cell>
          <table:table-cell table:formula="of:=RIGHT([.J12];3)+1" office:value-type="float" office:value="517" calcext:value-type="float">
            <text:p>517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0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6</text:p>
          </table:table-cell>
          <table:table-cell table:number-columns-repeated="3"/>
          <table:table-cell table:style-name="ce19" table:formula="of:=IF([.E12]=1;CONCATENATE([.A12];&quot; float default '0',&quot;);&quot;&quot;)">
            <text:p/>
          </table:table-cell>
        </table:table-row>
        <table:table-row table:style-name="ro2">
          <table:table-cell table:formula="of:=RIGHT([.G13];LEN([.G13])-3)" office:value-type="string" office:string-value="Ai10_mn_sc" calcext:value-type="string">
            <text:p>Ai10_mn_sc</text:p>
          </table:table-cell>
          <table:table-cell table:formula="of:=RIGHT([.J13];3)+1" office:value-type="float" office:value="519" calcext:value-type="float">
            <text:p>51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0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18</text:p>
          </table:table-cell>
          <table:table-cell table:number-columns-repeated="3"/>
          <table:table-cell table:style-name="ce19" table:formula="of:=IF([.E13]=1;CONCATENATE([.A13];&quot; float default '0',&quot;);&quot;&quot;)">
            <text:p/>
          </table:table-cell>
        </table:table-row>
        <table:table-row table:style-name="ro2">
          <table:table-cell table:formula="of:=RIGHT([.G14];LEN([.G14])-3)" office:value-type="string" office:string-value="Ai10_mx_sc" calcext:value-type="string">
            <text:p>Ai10_mx_sc</text:p>
          </table:table-cell>
          <table:table-cell table:formula="of:=RIGHT([.J14];3)+1" office:value-type="float" office:value="521" calcext:value-type="float">
            <text:p>52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0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0</text:p>
          </table:table-cell>
          <table:table-cell table:number-columns-repeated="3"/>
          <table:table-cell table:style-name="ce19" table:formula="of:=IF([.E14]=1;CONCATENATE([.A14];&quot; float default '0',&quot;);&quot;&quot;)">
            <text:p/>
          </table:table-cell>
        </table:table-row>
        <table:table-row table:style-name="ro2">
          <table:table-cell table:formula="of:=RIGHT([.G15];LEN([.G15])-3)" office:value-type="string" office:string-value="Ai11_i" calcext:value-type="string">
            <text:p>Ai11_i</text:p>
          </table:table-cell>
          <table:table-cell table:formula="of:=RIGHT([.J15];3)+1" office:value-type="float" office:value="523" calcext:value-type="float">
            <text:p>52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1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2</text:p>
          </table:table-cell>
          <table:table-cell table:number-columns-repeated="3"/>
          <table:table-cell table:style-name="ce19" table:formula="of:=IF([.E15]=1;CONCATENATE([.A15];&quot; float default '0',&quot;);&quot;&quot;)" office:value-type="string" office:string-value="Ai11_i float default '0'," calcext:value-type="string">
            <text:p>Ai11_i float default '0',</text:p>
          </table:table-cell>
        </table:table-row>
        <table:table-row table:style-name="ro2">
          <table:table-cell table:formula="of:=RIGHT([.G16];LEN([.G16])-3)" office:value-type="string" office:string-value="Ai11_max" calcext:value-type="string">
            <text:p>Ai11_max</text:p>
          </table:table-cell>
          <table:table-cell table:formula="of:=RIGHT([.J16];3)+1" office:value-type="float" office:value="525" calcext:value-type="float">
            <text:p>52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1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4</text:p>
          </table:table-cell>
          <table:table-cell table:number-columns-repeated="3"/>
          <table:table-cell table:style-name="ce19" table:formula="of:=IF([.E16]=1;CONCATENATE([.A16];&quot; float default '0',&quot;);&quot;&quot;)">
            <text:p/>
          </table:table-cell>
        </table:table-row>
        <table:table-row table:style-name="ro2">
          <table:table-cell table:formula="of:=RIGHT([.G17];LEN([.G17])-3)" office:value-type="string" office:string-value="Ai11_min" calcext:value-type="string">
            <text:p>Ai11_min</text:p>
          </table:table-cell>
          <table:table-cell table:formula="of:=RIGHT([.J17];3)+1" office:value-type="float" office:value="527" calcext:value-type="float">
            <text:p>527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1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6</text:p>
          </table:table-cell>
          <table:table-cell table:number-columns-repeated="3"/>
          <table:table-cell table:style-name="ce19" table:formula="of:=IF([.E17]=1;CONCATENATE([.A17];&quot; float default '0',&quot;);&quot;&quot;)">
            <text:p/>
          </table:table-cell>
        </table:table-row>
        <table:table-row table:style-name="ro2">
          <table:table-cell table:formula="of:=RIGHT([.G18];LEN([.G18])-3)" office:value-type="string" office:string-value="Ai11_mn_sc" calcext:value-type="string">
            <text:p>Ai11_mn_sc</text:p>
          </table:table-cell>
          <table:table-cell table:formula="of:=RIGHT([.J18];3)+1" office:value-type="float" office:value="529" calcext:value-type="float">
            <text:p>52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1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28</text:p>
          </table:table-cell>
          <table:table-cell table:number-columns-repeated="3"/>
          <table:table-cell table:style-name="ce19" table:formula="of:=IF([.E18]=1;CONCATENATE([.A18];&quot; float default '0',&quot;);&quot;&quot;)">
            <text:p/>
          </table:table-cell>
        </table:table-row>
        <table:table-row table:style-name="ro2">
          <table:table-cell table:formula="of:=RIGHT([.G19];LEN([.G19])-3)" office:value-type="string" office:string-value="Ai11_mx_sc" calcext:value-type="string">
            <text:p>Ai11_mx_sc</text:p>
          </table:table-cell>
          <table:table-cell table:formula="of:=RIGHT([.J19];3)+1" office:value-type="float" office:value="531" calcext:value-type="float">
            <text:p>53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1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0</text:p>
          </table:table-cell>
          <table:table-cell table:number-columns-repeated="3"/>
          <table:table-cell table:style-name="ce19" table:formula="of:=IF([.E19]=1;CONCATENATE([.A19];&quot; float default '0',&quot;);&quot;&quot;)">
            <text:p/>
          </table:table-cell>
        </table:table-row>
        <table:table-row table:style-name="ro2">
          <table:table-cell table:formula="of:=RIGHT([.G20];LEN([.G20])-3)" office:value-type="string" office:string-value="Ai2_i" calcext:value-type="string">
            <text:p>Ai2_i</text:p>
          </table:table-cell>
          <table:table-cell table:formula="of:=RIGHT([.J20];3)+1" office:value-type="float" office:value="533" calcext:value-type="float">
            <text:p>53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2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2</text:p>
          </table:table-cell>
          <table:table-cell table:number-columns-repeated="3"/>
          <table:table-cell table:style-name="ce19" table:formula="of:=IF([.E20]=1;CONCATENATE([.A20];&quot; float default '0',&quot;);&quot;&quot;)" office:value-type="string" office:string-value="Ai2_i float default '0'," calcext:value-type="string">
            <text:p>Ai2_i float default '0',</text:p>
          </table:table-cell>
        </table:table-row>
        <table:table-row table:style-name="ro2">
          <table:table-cell table:formula="of:=RIGHT([.G21];LEN([.G21])-3)" office:value-type="string" office:string-value="Ai2_lim" calcext:value-type="string">
            <text:p>Ai2_lim</text:p>
          </table:table-cell>
          <table:table-cell table:formula="of:=RIGHT([.J21];3)+1" office:value-type="float" office:value="535" calcext:value-type="float">
            <text:p>53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2_lim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4</text:p>
          </table:table-cell>
          <table:table-cell table:number-columns-repeated="3"/>
          <table:table-cell table:style-name="ce19" table:formula="of:=IF([.E21]=1;CONCATENATE([.A21];&quot; float default '0',&quot;);&quot;&quot;)">
            <text:p/>
          </table:table-cell>
        </table:table-row>
        <table:table-row table:style-name="ro2">
          <table:table-cell table:formula="of:=RIGHT([.G22];LEN([.G22])-3)" office:value-type="string" office:string-value="Ai2_max" calcext:value-type="string">
            <text:p>Ai2_max</text:p>
          </table:table-cell>
          <table:table-cell table:formula="of:=RIGHT([.J22];3)+1" office:value-type="float" office:value="537" calcext:value-type="float">
            <text:p>537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2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6</text:p>
          </table:table-cell>
          <table:table-cell table:number-columns-repeated="3"/>
          <table:table-cell table:style-name="ce19" table:formula="of:=IF([.E22]=1;CONCATENATE([.A22];&quot; float default '0',&quot;);&quot;&quot;)">
            <text:p/>
          </table:table-cell>
        </table:table-row>
        <table:table-row table:style-name="ro2">
          <table:table-cell table:formula="of:=RIGHT([.G23];LEN([.G23])-3)" office:value-type="string" office:string-value="Ai2_min" calcext:value-type="string">
            <text:p>Ai2_min</text:p>
          </table:table-cell>
          <table:table-cell table:formula="of:=RIGHT([.J23];3)+1" office:value-type="float" office:value="539" calcext:value-type="float">
            <text:p>53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2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38</text:p>
          </table:table-cell>
          <table:table-cell table:number-columns-repeated="3"/>
          <table:table-cell table:style-name="ce19" table:formula="of:=IF([.E23]=1;CONCATENATE([.A23];&quot; float default '0',&quot;);&quot;&quot;)">
            <text:p/>
          </table:table-cell>
        </table:table-row>
        <table:table-row table:style-name="ro2">
          <table:table-cell table:formula="of:=RIGHT([.G24];LEN([.G24])-3)" office:value-type="string" office:string-value="Ai2_mn_sc" calcext:value-type="string">
            <text:p>Ai2_mn_sc</text:p>
          </table:table-cell>
          <table:table-cell table:formula="of:=RIGHT([.J24];3)+1" office:value-type="float" office:value="541" calcext:value-type="float">
            <text:p>54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2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0</text:p>
          </table:table-cell>
          <table:table-cell table:number-columns-repeated="3"/>
          <table:table-cell table:style-name="ce19" table:formula="of:=IF([.E24]=1;CONCATENATE([.A24];&quot; float default '0',&quot;);&quot;&quot;)">
            <text:p/>
          </table:table-cell>
        </table:table-row>
        <table:table-row table:style-name="ro2">
          <table:table-cell table:formula="of:=RIGHT([.G25];LEN([.G25])-3)" office:value-type="string" office:string-value="Ai2_mx_sc" calcext:value-type="string">
            <text:p>Ai2_mx_sc</text:p>
          </table:table-cell>
          <table:table-cell table:formula="of:=RIGHT([.J25];3)+1" office:value-type="float" office:value="543" calcext:value-type="float">
            <text:p>54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2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2</text:p>
          </table:table-cell>
          <table:table-cell table:number-columns-repeated="3"/>
          <table:table-cell table:style-name="ce19" table:formula="of:=IF([.E25]=1;CONCATENATE([.A25];&quot; float default '0',&quot;);&quot;&quot;)">
            <text:p/>
          </table:table-cell>
        </table:table-row>
        <table:table-row table:style-name="ro2">
          <table:table-cell table:formula="of:=RIGHT([.G26];LEN([.G26])-3)" office:value-type="string" office:string-value="Ai3_i" calcext:value-type="string">
            <text:p>Ai3_i</text:p>
          </table:table-cell>
          <table:table-cell table:formula="of:=RIGHT([.J26];3)+1" office:value-type="float" office:value="547" calcext:value-type="float">
            <text:p>54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3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6</text:p>
          </table:table-cell>
          <table:table-cell table:number-columns-repeated="3"/>
          <table:table-cell table:style-name="ce19" table:formula="of:=IF([.E26]=1;CONCATENATE([.A26];&quot; float default '0',&quot;);&quot;&quot;)" office:value-type="string" office:string-value="Ai3_i float default '0'," calcext:value-type="string">
            <text:p>Ai3_i float default '0',</text:p>
          </table:table-cell>
        </table:table-row>
        <table:table-row table:style-name="ro2">
          <table:table-cell table:formula="of:=RIGHT([.G27];LEN([.G27])-3)" office:value-type="string" office:string-value="Ai3_max" calcext:value-type="string">
            <text:p>Ai3_max</text:p>
          </table:table-cell>
          <table:table-cell table:formula="of:=RIGHT([.J27];3)+1" office:value-type="float" office:value="549" calcext:value-type="float">
            <text:p>54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3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48</text:p>
          </table:table-cell>
          <table:table-cell table:number-columns-repeated="3"/>
          <table:table-cell table:style-name="ce19" table:formula="of:=IF([.E27]=1;CONCATENATE([.A27];&quot; float default '0',&quot;);&quot;&quot;)">
            <text:p/>
          </table:table-cell>
        </table:table-row>
        <table:table-row table:style-name="ro2">
          <table:table-cell table:formula="of:=RIGHT([.G28];LEN([.G28])-3)" office:value-type="string" office:string-value="Ai3_min" calcext:value-type="string">
            <text:p>Ai3_min</text:p>
          </table:table-cell>
          <table:table-cell table:formula="of:=RIGHT([.J28];3)+1" office:value-type="float" office:value="551" calcext:value-type="float">
            <text:p>55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3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0</text:p>
          </table:table-cell>
          <table:table-cell table:number-columns-repeated="3"/>
          <table:table-cell table:style-name="ce19" table:formula="of:=IF([.E28]=1;CONCATENATE([.A28];&quot; float default '0',&quot;);&quot;&quot;)">
            <text:p/>
          </table:table-cell>
        </table:table-row>
        <table:table-row table:style-name="ro2">
          <table:table-cell table:formula="of:=RIGHT([.G29];LEN([.G29])-3)" office:value-type="string" office:string-value="Ai3_mn_sc" calcext:value-type="string">
            <text:p>Ai3_mn_sc</text:p>
          </table:table-cell>
          <table:table-cell table:formula="of:=RIGHT([.J29];3)+1" office:value-type="float" office:value="553" calcext:value-type="float">
            <text:p>55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3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2</text:p>
          </table:table-cell>
          <table:table-cell table:number-columns-repeated="3"/>
          <table:table-cell table:style-name="ce19" table:formula="of:=IF([.E29]=1;CONCATENATE([.A29];&quot; float default '0',&quot;);&quot;&quot;)">
            <text:p/>
          </table:table-cell>
        </table:table-row>
        <table:table-row table:style-name="ro2">
          <table:table-cell table:formula="of:=RIGHT([.G30];LEN([.G30])-3)" office:value-type="string" office:string-value="Ai3_mx_sc" calcext:value-type="string">
            <text:p>Ai3_mx_sc</text:p>
          </table:table-cell>
          <table:table-cell table:formula="of:=RIGHT([.J30];3)+1" office:value-type="float" office:value="555" calcext:value-type="float">
            <text:p>55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3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4</text:p>
          </table:table-cell>
          <table:table-cell table:number-columns-repeated="3"/>
          <table:table-cell table:style-name="ce19" table:formula="of:=IF([.E30]=1;CONCATENATE([.A30];&quot; float default '0',&quot;);&quot;&quot;)">
            <text:p/>
          </table:table-cell>
        </table:table-row>
        <table:table-row table:style-name="ro2">
          <table:table-cell table:formula="of:=RIGHT([.G31];LEN([.G31])-3)" office:value-type="string" office:string-value="Ai4_i" calcext:value-type="string">
            <text:p>Ai4_i</text:p>
          </table:table-cell>
          <table:table-cell table:formula="of:=RIGHT([.J31];3)+1" office:value-type="float" office:value="557" calcext:value-type="float">
            <text:p>55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4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6</text:p>
          </table:table-cell>
          <table:table-cell table:number-columns-repeated="3"/>
          <table:table-cell table:style-name="ce19" table:formula="of:=IF([.E31]=1;CONCATENATE([.A31];&quot; float default '0',&quot;);&quot;&quot;)" office:value-type="string" office:string-value="Ai4_i float default '0'," calcext:value-type="string">
            <text:p>Ai4_i float default '0',</text:p>
          </table:table-cell>
        </table:table-row>
        <table:table-row table:style-name="ro2">
          <table:table-cell table:formula="of:=RIGHT([.G32];LEN([.G32])-3)" office:value-type="string" office:string-value="Ai4_max" calcext:value-type="string">
            <text:p>Ai4_max</text:p>
          </table:table-cell>
          <table:table-cell table:formula="of:=RIGHT([.J32];3)+1" office:value-type="float" office:value="559" calcext:value-type="float">
            <text:p>55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4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58</text:p>
          </table:table-cell>
          <table:table-cell table:number-columns-repeated="3"/>
          <table:table-cell table:style-name="ce19" table:formula="of:=IF([.E32]=1;CONCATENATE([.A32];&quot; float default '0',&quot;);&quot;&quot;)">
            <text:p/>
          </table:table-cell>
        </table:table-row>
        <table:table-row table:style-name="ro2">
          <table:table-cell table:formula="of:=RIGHT([.G33];LEN([.G33])-3)" office:value-type="string" office:string-value="Ai4_min" calcext:value-type="string">
            <text:p>Ai4_min</text:p>
          </table:table-cell>
          <table:table-cell table:formula="of:=RIGHT([.J33];3)+1" office:value-type="float" office:value="561" calcext:value-type="float">
            <text:p>56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4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0</text:p>
          </table:table-cell>
          <table:table-cell table:number-columns-repeated="3"/>
          <table:table-cell table:style-name="ce19" table:formula="of:=IF([.E33]=1;CONCATENATE([.A33];&quot; float default '0',&quot;);&quot;&quot;)">
            <text:p/>
          </table:table-cell>
        </table:table-row>
        <table:table-row table:style-name="ro2">
          <table:table-cell table:formula="of:=RIGHT([.G34];LEN([.G34])-3)" office:value-type="string" office:string-value="Ai4_mn_sc" calcext:value-type="string">
            <text:p>Ai4_mn_sc</text:p>
          </table:table-cell>
          <table:table-cell table:formula="of:=RIGHT([.J34];3)+1" office:value-type="float" office:value="563" calcext:value-type="float">
            <text:p>56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4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2</text:p>
          </table:table-cell>
          <table:table-cell table:number-columns-repeated="3"/>
          <table:table-cell table:style-name="ce19" table:formula="of:=IF([.E34]=1;CONCATENATE([.A34];&quot; float default '0',&quot;);&quot;&quot;)">
            <text:p/>
          </table:table-cell>
        </table:table-row>
        <table:table-row table:style-name="ro2">
          <table:table-cell table:formula="of:=RIGHT([.G35];LEN([.G35])-3)" office:value-type="string" office:string-value="Ai4_mx_sc" calcext:value-type="string">
            <text:p>Ai4_mx_sc</text:p>
          </table:table-cell>
          <table:table-cell table:formula="of:=RIGHT([.J35];3)+1" office:value-type="float" office:value="565" calcext:value-type="float">
            <text:p>56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4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4</text:p>
          </table:table-cell>
          <table:table-cell table:number-columns-repeated="3"/>
          <table:table-cell table:style-name="ce19" table:formula="of:=IF([.E35]=1;CONCATENATE([.A35];&quot; float default '0',&quot;);&quot;&quot;)">
            <text:p/>
          </table:table-cell>
        </table:table-row>
        <table:table-row table:style-name="ro2">
          <table:table-cell table:formula="of:=RIGHT([.G36];LEN([.G36])-3)" office:value-type="string" office:string-value="Ai5_i" calcext:value-type="string">
            <text:p>Ai5_i</text:p>
          </table:table-cell>
          <table:table-cell table:formula="of:=RIGHT([.J36];3)+1" office:value-type="float" office:value="567" calcext:value-type="float">
            <text:p>56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5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6</text:p>
          </table:table-cell>
          <table:table-cell table:number-columns-repeated="3"/>
          <table:table-cell table:style-name="ce19" table:formula="of:=IF([.E36]=1;CONCATENATE([.A36];&quot; float default '0',&quot;);&quot;&quot;)" office:value-type="string" office:string-value="Ai5_i float default '0'," calcext:value-type="string">
            <text:p>Ai5_i float default '0',</text:p>
          </table:table-cell>
        </table:table-row>
        <table:table-row table:style-name="ro2">
          <table:table-cell table:formula="of:=RIGHT([.G37];LEN([.G37])-3)" office:value-type="string" office:string-value="Ai5_max" calcext:value-type="string">
            <text:p>Ai5_max</text:p>
          </table:table-cell>
          <table:table-cell table:formula="of:=RIGHT([.J37];3)+1" office:value-type="float" office:value="569" calcext:value-type="float">
            <text:p>56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5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68</text:p>
          </table:table-cell>
          <table:table-cell table:number-columns-repeated="3"/>
          <table:table-cell table:style-name="ce19" table:formula="of:=IF([.E37]=1;CONCATENATE([.A37];&quot; float default '0',&quot;);&quot;&quot;)">
            <text:p/>
          </table:table-cell>
        </table:table-row>
        <table:table-row table:style-name="ro2">
          <table:table-cell table:formula="of:=RIGHT([.G38];LEN([.G38])-3)" office:value-type="string" office:string-value="Ai5_min" calcext:value-type="string">
            <text:p>Ai5_min</text:p>
          </table:table-cell>
          <table:table-cell table:formula="of:=RIGHT([.J38];3)+1" office:value-type="float" office:value="571" calcext:value-type="float">
            <text:p>57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5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0</text:p>
          </table:table-cell>
          <table:table-cell table:number-columns-repeated="3"/>
          <table:table-cell table:style-name="ce19" table:formula="of:=IF([.E38]=1;CONCATENATE([.A38];&quot; float default '0',&quot;);&quot;&quot;)">
            <text:p/>
          </table:table-cell>
        </table:table-row>
        <table:table-row table:style-name="ro2">
          <table:table-cell table:formula="of:=RIGHT([.G39];LEN([.G39])-3)" office:value-type="string" office:string-value="Ai5_mn_sc" calcext:value-type="string">
            <text:p>Ai5_mn_sc</text:p>
          </table:table-cell>
          <table:table-cell table:formula="of:=RIGHT([.J39];3)+1" office:value-type="float" office:value="573" calcext:value-type="float">
            <text:p>57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5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2</text:p>
          </table:table-cell>
          <table:table-cell table:number-columns-repeated="3"/>
          <table:table-cell table:style-name="ce19" table:formula="of:=IF([.E39]=1;CONCATENATE([.A39];&quot; float default '0',&quot;);&quot;&quot;)">
            <text:p/>
          </table:table-cell>
        </table:table-row>
        <table:table-row table:style-name="ro2">
          <table:table-cell table:formula="of:=RIGHT([.G40];LEN([.G40])-3)" office:value-type="string" office:string-value="Ai5_mx_sc" calcext:value-type="string">
            <text:p>Ai5_mx_sc</text:p>
          </table:table-cell>
          <table:table-cell table:formula="of:=RIGHT([.J40];3)+1" office:value-type="float" office:value="575" calcext:value-type="float">
            <text:p>57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5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4</text:p>
          </table:table-cell>
          <table:table-cell table:number-columns-repeated="3"/>
          <table:table-cell table:style-name="ce19" table:formula="of:=IF([.E40]=1;CONCATENATE([.A40];&quot; float default '0',&quot;);&quot;&quot;)">
            <text:p/>
          </table:table-cell>
        </table:table-row>
        <table:table-row table:style-name="ro2">
          <table:table-cell table:formula="of:=RIGHT([.G41];LEN([.G41])-3)" office:value-type="string" office:string-value="Ai6_i" calcext:value-type="string">
            <text:p>Ai6_i</text:p>
          </table:table-cell>
          <table:table-cell table:formula="of:=RIGHT([.J41];3)+1" office:value-type="float" office:value="577" calcext:value-type="float">
            <text:p>57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6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6</text:p>
          </table:table-cell>
          <table:table-cell table:number-columns-repeated="3"/>
          <table:table-cell table:style-name="ce19" table:formula="of:=IF([.E41]=1;CONCATENATE([.A41];&quot; float default '0',&quot;);&quot;&quot;)" office:value-type="string" office:string-value="Ai6_i float default '0'," calcext:value-type="string">
            <text:p>Ai6_i float default '0',</text:p>
          </table:table-cell>
        </table:table-row>
        <table:table-row table:style-name="ro2">
          <table:table-cell table:formula="of:=RIGHT([.G42];LEN([.G42])-3)" office:value-type="string" office:string-value="Ai6_max" calcext:value-type="string">
            <text:p>Ai6_max</text:p>
          </table:table-cell>
          <table:table-cell table:formula="of:=RIGHT([.J42];3)+1" office:value-type="float" office:value="579" calcext:value-type="float">
            <text:p>57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6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78</text:p>
          </table:table-cell>
          <table:table-cell table:number-columns-repeated="3"/>
          <table:table-cell table:style-name="ce19" table:formula="of:=IF([.E42]=1;CONCATENATE([.A42];&quot; float default '0',&quot;);&quot;&quot;)">
            <text:p/>
          </table:table-cell>
        </table:table-row>
        <table:table-row table:style-name="ro2">
          <table:table-cell table:formula="of:=RIGHT([.G43];LEN([.G43])-3)" office:value-type="string" office:string-value="Ai6_min" calcext:value-type="string">
            <text:p>Ai6_min</text:p>
          </table:table-cell>
          <table:table-cell table:formula="of:=RIGHT([.J43];3)+1" office:value-type="float" office:value="581" calcext:value-type="float">
            <text:p>58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6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0</text:p>
          </table:table-cell>
          <table:table-cell table:number-columns-repeated="3"/>
          <table:table-cell table:style-name="ce19" table:formula="of:=IF([.E43]=1;CONCATENATE([.A43];&quot; float default '0',&quot;);&quot;&quot;)">
            <text:p/>
          </table:table-cell>
        </table:table-row>
        <table:table-row table:style-name="ro2">
          <table:table-cell table:formula="of:=RIGHT([.G44];LEN([.G44])-3)" office:value-type="string" office:string-value="Ai6_mn_sc" calcext:value-type="string">
            <text:p>Ai6_mn_sc</text:p>
          </table:table-cell>
          <table:table-cell table:formula="of:=RIGHT([.J44];3)+1" office:value-type="float" office:value="583" calcext:value-type="float">
            <text:p>58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6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2</text:p>
          </table:table-cell>
          <table:table-cell table:number-columns-repeated="3"/>
          <table:table-cell table:style-name="ce19" table:formula="of:=IF([.E44]=1;CONCATENATE([.A44];&quot; float default '0',&quot;);&quot;&quot;)">
            <text:p/>
          </table:table-cell>
        </table:table-row>
        <table:table-row table:style-name="ro2">
          <table:table-cell table:formula="of:=RIGHT([.G45];LEN([.G45])-3)" office:value-type="string" office:string-value="Ai6_mx_sc" calcext:value-type="string">
            <text:p>Ai6_mx_sc</text:p>
          </table:table-cell>
          <table:table-cell table:formula="of:=RIGHT([.J45];3)+1" office:value-type="float" office:value="585" calcext:value-type="float">
            <text:p>58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6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4</text:p>
          </table:table-cell>
          <table:table-cell table:number-columns-repeated="3"/>
          <table:table-cell table:style-name="ce19" table:formula="of:=IF([.E45]=1;CONCATENATE([.A45];&quot; float default '0',&quot;);&quot;&quot;)">
            <text:p/>
          </table:table-cell>
        </table:table-row>
        <table:table-row table:style-name="ro2">
          <table:table-cell table:formula="of:=RIGHT([.G46];LEN([.G46])-3)" office:value-type="string" office:string-value="Ai7_i" calcext:value-type="string">
            <text:p>Ai7_i</text:p>
          </table:table-cell>
          <table:table-cell table:formula="of:=RIGHT([.J46];3)+1" office:value-type="float" office:value="587" calcext:value-type="float">
            <text:p>58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7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6</text:p>
          </table:table-cell>
          <table:table-cell table:number-columns-repeated="3"/>
          <table:table-cell table:style-name="ce19" table:formula="of:=IF([.E46]=1;CONCATENATE([.A46];&quot; float default '0',&quot;);&quot;&quot;)" office:value-type="string" office:string-value="Ai7_i float default '0'," calcext:value-type="string">
            <text:p>Ai7_i float default '0',</text:p>
          </table:table-cell>
        </table:table-row>
        <table:table-row table:style-name="ro2">
          <table:table-cell table:formula="of:=RIGHT([.G47];LEN([.G47])-3)" office:value-type="string" office:string-value="Ai7_max" calcext:value-type="string">
            <text:p>Ai7_max</text:p>
          </table:table-cell>
          <table:table-cell table:formula="of:=RIGHT([.J47];3)+1" office:value-type="float" office:value="589" calcext:value-type="float">
            <text:p>58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7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88</text:p>
          </table:table-cell>
          <table:table-cell table:number-columns-repeated="3"/>
          <table:table-cell table:style-name="ce19" table:formula="of:=IF([.E47]=1;CONCATENATE([.A47];&quot; float default '0',&quot;);&quot;&quot;)">
            <text:p/>
          </table:table-cell>
        </table:table-row>
        <table:table-row table:style-name="ro2">
          <table:table-cell table:formula="of:=RIGHT([.G48];LEN([.G48])-3)" office:value-type="string" office:string-value="Ai7_min" calcext:value-type="string">
            <text:p>Ai7_min</text:p>
          </table:table-cell>
          <table:table-cell table:formula="of:=RIGHT([.J48];3)+1" office:value-type="float" office:value="591" calcext:value-type="float">
            <text:p>59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7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0</text:p>
          </table:table-cell>
          <table:table-cell table:number-columns-repeated="3"/>
          <table:table-cell table:style-name="ce19" table:formula="of:=IF([.E48]=1;CONCATENATE([.A48];&quot; float default '0',&quot;);&quot;&quot;)">
            <text:p/>
          </table:table-cell>
        </table:table-row>
        <table:table-row table:style-name="ro2">
          <table:table-cell table:formula="of:=RIGHT([.G49];LEN([.G49])-3)" office:value-type="string" office:string-value="Ai7_mn_sc" calcext:value-type="string">
            <text:p>Ai7_mn_sc</text:p>
          </table:table-cell>
          <table:table-cell table:formula="of:=RIGHT([.J49];3)+1" office:value-type="float" office:value="593" calcext:value-type="float">
            <text:p>59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7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2</text:p>
          </table:table-cell>
          <table:table-cell table:number-columns-repeated="3"/>
          <table:table-cell table:style-name="ce19" table:formula="of:=IF([.E49]=1;CONCATENATE([.A49];&quot; float default '0',&quot;);&quot;&quot;)">
            <text:p/>
          </table:table-cell>
        </table:table-row>
        <table:table-row table:style-name="ro2">
          <table:table-cell table:formula="of:=RIGHT([.G50];LEN([.G50])-3)" office:value-type="string" office:string-value="Ai7_mx_sc" calcext:value-type="string">
            <text:p>Ai7_mx_sc</text:p>
          </table:table-cell>
          <table:table-cell table:formula="of:=RIGHT([.J50];3)+1" office:value-type="float" office:value="595" calcext:value-type="float">
            <text:p>59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7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4</text:p>
          </table:table-cell>
          <table:table-cell table:number-columns-repeated="3"/>
          <table:table-cell table:style-name="ce19" table:formula="of:=IF([.E50]=1;CONCATENATE([.A50];&quot; float default '0',&quot;);&quot;&quot;)">
            <text:p/>
          </table:table-cell>
        </table:table-row>
        <table:table-row table:style-name="ro2">
          <table:table-cell table:formula="of:=RIGHT([.G51];LEN([.G51])-3)" office:value-type="string" office:string-value="Ai8_i" calcext:value-type="string">
            <text:p>Ai8_i</text:p>
          </table:table-cell>
          <table:table-cell table:formula="of:=RIGHT([.J51];3)+1" office:value-type="float" office:value="597" calcext:value-type="float">
            <text:p>59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8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6</text:p>
          </table:table-cell>
          <table:table-cell table:number-columns-repeated="3"/>
          <table:table-cell table:style-name="ce19" table:formula="of:=IF([.E51]=1;CONCATENATE([.A51];&quot; float default '0',&quot;);&quot;&quot;)" office:value-type="string" office:string-value="Ai8_i float default '0'," calcext:value-type="string">
            <text:p>Ai8_i float default '0',</text:p>
          </table:table-cell>
        </table:table-row>
        <table:table-row table:style-name="ro2">
          <table:table-cell table:formula="of:=RIGHT([.G52];LEN([.G52])-3)" office:value-type="string" office:string-value="Ai8_max" calcext:value-type="string">
            <text:p>Ai8_max</text:p>
          </table:table-cell>
          <table:table-cell table:formula="of:=RIGHT([.J52];3)+1" office:value-type="float" office:value="599" calcext:value-type="float">
            <text:p>59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8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598</text:p>
          </table:table-cell>
          <table:table-cell table:number-columns-repeated="3"/>
          <table:table-cell table:style-name="ce19" table:formula="of:=IF([.E52]=1;CONCATENATE([.A52];&quot; float default '0',&quot;);&quot;&quot;)">
            <text:p/>
          </table:table-cell>
        </table:table-row>
        <table:table-row table:style-name="ro2">
          <table:table-cell table:formula="of:=RIGHT([.G53];LEN([.G53])-3)" office:value-type="string" office:string-value="Ai8_min" calcext:value-type="string">
            <text:p>Ai8_min</text:p>
          </table:table-cell>
          <table:table-cell table:formula="of:=RIGHT([.J53];3)+1" office:value-type="float" office:value="601" calcext:value-type="float">
            <text:p>60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8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0</text:p>
          </table:table-cell>
          <table:table-cell table:number-columns-repeated="3"/>
          <table:table-cell table:style-name="ce19" table:formula="of:=IF([.E53]=1;CONCATENATE([.A53];&quot; float default '0',&quot;);&quot;&quot;)">
            <text:p/>
          </table:table-cell>
        </table:table-row>
        <table:table-row table:style-name="ro2">
          <table:table-cell table:formula="of:=RIGHT([.G54];LEN([.G54])-3)" office:value-type="string" office:string-value="Ai8_mn_sc" calcext:value-type="string">
            <text:p>Ai8_mn_sc</text:p>
          </table:table-cell>
          <table:table-cell table:formula="of:=RIGHT([.J54];3)+1" office:value-type="float" office:value="603" calcext:value-type="float">
            <text:p>60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8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2</text:p>
          </table:table-cell>
          <table:table-cell table:number-columns-repeated="3"/>
          <table:table-cell table:style-name="ce19" table:formula="of:=IF([.E54]=1;CONCATENATE([.A54];&quot; float default '0',&quot;);&quot;&quot;)">
            <text:p/>
          </table:table-cell>
        </table:table-row>
        <table:table-row table:style-name="ro2">
          <table:table-cell table:formula="of:=RIGHT([.G55];LEN([.G55])-3)" office:value-type="string" office:string-value="Ai8_mx_sc" calcext:value-type="string">
            <text:p>Ai8_mx_sc</text:p>
          </table:table-cell>
          <table:table-cell table:formula="of:=RIGHT([.J55];3)+1" office:value-type="float" office:value="605" calcext:value-type="float">
            <text:p>60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8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4</text:p>
          </table:table-cell>
          <table:table-cell table:number-columns-repeated="3"/>
          <table:table-cell table:style-name="ce19" table:formula="of:=IF([.E55]=1;CONCATENATE([.A55];&quot; float default '0',&quot;);&quot;&quot;)">
            <text:p/>
          </table:table-cell>
        </table:table-row>
        <table:table-row table:style-name="ro2">
          <table:table-cell table:formula="of:=RIGHT([.G56];LEN([.G56])-3)" office:value-type="string" office:string-value="Ai9_i" calcext:value-type="string">
            <text:p>Ai9_i</text:p>
          </table:table-cell>
          <table:table-cell table:formula="of:=RIGHT([.J56];3)+1" office:value-type="float" office:value="607" calcext:value-type="float">
            <text:p>60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9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6</text:p>
          </table:table-cell>
          <table:table-cell table:number-columns-repeated="3"/>
          <table:table-cell table:style-name="ce19" table:formula="of:=IF([.E56]=1;CONCATENATE([.A56];&quot; float default '0',&quot;);&quot;&quot;)" office:value-type="string" office:string-value="Ai9_i float default '0'," calcext:value-type="string">
            <text:p>Ai9_i float default '0',</text:p>
          </table:table-cell>
        </table:table-row>
        <table:table-row table:style-name="ro2">
          <table:table-cell table:formula="of:=RIGHT([.G57];LEN([.G57])-3)" office:value-type="string" office:string-value="Ai9_max" calcext:value-type="string">
            <text:p>Ai9_max</text:p>
          </table:table-cell>
          <table:table-cell table:formula="of:=RIGHT([.J57];3)+1" office:value-type="float" office:value="609" calcext:value-type="float">
            <text:p>609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9_max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08</text:p>
          </table:table-cell>
          <table:table-cell table:number-columns-repeated="3"/>
          <table:table-cell table:style-name="ce19" table:formula="of:=IF([.E57]=1;CONCATENATE([.A57];&quot; float default '0',&quot;);&quot;&quot;)">
            <text:p/>
          </table:table-cell>
        </table:table-row>
        <table:table-row table:style-name="ro2">
          <table:table-cell table:formula="of:=RIGHT([.G58];LEN([.G58])-3)" office:value-type="string" office:string-value="Ai9_min" calcext:value-type="string">
            <text:p>Ai9_min</text:p>
          </table:table-cell>
          <table:table-cell table:formula="of:=RIGHT([.J58];3)+1" office:value-type="float" office:value="611" calcext:value-type="float">
            <text:p>611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9_min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0</text:p>
          </table:table-cell>
          <table:table-cell table:number-columns-repeated="3"/>
          <table:table-cell table:style-name="ce19" table:formula="of:=IF([.E58]=1;CONCATENATE([.A58];&quot; float default '0',&quot;);&quot;&quot;)">
            <text:p/>
          </table:table-cell>
        </table:table-row>
        <table:table-row table:style-name="ro2">
          <table:table-cell table:formula="of:=RIGHT([.G59];LEN([.G59])-3)" office:value-type="string" office:string-value="Ai9_mn_sc" calcext:value-type="string">
            <text:p>Ai9_mn_sc</text:p>
          </table:table-cell>
          <table:table-cell table:formula="of:=RIGHT([.J59];3)+1" office:value-type="float" office:value="613" calcext:value-type="float">
            <text:p>613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9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2</text:p>
          </table:table-cell>
          <table:table-cell table:number-columns-repeated="3"/>
          <table:table-cell table:style-name="ce19" table:formula="of:=IF([.E59]=1;CONCATENATE([.A59];&quot; float default '0',&quot;);&quot;&quot;)">
            <text:p/>
          </table:table-cell>
        </table:table-row>
        <table:table-row table:style-name="ro2">
          <table:table-cell table:formula="of:=RIGHT([.G60];LEN([.G60])-3)" office:value-type="string" office:string-value="Ai9_mx_sc" calcext:value-type="string">
            <text:p>Ai9_mx_sc</text:p>
          </table:table-cell>
          <table:table-cell table:formula="of:=RIGHT([.J60];3)+1" office:value-type="float" office:value="615" calcext:value-type="float">
            <text:p>61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9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14</text:p>
          </table:table-cell>
          <table:table-cell table:number-columns-repeated="3"/>
          <table:table-cell table:style-name="ce19" table:formula="of:=IF([.E60]=1;CONCATENATE([.A60];&quot; float default '0',&quot;);&quot;&quot;)">
            <text:p/>
          </table:table-cell>
        </table:table-row>
        <table:table-row table:style-name="ro2">
          <table:table-cell table:formula="of:=RIGHT([.G61];LEN([.G61])-3)" office:value-type="string" office:string-value="Ai12_i" calcext:value-type="string">
            <text:p>Ai12_i</text:p>
          </table:table-cell>
          <table:table-cell table:formula="of:=RIGHT([.J61];3)+1" office:value-type="float" office:value="633" calcext:value-type="float">
            <text:p>63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2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632</text:p>
          </table:table-cell>
          <table:table-cell table:number-columns-repeated="3"/>
          <table:table-cell table:style-name="ce19" table:formula="of:=IF([.E61]=1;CONCATENATE([.A61];&quot; float default '0',&quot;);&quot;&quot;)" office:value-type="string" office:string-value="Ai12_i float default '0'," calcext:value-type="string">
            <text:p>Ai12_i float default '0',</text:p>
          </table:table-cell>
        </table:table-row>
        <table:table-row table:style-name="ro2">
          <table:table-cell table:formula="of:=RIGHT([.G62];LEN([.G62])-3)" office:value-type="string" office:string-value="ai14_i" calcext:value-type="string">
            <text:p>ai14_i</text:p>
          </table:table-cell>
          <table:table-cell table:formula="of:=RIGHT([.J62];3)+1" office:value-type="float" office:value="821" calcext:value-type="float">
            <text:p>82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4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0</text:p>
          </table:table-cell>
          <table:table-cell table:number-columns-repeated="3"/>
          <table:table-cell table:style-name="ce19" table:formula="of:=IF([.E62]=1;CONCATENATE([.A62];&quot; float default '0',&quot;);&quot;&quot;)" office:value-type="string" office:string-value="ai14_i float default '0'," calcext:value-type="string">
            <text:p>ai14_i float default '0',</text:p>
          </table:table-cell>
        </table:table-row>
        <table:table-row table:style-name="ro2">
          <table:table-cell table:formula="of:=RIGHT([.G63];LEN([.G63])-3)" office:value-type="string" office:string-value="Ai15_mn_sc" calcext:value-type="string">
            <text:p>Ai15_mn_sc</text:p>
          </table:table-cell>
          <table:table-cell table:formula="of:=RIGHT([.J63];3)+1" office:value-type="float" office:value="825" calcext:value-type="float">
            <text:p>825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5_mn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4</text:p>
          </table:table-cell>
          <table:table-cell table:number-columns-repeated="3"/>
          <table:table-cell table:style-name="ce19" table:formula="of:=IF([.E63]=1;CONCATENATE([.A63];&quot; float default '0',&quot;);&quot;&quot;)">
            <text:p/>
          </table:table-cell>
        </table:table-row>
        <table:table-row table:style-name="ro2">
          <table:table-cell table:formula="of:=RIGHT([.G64];LEN([.G64])-3)" office:value-type="string" office:string-value="Ai15_mx_sc" calcext:value-type="string">
            <text:p>Ai15_mx_sc</text:p>
          </table:table-cell>
          <table:table-cell table:formula="of:=RIGHT([.J64];3)+1" office:value-type="float" office:value="827" calcext:value-type="float">
            <text:p>827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5_mx_sc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6</text:p>
          </table:table-cell>
          <table:table-cell table:number-columns-repeated="3"/>
          <table:table-cell table:style-name="ce19" table:formula="of:=IF([.E64]=1;CONCATENATE([.A64];&quot; float default '0',&quot;);&quot;&quot;)">
            <text:p/>
          </table:table-cell>
        </table:table-row>
        <table:table-row table:style-name="ro2">
          <table:table-cell table:formula="of:=RIGHT([.G65];LEN([.G65])-3)" office:value-type="string" office:string-value="Ai15_i" calcext:value-type="string">
            <text:p>Ai15_i</text:p>
          </table:table-cell>
          <table:table-cell table:formula="of:=RIGHT([.J65];3)+1" office:value-type="float" office:value="829" calcext:value-type="float">
            <text:p>82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5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28</text:p>
          </table:table-cell>
          <table:table-cell table:number-columns-repeated="3"/>
          <table:table-cell table:style-name="ce19" table:formula="of:=IF([.E65]=1;CONCATENATE([.A65];&quot; float default '0',&quot;);&quot;&quot;)" office:value-type="string" office:string-value="Ai15_i float default '0'," calcext:value-type="string">
            <text:p>Ai15_i float default '0',</text:p>
          </table:table-cell>
        </table:table-row>
        <table:table-row table:style-name="ro2">
          <table:table-cell table:formula="of:=RIGHT([.G66];LEN([.G66])-3)" office:value-type="string" office:string-value="ai16_i" calcext:value-type="string">
            <text:p>ai16_i</text:p>
          </table:table-cell>
          <table:table-cell table:formula="of:=RIGHT([.J66];3)+1" office:value-type="float" office:value="843" calcext:value-type="float">
            <text:p>84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6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2</text:p>
          </table:table-cell>
          <table:table-cell table:number-columns-repeated="3"/>
          <table:table-cell table:style-name="ce19" table:formula="of:=IF([.E66]=1;CONCATENATE([.A66];&quot; float default '0',&quot;);&quot;&quot;)" office:value-type="string" office:string-value="ai16_i float default '0'," calcext:value-type="string">
            <text:p>ai16_i float default '0',</text:p>
          </table:table-cell>
        </table:table-row>
        <table:table-row table:style-name="ro2">
          <table:table-cell table:formula="of:=RIGHT([.G67];LEN([.G67])-3)" office:value-type="string" office:string-value="ai17_i" calcext:value-type="string">
            <text:p>ai17_i</text:p>
          </table:table-cell>
          <table:table-cell table:formula="of:=RIGHT([.J67];3)+1" office:value-type="float" office:value="849" calcext:value-type="float">
            <text:p>84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string" calcext:value-type="string">
            <text:p>0 100</text:p>
          </table:table-cell>
          <table:table-cell table:number-columns-repeated="2" office:value-type="string" calcext:value-type="string">
            <text:p>ob_ai17_i</text:p>
          </table:table-cell>
          <table:table-cell office:value-type="string" calcext:value-type="string">
            <text:p>VA_OB</text:p>
          </table:table-cell>
          <table:table-cell office:value-type="string" calcext:value-type="string">
            <text:p>%MW848</text:p>
          </table:table-cell>
          <table:table-cell table:number-columns-repeated="3"/>
          <table:table-cell table:style-name="ce19" table:formula="of:=IF([.E67]=1;CONCATENATE([.A67];&quot; float default '0',&quot;);&quot;&quot;)" office:value-type="string" office:string-value="ai17_i float default '0'," calcext:value-type="string">
            <text:p>ai17_i float default '0',</text:p>
          </table:table-cell>
        </table:table-row>
        <table:table-row table:style-name="ro2">
          <table:table-cell table:number-columns-repeated="5"/>
          <table:table-cell table:style-name="ce15"/>
          <table:table-cell table:number-columns-repeated="7"/>
          <table:table-cell table:style-name="ce19" table:formula="of:=IF([.E68]=1;CONCATENATE([.A68];&quot; float default '0',&quot;);&quot;&quot;)">
            <text:p/>
          </table:table-cell>
        </table:table-row>
        <table:table-row table:style-name="ro2">
          <table:table-cell table:number-columns-repeated="5"/>
          <table:table-cell table:style-name="ce15"/>
          <table:table-cell table:number-columns-repeated="7"/>
          <table:table-cell table:style-name="ce19" table:formula="of:=IF([.E69]=1;CONCATENATE([.A69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0]=1;CONCATENATE([.A70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1]=1;CONCATENATE([.A71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2]=1;CONCATENATE([.A72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3]=1;CONCATENATE([.A73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4]=1;CONCATENATE([.A74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5]=1;CONCATENATE([.A75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6]=1;CONCATENATE([.A76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7]=1;CONCATENATE([.A77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8]=1;CONCATENATE([.A78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79]=1;CONCATENATE([.A79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80]=1;CONCATENATE([.A80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81]=1;CONCATENATE([.A81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82]=1;CONCATENATE([.A82];&quot; float default '0',&quot;);&quot;&quot;)">
            <text:p/>
          </table:table-cell>
        </table:table-row>
        <table:table-row table:style-name="ro2">
          <table:table-cell table:number-columns-repeated="13"/>
          <table:table-cell table:style-name="ce19" table:formula="of:=IF([.E83]=1;CONCATENATE([.A83];&quot; float default '0',&quot;);&quot;&quot;)">
            <text:p/>
          </table:table-cell>
        </table:table-row>
        <table:table-row table:style-name="ro2" table:number-rows-repeated="104849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var_2" table:style-name="ta5">
        <table:table-column table:style-name="co1" table:default-cell-style-name="ce18"/>
        <table:table-column table:style-name="co4" table:default-cell-style-name="ce18"/>
        <table:table-column table:style-name="co2" table:number-columns-repeated="5" table:default-cell-style-name="ce18"/>
        <table:table-column table:style-name="co3" table:default-cell-style-name="ce18"/>
        <table:table-column table:style-name="co2" table:number-columns-repeated="56" table:default-cell-style-name="ce18"/>
        <table:table-column table:style-name="co2" table:number-columns-repeated="960" table:default-cell-style-name="Default"/>
        <table:table-row table:style-name="ro1">
          <table:table-cell table:number-columns-repeated="14"/>
          <table:table-cell office:value-type="string" calcext:value-type="string">
            <text:p>create table Cf_1(Dt integer unsigned not NULL,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9" office:value-type="string" calcext:value-type="string">
            <text:p>primary key(Dt),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9" table:formula="of:=IF([.F3]=1;CONCATENATE([.A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bros</text:p>
          </table:table-cell>
          <table:table-cell/>
          <table:table-cell table:formula="of:=[.I4]+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%mw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4]=1;CONCATENATE([.A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_lim_net</text:p>
          </table:table-cell>
          <table:table-cell/>
          <table:table-cell table:formula="of:=[.I5]+1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* Состояние лимитов сборнико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%mw10</text:p>
          </table:table-cell>
          <table:table-cell office:value-type="string" calcext:value-type="string">
            <text:p>WORD</text:p>
          </table:table-cell>
          <table:table-cell table:number-columns-repeated="2"/>
          <table:table-cell table:style-name="ce19" table:formula="of:=IF([.F5]=1;CONCATENATE([.A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_al_net</text:p>
          </table:table-cell>
          <table:table-cell/>
          <table:table-cell table:formula="of:=[.I6]+1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* Состояние аварий сборнико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%mw11</text:p>
          </table:table-cell>
          <table:table-cell office:value-type="string" calcext:value-type="string">
            <text:p>WORD</text:p>
          </table:table-cell>
          <table:table-cell table:number-columns-repeated="2"/>
          <table:table-cell table:style-name="ce19" table:formula="of:=IF([.F6]=1;CONCATENATE([.A6];&quot; integer default '0',&quot;);&quot;&quot;)">
            <text:p/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I7]+1" office:value-type="float" office:value="1" calcext:value-type="float">
            <text:p>1</text:p>
          </table:table-cell>
          <table:table-cell table:number-columns-repeated="11"/>
          <table:table-cell table:style-name="ce19" table:formula="of:=IF([.F7]=1;CONCATENATE([.A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9g_c</text:p>
          </table:table-cell>
          <table:table-cell table:style-name="Default" office:value-type="string" calcext:value-type="string">
            <text:p>K19g_c</text:p>
          </table:table-cell>
          <table:table-cell table:formula="of:=[.I8]" office:value-type="string" office:string-value="100" calcext:value-type="string">
            <text:p>10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выгрузки (КОМАНДА)</text:p>
          </table:table-cell>
          <table:table-cell table:formula="of:=RIGHT([.K8];3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%M10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]=1;CONCATENATE([.A8];&quot; integer default '0',&quot;);&quot;&quot;)" office:value-type="string" office:string-value="K19g_c integer default '0'," calcext:value-type="string">
            <text:p>K19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1g_c</text:p>
          </table:table-cell>
          <table:table-cell table:style-name="Default" office:value-type="string" calcext:value-type="string">
            <text:p>K11g_c</text:p>
          </table:table-cell>
          <table:table-cell table:formula="of:=[.I9]" office:value-type="string" office:string-value="101" calcext:value-type="string">
            <text:p>10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сока (КОМАНДА)</text:p>
          </table:table-cell>
          <table:table-cell table:formula="of:=RIGHT([.K9];3)" office:value-type="string" office:string-value="101" calcext:value-type="string">
            <text:p>101</text:p>
          </table:table-cell>
          <table:table-cell/>
          <table:table-cell office:value-type="string" calcext:value-type="string">
            <text:p>%M10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]=1;CONCATENATE([.A9];&quot; integer default '0',&quot;);&quot;&quot;)" office:value-type="string" office:string-value="K11g_c integer default '0'," calcext:value-type="string">
            <text:p>K11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g_c</text:p>
          </table:table-cell>
          <table:table-cell table:style-name="Default" office:value-type="string" calcext:value-type="string">
            <text:p>K17g_c</text:p>
          </table:table-cell>
          <table:table-cell table:formula="of:=[.I10]" office:value-type="string" office:string-value="102" calcext:value-type="string">
            <text:p>10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сброса вакуума (КОМАНДА)</text:p>
          </table:table-cell>
          <table:table-cell table:formula="of:=RIGHT([.K10];3)" office:value-type="string" office:string-value="102" calcext:value-type="string">
            <text:p>102</text:p>
          </table:table-cell>
          <table:table-cell/>
          <table:table-cell office:value-type="string" calcext:value-type="string">
            <text:p>%M10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]=1;CONCATENATE([.A10];&quot; integer default '0',&quot;);&quot;&quot;)" office:value-type="string" office:string-value="K17g_c integer default '0'," calcext:value-type="string">
            <text:p>K17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8g_c</text:p>
          </table:table-cell>
          <table:table-cell table:style-name="Default" office:value-type="string" calcext:value-type="string">
            <text:p>K18g_c</text:p>
          </table:table-cell>
          <table:table-cell table:formula="of:=[.I11]" office:value-type="string" office:string-value="103" calcext:value-type="string">
            <text:p>10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малого вакуума (КОМАНДА)</text:p>
          </table:table-cell>
          <table:table-cell table:formula="of:=RIGHT([.K11];3)" office:value-type="string" office:string-value="103" calcext:value-type="string">
            <text:p>103</text:p>
          </table:table-cell>
          <table:table-cell/>
          <table:table-cell office:value-type="string" calcext:value-type="string">
            <text:p>%M10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1]=1;CONCATENATE([.A11];&quot; integer default '0',&quot;);&quot;&quot;)" office:value-type="string" office:string-value="K18g_c integer default '0'," calcext:value-type="string">
            <text:p>K18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20g_c</text:p>
          </table:table-cell>
          <table:table-cell table:style-name="Default" office:value-type="string" calcext:value-type="string">
            <text:p>K20g_c</text:p>
          </table:table-cell>
          <table:table-cell table:formula="of:=[.I12]" office:value-type="string" office:string-value="104" calcext:value-type="string">
            <text:p>10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Циркулятор (КОМАНДА)</text:p>
          </table:table-cell>
          <table:table-cell table:formula="of:=RIGHT([.K12];3)" office:value-type="string" office:string-value="104" calcext:value-type="string">
            <text:p>104</text:p>
          </table:table-cell>
          <table:table-cell/>
          <table:table-cell office:value-type="string" calcext:value-type="string">
            <text:p>%M10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2]=1;CONCATENATE([.A12];&quot; integer default '0',&quot;);&quot;&quot;)" office:value-type="string" office:string-value="K20g_c integer default '0'," calcext:value-type="string">
            <text:p>K20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8g_c</text:p>
          </table:table-cell>
          <table:table-cell table:style-name="Default" office:value-type="string" calcext:value-type="string">
            <text:p>K8g_c</text:p>
          </table:table-cell>
          <table:table-cell table:formula="of:=[.I13]" office:value-type="string" office:string-value="105" calcext:value-type="string">
            <text:p>10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БП (КОМАНДА)</text:p>
          </table:table-cell>
          <table:table-cell table:formula="of:=RIGHT([.K13];3)" office:value-type="string" office:string-value="105" calcext:value-type="string">
            <text:p>105</text:p>
          </table:table-cell>
          <table:table-cell/>
          <table:table-cell office:value-type="string" calcext:value-type="string">
            <text:p>%M10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3]=1;CONCATENATE([.A13];&quot; integer default '0',&quot;);&quot;&quot;)" office:value-type="string" office:string-value="K8g_c integer default '0'," calcext:value-type="string">
            <text:p>K8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4g_c</text:p>
          </table:table-cell>
          <table:table-cell table:style-name="Default" office:value-type="string" calcext:value-type="string">
            <text:p>K14g_c</text:p>
          </table:table-cell>
          <table:table-cell table:formula="of:=[.I14]" office:value-type="string" office:string-value="106" calcext:value-type="string">
            <text:p>10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парка стекол (КОМАНДА)</text:p>
          </table:table-cell>
          <table:table-cell table:formula="of:=RIGHT([.K14];3)" office:value-type="string" office:string-value="106" calcext:value-type="string">
            <text:p>106</text:p>
          </table:table-cell>
          <table:table-cell/>
          <table:table-cell office:value-type="string" calcext:value-type="string">
            <text:p>%M10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4]=1;CONCATENATE([.A14];&quot; integer default '0',&quot;);&quot;&quot;)" office:value-type="string" office:string-value="K14g_c integer default '0'," calcext:value-type="string">
            <text:p>K14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3g_c</text:p>
          </table:table-cell>
          <table:table-cell table:style-name="Default" office:value-type="string" calcext:value-type="string">
            <text:p>K13g_c</text:p>
          </table:table-cell>
          <table:table-cell table:formula="of:=[.I15]" office:value-type="string" office:string-value="107" calcext:value-type="string">
            <text:p>10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парка верхней части (КОМАНДА)</text:p>
          </table:table-cell>
          <table:table-cell table:formula="of:=RIGHT([.K15];3)" office:value-type="string" office:string-value="107" calcext:value-type="string">
            <text:p>107</text:p>
          </table:table-cell>
          <table:table-cell/>
          <table:table-cell office:value-type="string" calcext:value-type="string">
            <text:p>%M10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5]=1;CONCATENATE([.A15];&quot; integer default '0',&quot;);&quot;&quot;)" office:value-type="string" office:string-value="K13g_c integer default '0'," calcext:value-type="string">
            <text:p>K13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5g_c</text:p>
          </table:table-cell>
          <table:table-cell table:style-name="Default" office:value-type="string" calcext:value-type="string">
            <text:p>K15g_c</text:p>
          </table:table-cell>
          <table:table-cell table:formula="of:=[.I16]" office:value-type="string" office:string-value="108" calcext:value-type="string">
            <text:p>10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парка выгрузки (КОМАНДА)</text:p>
          </table:table-cell>
          <table:table-cell table:formula="of:=RIGHT([.K16];3)" office:value-type="string" office:string-value="108" calcext:value-type="string">
            <text:p>108</text:p>
          </table:table-cell>
          <table:table-cell/>
          <table:table-cell office:value-type="string" calcext:value-type="string">
            <text:p>%M10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6]=1;CONCATENATE([.A16];&quot; integer default '0',&quot;);&quot;&quot;)" office:value-type="string" office:string-value="K15g_c integer default '0'," calcext:value-type="string">
            <text:p>K15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0g_c</text:p>
          </table:table-cell>
          <table:table-cell table:style-name="Default" office:value-type="string" calcext:value-type="string">
            <text:p>K10g_c</text:p>
          </table:table-cell>
          <table:table-cell table:formula="of:=[.I17]" office:value-type="string" office:string-value="109" calcext:value-type="string">
            <text:p>10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АммВ (КОМАНДА)</text:p>
          </table:table-cell>
          <table:table-cell table:formula="of:=RIGHT([.K17];3)" office:value-type="string" office:string-value="109" calcext:value-type="string">
            <text:p>109</text:p>
          </table:table-cell>
          <table:table-cell/>
          <table:table-cell office:value-type="string" calcext:value-type="string">
            <text:p>%M10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7]=1;CONCATENATE([.A17];&quot; integer default '0',&quot;);&quot;&quot;)" office:value-type="string" office:string-value="K10g_c integer default '0'," calcext:value-type="string">
            <text:p>K10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9g_c</text:p>
          </table:table-cell>
          <table:table-cell table:style-name="Default" office:value-type="string" calcext:value-type="string">
            <text:p>K9g_c</text:p>
          </table:table-cell>
          <table:table-cell table:formula="of:=[.I18]" office:value-type="string" office:string-value="110" calcext:value-type="string">
            <text:p>11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ЗП <text:s/>(КОМАНДА)</text:p>
          </table:table-cell>
          <table:table-cell table:formula="of:=RIGHT([.K18];3)" office:value-type="string" office:string-value="110" calcext:value-type="string">
            <text:p>110</text:p>
          </table:table-cell>
          <table:table-cell/>
          <table:table-cell office:value-type="string" calcext:value-type="string">
            <text:p>%M11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8]=1;CONCATENATE([.A18];&quot; integer default '0',&quot;);&quot;&quot;)" office:value-type="string" office:string-value="K9g_c integer default '0'," calcext:value-type="string">
            <text:p>K9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6g_c</text:p>
          </table:table-cell>
          <table:table-cell table:style-name="Default" office:value-type="string" calcext:value-type="string">
            <text:p>K16g_c</text:p>
          </table:table-cell>
          <table:table-cell table:formula="of:=[.I19]" office:value-type="string" office:string-value="111" calcext:value-type="string">
            <text:p>11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затравки (КОМАНДА)</text:p>
          </table:table-cell>
          <table:table-cell table:formula="of:=RIGHT([.K19];3)" office:value-type="string" office:string-value="111" calcext:value-type="string">
            <text:p>111</text:p>
          </table:table-cell>
          <table:table-cell/>
          <table:table-cell office:value-type="string" calcext:value-type="string">
            <text:p>%M11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9]=1;CONCATENATE([.A19];&quot; integer default '0',&quot;);&quot;&quot;)" office:value-type="string" office:string-value="K16g_c integer default '0'," calcext:value-type="string">
            <text:p>K16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7g_c</text:p>
          </table:table-cell>
          <table:table-cell table:style-name="Default" office:value-type="string" calcext:value-type="string">
            <text:p>K7g_c</text:p>
          </table:table-cell>
          <table:table-cell table:formula="of:=[.I20]" office:value-type="string" office:string-value="112" calcext:value-type="string">
            <text:p>11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сиропа <text:s/>(КОМАНДА)</text:p>
          </table:table-cell>
          <table:table-cell table:formula="of:=RIGHT([.K20];3)" office:value-type="string" office:string-value="112" calcext:value-type="string">
            <text:p>112</text:p>
          </table:table-cell>
          <table:table-cell/>
          <table:table-cell office:value-type="string" calcext:value-type="string">
            <text:p>%M11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0]=1;CONCATENATE([.A20];&quot; integer default '0',&quot;);&quot;&quot;)" office:value-type="string" office:string-value="K7g_c integer default '0'," calcext:value-type="string">
            <text:p>K7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2g_c</text:p>
          </table:table-cell>
          <table:table-cell table:style-name="Default" office:value-type="string" calcext:value-type="string">
            <text:p>K12g_c</text:p>
          </table:table-cell>
          <table:table-cell table:formula="of:=[.I21]" office:value-type="string" office:string-value="113" calcext:value-type="string">
            <text:p>11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парка коллектора (КОМАНДА)</text:p>
          </table:table-cell>
          <table:table-cell table:formula="of:=RIGHT([.K21];3)" office:value-type="string" office:string-value="113" calcext:value-type="string">
            <text:p>113</text:p>
          </table:table-cell>
          <table:table-cell/>
          <table:table-cell office:value-type="string" calcext:value-type="string">
            <text:p>%M11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1]=1;CONCATENATE([.A21];&quot; integer default '0',&quot;);&quot;&quot;)" office:value-type="string" office:string-value="K12g_c integer default '0'," calcext:value-type="string">
            <text:p>K12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23g_c</text:p>
          </table:table-cell>
          <table:table-cell table:style-name="Default" office:value-type="string" calcext:value-type="string">
            <text:p>K23g_c</text:p>
          </table:table-cell>
          <table:table-cell table:formula="of:=[.I22]" office:value-type="string" office:string-value="114" calcext:value-type="string">
            <text:p>11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отвода пропарки (КОМАНДА)</text:p>
          </table:table-cell>
          <table:table-cell table:formula="of:=RIGHT([.K22];3)" office:value-type="string" office:string-value="114" calcext:value-type="string">
            <text:p>114</text:p>
          </table:table-cell>
          <table:table-cell/>
          <table:table-cell office:value-type="string" calcext:value-type="string">
            <text:p>%M11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2]=1;CONCATENATE([.A22];&quot; integer default '0',&quot;);&quot;&quot;)" office:value-type="string" office:string-value="K23g_c integer default '0'," calcext:value-type="string">
            <text:p>K23g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4</text:p>
          </table:table-cell>
          <table:table-cell table:style-name="Default" office:value-type="string" calcext:value-type="string">
            <text:p>Ap_k4</text:p>
          </table:table-cell>
          <table:table-cell table:formula="of:=[.I23]" office:value-type="string" office:string-value="115" calcext:value-type="string">
            <text:p>11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 управления <text:s/>клапаном А/Р</text:p>
          </table:table-cell>
          <table:table-cell table:formula="of:=RIGHT([.K23];3)" office:value-type="string" office:string-value="115" calcext:value-type="string">
            <text:p>115</text:p>
          </table:table-cell>
          <table:table-cell/>
          <table:table-cell office:value-type="string" calcext:value-type="string">
            <text:p>%M11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3]=1;CONCATENATE([.A23];&quot; integer default '0',&quot;);&quot;&quot;)" office:value-type="string" office:string-value="Ap_k4 integer default '0'," calcext:value-type="string">
            <text:p>Ap_k4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6</text:p>
          </table:table-cell>
          <table:table-cell table:style-name="Default" office:value-type="string" calcext:value-type="string">
            <text:p>Ap_k6</text:p>
          </table:table-cell>
          <table:table-cell table:formula="of:=[.I24]" office:value-type="string" office:string-value="116" calcext:value-type="string">
            <text:p>11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4];3)" office:value-type="string" office:string-value="116" calcext:value-type="string">
            <text:p>116</text:p>
          </table:table-cell>
          <table:table-cell/>
          <table:table-cell office:value-type="string" calcext:value-type="string">
            <text:p>%M11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4]=1;CONCATENATE([.A2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3</text:p>
          </table:table-cell>
          <table:table-cell table:style-name="Default" office:value-type="string" calcext:value-type="string">
            <text:p>Ap_k13</text:p>
          </table:table-cell>
          <table:table-cell table:formula="of:=[.I25]" office:value-type="string" office:string-value="117" calcext:value-type="string">
            <text:p>11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5];3)" office:value-type="string" office:string-value="117" calcext:value-type="string">
            <text:p>117</text:p>
          </table:table-cell>
          <table:table-cell/>
          <table:table-cell office:value-type="string" calcext:value-type="string">
            <text:p>%M11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5]=1;CONCATENATE([.A2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4</text:p>
          </table:table-cell>
          <table:table-cell table:style-name="Default" office:value-type="string" calcext:value-type="string">
            <text:p>Ap_k14</text:p>
          </table:table-cell>
          <table:table-cell table:formula="of:=[.I26]" office:value-type="string" office:string-value="118" calcext:value-type="string">
            <text:p>11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6]" office:value-type="string" office:string-value="Ap_k14" calcext:value-type="string">
            <text:p>Ap_k14</text:p>
          </table:table-cell>
          <table:table-cell table:formula="of:=RIGHT([.K26];3)" office:value-type="string" office:string-value="118" calcext:value-type="string">
            <text:p>118</text:p>
          </table:table-cell>
          <table:table-cell/>
          <table:table-cell office:value-type="string" calcext:value-type="string">
            <text:p>%M11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6]=1;CONCATENATE([.A2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9</text:p>
          </table:table-cell>
          <table:table-cell table:style-name="Default" office:value-type="string" calcext:value-type="string">
            <text:p>Ap_k19</text:p>
          </table:table-cell>
          <table:table-cell table:formula="of:=[.I27]" office:value-type="string" office:string-value="119" calcext:value-type="string">
            <text:p>11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7]" office:value-type="string" office:string-value="Ap_k19" calcext:value-type="string">
            <text:p>Ap_k19</text:p>
          </table:table-cell>
          <table:table-cell table:formula="of:=RIGHT([.K27];3)" office:value-type="string" office:string-value="119" calcext:value-type="string">
            <text:p>119</text:p>
          </table:table-cell>
          <table:table-cell/>
          <table:table-cell office:value-type="string" calcext:value-type="string">
            <text:p>%M11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7]=1;CONCATENATE([.A2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7</text:p>
          </table:table-cell>
          <table:table-cell table:style-name="Default" office:value-type="string" calcext:value-type="string">
            <text:p>Ap_k17</text:p>
          </table:table-cell>
          <table:table-cell table:formula="of:=[.I28]" office:value-type="string" office:string-value="120" calcext:value-type="string">
            <text:p>12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]" office:value-type="string" office:string-value="Ap_k17" calcext:value-type="string">
            <text:p>Ap_k17</text:p>
          </table:table-cell>
          <table:table-cell table:formula="of:=RIGHT([.K28];3)" office:value-type="string" office:string-value="120" calcext:value-type="string">
            <text:p>120</text:p>
          </table:table-cell>
          <table:table-cell/>
          <table:table-cell office:value-type="string" calcext:value-type="string">
            <text:p>%M12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8]=1;CONCATENATE([.A2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8</text:p>
          </table:table-cell>
          <table:table-cell table:style-name="Default" office:value-type="string" calcext:value-type="string">
            <text:p>Ap_k18</text:p>
          </table:table-cell>
          <table:table-cell table:formula="of:=[.I29]" office:value-type="string" office:string-value="121" calcext:value-type="string">
            <text:p>12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9]" office:value-type="string" office:string-value="Ap_k18" calcext:value-type="string">
            <text:p>Ap_k18</text:p>
          </table:table-cell>
          <table:table-cell table:formula="of:=RIGHT([.K29];3)" office:value-type="string" office:string-value="121" calcext:value-type="string">
            <text:p>121</text:p>
          </table:table-cell>
          <table:table-cell/>
          <table:table-cell office:value-type="string" calcext:value-type="string">
            <text:p>%M12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29]=1;CONCATENATE([.A2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8</text:p>
          </table:table-cell>
          <table:table-cell table:style-name="Default" office:value-type="string" calcext:value-type="string">
            <text:p>Ap_k8</text:p>
          </table:table-cell>
          <table:table-cell table:formula="of:=[.I30]" office:value-type="string" office:string-value="122" calcext:value-type="string">
            <text:p>12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30]" office:value-type="string" office:string-value="Ap_k8" calcext:value-type="string">
            <text:p>Ap_k8</text:p>
          </table:table-cell>
          <table:table-cell table:formula="of:=RIGHT([.K30];3)" office:value-type="string" office:string-value="122" calcext:value-type="string">
            <text:p>122</text:p>
          </table:table-cell>
          <table:table-cell/>
          <table:table-cell office:value-type="string" calcext:value-type="string">
            <text:p>%M12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0]=1;CONCATENATE([.A30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9</text:p>
          </table:table-cell>
          <table:table-cell table:style-name="Default" office:value-type="string" calcext:value-type="string">
            <text:p>Ap_k9</text:p>
          </table:table-cell>
          <table:table-cell table:formula="of:=[.I31]" office:value-type="string" office:string-value="123" calcext:value-type="string">
            <text:p>12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31]" office:value-type="string" office:string-value="Ap_k9" calcext:value-type="string">
            <text:p>Ap_k9</text:p>
          </table:table-cell>
          <table:table-cell table:formula="of:=RIGHT([.K31];3)" office:value-type="string" office:string-value="123" calcext:value-type="string">
            <text:p>123</text:p>
          </table:table-cell>
          <table:table-cell/>
          <table:table-cell office:value-type="string" calcext:value-type="string">
            <text:p>%M12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1]=1;CONCATENATE([.A31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1</text:p>
          </table:table-cell>
          <table:table-cell table:style-name="Default" office:value-type="string" calcext:value-type="string">
            <text:p>Ap_k11</text:p>
          </table:table-cell>
          <table:table-cell table:formula="of:=[.I32]" office:value-type="string" office:string-value="124" calcext:value-type="string">
            <text:p>12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32]" office:value-type="string" office:string-value="Ap_k11" calcext:value-type="string">
            <text:p>Ap_k11</text:p>
          </table:table-cell>
          <table:table-cell table:formula="of:=RIGHT([.K32];3)" office:value-type="string" office:string-value="124" calcext:value-type="string">
            <text:p>124</text:p>
          </table:table-cell>
          <table:table-cell/>
          <table:table-cell office:value-type="string" calcext:value-type="string">
            <text:p>%M12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2]=1;CONCATENATE([.A32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6</text:p>
          </table:table-cell>
          <table:table-cell table:style-name="Default" office:value-type="string" calcext:value-type="string">
            <text:p>Ap_k16</text:p>
          </table:table-cell>
          <table:table-cell table:formula="of:=[.I33]" office:value-type="string" office:string-value="125" calcext:value-type="string">
            <text:p>12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33];3)" office:value-type="string" office:string-value="125" calcext:value-type="string">
            <text:p>125</text:p>
          </table:table-cell>
          <table:table-cell/>
          <table:table-cell office:value-type="string" calcext:value-type="string">
            <text:p>%M12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3]=1;CONCATENATE([.A3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0</text:p>
          </table:table-cell>
          <table:table-cell table:style-name="Default" office:value-type="string" calcext:value-type="string">
            <text:p>Ap_k10</text:p>
          </table:table-cell>
          <table:table-cell table:formula="of:=[.I34]" office:value-type="string" office:string-value="126" calcext:value-type="string">
            <text:p>12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34];3)" office:value-type="string" office:string-value="126" calcext:value-type="string">
            <text:p>126</text:p>
          </table:table-cell>
          <table:table-cell/>
          <table:table-cell office:value-type="string" calcext:value-type="string">
            <text:p>%M12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4]=1;CONCATENATE([.A3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20</text:p>
          </table:table-cell>
          <table:table-cell table:style-name="Default" office:value-type="string" calcext:value-type="string">
            <text:p>Ap_k20</text:p>
          </table:table-cell>
          <table:table-cell table:formula="of:=[.I35]" office:value-type="string" office:string-value="127" calcext:value-type="string">
            <text:p>12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35];3)" office:value-type="string" office:string-value="127" calcext:value-type="string">
            <text:p>127</text:p>
          </table:table-cell>
          <table:table-cell/>
          <table:table-cell office:value-type="string" calcext:value-type="string">
            <text:p>%M12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5]=1;CONCATENATE([.A3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5</text:p>
          </table:table-cell>
          <table:table-cell table:style-name="Default" office:value-type="string" calcext:value-type="string">
            <text:p>Ap_k15</text:p>
          </table:table-cell>
          <table:table-cell table:formula="of:=[.I36]" office:value-type="string" office:string-value="128" calcext:value-type="string">
            <text:p>12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36];3)" office:value-type="string" office:string-value="128" calcext:value-type="string">
            <text:p>128</text:p>
          </table:table-cell>
          <table:table-cell/>
          <table:table-cell office:value-type="string" calcext:value-type="string">
            <text:p>%M12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6]=1;CONCATENATE([.A3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7</text:p>
          </table:table-cell>
          <table:table-cell table:style-name="Default" office:value-type="string" calcext:value-type="string">
            <text:p>Ap_k7</text:p>
          </table:table-cell>
          <table:table-cell table:formula="of:=[.I37]" office:value-type="string" office:string-value="129" calcext:value-type="string">
            <text:p>12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37];3)" office:value-type="string" office:string-value="129" calcext:value-type="string">
            <text:p>129</text:p>
          </table:table-cell>
          <table:table-cell/>
          <table:table-cell office:value-type="string" calcext:value-type="string">
            <text:p>%M12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7]=1;CONCATENATE([.A3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12</text:p>
          </table:table-cell>
          <table:table-cell table:style-name="Default" office:value-type="string" calcext:value-type="string">
            <text:p>Ap_k12</text:p>
          </table:table-cell>
          <table:table-cell table:formula="of:=[.I38]" office:value-type="string" office:string-value="130" calcext:value-type="string">
            <text:p>13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38];3)" office:value-type="string" office:string-value="130" calcext:value-type="string">
            <text:p>130</text:p>
          </table:table-cell>
          <table:table-cell/>
          <table:table-cell office:value-type="string" calcext:value-type="string">
            <text:p>%M13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8]=1;CONCATENATE([.A3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p_k23</text:p>
          </table:table-cell>
          <table:table-cell table:style-name="Default" office:value-type="string" calcext:value-type="string">
            <text:p>Ap_k23</text:p>
          </table:table-cell>
          <table:table-cell table:formula="of:=[.I39]" office:value-type="string" office:string-value="131" calcext:value-type="string">
            <text:p>13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39];3)" office:value-type="string" office:string-value="131" calcext:value-type="string">
            <text:p>131</text:p>
          </table:table-cell>
          <table:table-cell/>
          <table:table-cell office:value-type="string" calcext:value-type="string">
            <text:p>%M13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39]=1;CONCATENATE([.A3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lt2a</text:p>
          </table:table-cell>
          <table:table-cell table:style-name="Default" office:value-type="string" calcext:value-type="string">
            <text:p>A_lt2a</text:p>
          </table:table-cell>
          <table:table-cell table:formula="of:=[.I40]" office:value-type="string" office:string-value="132" calcext:value-type="string">
            <text:p>13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ПС уровня в сборнике сиропа</text:p>
          </table:table-cell>
          <table:table-cell table:formula="of:=RIGHT([.K40];3)" office:value-type="string" office:string-value="132" calcext:value-type="string">
            <text:p>132</text:p>
          </table:table-cell>
          <table:table-cell/>
          <table:table-cell office:value-type="string" calcext:value-type="string">
            <text:p>%M13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0]=1;CONCATENATE([.A40];&quot; integer default '0',&quot;);&quot;&quot;)" office:value-type="string" office:string-value="A_lt2a integer default '0'," calcext:value-type="string">
            <text:p>A_lt2a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lt8a</text:p>
          </table:table-cell>
          <table:table-cell table:style-name="Default" office:value-type="string" calcext:value-type="string">
            <text:p>A_lt8a</text:p>
          </table:table-cell>
          <table:table-cell table:formula="of:=[.I41]" office:value-type="string" office:string-value="133" calcext:value-type="string">
            <text:p>13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ПС уровня в сборнике воды</text:p>
          </table:table-cell>
          <table:table-cell table:formula="of:=RIGHT([.K41];3)" office:value-type="string" office:string-value="133" calcext:value-type="string">
            <text:p>133</text:p>
          </table:table-cell>
          <table:table-cell/>
          <table:table-cell office:value-type="string" calcext:value-type="string">
            <text:p>%M13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1]=1;CONCATENATE([.A41];&quot; integer default '0',&quot;);&quot;&quot;)" office:value-type="string" office:string-value="A_lt8a integer default '0'," calcext:value-type="string">
            <text:p>A_lt8a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lt7a</text:p>
          </table:table-cell>
          <table:table-cell table:style-name="Default" office:value-type="string" calcext:value-type="string">
            <text:p>A_lt7a</text:p>
          </table:table-cell>
          <table:table-cell table:formula="of:=[.I42]" office:value-type="string" office:string-value="134" calcext:value-type="string">
            <text:p>13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ПС уровня в сборнике БП</text:p>
          </table:table-cell>
          <table:table-cell table:formula="of:=RIGHT([.K42];3)" office:value-type="string" office:string-value="134" calcext:value-type="string">
            <text:p>134</text:p>
          </table:table-cell>
          <table:table-cell/>
          <table:table-cell office:value-type="string" calcext:value-type="string">
            <text:p>%M13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2]=1;CONCATENATE([.A42];&quot; integer default '0',&quot;);&quot;&quot;)" office:value-type="string" office:string-value="a_lt7a integer default '0'," calcext:value-type="string">
            <text:p>a_lt7a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lt5a</text:p>
          </table:table-cell>
          <table:table-cell table:style-name="Default" office:value-type="string" calcext:value-type="string">
            <text:p>A_lt5a</text:p>
          </table:table-cell>
          <table:table-cell table:formula="of:=[.I43]" office:value-type="string" office:string-value="135" calcext:value-type="string">
            <text:p>13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ПС уровня в сборнике ЗП</text:p>
          </table:table-cell>
          <table:table-cell table:formula="of:=RIGHT([.K43];3)" office:value-type="string" office:string-value="135" calcext:value-type="string">
            <text:p>135</text:p>
          </table:table-cell>
          <table:table-cell/>
          <table:table-cell office:value-type="string" calcext:value-type="string">
            <text:p>%M13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3]=1;CONCATENATE([.A43];&quot; integer default '0',&quot;);&quot;&quot;)" office:value-type="string" office:string-value="a_lt5a integer default '0'," calcext:value-type="string">
            <text:p>a_lt5a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9</text:p>
          </table:table-cell>
          <table:table-cell table:style-name="Default" office:value-type="string" calcext:value-type="string">
            <text:p>A_k19</text:p>
          </table:table-cell>
          <table:table-cell table:formula="of:=[.I44]" office:value-type="string" office:string-value="136" calcext:value-type="string">
            <text:p>13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44];3)" office:value-type="string" office:string-value="136" calcext:value-type="string">
            <text:p>136</text:p>
          </table:table-cell>
          <table:table-cell/>
          <table:table-cell office:value-type="string" calcext:value-type="string">
            <text:p>%M13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4]=1;CONCATENATE([.A4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7</text:p>
          </table:table-cell>
          <table:table-cell table:style-name="Default" office:value-type="string" calcext:value-type="string">
            <text:p>A_k7</text:p>
          </table:table-cell>
          <table:table-cell table:formula="of:=[.I45]" office:value-type="string" office:string-value="137" calcext:value-type="string">
            <text:p>13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45];3)" office:value-type="string" office:string-value="137" calcext:value-type="string">
            <text:p>137</text:p>
          </table:table-cell>
          <table:table-cell/>
          <table:table-cell office:value-type="string" calcext:value-type="string">
            <text:p>%M13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5]=1;CONCATENATE([.A4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8</text:p>
          </table:table-cell>
          <table:table-cell table:style-name="Default" office:value-type="string" calcext:value-type="string">
            <text:p>A_k8</text:p>
          </table:table-cell>
          <table:table-cell table:formula="of:=[.I46]" office:value-type="string" office:string-value="138" calcext:value-type="string">
            <text:p>13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46];3)" office:value-type="string" office:string-value="138" calcext:value-type="string">
            <text:p>138</text:p>
          </table:table-cell>
          <table:table-cell/>
          <table:table-cell office:value-type="string" calcext:value-type="string">
            <text:p>%M13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6]=1;CONCATENATE([.A4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9</text:p>
          </table:table-cell>
          <table:table-cell table:style-name="Default" office:value-type="string" calcext:value-type="string">
            <text:p>A_k9</text:p>
          </table:table-cell>
          <table:table-cell table:formula="of:=[.I47]" office:value-type="string" office:string-value="139" calcext:value-type="string">
            <text:p>13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47];3)" office:value-type="string" office:string-value="139" calcext:value-type="string">
            <text:p>139</text:p>
          </table:table-cell>
          <table:table-cell/>
          <table:table-cell office:value-type="string" calcext:value-type="string">
            <text:p>%M13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7]=1;CONCATENATE([.A4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0</text:p>
          </table:table-cell>
          <table:table-cell table:style-name="Default" office:value-type="string" calcext:value-type="string">
            <text:p>A_k10</text:p>
          </table:table-cell>
          <table:table-cell table:formula="of:=[.I48]" office:value-type="string" office:string-value="140" calcext:value-type="string">
            <text:p>14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48];3)" office:value-type="string" office:string-value="140" calcext:value-type="string">
            <text:p>140</text:p>
          </table:table-cell>
          <table:table-cell/>
          <table:table-cell office:value-type="string" calcext:value-type="string">
            <text:p>%M14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8]=1;CONCATENATE([.A4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1</text:p>
          </table:table-cell>
          <table:table-cell table:style-name="Default" office:value-type="string" calcext:value-type="string">
            <text:p>A_k11</text:p>
          </table:table-cell>
          <table:table-cell table:formula="of:=[.I49]" office:value-type="string" office:string-value="141" calcext:value-type="string">
            <text:p>14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49];3)" office:value-type="string" office:string-value="141" calcext:value-type="string">
            <text:p>141</text:p>
          </table:table-cell>
          <table:table-cell/>
          <table:table-cell office:value-type="string" calcext:value-type="string">
            <text:p>%M14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49]=1;CONCATENATE([.A4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2</text:p>
          </table:table-cell>
          <table:table-cell table:style-name="Default" office:value-type="string" calcext:value-type="string">
            <text:p>A_k12</text:p>
          </table:table-cell>
          <table:table-cell table:formula="of:=[.I50]" office:value-type="string" office:string-value="142" calcext:value-type="string">
            <text:p>14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50];3)" office:value-type="string" office:string-value="142" calcext:value-type="string">
            <text:p>142</text:p>
          </table:table-cell>
          <table:table-cell/>
          <table:table-cell office:value-type="string" calcext:value-type="string">
            <text:p>%M14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0]=1;CONCATENATE([.A50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3</text:p>
          </table:table-cell>
          <table:table-cell table:style-name="Default" office:value-type="string" calcext:value-type="string">
            <text:p>A_k13</text:p>
          </table:table-cell>
          <table:table-cell table:formula="of:=[.I51]" office:value-type="string" office:string-value="143" calcext:value-type="string">
            <text:p>14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51];3)" office:value-type="string" office:string-value="143" calcext:value-type="string">
            <text:p>143</text:p>
          </table:table-cell>
          <table:table-cell/>
          <table:table-cell office:value-type="string" calcext:value-type="string">
            <text:p>%M14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1]=1;CONCATENATE([.A51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4</text:p>
          </table:table-cell>
          <table:table-cell table:style-name="Default" office:value-type="string" calcext:value-type="string">
            <text:p>A_k14</text:p>
          </table:table-cell>
          <table:table-cell table:formula="of:=[.I52]" office:value-type="string" office:string-value="144" calcext:value-type="string">
            <text:p>14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52];3)" office:value-type="string" office:string-value="144" calcext:value-type="string">
            <text:p>144</text:p>
          </table:table-cell>
          <table:table-cell/>
          <table:table-cell office:value-type="string" calcext:value-type="string">
            <text:p>%M14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2]=1;CONCATENATE([.A52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5</text:p>
          </table:table-cell>
          <table:table-cell table:style-name="Default" office:value-type="string" calcext:value-type="string">
            <text:p>A_k15</text:p>
          </table:table-cell>
          <table:table-cell table:formula="of:=[.I53]" office:value-type="string" office:string-value="145" calcext:value-type="string">
            <text:p>14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53];3)" office:value-type="string" office:string-value="145" calcext:value-type="string">
            <text:p>145</text:p>
          </table:table-cell>
          <table:table-cell/>
          <table:table-cell office:value-type="string" calcext:value-type="string">
            <text:p>%M14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3]=1;CONCATENATE([.A5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6</text:p>
          </table:table-cell>
          <table:table-cell table:style-name="Default" office:value-type="string" calcext:value-type="string">
            <text:p>A_k16</text:p>
          </table:table-cell>
          <table:table-cell table:formula="of:=[.I54]" office:value-type="string" office:string-value="146" calcext:value-type="string">
            <text:p>14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54];3)" office:value-type="string" office:string-value="146" calcext:value-type="string">
            <text:p>146</text:p>
          </table:table-cell>
          <table:table-cell/>
          <table:table-cell office:value-type="string" calcext:value-type="string">
            <text:p>%M14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4]=1;CONCATENATE([.A5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7</text:p>
          </table:table-cell>
          <table:table-cell table:style-name="Default" office:value-type="string" calcext:value-type="string">
            <text:p>A_k17</text:p>
          </table:table-cell>
          <table:table-cell table:formula="of:=[.I55]" office:value-type="string" office:string-value="147" calcext:value-type="string">
            <text:p>14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55];3)" office:value-type="string" office:string-value="147" calcext:value-type="string">
            <text:p>147</text:p>
          </table:table-cell>
          <table:table-cell/>
          <table:table-cell office:value-type="string" calcext:value-type="string">
            <text:p>%M14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5]=1;CONCATENATE([.A5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18</text:p>
          </table:table-cell>
          <table:table-cell table:style-name="Default" office:value-type="string" calcext:value-type="string">
            <text:p>A_k18</text:p>
          </table:table-cell>
          <table:table-cell table:formula="of:=[.I56]" office:value-type="string" office:string-value="148" calcext:value-type="string">
            <text:p>14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56];3)" office:value-type="string" office:string-value="148" calcext:value-type="string">
            <text:p>148</text:p>
          </table:table-cell>
          <table:table-cell/>
          <table:table-cell office:value-type="string" calcext:value-type="string">
            <text:p>%M14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6]=1;CONCATENATE([.A5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sirop</text:p>
          </table:table-cell>
          <table:table-cell table:style-name="Default" office:value-type="string" calcext:value-type="string">
            <text:p>A_sirop</text:p>
          </table:table-cell>
          <table:table-cell table:formula="of:=[.I57]" office:value-type="string" office:string-value="149" calcext:value-type="string">
            <text:p>14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тсутствие уровня сиропа в сборнике</text:p>
          </table:table-cell>
          <table:table-cell table:formula="of:=RIGHT([.K57];3)" office:value-type="string" office:string-value="149" calcext:value-type="string">
            <text:p>149</text:p>
          </table:table-cell>
          <table:table-cell/>
          <table:table-cell office:value-type="string" calcext:value-type="string">
            <text:p>%M14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7]=1;CONCATENATE([.A57];&quot; integer default '0',&quot;);&quot;&quot;)" office:value-type="string" office:string-value="A_sirop integer default '0'," calcext:value-type="string">
            <text:p>A_sirop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temp</text:p>
          </table:table-cell>
          <table:table-cell table:style-name="Default" office:value-type="string" calcext:value-type="string">
            <text:p>A_temp</text:p>
          </table:table-cell>
          <table:table-cell table:formula="of:=[.I58]" office:value-type="string" office:string-value="150" calcext:value-type="string">
            <text:p>15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рушение температуры</text:p>
          </table:table-cell>
          <table:table-cell table:formula="of:=RIGHT([.K58];3)" office:value-type="string" office:string-value="150" calcext:value-type="string">
            <text:p>150</text:p>
          </table:table-cell>
          <table:table-cell/>
          <table:table-cell office:value-type="string" calcext:value-type="string">
            <text:p>%M15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8]=1;CONCATENATE([.A58];&quot; integer default '0',&quot;);&quot;&quot;)" office:value-type="string" office:string-value="A_temp integer default '0'," calcext:value-type="string">
            <text:p>A_temp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par</text:p>
          </table:table-cell>
          <table:table-cell table:style-name="Default" office:value-type="string" calcext:value-type="string">
            <text:p>A_par</text:p>
          </table:table-cell>
          <table:table-cell table:formula="of:=[.I59]" office:value-type="string" office:string-value="151" calcext:value-type="string">
            <text:p>15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рушение давления пара</text:p>
          </table:table-cell>
          <table:table-cell table:formula="of:=RIGHT([.K59];3)" office:value-type="string" office:string-value="151" calcext:value-type="string">
            <text:p>151</text:p>
          </table:table-cell>
          <table:table-cell/>
          <table:table-cell office:value-type="string" calcext:value-type="string">
            <text:p>%M15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59]=1;CONCATENATE([.A59];&quot; integer default '0',&quot;);&quot;&quot;)" office:value-type="string" office:string-value="A_par integer default '0'," calcext:value-type="string">
            <text:p>A_par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vak</text:p>
          </table:table-cell>
          <table:table-cell table:style-name="Default" office:value-type="string" calcext:value-type="string">
            <text:p>A_vak</text:p>
          </table:table-cell>
          <table:table-cell table:formula="of:=[.I60]" office:value-type="string" office:string-value="152" calcext:value-type="string">
            <text:p>15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нижение разрежения в ВА</text:p>
          </table:table-cell>
          <table:table-cell table:formula="of:=RIGHT([.K60];3)" office:value-type="string" office:string-value="152" calcext:value-type="string">
            <text:p>152</text:p>
          </table:table-cell>
          <table:table-cell/>
          <table:table-cell office:value-type="string" calcext:value-type="string">
            <text:p>%M15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0]=1;CONCATENATE([.A60];&quot; integer default '0',&quot;);&quot;&quot;)" office:value-type="string" office:string-value="A_vak integer default '0'," calcext:value-type="string">
            <text:p>A_vak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speed</text:p>
          </table:table-cell>
          <table:table-cell table:style-name="Default" office:value-type="string" calcext:value-type="string">
            <text:p>A_speed</text:p>
          </table:table-cell>
          <table:table-cell table:formula="of:=[.I61]" office:value-type="string" office:string-value="153" calcext:value-type="string">
            <text:p>15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соответствие оборотов ЭП</text:p>
          </table:table-cell>
          <table:table-cell table:formula="of:=RIGHT([.K61];3)" office:value-type="string" office:string-value="153" calcext:value-type="string">
            <text:p>153</text:p>
          </table:table-cell>
          <table:table-cell/>
          <table:table-cell office:value-type="string" calcext:value-type="string">
            <text:p>%M15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1]=1;CONCATENATE([.A61];&quot; integer default '0',&quot;);&quot;&quot;)" office:value-type="string" office:string-value="A_speed integer default '0'," calcext:value-type="string">
            <text:p>A_spee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power</text:p>
          </table:table-cell>
          <table:table-cell table:style-name="Default" office:value-type="string" calcext:value-type="string">
            <text:p>A_power</text:p>
          </table:table-cell>
          <table:table-cell table:formula="of:=[.I62]" office:value-type="string" office:string-value="154" calcext:value-type="string">
            <text:p>15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рушение мощности ЭП</text:p>
          </table:table-cell>
          <table:table-cell table:formula="of:=RIGHT([.K62];3)" office:value-type="string" office:string-value="154" calcext:value-type="string">
            <text:p>154</text:p>
          </table:table-cell>
          <table:table-cell/>
          <table:table-cell office:value-type="string" calcext:value-type="string">
            <text:p>%M15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2]=1;CONCATENATE([.A62];&quot; integer default '0',&quot;);&quot;&quot;)" office:value-type="string" office:string-value="A_power integer default '0'," calcext:value-type="string">
            <text:p>A_power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l</text:p>
          </table:table-cell>
          <table:table-cell table:style-name="Default" office:value-type="string" calcext:value-type="string">
            <text:p>A_kl</text:p>
          </table:table-cell>
          <table:table-cell table:formula="of:=[.I63]" office:value-type="string" office:string-value="155" calcext:value-type="string">
            <text:p>15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63];3)" office:value-type="string" office:string-value="155" calcext:value-type="string">
            <text:p>155</text:p>
          </table:table-cell>
          <table:table-cell/>
          <table:table-cell office:value-type="string" calcext:value-type="string">
            <text:p>%M15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3]=1;CONCATENATE([.A6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msg</text:p>
          </table:table-cell>
          <table:table-cell table:style-name="Default" office:value-type="string" calcext:value-type="string">
            <text:p>A_msg</text:p>
          </table:table-cell>
          <table:table-cell table:formula="of:=[.I64]" office:value-type="string" office:string-value="156" calcext:value-type="string">
            <text:p>15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64];3)" office:value-type="string" office:string-value="156" calcext:value-type="string">
            <text:p>156</text:p>
          </table:table-cell>
          <table:table-cell/>
          <table:table-cell office:value-type="string" calcext:value-type="string">
            <text:p>%M15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4]=1;CONCATENATE([.A6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signal_par</text:p>
          </table:table-cell>
          <table:table-cell table:style-name="Default" office:value-type="string" calcext:value-type="string">
            <text:p>A_signal_par</text:p>
          </table:table-cell>
          <table:table-cell table:formula="of:=[.I65]" office:value-type="string" office:string-value="157" calcext:value-type="string">
            <text:p>15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65];3)" office:value-type="string" office:string-value="157" calcext:value-type="string">
            <text:p>157</text:p>
          </table:table-cell>
          <table:table-cell/>
          <table:table-cell office:value-type="string" calcext:value-type="string">
            <text:p>%M15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5]=1;CONCATENATE([.A6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presure</text:p>
          </table:table-cell>
          <table:table-cell table:style-name="Default" office:value-type="string" calcext:value-type="string">
            <text:p>A_presure</text:p>
          </table:table-cell>
          <table:table-cell table:formula="of:=[.I66]" office:value-type="string" office:string-value="158" calcext:value-type="string">
            <text:p>15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нижение давления воздуха в магистрали</text:p>
          </table:table-cell>
          <table:table-cell table:formula="of:=RIGHT([.K66];3)" office:value-type="string" office:string-value="158" calcext:value-type="string">
            <text:p>158</text:p>
          </table:table-cell>
          <table:table-cell/>
          <table:table-cell office:value-type="string" calcext:value-type="string">
            <text:p>%M15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6]=1;CONCATENATE([.A66];&quot; integer default '0',&quot;);&quot;&quot;)" office:value-type="string" office:string-value="A_presure integer default '0'," calcext:value-type="string">
            <text:p>A_presure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k23</text:p>
          </table:table-cell>
          <table:table-cell table:style-name="Default" office:value-type="string" calcext:value-type="string">
            <text:p>A_k23</text:p>
          </table:table-cell>
          <table:table-cell table:formula="of:=[.I67]" office:value-type="string" office:string-value="159" calcext:value-type="string">
            <text:p>15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67];3)" office:value-type="string" office:string-value="159" calcext:value-type="string">
            <text:p>159</text:p>
          </table:table-cell>
          <table:table-cell/>
          <table:table-cell office:value-type="string" calcext:value-type="string">
            <text:p>%M15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7]=1;CONCATENATE([.A6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7_out</text:p>
          </table:table-cell>
          <table:table-cell table:style-name="Default" office:value-type="string" calcext:value-type="string">
            <text:p>K7_out</text:p>
          </table:table-cell>
          <table:table-cell table:formula="of:=[.I68]" office:value-type="string" office:string-value="160" calcext:value-type="string">
            <text:p>16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68];3)" office:value-type="string" office:string-value="160" calcext:value-type="string">
            <text:p>160</text:p>
          </table:table-cell>
          <table:table-cell/>
          <table:table-cell office:value-type="string" calcext:value-type="string">
            <text:p>%M16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8]=1;CONCATENATE([.A6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8_out</text:p>
          </table:table-cell>
          <table:table-cell table:style-name="Default" office:value-type="string" calcext:value-type="string">
            <text:p>K8_out</text:p>
          </table:table-cell>
          <table:table-cell table:formula="of:=[.I69]" office:value-type="string" office:string-value="161" calcext:value-type="string">
            <text:p>16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69];3)" office:value-type="string" office:string-value="161" calcext:value-type="string">
            <text:p>161</text:p>
          </table:table-cell>
          <table:table-cell/>
          <table:table-cell office:value-type="string" calcext:value-type="string">
            <text:p>%M16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69]=1;CONCATENATE([.A6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9_out</text:p>
          </table:table-cell>
          <table:table-cell table:style-name="Default" office:value-type="string" calcext:value-type="string">
            <text:p>K9_out</text:p>
          </table:table-cell>
          <table:table-cell table:formula="of:=[.I70]" office:value-type="string" office:string-value="162" calcext:value-type="string">
            <text:p>16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0];3)" office:value-type="string" office:string-value="162" calcext:value-type="string">
            <text:p>162</text:p>
          </table:table-cell>
          <table:table-cell/>
          <table:table-cell office:value-type="string" calcext:value-type="string">
            <text:p>%M16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0]=1;CONCATENATE([.A70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0_out</text:p>
          </table:table-cell>
          <table:table-cell table:style-name="Default" office:value-type="string" calcext:value-type="string">
            <text:p>K10_out</text:p>
          </table:table-cell>
          <table:table-cell table:formula="of:=[.I71]" office:value-type="string" office:string-value="163" calcext:value-type="string">
            <text:p>16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1];3)" office:value-type="string" office:string-value="163" calcext:value-type="string">
            <text:p>163</text:p>
          </table:table-cell>
          <table:table-cell/>
          <table:table-cell office:value-type="string" calcext:value-type="string">
            <text:p>%M16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1]=1;CONCATENATE([.A71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1_out</text:p>
          </table:table-cell>
          <table:table-cell table:style-name="Default" office:value-type="string" calcext:value-type="string">
            <text:p>K11_out</text:p>
          </table:table-cell>
          <table:table-cell table:formula="of:=[.I72]" office:value-type="string" office:string-value="164" calcext:value-type="string">
            <text:p>16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2];3)" office:value-type="string" office:string-value="164" calcext:value-type="string">
            <text:p>164</text:p>
          </table:table-cell>
          <table:table-cell/>
          <table:table-cell office:value-type="string" calcext:value-type="string">
            <text:p>%M16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2]=1;CONCATENATE([.A72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3_out</text:p>
          </table:table-cell>
          <table:table-cell table:style-name="Default" office:value-type="string" calcext:value-type="string">
            <text:p>K13_out</text:p>
          </table:table-cell>
          <table:table-cell table:formula="of:=[.I73]" office:value-type="string" office:string-value="165" calcext:value-type="string">
            <text:p>16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3];3)" office:value-type="string" office:string-value="165" calcext:value-type="string">
            <text:p>165</text:p>
          </table:table-cell>
          <table:table-cell/>
          <table:table-cell office:value-type="string" calcext:value-type="string">
            <text:p>%M16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3]=1;CONCATENATE([.A7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4_out</text:p>
          </table:table-cell>
          <table:table-cell table:style-name="Default" office:value-type="string" calcext:value-type="string">
            <text:p>K14_out</text:p>
          </table:table-cell>
          <table:table-cell table:formula="of:=[.I74]" office:value-type="string" office:string-value="166" calcext:value-type="string">
            <text:p>16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4];3)" office:value-type="string" office:string-value="166" calcext:value-type="string">
            <text:p>166</text:p>
          </table:table-cell>
          <table:table-cell/>
          <table:table-cell office:value-type="string" calcext:value-type="string">
            <text:p>%M16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4]=1;CONCATENATE([.A7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5_out</text:p>
          </table:table-cell>
          <table:table-cell table:style-name="Default" office:value-type="string" calcext:value-type="string">
            <text:p>K15_out</text:p>
          </table:table-cell>
          <table:table-cell table:formula="of:=[.I75]" office:value-type="string" office:string-value="167" calcext:value-type="string">
            <text:p>167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5];3)" office:value-type="string" office:string-value="167" calcext:value-type="string">
            <text:p>167</text:p>
          </table:table-cell>
          <table:table-cell/>
          <table:table-cell office:value-type="string" calcext:value-type="string">
            <text:p>%M16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5]=1;CONCATENATE([.A7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6_out</text:p>
          </table:table-cell>
          <table:table-cell table:style-name="Default" office:value-type="string" calcext:value-type="string">
            <text:p>K16_out</text:p>
          </table:table-cell>
          <table:table-cell table:formula="of:=[.I76]" office:value-type="string" office:string-value="168" calcext:value-type="string">
            <text:p>168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6];3)" office:value-type="string" office:string-value="168" calcext:value-type="string">
            <text:p>168</text:p>
          </table:table-cell>
          <table:table-cell/>
          <table:table-cell office:value-type="string" calcext:value-type="string">
            <text:p>%M16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6]=1;CONCATENATE([.A7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_out</text:p>
          </table:table-cell>
          <table:table-cell table:style-name="Default" office:value-type="string" calcext:value-type="string">
            <text:p>K17_out</text:p>
          </table:table-cell>
          <table:table-cell table:formula="of:=[.I77]" office:value-type="string" office:string-value="169" calcext:value-type="string">
            <text:p>16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7];3)" office:value-type="string" office:string-value="169" calcext:value-type="string">
            <text:p>169</text:p>
          </table:table-cell>
          <table:table-cell/>
          <table:table-cell office:value-type="string" calcext:value-type="string">
            <text:p>%M16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7]=1;CONCATENATE([.A7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8_out</text:p>
          </table:table-cell>
          <table:table-cell table:style-name="Default" office:value-type="string" calcext:value-type="string">
            <text:p>K18_out</text:p>
          </table:table-cell>
          <table:table-cell table:formula="of:=[.I78]" office:value-type="string" office:string-value="170" calcext:value-type="string">
            <text:p>17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8];3)" office:value-type="string" office:string-value="170" calcext:value-type="string">
            <text:p>170</text:p>
          </table:table-cell>
          <table:table-cell/>
          <table:table-cell office:value-type="string" calcext:value-type="string">
            <text:p>%M17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8]=1;CONCATENATE([.A7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9_out</text:p>
          </table:table-cell>
          <table:table-cell table:style-name="Default" office:value-type="string" calcext:value-type="string">
            <text:p>K19_out</text:p>
          </table:table-cell>
          <table:table-cell table:formula="of:=[.I79]" office:value-type="string" office:string-value="171" calcext:value-type="string">
            <text:p>17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79];3)" office:value-type="string" office:string-value="171" calcext:value-type="string">
            <text:p>171</text:p>
          </table:table-cell>
          <table:table-cell/>
          <table:table-cell office:value-type="string" calcext:value-type="string">
            <text:p>%M17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79]=1;CONCATENATE([.A7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20_out</text:p>
          </table:table-cell>
          <table:table-cell table:style-name="Default" office:value-type="string" calcext:value-type="string">
            <text:p>K20_out</text:p>
          </table:table-cell>
          <table:table-cell table:formula="of:=[.I80]" office:value-type="string" office:string-value="172" calcext:value-type="string">
            <text:p>17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80];3)" office:value-type="string" office:string-value="172" calcext:value-type="string">
            <text:p>172</text:p>
          </table:table-cell>
          <table:table-cell/>
          <table:table-cell office:value-type="string" calcext:value-type="string">
            <text:p>%M17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0]=1;CONCATENATE([.A80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23_out</text:p>
          </table:table-cell>
          <table:table-cell table:style-name="Default" office:value-type="string" calcext:value-type="string">
            <text:p>K23_out</text:p>
          </table:table-cell>
          <table:table-cell table:formula="of:=[.I81]" office:value-type="string" office:string-value="173" calcext:value-type="string">
            <text:p>17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81];3)" office:value-type="string" office:string-value="173" calcext:value-type="string">
            <text:p>173</text:p>
          </table:table-cell>
          <table:table-cell/>
          <table:table-cell office:value-type="string" calcext:value-type="string">
            <text:p>%M17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1]=1;CONCATENATE([.A81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2_out</text:p>
          </table:table-cell>
          <table:table-cell table:style-name="Default" office:value-type="string" calcext:value-type="string">
            <text:p>K12_out</text:p>
          </table:table-cell>
          <table:table-cell table:formula="of:=[.I82]" office:value-type="string" office:string-value="174" calcext:value-type="string">
            <text:p>17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82];3)" office:value-type="string" office:string-value="174" calcext:value-type="string">
            <text:p>174</text:p>
          </table:table-cell>
          <table:table-cell/>
          <table:table-cell office:value-type="string" calcext:value-type="string">
            <text:p>%M17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2]=1;CONCATENATE([.A82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A_sgu</text:p>
          </table:table-cell>
          <table:table-cell table:style-name="Default" office:value-type="string" calcext:value-type="string">
            <text:p>Msg_a_sgu</text:p>
          </table:table-cell>
          <table:table-cell table:formula="of:=[.I83]" office:value-type="string" office:string-value="175" calcext:value-type="string">
            <text:p>17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НЕДОСТАТОЧНЫЙ УРОВЕНЬ НА СГУЩЕНИИ</text:p>
          </table:table-cell>
          <table:table-cell table:formula="of:=RIGHT([.K83];3)" office:value-type="string" office:string-value="175" calcext:value-type="string">
            <text:p>175</text:p>
          </table:table-cell>
          <table:table-cell/>
          <table:table-cell office:value-type="string" calcext:value-type="string">
            <text:p>%M17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3]=1;CONCATENATE([.A83];&quot; integer default '0',&quot;);&quot;&quot;)" office:value-type="string" office:string-value="msg_A_sgu integer default '0'," calcext:value-type="string">
            <text:p>msg_A_sgu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zi</text:p>
          </table:table-cell>
          <table:table-cell table:style-name="Default" office:value-type="string" calcext:value-type="string">
            <text:p>Rezi</text:p>
          </table:table-cell>
          <table:table-cell table:formula="of:=[.I84]" office:value-type="string" office:string-value="176" calcext:value-type="string">
            <text:p>17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СБРОС</text:p>
          </table:table-cell>
          <table:table-cell table:formula="of:=RIGHT([.K84];3)" office:value-type="string" office:string-value="176" calcext:value-type="string">
            <text:p>176</text:p>
          </table:table-cell>
          <table:table-cell/>
          <table:table-cell office:value-type="string" calcext:value-type="string">
            <text:p>%M17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4]=1;CONCATENATE([.A84];&quot; integer default '0',&quot;);&quot;&quot;)" office:value-type="string" office:string-value="Rezi integer default '0'," calcext:value-type="string">
            <text:p>Rezi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A_nab</text:p>
          </table:table-cell>
          <table:table-cell table:style-name="Default" office:value-type="string" calcext:value-type="string">
            <text:p>Msg_a_nab</text:p>
          </table:table-cell>
          <table:table-cell table:formula="of:=[.I85]" office:value-type="string" office:string-value="177" calcext:value-type="string">
            <text:p>17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НЕДОСТАТОЧНЫЙ УРОВЕНЬ НАБОРА</text:p>
          </table:table-cell>
          <table:table-cell table:formula="of:=RIGHT([.K85];3)" office:value-type="string" office:string-value="177" calcext:value-type="string">
            <text:p>177</text:p>
          </table:table-cell>
          <table:table-cell/>
          <table:table-cell office:value-type="string" calcext:value-type="string">
            <text:p>%M17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5]=1;CONCATENATE([.A85];&quot; integer default '0',&quot;);&quot;&quot;)" office:value-type="string" office:string-value="msg_A_nab integer default '0'," calcext:value-type="string">
            <text:p>msg_A_nab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green</text:p>
          </table:table-cell>
          <table:table-cell table:style-name="Default" office:value-type="string" calcext:value-type="string">
            <text:p>Msg_green</text:p>
          </table:table-cell>
          <table:table-cell table:formula="of:=[.I86]" office:value-type="string" office:string-value="178" calcext:value-type="string">
            <text:p>17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УРОВНЯ В СБОРНИКЕ ЗП</text:p>
          </table:table-cell>
          <table:table-cell table:formula="of:=RIGHT([.K86];3)" office:value-type="string" office:string-value="178" calcext:value-type="string">
            <text:p>178</text:p>
          </table:table-cell>
          <table:table-cell/>
          <table:table-cell office:value-type="string" calcext:value-type="string">
            <text:p>%M17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6]=1;CONCATENATE([.A86];&quot; integer default '0',&quot;);&quot;&quot;)" office:value-type="string" office:string-value="msg_green integer default '0'," calcext:value-type="string">
            <text:p>msg_green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Hlevel</text:p>
          </table:table-cell>
          <table:table-cell table:style-name="Default" office:value-type="string" calcext:value-type="string">
            <text:p>Msg_hlevel</text:p>
          </table:table-cell>
          <table:table-cell table:formula="of:=[.I87]" office:value-type="string" office:string-value="179" calcext:value-type="string">
            <text:p>17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ВЫСОКИЙ УРОВЕНЬ на стадии "ПОДГОТОВКА" </text:p>
          </table:table-cell>
          <table:table-cell table:formula="of:=RIGHT([.K87];3)" office:value-type="string" office:string-value="179" calcext:value-type="string">
            <text:p>179</text:p>
          </table:table-cell>
          <table:table-cell/>
          <table:table-cell office:value-type="string" calcext:value-type="string">
            <text:p>%M17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7]=1;CONCATENATE([.A87];&quot; integer default '0',&quot;);&quot;&quot;)" office:value-type="string" office:string-value="msg_Hlevel integer default '0'," calcext:value-type="string">
            <text:p>msg_Hlevel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Nabor</text:p>
          </table:table-cell>
          <table:table-cell table:style-name="Default" office:value-type="string" calcext:value-type="string">
            <text:p>Msg_nabor</text:p>
          </table:table-cell>
          <table:table-cell table:formula="of:=[.I88]" office:value-type="string" office:string-value="180" calcext:value-type="string">
            <text:p>18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Сообщение ЗАПРОС НА НАЧАЛО НАБОРА</text:p>
          </table:table-cell>
          <table:table-cell table:formula="of:=RIGHT([.K88];3)" office:value-type="string" office:string-value="180" calcext:value-type="string">
            <text:p>180</text:p>
          </table:table-cell>
          <table:table-cell/>
          <table:table-cell office:value-type="string" calcext:value-type="string">
            <text:p>%M18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8]=1;CONCATENATE([.A88];&quot; integer default '0',&quot;);&quot;&quot;)" office:value-type="string" office:string-value="msg_Nabor integer default '0'," calcext:value-type="string">
            <text:p>msg_Nabor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Sirop_lim</text:p>
          </table:table-cell>
          <table:table-cell table:style-name="Default" office:value-type="string" calcext:value-type="string">
            <text:p>Msg_sirop_lim</text:p>
          </table:table-cell>
          <table:table-cell table:formula="of:=[.I89]" office:value-type="string" office:string-value="181" calcext:value-type="string">
            <text:p>181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ЛИМИТА В СБОРНИКЕ СИРОПА НА НАБОРЕ</text:p>
          </table:table-cell>
          <table:table-cell table:formula="of:=RIGHT([.K89];3)" office:value-type="string" office:string-value="181" calcext:value-type="string">
            <text:p>181</text:p>
          </table:table-cell>
          <table:table-cell/>
          <table:table-cell office:value-type="string" calcext:value-type="string">
            <text:p>%M18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89]=1;CONCATENATE([.A89];&quot; integer default '0',&quot;);&quot;&quot;)" office:value-type="string" office:string-value="msg_Sirop_lim integer default '0'," calcext:value-type="string">
            <text:p>msg_Sirop_lim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Utfel_lim</text:p>
          </table:table-cell>
          <table:table-cell table:style-name="Default" office:value-type="string" calcext:value-type="string">
            <text:p>Msg_utfel_lim</text:p>
          </table:table-cell>
          <table:table-cell table:formula="of:=[.I90]" office:value-type="string" office:string-value="182" calcext:value-type="string">
            <text:p>18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ЛИМИТА В СБОРНИКЕ УТФЕЛЯ</text:p>
          </table:table-cell>
          <table:table-cell table:formula="of:=RIGHT([.K90];3)" office:value-type="string" office:string-value="182" calcext:value-type="string">
            <text:p>182</text:p>
          </table:table-cell>
          <table:table-cell/>
          <table:table-cell office:value-type="string" calcext:value-type="string">
            <text:p>%M18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0]=1;CONCATENATE([.A90];&quot; integer default '0',&quot;);&quot;&quot;)" office:value-type="string" office:string-value="msg_Utfel_lim integer default '0'," calcext:value-type="string">
            <text:p>msg_Utfel_lim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vugruzka</text:p>
          </table:table-cell>
          <table:table-cell table:style-name="Default" office:value-type="string" calcext:value-type="string">
            <text:p>Msg_vugruzka</text:p>
          </table:table-cell>
          <table:table-cell table:formula="of:=[.I91]" office:value-type="string" office:string-value="183" calcext:value-type="string">
            <text:p>18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НАЧАТЬ ВЫГРУЗКУ</text:p>
          </table:table-cell>
          <table:table-cell table:formula="of:=RIGHT([.K91];3)" office:value-type="string" office:string-value="183" calcext:value-type="string">
            <text:p>183</text:p>
          </table:table-cell>
          <table:table-cell/>
          <table:table-cell office:value-type="string" calcext:value-type="string">
            <text:p>%M18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1]=1;CONCATENATE([.A91];&quot; integer default '0',&quot;);&quot;&quot;)" office:value-type="string" office:string-value="msg_vugruzka integer default '0'," calcext:value-type="string">
            <text:p>msg_vugruzka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water</text:p>
          </table:table-cell>
          <table:table-cell table:style-name="Default" office:value-type="string" calcext:value-type="string">
            <text:p>Msg_water</text:p>
          </table:table-cell>
          <table:table-cell table:formula="of:=[.I92]" office:value-type="string" office:string-value="184" calcext:value-type="string">
            <text:p>18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УРОВНЯ В СБОРНИКЕ ВОДЫ</text:p>
          </table:table-cell>
          <table:table-cell table:formula="of:=RIGHT([.K92];3)" office:value-type="string" office:string-value="184" calcext:value-type="string">
            <text:p>184</text:p>
          </table:table-cell>
          <table:table-cell/>
          <table:table-cell office:value-type="string" calcext:value-type="string">
            <text:p>%M18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2]=1;CONCATENATE([.A92];&quot; integer default '0',&quot;);&quot;&quot;)" office:value-type="string" office:string-value="msg_water integer default '0'," calcext:value-type="string">
            <text:p>msg_water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white</text:p>
          </table:table-cell>
          <table:table-cell table:style-name="Default" office:value-type="string" calcext:value-type="string">
            <text:p>Msg_white</text:p>
          </table:table-cell>
          <table:table-cell table:formula="of:=[.I93]" office:value-type="string" office:string-value="185" calcext:value-type="string">
            <text:p>18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ОТСУТСТВИЕ УРОВНЯ В СБОРНИКЕ БП</text:p>
          </table:table-cell>
          <table:table-cell table:formula="of:=RIGHT([.K93];3)" office:value-type="string" office:string-value="185" calcext:value-type="string">
            <text:p>185</text:p>
          </table:table-cell>
          <table:table-cell/>
          <table:table-cell office:value-type="string" calcext:value-type="string">
            <text:p>%M18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3]=1;CONCATENATE([.A93];&quot; integer default '0',&quot;);&quot;&quot;)" office:value-type="string" office:string-value="msg_white integer default '0'," calcext:value-type="string">
            <text:p>msg_white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zapret</text:p>
          </table:table-cell>
          <table:table-cell table:style-name="Default" office:value-type="string" calcext:value-type="string">
            <text:p>Msg_zapret</text:p>
          </table:table-cell>
          <table:table-cell table:formula="of:=[.I94]" office:value-type="string" office:string-value="186" calcext:value-type="string">
            <text:p>18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ЗАПРЕТ ВЫГРУЗКИ</text:p>
          </table:table-cell>
          <table:table-cell table:formula="of:=RIGHT([.K94];3)" office:value-type="string" office:string-value="186" calcext:value-type="string">
            <text:p>186</text:p>
          </table:table-cell>
          <table:table-cell/>
          <table:table-cell office:value-type="string" calcext:value-type="string">
            <text:p>%M18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4]=1;CONCATENATE([.A94];&quot; integer default '0',&quot;);&quot;&quot;)" office:value-type="string" office:string-value="msg_zapret integer default '0'," calcext:value-type="string">
            <text:p>msg_zapret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sg_zatr</text:p>
          </table:table-cell>
          <table:table-cell table:style-name="Default" office:value-type="string" calcext:value-type="string">
            <text:p>Msg_zatr</text:p>
          </table:table-cell>
          <table:table-cell table:formula="of:=[.I95]" office:value-type="string" office:string-value="187" calcext:value-type="string">
            <text:p>18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общение ЗАПРОС О ГОТОВНОСТИ ЗАТРАВКИ</text:p>
          </table:table-cell>
          <table:table-cell table:formula="of:=RIGHT([.K95];3)" office:value-type="string" office:string-value="187" calcext:value-type="string">
            <text:p>187</text:p>
          </table:table-cell>
          <table:table-cell/>
          <table:table-cell office:value-type="string" calcext:value-type="string">
            <text:p>%M18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5]=1;CONCATENATE([.A95];&quot; integer default '0',&quot;);&quot;&quot;)" office:value-type="string" office:string-value="msg_zatr integer default '0'," calcext:value-type="string">
            <text:p>msg_zatr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_vak</text:p>
          </table:table-cell>
          <table:table-cell table:style-name="Default" office:value-type="string" calcext:value-type="string">
            <text:p>Temp_vak</text:p>
          </table:table-cell>
          <table:table-cell table:formula="of:=[.I96]" office:value-type="string" office:string-value="188" calcext:value-type="string">
            <text:p>18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ключение регулирования температура-разрежение 0/1</text:p>
          </table:table-cell>
          <table:table-cell table:formula="of:=RIGHT([.K96];3)" office:value-type="string" office:string-value="188" calcext:value-type="string">
            <text:p>188</text:p>
          </table:table-cell>
          <table:table-cell/>
          <table:table-cell office:value-type="string" calcext:value-type="string">
            <text:p>%M18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6]=1;CONCATENATE([.A96];&quot; integer default '0',&quot;);&quot;&quot;)" office:value-type="string" office:string-value="Temp_vak integer default '0'," calcext:value-type="string">
            <text:p>Temp_vak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t_mt</text:p>
          </table:table-cell>
          <table:table-cell table:style-name="Default" office:value-type="string" calcext:value-type="string">
            <text:p>Dt_mt</text:p>
          </table:table-cell>
          <table:table-cell table:formula="of:=[.I97]" office:value-type="string" office:string-value="189" calcext:value-type="string">
            <text:p>189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Выбор регулирования на готовности</text:p>
          </table:table-cell>
          <table:table-cell table:formula="of:=RIGHT([.K97];3)" office:value-type="string" office:string-value="189" calcext:value-type="string">
            <text:p>189</text:p>
          </table:table-cell>
          <table:table-cell/>
          <table:table-cell office:value-type="string" calcext:value-type="string">
            <text:p>%M189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7]=1;CONCATENATE([.A97];&quot; integer default '0',&quot;);&quot;&quot;)" office:value-type="string" office:string-value="Dt_mt integer default '0'," calcext:value-type="string">
            <text:p>Dt_mt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ter_avt</text:p>
          </table:table-cell>
          <table:table-cell table:style-name="Default" office:value-type="string" calcext:value-type="string">
            <text:p>Water_avt</text:p>
          </table:table-cell>
          <table:table-cell table:formula="of:=[.I98]" office:value-type="string" office:string-value="190" calcext:value-type="string">
            <text:p>190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ический режим включения УДЕРЖАНИЕ ВОДА</text:p>
          </table:table-cell>
          <table:table-cell table:formula="of:=RIGHT([.K98];3)" office:value-type="string" office:string-value="190" calcext:value-type="string">
            <text:p>190</text:p>
          </table:table-cell>
          <table:table-cell/>
          <table:table-cell office:value-type="string" calcext:value-type="string">
            <text:p>%M19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8]=1;CONCATENATE([.A98];&quot; integer default '0',&quot;);&quot;&quot;)" office:value-type="string" office:string-value="Water_avt integer default '0'," calcext:value-type="string">
            <text:p>Water_avt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20a_stop</text:p>
          </table:table-cell>
          <table:table-cell table:style-name="Default" office:value-type="string" calcext:value-type="string">
            <text:p>Sy20a_stop</text:p>
          </table:table-cell>
          <table:table-cell table:formula="of:=[.I99]" office:value-type="string" office:string-value="191" calcext:value-type="string">
            <text:p>19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99];3)" office:value-type="string" office:string-value="191" calcext:value-type="string">
            <text:p>191</text:p>
          </table:table-cell>
          <table:table-cell/>
          <table:table-cell office:value-type="string" calcext:value-type="string">
            <text:p>%M19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99]=1;CONCATENATE([.A9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od_dw</text:p>
          </table:table-cell>
          <table:table-cell table:style-name="Default" office:value-type="string" calcext:value-type="string">
            <text:p>Kod_dw</text:p>
          </table:table-cell>
          <table:table-cell table:formula="of:=[.I100]" office:value-type="string" office:string-value="192" calcext:value-type="string">
            <text:p>192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"ВНИЗ" </text:p>
          </table:table-cell>
          <table:table-cell table:formula="of:=RIGHT([.K100];3)" office:value-type="string" office:string-value="192" calcext:value-type="string">
            <text:p>192</text:p>
          </table:table-cell>
          <table:table-cell/>
          <table:table-cell office:value-type="string" calcext:value-type="string">
            <text:p>%M19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0]=1;CONCATENATE([.A100];&quot; integer default '0',&quot;);&quot;&quot;)" office:value-type="string" office:string-value="Kod_dw integer default '0'," calcext:value-type="string">
            <text:p>Kod_dw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od_up</text:p>
          </table:table-cell>
          <table:table-cell table:style-name="Default" office:value-type="string" calcext:value-type="string">
            <text:p>Kod_up</text:p>
          </table:table-cell>
          <table:table-cell table:formula="of:=[.I101]" office:value-type="string" office:string-value="193" calcext:value-type="string">
            <text:p>193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"ВВЕРХ" </text:p>
          </table:table-cell>
          <table:table-cell table:formula="of:=RIGHT([.K101];3)" office:value-type="string" office:string-value="193" calcext:value-type="string">
            <text:p>193</text:p>
          </table:table-cell>
          <table:table-cell/>
          <table:table-cell office:value-type="string" calcext:value-type="string">
            <text:p>%M19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1]=1;CONCATENATE([.A101];&quot; integer default '0',&quot;);&quot;&quot;)" office:value-type="string" office:string-value="Kod_up integer default '0'," calcext:value-type="string">
            <text:p>Kod_up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pp</text:p>
          </table:table-cell>
          <table:table-cell table:style-name="Default" office:value-type="string" calcext:value-type="string">
            <text:p>Stepp</text:p>
          </table:table-cell>
          <table:table-cell table:formula="of:=[.I102]" office:value-type="string" office:string-value="194" calcext:value-type="string">
            <text:p>194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ШАГ</text:p>
          </table:table-cell>
          <table:table-cell table:formula="of:=RIGHT([.K102];3)" office:value-type="string" office:string-value="194" calcext:value-type="string">
            <text:p>194</text:p>
          </table:table-cell>
          <table:table-cell/>
          <table:table-cell office:value-type="string" calcext:value-type="string">
            <text:p>%M19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2]=1;CONCATENATE([.A102];&quot; integer default '0',&quot;);&quot;&quot;)" office:value-type="string" office:string-value="Stepp integer default '0'," calcext:value-type="string">
            <text:p>Stepp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ter_key</text:p>
          </table:table-cell>
          <table:table-cell table:style-name="Default" office:value-type="string" calcext:value-type="string">
            <text:p>Water_key</text:p>
          </table:table-cell>
          <table:table-cell table:formula="of:=[.I103]" office:value-type="string" office:string-value="195" calcext:value-type="string">
            <text:p>195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оператора УДЕРЖАНИЕ ВОДА</text:p>
          </table:table-cell>
          <table:table-cell table:formula="of:=RIGHT([.K103];3)" office:value-type="string" office:string-value="195" calcext:value-type="string">
            <text:p>195</text:p>
          </table:table-cell>
          <table:table-cell/>
          <table:table-cell office:value-type="string" calcext:value-type="string">
            <text:p>%M19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3]=1;CONCATENATE([.A103];&quot; integer default '0',&quot;);&quot;&quot;)" office:value-type="string" office:string-value="Water_key integer default '0'," calcext:value-type="string">
            <text:p>Water_key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od_blok</text:p>
          </table:table-cell>
          <table:table-cell table:style-name="Default" office:value-type="string" calcext:value-type="string">
            <text:p>Kod_blok</text:p>
          </table:table-cell>
          <table:table-cell table:formula="of:=[.I104]" office:value-type="string" office:string-value="196" calcext:value-type="string">
            <text:p>196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блокировки</text:p>
          </table:table-cell>
          <table:table-cell table:formula="of:=RIGHT([.K104];3)" office:value-type="string" office:string-value="196" calcext:value-type="string">
            <text:p>196</text:p>
          </table:table-cell>
          <table:table-cell/>
          <table:table-cell office:value-type="string" calcext:value-type="string">
            <text:p>%M19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4]=1;CONCATENATE([.A104];&quot; integer default '0',&quot;);&quot;&quot;)" office:value-type="string" office:string-value="Kod_blok integer default '0'," calcext:value-type="string">
            <text:p>Kod_blok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Water</text:p>
          </table:table-cell>
          <table:table-cell table:formula="of:=[.I105]" office:value-type="string" office:string-value="197" calcext:value-type="string">
            <text:p>197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Команда УДЕРЖАНИЕ ВОДА</text:p>
          </table:table-cell>
          <table:table-cell table:formula="of:=RIGHT([.K105];3)" office:value-type="string" office:string-value="197" calcext:value-type="string">
            <text:p>197</text:p>
          </table:table-cell>
          <table:table-cell/>
          <table:table-cell office:value-type="string" calcext:value-type="string">
            <text:p>%M197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5]=1;CONCATENATE([.A105];&quot; integer default '0',&quot;);&quot;&quot;)" office:value-type="string" office:string-value="Water integer default '0'," calcext:value-type="string">
            <text:p>Water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_c</text:p>
          </table:table-cell>
          <table:table-cell table:style-name="Default" office:value-type="string" calcext:value-type="string">
            <text:p>Al_c</text:p>
          </table:table-cell>
          <table:table-cell table:formula="of:=[.I106]" office:value-type="string" office:string-value="198" calcext:value-type="string">
            <text:p>198</text:p>
          </table:table-cell>
          <table:table-cell office:value-type="string" calcext:value-type="string">
            <text:p>E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ийная сигнализация (КОМАНДА)</text:p>
          </table:table-cell>
          <table:table-cell table:formula="of:=RIGHT([.K106];3)" office:value-type="string" office:string-value="198" calcext:value-type="string">
            <text:p>198</text:p>
          </table:table-cell>
          <table:table-cell/>
          <table:table-cell office:value-type="string" calcext:value-type="string">
            <text:p>%M198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6]=1;CONCATENATE([.A106];&quot; integer default '0',&quot;);&quot;&quot;)" office:value-type="string" office:string-value="Al_c integer default '0'," calcext:value-type="string">
            <text:p>Al_c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an_inv</text:p>
          </table:table-cell>
          <table:table-cell table:style-name="Default" office:value-type="string" calcext:value-type="string">
            <text:p>K17an_inv</text:p>
          </table:table-cell>
          <table:table-cell table:formula="of:=[.I107]" office:value-type="string" office:string-value="199" calcext:value-type="string">
            <text:p>199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07];3)" office:value-type="string" office:string-value="199" calcext:value-type="string">
            <text:p>199</text:p>
          </table:table-cell>
          <table:table-cell/>
          <table:table-cell office:value-type="string" calcext:value-type="string">
            <text:p>%M199</text:p>
          </table:table-cell>
          <table:table-cell table:number-columns-repeated="3"/>
          <table:table-cell table:style-name="ce19" table:formula="of:=IF([.F107]=1;CONCATENATE([.A10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teh</text:p>
          </table:table-cell>
          <table:table-cell table:style-name="Default" office:value-type="string" calcext:value-type="string">
            <text:p>A_teh</text:p>
          </table:table-cell>
          <table:table-cell table:formula="of:=[.I108]" office:value-type="string" office:string-value="200" calcext:value-type="string">
            <text:p>200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08];3)" office:value-type="string" office:string-value="200" calcext:value-type="string">
            <text:p>200</text:p>
          </table:table-cell>
          <table:table-cell/>
          <table:table-cell office:value-type="string" calcext:value-type="string">
            <text:p>%M200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8]=1;CONCATENATE([.A10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_sel</text:p>
          </table:table-cell>
          <table:table-cell table:style-name="Default" office:value-type="string" calcext:value-type="string">
            <text:p>K17_sel</text:p>
          </table:table-cell>
          <table:table-cell table:formula="of:=[.I109]" office:value-type="string" office:string-value="201" calcext:value-type="string">
            <text:p>201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09];3)" office:value-type="string" office:string-value="201" calcext:value-type="string">
            <text:p>201</text:p>
          </table:table-cell>
          <table:table-cell/>
          <table:table-cell office:value-type="string" calcext:value-type="string">
            <text:p>%M201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09]=1;CONCATENATE([.A10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lan_g</text:p>
          </table:table-cell>
          <table:table-cell table:style-name="Default" office:value-type="string" calcext:value-type="string">
            <text:p>Plan_g</text:p>
          </table:table-cell>
          <table:table-cell table:formula="of:=[.I110]" office:value-type="string" office:string-value="202" calcext:value-type="string">
            <text:p>202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10];3)" office:value-type="string" office:string-value="202" calcext:value-type="string">
            <text:p>202</text:p>
          </table:table-cell>
          <table:table-cell/>
          <table:table-cell office:value-type="string" calcext:value-type="string">
            <text:p>%m202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10]=1;CONCATENATE([.A110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_sok_flow</text:p>
          </table:table-cell>
          <table:table-cell table:style-name="Default" office:value-type="string" calcext:value-type="string">
            <text:p>A_sok_flow</text:p>
          </table:table-cell>
          <table:table-cell table:formula="of:=[.I111]" office:value-type="string" office:string-value="203" calcext:value-type="string">
            <text:p>203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11];3)" office:value-type="string" office:string-value="203" calcext:value-type="string">
            <text:p>203</text:p>
          </table:table-cell>
          <table:table-cell/>
          <table:table-cell office:value-type="string" calcext:value-type="string">
            <text:p>%m203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11]=1;CONCATENATE([.A111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k_flow_msg</text:p>
          </table:table-cell>
          <table:table-cell table:style-name="Default" office:value-type="string" calcext:value-type="string">
            <text:p>Sok_flow_msg</text:p>
          </table:table-cell>
          <table:table-cell table:formula="of:=[.I112]" office:value-type="string" office:string-value="204" calcext:value-type="string">
            <text:p>204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12];3)" office:value-type="string" office:string-value="204" calcext:value-type="string">
            <text:p>204</text:p>
          </table:table-cell>
          <table:table-cell/>
          <table:table-cell office:value-type="string" calcext:value-type="string">
            <text:p>%m204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12]=1;CONCATENATE([.A112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k_lvl_msg</text:p>
          </table:table-cell>
          <table:table-cell table:style-name="Default" office:value-type="string" calcext:value-type="string">
            <text:p>Sok_lvl_msg</text:p>
          </table:table-cell>
          <table:table-cell table:formula="of:=[.I113]" office:value-type="string" office:string-value="205" calcext:value-type="string">
            <text:p>205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13];3)" office:value-type="string" office:string-value="205" calcext:value-type="string">
            <text:p>205</text:p>
          </table:table-cell>
          <table:table-cell/>
          <table:table-cell office:value-type="string" calcext:value-type="string">
            <text:p>%m205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13]=1;CONCATENATE([.A11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low_par</text:p>
          </table:table-cell>
          <table:table-cell table:style-name="Default" office:value-type="string" calcext:value-type="string">
            <text:p>Slow_par</text:p>
          </table:table-cell>
          <table:table-cell table:formula="of:=[.I114]" office:value-type="string" office:string-value="206" calcext:value-type="string">
            <text:p>206</text:p>
          </table:table-cell>
          <table:table-cell office:value-type="string" calcext:value-type="string">
            <text:p>E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14];3)" office:value-type="string" office:string-value="206" calcext:value-type="string">
            <text:p>206</text:p>
          </table:table-cell>
          <table:table-cell/>
          <table:table-cell office:value-type="string" calcext:value-type="string">
            <text:p>%M206</text:p>
          </table:table-cell>
          <table:table-cell office:value-type="string" calcext:value-type="string">
            <text:p>EBOOL</text:p>
          </table:table-cell>
          <table:table-cell table:number-columns-repeated="2"/>
          <table:table-cell table:style-name="ce19" table:formula="of:=IF([.F114]=1;CONCATENATE([.A11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t2a_mah_ek</text:p>
          </table:table-cell>
          <table:table-cell table:style-name="Default" office:value-type="string" calcext:value-type="string">
            <text:p>Dt2a_mah_ek</text:p>
          </table:table-cell>
          <table:table-cell table:formula="of:=[.I115]" office:value-type="string" office:string-value="191" calcext:value-type="string">
            <text:p>19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K115];3)" office:value-type="string" office:string-value="191" calcext:value-type="string">
            <text:p>191</text:p>
          </table:table-cell>
          <table:table-cell/>
          <table:table-cell office:value-type="string" calcext:value-type="string">
            <text:p>%MW19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15]=1;CONCATENATE([.A11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t2a_mih_ek</text:p>
          </table:table-cell>
          <table:table-cell table:style-name="Default" office:value-type="string" calcext:value-type="string">
            <text:p>Dt2a_mih_ek</text:p>
          </table:table-cell>
          <table:table-cell table:formula="of:=[.I116]" office:value-type="string" office:string-value="192" calcext:value-type="string">
            <text:p>19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K116];3)" office:value-type="string" office:string-value="192" calcext:value-type="string">
            <text:p>192</text:p>
          </table:table-cell>
          <table:table-cell/>
          <table:table-cell office:value-type="string" calcext:value-type="string">
            <text:p>%MW19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16]=1;CONCATENATE([.A11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5a_mah</text:p>
          </table:table-cell>
          <table:table-cell table:style-name="Default" office:value-type="string" calcext:value-type="string">
            <text:p>Pt5a_mah</text:p>
          </table:table-cell>
          <table:table-cell table:formula="of:=[.I117]" office:value-type="string" office:string-value="193" calcext:value-type="string">
            <text:p>19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17];3)" office:value-type="string" office:string-value="193" calcext:value-type="string">
            <text:p>193</text:p>
          </table:table-cell>
          <table:table-cell/>
          <table:table-cell office:value-type="string" calcext:value-type="string">
            <text:p>%MW19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17]=1;CONCATENATE([.A11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5a_mah_ek</text:p>
          </table:table-cell>
          <table:table-cell table:style-name="Default" office:value-type="string" calcext:value-type="string">
            <text:p>Pt5a_mah_ek</text:p>
          </table:table-cell>
          <table:table-cell table:formula="of:=[.I118]" office:value-type="string" office:string-value="194" calcext:value-type="string">
            <text:p>19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18];3)" office:value-type="string" office:string-value="194" calcext:value-type="string">
            <text:p>194</text:p>
          </table:table-cell>
          <table:table-cell/>
          <table:table-cell office:value-type="string" calcext:value-type="string">
            <text:p>%MW19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18]=1;CONCATENATE([.A11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5a_mih</text:p>
          </table:table-cell>
          <table:table-cell table:style-name="Default" office:value-type="string" calcext:value-type="string">
            <text:p>Pt5a_mih</text:p>
          </table:table-cell>
          <table:table-cell table:formula="of:=[.I119]" office:value-type="string" office:string-value="195" calcext:value-type="string">
            <text:p>19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19];3)" office:value-type="string" office:string-value="195" calcext:value-type="string">
            <text:p>195</text:p>
          </table:table-cell>
          <table:table-cell/>
          <table:table-cell office:value-type="string" calcext:value-type="string">
            <text:p>%MW19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19]=1;CONCATENATE([.A11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5a_mih_ek</text:p>
          </table:table-cell>
          <table:table-cell table:style-name="Default" office:value-type="string" calcext:value-type="string">
            <text:p>Pt5a_mih_ek</text:p>
          </table:table-cell>
          <table:table-cell table:formula="of:=[.I120]" office:value-type="string" office:string-value="196" calcext:value-type="string">
            <text:p>19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20];3)" office:value-type="string" office:string-value="196" calcext:value-type="string">
            <text:p>196</text:p>
          </table:table-cell>
          <table:table-cell/>
          <table:table-cell office:value-type="string" calcext:value-type="string">
            <text:p>%MW19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0]=1;CONCATENATE([.A120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6a_mah</text:p>
          </table:table-cell>
          <table:table-cell table:style-name="Default" office:value-type="string" calcext:value-type="string">
            <text:p>Pt6a_mah</text:p>
          </table:table-cell>
          <table:table-cell table:formula="of:=[.I121]" office:value-type="string" office:string-value="197" calcext:value-type="string">
            <text:p>197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21];3)" office:value-type="string" office:string-value="197" calcext:value-type="string">
            <text:p>197</text:p>
          </table:table-cell>
          <table:table-cell/>
          <table:table-cell office:value-type="string" calcext:value-type="string">
            <text:p>%MW19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1]=1;CONCATENATE([.A121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6a_mah_ek</text:p>
          </table:table-cell>
          <table:table-cell table:style-name="Default" office:value-type="string" calcext:value-type="string">
            <text:p>Pt6a_mah_ek</text:p>
          </table:table-cell>
          <table:table-cell table:formula="of:=[.I122]" office:value-type="string" office:string-value="198" calcext:value-type="string">
            <text:p>198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K122];3)" office:value-type="string" office:string-value="198" calcext:value-type="string">
            <text:p>198</text:p>
          </table:table-cell>
          <table:table-cell/>
          <table:table-cell office:value-type="string" calcext:value-type="string">
            <text:p>%MW19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2]=1;CONCATENATE([.A122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6a_mih</text:p>
          </table:table-cell>
          <table:table-cell table:style-name="Default" office:value-type="string" calcext:value-type="string">
            <text:p>Pt6a_mih</text:p>
          </table:table-cell>
          <table:table-cell table:formula="of:=[.I123]" office:value-type="string" office:string-value="199" calcext:value-type="string">
            <text:p>199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23];3)" office:value-type="string" office:string-value="199" calcext:value-type="string">
            <text:p>199</text:p>
          </table:table-cell>
          <table:table-cell/>
          <table:table-cell office:value-type="string" calcext:value-type="string">
            <text:p>%MW19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3]=1;CONCATENATE([.A12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y20a_ind</text:p>
          </table:table-cell>
          <table:table-cell table:style-name="Default" office:value-type="string" calcext:value-type="string">
            <text:p>Ey20a_ind</text:p>
          </table:table-cell>
          <table:table-cell table:formula="of:=[.I124]" office:value-type="string" office:string-value="200" calcext:value-type="string">
            <text:p>20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ощность ЭП циркулятора</text:p>
          </table:table-cell>
          <table:table-cell table:formula="of:=RIGHT([.K124];3)" office:value-type="string" office:string-value="200" calcext:value-type="string">
            <text:p>200</text:p>
          </table:table-cell>
          <table:table-cell/>
          <table:table-cell office:value-type="string" calcext:value-type="string">
            <text:p>%MW20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4]=1;CONCATENATE([.A124];&quot; integer default '0',&quot;);&quot;&quot;)" office:value-type="string" office:string-value="Ey20a_ind integer default '0'," calcext:value-type="string">
            <text:p>Ey20a_in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ment_ind</text:p>
          </table:table-cell>
          <table:table-cell table:style-name="Default" office:value-type="string" calcext:value-type="string">
            <text:p>Moment_ind</text:p>
          </table:table-cell>
          <table:table-cell table:formula="of:=[.I125]" office:value-type="string" office:string-value="201" calcext:value-type="string">
            <text:p>20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момента для стадии</text:p>
          </table:table-cell>
          <table:table-cell table:formula="of:=RIGHT([.K125];3)" office:value-type="string" office:string-value="201" calcext:value-type="string">
            <text:p>201</text:p>
          </table:table-cell>
          <table:table-cell/>
          <table:table-cell office:value-type="string" calcext:value-type="string">
            <text:p>%MW20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5]=1;CONCATENATE([.A125];&quot; integer default '0',&quot;);&quot;&quot;)" office:value-type="string" office:string-value="Moment_ind integer default '0'," calcext:value-type="string">
            <text:p>Moment_in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od</text:p>
          </table:table-cell>
          <table:table-cell table:style-name="Default" office:value-type="string" calcext:value-type="string">
            <text:p>Kod</text:p>
          </table:table-cell>
          <table:table-cell table:formula="of:=[.I126]" office:value-type="string" office:string-value="202" calcext:value-type="string">
            <text:p>20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омер стадии процесса</text:p>
          </table:table-cell>
          <table:table-cell table:formula="of:=RIGHT([.K126];3)" office:value-type="string" office:string-value="202" calcext:value-type="string">
            <text:p>202</text:p>
          </table:table-cell>
          <table:table-cell/>
          <table:table-cell office:value-type="string" calcext:value-type="string">
            <text:p>%MW20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6]=1;CONCATENATE([.A126];&quot; integer default '0',&quot;);&quot;&quot;)" office:value-type="string" office:string-value="Kod integer default '0'," calcext:value-type="string">
            <text:p>Ko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l_zad</text:p>
          </table:table-cell>
          <table:table-cell table:style-name="Default" office:value-type="string" calcext:value-type="string">
            <text:p>Tkl_zad</text:p>
          </table:table-cell>
          <table:table-cell table:formula="of:=[.I127]" office:value-type="string" office:string-value="203" calcext:value-type="string">
            <text:p>20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контроля работы клапанов</text:p>
          </table:table-cell>
          <table:table-cell table:formula="of:=RIGHT([.K127];3)" office:value-type="string" office:string-value="203" calcext:value-type="string">
            <text:p>203</text:p>
          </table:table-cell>
          <table:table-cell/>
          <table:table-cell office:value-type="string" calcext:value-type="string">
            <text:p>%MW20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7]=1;CONCATENATE([.A127];&quot; integer default '0',&quot;);&quot;&quot;)" office:value-type="string" office:string-value="Tkl_zad integer default '0'," calcext:value-type="string">
            <text:p>Tkl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nab_zad</text:p>
          </table:table-cell>
          <table:table-cell table:style-name="Default" office:value-type="string" calcext:value-type="string">
            <text:p>Tm_nab_zad</text:p>
          </table:table-cell>
          <table:table-cell table:formula="of:=[.I128]" office:value-type="string" office:string-value="204" calcext:value-type="string">
            <text:p>20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набора секунды</text:p>
          </table:table-cell>
          <table:table-cell table:formula="of:=RIGHT([.K128];3)" office:value-type="string" office:string-value="204" calcext:value-type="string">
            <text:p>204</text:p>
          </table:table-cell>
          <table:table-cell/>
          <table:table-cell office:value-type="string" calcext:value-type="string">
            <text:p>%MW20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8]=1;CONCATENATE([.A128];&quot; integer default '0',&quot;);&quot;&quot;)" office:value-type="string" office:string-value="Tm_nab_zad integer default '0'," calcext:value-type="string">
            <text:p>Tm_nab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otvod_zad</text:p>
          </table:table-cell>
          <table:table-cell table:style-name="Default" office:value-type="string" calcext:value-type="string">
            <text:p>Tm_otvod_zad</text:p>
          </table:table-cell>
          <table:table-cell table:formula="of:=[.I129]" office:value-type="string" office:string-value="205" calcext:value-type="string">
            <text:p>20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ремя задержки отвода пропарки, мин</text:p>
          </table:table-cell>
          <table:table-cell table:formula="of:=RIGHT([.K129];3)" office:value-type="string" office:string-value="205" calcext:value-type="string">
            <text:p>205</text:p>
          </table:table-cell>
          <table:table-cell/>
          <table:table-cell office:value-type="string" calcext:value-type="string">
            <text:p>%MW20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29]=1;CONCATENATE([.A129];&quot; integer default '0',&quot;);&quot;&quot;)" office:value-type="string" office:string-value="Tm_otvod_zad integer default '0'," calcext:value-type="string">
            <text:p>Tm_otvod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par_zad</text:p>
          </table:table-cell>
          <table:table-cell table:style-name="Default" office:value-type="string" calcext:value-type="string">
            <text:p>Tm_par_zad</text:p>
          </table:table-cell>
          <table:table-cell table:formula="of:=[.I130]" office:value-type="string" office:string-value="206" calcext:value-type="string">
            <text:p>20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пропарки минуты</text:p>
          </table:table-cell>
          <table:table-cell table:formula="of:=RIGHT([.K130];3)" office:value-type="string" office:string-value="206" calcext:value-type="string">
            <text:p>206</text:p>
          </table:table-cell>
          <table:table-cell/>
          <table:table-cell office:value-type="string" calcext:value-type="string">
            <text:p>%MW20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0]=1;CONCATENATE([.A130];&quot; integer default '0',&quot;);&quot;&quot;)" office:value-type="string" office:string-value="Tm_par_zad integer default '0'," calcext:value-type="string">
            <text:p>Tm_par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rost_zad</text:p>
          </table:table-cell>
          <table:table-cell table:style-name="Default" office:value-type="string" calcext:value-type="string">
            <text:p>Tm_rost_zad</text:p>
          </table:table-cell>
          <table:table-cell table:formula="of:=[.I131]" office:value-type="string" office:string-value="207" calcext:value-type="string">
            <text:p>20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роста минуты</text:p>
          </table:table-cell>
          <table:table-cell table:formula="of:=RIGHT([.K131];3)" office:value-type="string" office:string-value="207" calcext:value-type="string">
            <text:p>207</text:p>
          </table:table-cell>
          <table:table-cell/>
          <table:table-cell office:value-type="string" calcext:value-type="string">
            <text:p>%MW20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1]=1;CONCATENATE([.A131];&quot; integer default '0',&quot;);&quot;&quot;)" office:value-type="string" office:string-value="Tm_rost_zad integer default '0'," calcext:value-type="string">
            <text:p>Tm_rost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sgu_zad</text:p>
          </table:table-cell>
          <table:table-cell table:style-name="Default" office:value-type="string" calcext:value-type="string">
            <text:p>Tm_sgu_zad</text:p>
          </table:table-cell>
          <table:table-cell table:formula="of:=[.I132]" office:value-type="string" office:string-value="208" calcext:value-type="string">
            <text:p>20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сгущения секунды</text:p>
          </table:table-cell>
          <table:table-cell table:formula="of:=RIGHT([.K132];3)" office:value-type="string" office:string-value="208" calcext:value-type="string">
            <text:p>208</text:p>
          </table:table-cell>
          <table:table-cell/>
          <table:table-cell office:value-type="string" calcext:value-type="string">
            <text:p>%MW20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2]=1;CONCATENATE([.A132];&quot; integer default '0',&quot;);&quot;&quot;)" office:value-type="string" office:string-value="Tm_sgu_zad integer default '0'," calcext:value-type="string">
            <text:p>Tm_sgu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vugruz_zad</text:p>
          </table:table-cell>
          <table:table-cell table:style-name="Default" office:value-type="string" calcext:value-type="string">
            <text:p>Tm_vugruz_zad</text:p>
          </table:table-cell>
          <table:table-cell table:formula="of:=[.I133]" office:value-type="string" office:string-value="209" calcext:value-type="string">
            <text:p>20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выгрузки минуты</text:p>
          </table:table-cell>
          <table:table-cell table:formula="of:=RIGHT([.K133];3)" office:value-type="string" office:string-value="209" calcext:value-type="string">
            <text:p>209</text:p>
          </table:table-cell>
          <table:table-cell/>
          <table:table-cell office:value-type="string" calcext:value-type="string">
            <text:p>%MW20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3]=1;CONCATENATE([.A133];&quot; integer default '0',&quot;);&quot;&quot;)" office:value-type="string" office:string-value="Tm_vugruz_zad integer default '0'," calcext:value-type="string">
            <text:p>Tm_vugruz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zatr_min_zad</text:p>
          </table:table-cell>
          <table:table-cell table:style-name="Default" office:value-type="string" calcext:value-type="string">
            <text:p>Tm_zatr_min_zad</text:p>
          </table:table-cell>
          <table:table-cell table:formula="of:=[.I134]" office:value-type="string" office:string-value="210" calcext:value-type="string">
            <text:p>21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затравки минуты</text:p>
          </table:table-cell>
          <table:table-cell table:formula="of:=RIGHT([.K134];3)" office:value-type="string" office:string-value="210" calcext:value-type="string">
            <text:p>210</text:p>
          </table:table-cell>
          <table:table-cell/>
          <table:table-cell office:value-type="string" calcext:value-type="string">
            <text:p>%MW21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4]=1;CONCATENATE([.A134];&quot; integer default '0',&quot;);&quot;&quot;)" office:value-type="string" office:string-value="Tm_zatr_min_zad integer default '0'," calcext:value-type="string">
            <text:p>Tm_zatr_min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zatr_sec_zad</text:p>
          </table:table-cell>
          <table:table-cell table:style-name="Default" office:value-type="string" calcext:value-type="string">
            <text:p>Tm_zatr_sec_zad</text:p>
          </table:table-cell>
          <table:table-cell table:formula="of:=[.I135]" office:value-type="string" office:string-value="211" calcext:value-type="string">
            <text:p>21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затравки секунды</text:p>
          </table:table-cell>
          <table:table-cell table:formula="of:=RIGHT([.K135];3)" office:value-type="string" office:string-value="211" calcext:value-type="string">
            <text:p>211</text:p>
          </table:table-cell>
          <table:table-cell/>
          <table:table-cell office:value-type="string" calcext:value-type="string">
            <text:p>%MW21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5]=1;CONCATENATE([.A135];&quot; integer default '0',&quot;);&quot;&quot;)" office:value-type="string" office:string-value="Tm_zatr_sec_zad integer default '0'," calcext:value-type="string">
            <text:p>Tm_zatr_sec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m_zatr_zad</text:p>
          </table:table-cell>
          <table:table-cell table:style-name="Default" office:value-type="string" calcext:value-type="string">
            <text:p>Tm_zatr_zad</text:p>
          </table:table-cell>
          <table:table-cell table:formula="of:=[.I136]" office:value-type="string" office:string-value="212" calcext:value-type="string">
            <text:p>21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K136];3)" office:value-type="string" office:string-value="212" calcext:value-type="string">
            <text:p>212</text:p>
          </table:table-cell>
          <table:table-cell/>
          <table:table-cell office:value-type="string" calcext:value-type="string">
            <text:p>%MW21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6]=1;CONCATENATE([.A13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_imp_zad</text:p>
          </table:table-cell>
          <table:table-cell table:style-name="Default" office:value-type="string" calcext:value-type="string">
            <text:p>Tp_imp_zad</text:p>
          </table:table-cell>
          <table:table-cell table:formula="of:=[.I137]" office:value-type="string" office:string-value="213" calcext:value-type="string">
            <text:p>21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лительность интервала между импульсами регулятора пара</text:p>
          </table:table-cell>
          <table:table-cell table:formula="of:=RIGHT([.K137];3)" office:value-type="string" office:string-value="213" calcext:value-type="string">
            <text:p>213</text:p>
          </table:table-cell>
          <table:table-cell/>
          <table:table-cell office:value-type="string" calcext:value-type="string">
            <text:p>%MW21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7]=1;CONCATENATE([.A137];&quot; integer default '0',&quot;);&quot;&quot;)" office:value-type="string" office:string-value="Tp_imp_zad integer default '0'," calcext:value-type="string">
            <text:p>Tp_imp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kl_19_zad</text:p>
          </table:table-cell>
          <table:table-cell table:style-name="Default" office:value-type="string" calcext:value-type="string">
            <text:p>Tkl_19_zad</text:p>
          </table:table-cell>
          <table:table-cell table:formula="of:=[.I138]" office:value-type="string" office:string-value="214" calcext:value-type="string">
            <text:p>21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времени контроля работы клапана к19</text:p>
          </table:table-cell>
          <table:table-cell table:formula="of:=RIGHT([.K138];3)" office:value-type="string" office:string-value="214" calcext:value-type="string">
            <text:p>214</text:p>
          </table:table-cell>
          <table:table-cell/>
          <table:table-cell office:value-type="string" calcext:value-type="string">
            <text:p>%MW21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8]=1;CONCATENATE([.A138];&quot; integer default '0',&quot;);&quot;&quot;)" office:value-type="string" office:string-value="Tkl_19_zad integer default '0'," calcext:value-type="string">
            <text:p>Tkl_19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_rost_ind</text:p>
          </table:table-cell>
          <table:table-cell table:style-name="Default" office:value-type="string" calcext:value-type="string">
            <text:p>T_rost_ind</text:p>
          </table:table-cell>
          <table:table-cell table:formula="of:=[.I139]" office:value-type="string" office:string-value="215" calcext:value-type="string">
            <text:p>21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Индикация времени роста</text:p>
          </table:table-cell>
          <table:table-cell table:formula="of:=RIGHT([.K139];3)" office:value-type="string" office:string-value="215" calcext:value-type="string">
            <text:p>215</text:p>
          </table:table-cell>
          <table:table-cell/>
          <table:table-cell office:value-type="string" calcext:value-type="string">
            <text:p>%MW21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39]=1;CONCATENATE([.A139];&quot; integer default '0',&quot;);&quot;&quot;)" office:value-type="string" office:string-value="T_rost_ind integer default '0'," calcext:value-type="string">
            <text:p>T_rost_in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_zatr_ind</text:p>
          </table:table-cell>
          <table:table-cell table:style-name="Default" office:value-type="string" calcext:value-type="string">
            <text:p>T_zatr_ind</text:p>
          </table:table-cell>
          <table:table-cell table:formula="of:=[.I140]" office:value-type="string" office:string-value="216" calcext:value-type="string">
            <text:p>21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Индикация времени затравки</text:p>
          </table:table-cell>
          <table:table-cell table:formula="of:=RIGHT([.K140];3)" office:value-type="string" office:string-value="216" calcext:value-type="string">
            <text:p>216</text:p>
          </table:table-cell>
          <table:table-cell/>
          <table:table-cell office:value-type="string" calcext:value-type="string">
            <text:p>%MW21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0]=1;CONCATENATE([.A140];&quot; integer default '0',&quot;);&quot;&quot;)" office:value-type="string" office:string-value="T_zatr_ind integer default '0'," calcext:value-type="string">
            <text:p>T_zatr_in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ment_zad</text:p>
          </table:table-cell>
          <table:table-cell table:style-name="Default" office:value-type="string" calcext:value-type="string">
            <text:p>Moment_zad</text:p>
          </table:table-cell>
          <table:table-cell table:formula="of:=[.I141]" office:value-type="string" office:string-value="217" calcext:value-type="string">
            <text:p>21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момента</text:p>
          </table:table-cell>
          <table:table-cell table:formula="of:=RIGHT([.K141];3)" office:value-type="string" office:string-value="217" calcext:value-type="string">
            <text:p>217</text:p>
          </table:table-cell>
          <table:table-cell/>
          <table:table-cell office:value-type="string" calcext:value-type="string">
            <text:p>%MW21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1]=1;CONCATENATE([.A141];&quot; integer default '0',&quot;);&quot;&quot;)" office:value-type="string" office:string-value="Moment_zad integer default '0'," calcext:value-type="string">
            <text:p>Moment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_vugruz_ind</text:p>
          </table:table-cell>
          <table:table-cell table:style-name="Default" office:value-type="string" calcext:value-type="string">
            <text:p>T_vugruz_ind</text:p>
          </table:table-cell>
          <table:table-cell table:formula="of:=[.I142]" office:value-type="string" office:string-value="218" calcext:value-type="string">
            <text:p>21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Индикация времени выгрузки</text:p>
          </table:table-cell>
          <table:table-cell table:formula="of:=RIGHT([.K142];3)" office:value-type="string" office:string-value="218" calcext:value-type="string">
            <text:p>218</text:p>
          </table:table-cell>
          <table:table-cell/>
          <table:table-cell office:value-type="string" calcext:value-type="string">
            <text:p>%MW21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2]=1;CONCATENATE([.A142];&quot; integer default '0',&quot;);&quot;&quot;)" office:value-type="string" office:string-value="T_vugruz_ind integer default '0'," calcext:value-type="string">
            <text:p>T_vugruz_in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6a_mih_ek</text:p>
          </table:table-cell>
          <table:table-cell table:style-name="Default" office:value-type="string" calcext:value-type="string">
            <text:p>Pt6a_mih_ek</text:p>
          </table:table-cell>
          <table:table-cell table:formula="of:=[.I143]" office:value-type="string" office:string-value="219" calcext:value-type="string">
            <text:p>219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K143];3)" office:value-type="string" office:string-value="219" calcext:value-type="string">
            <text:p>219</text:p>
          </table:table-cell>
          <table:table-cell/>
          <table:table-cell office:value-type="string" calcext:value-type="string">
            <text:p>%MW21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3]=1;CONCATENATE([.A14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mah</text:p>
          </table:table-cell>
          <table:table-cell table:style-name="Default" office:value-type="string" calcext:value-type="string">
            <text:p>Lt1a_mah</text:p>
          </table:table-cell>
          <table:table-cell table:formula="of:=[.I144]" office:value-type="string" office:string-value="220" calcext:value-type="string">
            <text:p>220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44];3)" office:value-type="string" office:string-value="220" calcext:value-type="string">
            <text:p>220</text:p>
          </table:table-cell>
          <table:table-cell/>
          <table:table-cell office:value-type="string" calcext:value-type="string">
            <text:p>%MW22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4]=1;CONCATENATE([.A14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mah_ek</text:p>
          </table:table-cell>
          <table:table-cell table:style-name="Default" office:value-type="string" calcext:value-type="string">
            <text:p>Lt1a_mah_ek</text:p>
          </table:table-cell>
          <table:table-cell table:formula="of:=[.I145]" office:value-type="string" office:string-value="221" calcext:value-type="string">
            <text:p>22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45];3)" office:value-type="string" office:string-value="221" calcext:value-type="string">
            <text:p>221</text:p>
          </table:table-cell>
          <table:table-cell/>
          <table:table-cell office:value-type="string" calcext:value-type="string">
            <text:p>%MW22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5]=1;CONCATENATE([.A14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mih</text:p>
          </table:table-cell>
          <table:table-cell table:style-name="Default" office:value-type="string" calcext:value-type="string">
            <text:p>Lt1a_mih</text:p>
          </table:table-cell>
          <table:table-cell table:formula="of:=[.I146]" office:value-type="string" office:string-value="222" calcext:value-type="string">
            <text:p>22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46];3)" office:value-type="string" office:string-value="222" calcext:value-type="string">
            <text:p>222</text:p>
          </table:table-cell>
          <table:table-cell/>
          <table:table-cell office:value-type="string" calcext:value-type="string">
            <text:p>%MW22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6]=1;CONCATENATE([.A14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mih_ek</text:p>
          </table:table-cell>
          <table:table-cell table:style-name="Default" office:value-type="string" calcext:value-type="string">
            <text:p>Lt1a_mih_ek</text:p>
          </table:table-cell>
          <table:table-cell table:formula="of:=[.I147]" office:value-type="string" office:string-value="223" calcext:value-type="string">
            <text:p>22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47];3)" office:value-type="string" office:string-value="223" calcext:value-type="string">
            <text:p>223</text:p>
          </table:table-cell>
          <table:table-cell/>
          <table:table-cell office:value-type="string" calcext:value-type="string">
            <text:p>%MW22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7]=1;CONCATENATE([.A14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t4a_mah</text:p>
          </table:table-cell>
          <table:table-cell table:style-name="Default" office:value-type="string" calcext:value-type="string">
            <text:p>Tt4a_mah</text:p>
          </table:table-cell>
          <table:table-cell table:formula="of:=[.I148]" office:value-type="string" office:string-value="224" calcext:value-type="string">
            <text:p>22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48];3)" office:value-type="string" office:string-value="224" calcext:value-type="string">
            <text:p>224</text:p>
          </table:table-cell>
          <table:table-cell/>
          <table:table-cell office:value-type="string" calcext:value-type="string">
            <text:p>%MW22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8]=1;CONCATENATE([.A14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t4a_mah_ek</text:p>
          </table:table-cell>
          <table:table-cell table:style-name="Default" office:value-type="string" calcext:value-type="string">
            <text:p>Tt4a_mah_ek</text:p>
          </table:table-cell>
          <table:table-cell table:formula="of:=[.I149]" office:value-type="string" office:string-value="225" calcext:value-type="string">
            <text:p>22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K149];3)" office:value-type="string" office:string-value="225" calcext:value-type="string">
            <text:p>225</text:p>
          </table:table-cell>
          <table:table-cell/>
          <table:table-cell office:value-type="string" calcext:value-type="string">
            <text:p>%MW22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49]=1;CONCATENATE([.A14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t4a_mih_ek</text:p>
          </table:table-cell>
          <table:table-cell table:style-name="Default" office:value-type="string" calcext:value-type="string">
            <text:p>Tt4a_mih_ek</text:p>
          </table:table-cell>
          <table:table-cell table:formula="of:=[.I150]" office:value-type="string" office:string-value="226" calcext:value-type="string">
            <text:p>22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formula="of:=RIGHT([.K150];3)" office:value-type="string" office:string-value="226" calcext:value-type="string">
            <text:p>226</text:p>
          </table:table-cell>
          <table:table-cell/>
          <table:table-cell office:value-type="string" calcext:value-type="string">
            <text:p>%MW22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0]=1;CONCATENATE([.A150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dication_stad</text:p>
          </table:table-cell>
          <table:table-cell table:style-name="Default" office:value-type="string" calcext:value-type="string">
            <text:p>Indication_stad</text:p>
          </table:table-cell>
          <table:table-cell table:formula="of:=[.I151]" office:value-type="string" office:string-value="227" calcext:value-type="string">
            <text:p>22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времени стадий</text:p>
          </table:table-cell>
          <table:table-cell table:formula="of:=RIGHT([.K151];3)" office:value-type="string" office:string-value="227" calcext:value-type="string">
            <text:p>227</text:p>
          </table:table-cell>
          <table:table-cell/>
          <table:table-cell office:value-type="string" calcext:value-type="string">
            <text:p>%MW22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1]=1;CONCATENATE([.A151];&quot; integer default '0',&quot;);&quot;&quot;)" office:value-type="string" office:string-value="Indication_stad integer default '0'," calcext:value-type="string">
            <text:p>Indication_st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cation_hour</text:p>
          </table:table-cell>
          <table:table-cell table:style-name="Default" office:value-type="string" calcext:value-type="string">
            <text:p>Dication_hour</text:p>
          </table:table-cell>
          <table:table-cell table:formula="of:=[.I152]" office:value-type="string" office:string-value="228" calcext:value-type="string">
            <text:p>22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времени цикла часы</text:p>
          </table:table-cell>
          <table:table-cell table:formula="of:=RIGHT([.K152];3)" office:value-type="string" office:string-value="228" calcext:value-type="string">
            <text:p>228</text:p>
          </table:table-cell>
          <table:table-cell/>
          <table:table-cell office:value-type="string" calcext:value-type="string">
            <text:p>%MW22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2]=1;CONCATENATE([.A152];&quot; integer default '0',&quot;);&quot;&quot;)" office:value-type="string" office:string-value="dication_hour integer default '0'," calcext:value-type="string">
            <text:p>dication_hour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dication_min</text:p>
          </table:table-cell>
          <table:table-cell table:style-name="Default" office:value-type="string" calcext:value-type="string">
            <text:p>Indication_min</text:p>
          </table:table-cell>
          <table:table-cell table:formula="of:=[.I153]" office:value-type="string" office:string-value="229" calcext:value-type="string">
            <text:p>22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времени цикла минуты</text:p>
          </table:table-cell>
          <table:table-cell table:formula="of:=RIGHT([.K153];3)" office:value-type="string" office:string-value="229" calcext:value-type="string">
            <text:p>229</text:p>
          </table:table-cell>
          <table:table-cell/>
          <table:table-cell office:value-type="string" calcext:value-type="string">
            <text:p>%MW22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3]=1;CONCATENATE([.A153];&quot; integer default '0',&quot;);&quot;&quot;)" office:value-type="string" office:string-value="Indication_min integer default '0'," calcext:value-type="string">
            <text:p>Indication_min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4</text:p>
          </table:table-cell>
          <table:table-cell table:style-name="Default" office:value-type="string" calcext:value-type="string">
            <text:p>K4</text:p>
          </table:table-cell>
          <table:table-cell table:formula="of:=[.I154]" office:value-type="string" office:string-value="230" calcext:value-type="string">
            <text:p>23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Задание выходного сигнала регулятора пара"</text:p>
          </table:table-cell>
          <table:table-cell table:formula="of:=RIGHT([.K154];3)" office:value-type="string" office:string-value="230" calcext:value-type="string">
            <text:p>230</text:p>
          </table:table-cell>
          <table:table-cell/>
          <table:table-cell office:value-type="string" calcext:value-type="string">
            <text:p>%MW23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4]=1;CONCATENATE([.A154];&quot; integer default '0',&quot;);&quot;&quot;)" office:value-type="string" office:string-value="K4 integer default '0'," calcext:value-type="string">
            <text:p>K4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6</text:p>
          </table:table-cell>
          <table:table-cell table:style-name="Default" office:value-type="string" calcext:value-type="string">
            <text:p>K6</text:p>
          </table:table-cell>
          <table:table-cell table:formula="of:=[.I155]" office:value-type="string" office:string-value="231" calcext:value-type="string">
            <text:p>23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55];3)" office:value-type="string" office:string-value="231" calcext:value-type="string">
            <text:p>231</text:p>
          </table:table-cell>
          <table:table-cell/>
          <table:table-cell office:value-type="string" calcext:value-type="string">
            <text:p>%MW23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5]=1;CONCATENATE([.A15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v_imp_zad</text:p>
          </table:table-cell>
          <table:table-cell table:style-name="Default" office:value-type="string" calcext:value-type="string">
            <text:p>Tv_imp_zad</text:p>
          </table:table-cell>
          <table:table-cell table:formula="of:=[.I156]" office:value-type="string" office:string-value="232" calcext:value-type="string">
            <text:p>23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лительность интервала между импульсами регулятора вакуума</text:p>
          </table:table-cell>
          <table:table-cell table:formula="of:=RIGHT([.K156];3)" office:value-type="string" office:string-value="232" calcext:value-type="string">
            <text:p>232</text:p>
          </table:table-cell>
          <table:table-cell/>
          <table:table-cell office:value-type="string" calcext:value-type="string">
            <text:p>%MW23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6]=1;CONCATENATE([.A156];&quot; integer default '0',&quot;);&quot;&quot;)" office:value-type="string" office:string-value="Tv_imp_zad integer default '0'," calcext:value-type="string">
            <text:p>Tv_imp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d_v_zad</text:p>
          </table:table-cell>
          <table:table-cell table:style-name="Default" office:value-type="string" calcext:value-type="string">
            <text:p>Hod_v_zad</text:p>
          </table:table-cell>
          <table:table-cell table:formula="of:=[.I157]" office:value-type="string" office:string-value="233" calcext:value-type="string">
            <text:p>23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57];3)" office:value-type="string" office:string-value="233" calcext:value-type="string">
            <text:p>233</text:p>
          </table:table-cell>
          <table:table-cell/>
          <table:table-cell office:value-type="string" calcext:value-type="string">
            <text:p>%MW23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7]=1;CONCATENATE([.A15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k_max_zad</text:p>
          </table:table-cell>
          <table:table-cell table:style-name="Default" office:value-type="string" calcext:value-type="string">
            <text:p>Vak_max_zad</text:p>
          </table:table-cell>
          <table:table-cell table:formula="of:=[.I158]" office:value-type="string" office:string-value="234" calcext:value-type="string">
            <text:p>23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58];3)" office:value-type="string" office:string-value="234" calcext:value-type="string">
            <text:p>234</text:p>
          </table:table-cell>
          <table:table-cell/>
          <table:table-cell office:value-type="string" calcext:value-type="string">
            <text:p>%MW23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8]=1;CONCATENATE([.A15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k_min_zad</text:p>
          </table:table-cell>
          <table:table-cell table:style-name="Default" office:value-type="string" calcext:value-type="string">
            <text:p>Vak_min_zad</text:p>
          </table:table-cell>
          <table:table-cell table:formula="of:=[.I159]" office:value-type="string" office:string-value="235" calcext:value-type="string">
            <text:p>23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59];3)" office:value-type="string" office:string-value="235" calcext:value-type="string">
            <text:p>235</text:p>
          </table:table-cell>
          <table:table-cell/>
          <table:table-cell office:value-type="string" calcext:value-type="string">
            <text:p>%MW23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59]=1;CONCATENATE([.A15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d_p_zad</text:p>
          </table:table-cell>
          <table:table-cell table:style-name="Default" office:value-type="string" calcext:value-type="string">
            <text:p>Hod_p_zad</text:p>
          </table:table-cell>
          <table:table-cell table:formula="of:=[.I160]" office:value-type="string" office:string-value="236" calcext:value-type="string">
            <text:p>23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Ход регулятора пара за один шаг"</text:p>
          </table:table-cell>
          <table:table-cell table:formula="of:=RIGHT([.K160];3)" office:value-type="string" office:string-value="236" calcext:value-type="string">
            <text:p>236</text:p>
          </table:table-cell>
          <table:table-cell/>
          <table:table-cell office:value-type="string" calcext:value-type="string">
            <text:p>%MW23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0]=1;CONCATENATE([.A160];&quot; integer default '0',&quot;);&quot;&quot;)" office:value-type="string" office:string-value="Hod_p_zad integer default '0'," calcext:value-type="string">
            <text:p>Hod_p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_max_zad</text:p>
          </table:table-cell>
          <table:table-cell table:style-name="Default" office:value-type="string" calcext:value-type="string">
            <text:p>Par_max_zad</text:p>
          </table:table-cell>
          <table:table-cell table:formula="of:=[.I161]" office:value-type="string" office:string-value="237" calcext:value-type="string">
            <text:p>23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акс. открытие заслонки пара</text:p>
          </table:table-cell>
          <table:table-cell table:formula="of:=RIGHT([.K161];3)" office:value-type="string" office:string-value="237" calcext:value-type="string">
            <text:p>237</text:p>
          </table:table-cell>
          <table:table-cell/>
          <table:table-cell office:value-type="string" calcext:value-type="string">
            <text:p>%MW23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1]=1;CONCATENATE([.A161];&quot; integer default '0',&quot;);&quot;&quot;)" office:value-type="string" office:string-value="Par_max_zad integer default '0'," calcext:value-type="string">
            <text:p>Par_max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_min_zad</text:p>
          </table:table-cell>
          <table:table-cell table:style-name="Default" office:value-type="string" calcext:value-type="string">
            <text:p>Par_min_zad</text:p>
          </table:table-cell>
          <table:table-cell table:formula="of:=[.I162]" office:value-type="string" office:string-value="238" calcext:value-type="string">
            <text:p>23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ин. открытие заслонки пара</text:p>
          </table:table-cell>
          <table:table-cell table:formula="of:=RIGHT([.K162];3)" office:value-type="string" office:string-value="238" calcext:value-type="string">
            <text:p>238</text:p>
          </table:table-cell>
          <table:table-cell/>
          <table:table-cell office:value-type="string" calcext:value-type="string">
            <text:p>%MW23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2]=1;CONCATENATE([.A162];&quot; integer default '0',&quot;);&quot;&quot;)" office:value-type="string" office:string-value="Par_min_zad integer default '0'," calcext:value-type="string">
            <text:p>Par_min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20a_zad</text:p>
          </table:table-cell>
          <table:table-cell table:style-name="Default" office:value-type="string" calcext:value-type="string">
            <text:p>Ha20a_zad</text:p>
          </table:table-cell>
          <table:table-cell table:formula="of:=[.I163]" office:value-type="string" office:string-value="239" calcext:value-type="string">
            <text:p>23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Задание оборотов в руч. режиме"</text:p>
          </table:table-cell>
          <table:table-cell table:formula="of:=RIGHT([.K163];3)" office:value-type="string" office:string-value="239" calcext:value-type="string">
            <text:p>239</text:p>
          </table:table-cell>
          <table:table-cell/>
          <table:table-cell office:value-type="string" calcext:value-type="string">
            <text:p>%MW23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3]=1;CONCATENATE([.A163];&quot; integer default '0',&quot;);&quot;&quot;)" office:value-type="string" office:string-value="Ha20a_zad integer default '0'," calcext:value-type="string">
            <text:p>Ha20a_zad integer default '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_stmn</text:p>
          </table:table-cell>
          <table:table-cell table:style-name="Default" office:value-type="string" calcext:value-type="string">
            <text:p>K17_stmn</text:p>
          </table:table-cell>
          <table:table-cell table:formula="of:=[.I164]" office:value-type="string" office:string-value="240" calcext:value-type="string">
            <text:p>240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64];3)" office:value-type="string" office:string-value="240" calcext:value-type="string">
            <text:p>240</text:p>
          </table:table-cell>
          <table:table-cell/>
          <table:table-cell office:value-type="string" calcext:value-type="string">
            <text:p>%MW24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4]=1;CONCATENATE([.A16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_stmx</text:p>
          </table:table-cell>
          <table:table-cell table:style-name="Default" office:value-type="string" calcext:value-type="string">
            <text:p>K17_stmx</text:p>
          </table:table-cell>
          <table:table-cell table:formula="of:=[.I165]" office:value-type="string" office:string-value="241" calcext:value-type="string">
            <text:p>24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65];3)" office:value-type="string" office:string-value="241" calcext:value-type="string">
            <text:p>241</text:p>
          </table:table-cell>
          <table:table-cell/>
          <table:table-cell office:value-type="string" calcext:value-type="string">
            <text:p>%MW24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5]=1;CONCATENATE([.A16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an_max</text:p>
          </table:table-cell>
          <table:table-cell table:style-name="Default" office:value-type="string" calcext:value-type="string">
            <text:p>K17an_max</text:p>
          </table:table-cell>
          <table:table-cell table:formula="of:=[.I166]" office:value-type="string" office:string-value="242" calcext:value-type="string">
            <text:p>24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66];3)" office:value-type="string" office:string-value="242" calcext:value-type="string">
            <text:p>242</text:p>
          </table:table-cell>
          <table:table-cell/>
          <table:table-cell office:value-type="string" calcext:value-type="string">
            <text:p>%MW24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6]=1;CONCATENATE([.A166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an_min</text:p>
          </table:table-cell>
          <table:table-cell table:style-name="Default" office:value-type="string" calcext:value-type="string">
            <text:p>K17an_min</text:p>
          </table:table-cell>
          <table:table-cell table:formula="of:=[.I167]" office:value-type="string" office:string-value="243" calcext:value-type="string">
            <text:p>24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67];3)" office:value-type="string" office:string-value="243" calcext:value-type="string">
            <text:p>243</text:p>
          </table:table-cell>
          <table:table-cell/>
          <table:table-cell office:value-type="string" calcext:value-type="string">
            <text:p>%MW24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7]=1;CONCATENATE([.A16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_m</text:p>
          </table:table-cell>
          <table:table-cell table:style-name="Default" office:value-type="string" calcext:value-type="string">
            <text:p>K17_m</text:p>
          </table:table-cell>
          <table:table-cell table:formula="of:=[.I168]" office:value-type="string" office:string-value="244" calcext:value-type="string">
            <text:p>24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68];3)" office:value-type="string" office:string-value="244" calcext:value-type="string">
            <text:p>244</text:p>
          </table:table-cell>
          <table:table-cell/>
          <table:table-cell office:value-type="string" calcext:value-type="string">
            <text:p>%MW24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8]=1;CONCATENATE([.A16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_imp_slow</text:p>
          </table:table-cell>
          <table:table-cell table:style-name="Default" office:value-type="string" calcext:value-type="string">
            <text:p>T_imp_slow</text:p>
          </table:table-cell>
          <table:table-cell table:formula="of:=[.I169]" office:value-type="string" office:string-value="245" calcext:value-type="string">
            <text:p>24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69];3)" office:value-type="string" office:string-value="245" calcext:value-type="string">
            <text:p>245</text:p>
          </table:table-cell>
          <table:table-cell/>
          <table:table-cell office:value-type="string" calcext:value-type="string">
            <text:p>%MW24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169]=1;CONCATENATE([.A16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ind</text:p>
          </table:table-cell>
          <table:table-cell table:style-name="Default" office:value-type="string" calcext:value-type="string">
            <text:p>Lt1a_ind</text:p>
          </table:table-cell>
          <table:table-cell table:formula="of:=[.I170]" office:value-type="string" office:string-value="500" calcext:value-type="string">
            <text:p>50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Уровень в ВА</text:p>
          </table:table-cell>
          <table:table-cell table:formula="of:=RIGHT([.K170];3)" office:value-type="string" office:string-value="500" calcext:value-type="string">
            <text:p>500</text:p>
          </table:table-cell>
          <table:table-cell/>
          <table:table-cell office:value-type="string" calcext:value-type="string">
            <text:p>%MW50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0]=1;CONCATENATE([.A170];&quot; float default '0.0',&quot;);&quot;&quot;)" office:value-type="string" office:string-value="Lt1a_ind float default '0.0'," calcext:value-type="string">
            <text:p>Lt1a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roven_ind</text:p>
          </table:table-cell>
          <table:table-cell table:style-name="Default" office:value-type="string" calcext:value-type="string">
            <text:p>Uroven_ind</text:p>
          </table:table-cell>
          <table:table-cell table:formula="of:=[.I171]" office:value-type="string" office:string-value="502" calcext:value-type="string">
            <text:p>50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уровня для стадии</text:p>
          </table:table-cell>
          <table:table-cell table:formula="of:=RIGHT([.K171];3)" office:value-type="string" office:string-value="502" calcext:value-type="string">
            <text:p>502</text:p>
          </table:table-cell>
          <table:table-cell/>
          <table:table-cell office:value-type="string" calcext:value-type="string">
            <text:p>%MW50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1]=1;CONCATENATE([.A171];&quot; float default '0.0',&quot;);&quot;&quot;)" office:value-type="string" office:string-value="Uroven_ind float default '0.0'," calcext:value-type="string">
            <text:p>Uroven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t4a_ind</text:p>
          </table:table-cell>
          <table:table-cell table:style-name="Default" office:value-type="string" calcext:value-type="string">
            <text:p>Tt4a_ind</text:p>
          </table:table-cell>
          <table:table-cell table:formula="of:=[.I172]" office:value-type="string" office:string-value="504" calcext:value-type="string">
            <text:p>50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в ВА</text:p>
          </table:table-cell>
          <table:table-cell table:formula="of:=RIGHT([.K172];3)" office:value-type="string" office:string-value="504" calcext:value-type="string">
            <text:p>504</text:p>
          </table:table-cell>
          <table:table-cell/>
          <table:table-cell office:value-type="string" calcext:value-type="string">
            <text:p>%MW50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2]=1;CONCATENATE([.A172];&quot; float default '0.0',&quot;);&quot;&quot;)" office:value-type="string" office:string-value="Tt4a_ind float default '0.0'," calcext:value-type="string">
            <text:p>Tt4a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rmo_ind</text:p>
          </table:table-cell>
          <table:table-cell table:style-name="Default" office:value-type="string" calcext:value-type="string">
            <text:p>Termo_ind</text:p>
          </table:table-cell>
          <table:table-cell table:formula="of:=[.I173]" office:value-type="string" office:string-value="506" calcext:value-type="string">
            <text:p>50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температуры стадии</text:p>
          </table:table-cell>
          <table:table-cell table:formula="of:=RIGHT([.K173];3)" office:value-type="string" office:string-value="506" calcext:value-type="string">
            <text:p>506</text:p>
          </table:table-cell>
          <table:table-cell/>
          <table:table-cell office:value-type="string" calcext:value-type="string">
            <text:p>%MW50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3]=1;CONCATENATE([.A173];&quot; float default '0.0',&quot;);&quot;&quot;)" office:value-type="string" office:string-value="Termo_ind float default '0.0'," calcext:value-type="string">
            <text:p>Termo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t2a_ind</text:p>
          </table:table-cell>
          <table:table-cell table:style-name="Default" office:value-type="string" calcext:value-type="string">
            <text:p>Dt2a_ind</text:p>
          </table:table-cell>
          <table:table-cell table:formula="of:=[.I174]" office:value-type="string" office:string-value="508" calcext:value-type="string">
            <text:p>50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одержание СВ в ВА</text:p>
          </table:table-cell>
          <table:table-cell table:formula="of:=RIGHT([.K174];3)" office:value-type="string" office:string-value="508" calcext:value-type="string">
            <text:p>508</text:p>
          </table:table-cell>
          <table:table-cell/>
          <table:table-cell office:value-type="string" calcext:value-type="string">
            <text:p>%MW50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4]=1;CONCATENATE([.A174];&quot; float default '0.0',&quot;);&quot;&quot;)" office:value-type="string" office:string-value="Dt2a_ind float default '0.0'," calcext:value-type="string">
            <text:p>Dt2a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v_ind</text:p>
          </table:table-cell>
          <table:table-cell table:style-name="Default" office:value-type="string" calcext:value-type="string">
            <text:p>Cv_ind</text:p>
          </table:table-cell>
          <table:table-cell table:formula="of:=[.I175]" office:value-type="string" office:string-value="510" calcext:value-type="string">
            <text:p>5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СВ для стадии</text:p>
          </table:table-cell>
          <table:table-cell table:formula="of:=RIGHT([.K175];3)" office:value-type="string" office:string-value="510" calcext:value-type="string">
            <text:p>510</text:p>
          </table:table-cell>
          <table:table-cell/>
          <table:table-cell office:value-type="string" calcext:value-type="string">
            <text:p>%MW51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5]=1;CONCATENATE([.A175];&quot; float default '0.0',&quot;);&quot;&quot;)" office:value-type="string" office:string-value="Cv_ind float default '0.0'," calcext:value-type="string">
            <text:p>Cv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lta</text:p>
          </table:table-cell>
          <table:table-cell table:style-name="Default" office:value-type="string" calcext:value-type="string">
            <text:p>Delta</text:p>
          </table:table-cell>
          <table:table-cell table:formula="of:=[.I176]" office:value-type="string" office:string-value="512" calcext:value-type="string">
            <text:p>5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 Дельта температуры в ВА</text:p>
          </table:table-cell>
          <table:table-cell table:formula="of:=RIGHT([.K176];3)" office:value-type="string" office:string-value="512" calcext:value-type="string">
            <text:p>512</text:p>
          </table:table-cell>
          <table:table-cell/>
          <table:table-cell office:value-type="string" calcext:value-type="string">
            <text:p>%MW51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6]=1;CONCATENATE([.A176];&quot; float default '0.0',&quot;);&quot;&quot;)" office:value-type="string" office:string-value="Delta float default '0.0'," calcext:value-type="string">
            <text:p>Delta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lta_ind</text:p>
          </table:table-cell>
          <table:table-cell table:style-name="Default" office:value-type="string" calcext:value-type="string">
            <text:p>Delta_ind</text:p>
          </table:table-cell>
          <table:table-cell table:formula="of:=[.I177]" office:value-type="string" office:string-value="514" calcext:value-type="string">
            <text:p>5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ДЕЛЬТА</text:p>
          </table:table-cell>
          <table:table-cell table:formula="of:=RIGHT([.K177];3)" office:value-type="string" office:string-value="514" calcext:value-type="string">
            <text:p>514</text:p>
          </table:table-cell>
          <table:table-cell/>
          <table:table-cell office:value-type="string" calcext:value-type="string">
            <text:p>%MW51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7]=1;CONCATENATE([.A177];&quot; float default '0.0',&quot;);&quot;&quot;)" office:value-type="string" office:string-value="Delta_ind float default '0.0'," calcext:value-type="string">
            <text:p>Delta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6a_ind</text:p>
          </table:table-cell>
          <table:table-cell table:style-name="Default" office:value-type="string" calcext:value-type="string">
            <text:p>Pt6a_ind</text:p>
          </table:table-cell>
          <table:table-cell table:formula="of:=[.I178]" office:value-type="string" office:string-value="516" calcext:value-type="string">
            <text:p>5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в ВА</text:p>
          </table:table-cell>
          <table:table-cell table:formula="of:=RIGHT([.K178];3)" office:value-type="string" office:string-value="516" calcext:value-type="string">
            <text:p>516</text:p>
          </table:table-cell>
          <table:table-cell/>
          <table:table-cell office:value-type="string" calcext:value-type="string">
            <text:p>%MW51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8]=1;CONCATENATE([.A178];&quot; float default '0.0',&quot;);&quot;&quot;)" office:value-type="string" office:string-value="Pt6a_ind float default '0.0'," calcext:value-type="string">
            <text:p>Pt6a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kuum_ind</text:p>
          </table:table-cell>
          <table:table-cell table:style-name="Default" office:value-type="string" calcext:value-type="string">
            <text:p>Vakuum_ind</text:p>
          </table:table-cell>
          <table:table-cell table:formula="of:=[.I179]" office:value-type="string" office:string-value="518" calcext:value-type="string">
            <text:p>51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79];3)" office:value-type="string" office:string-value="518" calcext:value-type="string">
            <text:p>518</text:p>
          </table:table-cell>
          <table:table-cell/>
          <table:table-cell office:value-type="string" calcext:value-type="string">
            <text:p>%MW51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79]=1;CONCATENATE([.A179];&quot; float default '0.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20a_ind</text:p>
          </table:table-cell>
          <table:table-cell table:style-name="Default" office:value-type="string" calcext:value-type="string">
            <text:p>Sy20a_ind</text:p>
          </table:table-cell>
          <table:table-cell table:formula="of:=[.I180]" office:value-type="string" office:string-value="520" calcext:value-type="string">
            <text:p>5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бороты циркулятора</text:p>
          </table:table-cell>
          <table:table-cell table:formula="of:=RIGHT([.K180];3)" office:value-type="string" office:string-value="520" calcext:value-type="string">
            <text:p>520</text:p>
          </table:table-cell>
          <table:table-cell/>
          <table:table-cell office:value-type="string" calcext:value-type="string">
            <text:p>%MW52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0]=1;CONCATENATE([.A180];&quot; float default '0.0',&quot;);&quot;&quot;)" office:value-type="string" office:string-value="Sy20a_ind float default '0.0'," calcext:value-type="string">
            <text:p>Sy20a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ind</text:p>
          </table:table-cell>
          <table:table-cell table:style-name="Default" office:value-type="string" calcext:value-type="string">
            <text:p>Ob_ind</text:p>
          </table:table-cell>
          <table:table-cell table:formula="of:=[.I181]" office:value-type="string" office:string-value="522" calcext:value-type="string">
            <text:p>5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ндикация задания оборотов для стадии</text:p>
          </table:table-cell>
          <table:table-cell table:formula="of:=RIGHT([.K181];3)" office:value-type="string" office:string-value="522" calcext:value-type="string">
            <text:p>522</text:p>
          </table:table-cell>
          <table:table-cell/>
          <table:table-cell office:value-type="string" calcext:value-type="string">
            <text:p>%MW52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1]=1;CONCATENATE([.A181];&quot; float default '0.0',&quot;);&quot;&quot;)" office:value-type="string" office:string-value="Ob_ind float default '0.0'," calcext:value-type="string">
            <text:p>Ob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nab_zad</text:p>
          </table:table-cell>
          <table:table-cell table:style-name="Default" office:value-type="string" calcext:value-type="string">
            <text:p>Lt1a_nab_zad</text:p>
          </table:table-cell>
          <table:table-cell table:formula="of:=[.I182]" office:value-type="string" office:string-value="524" calcext:value-type="string">
            <text:p>5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набора ВА</text:p>
          </table:table-cell>
          <table:table-cell table:formula="of:=RIGHT([.K182];3)" office:value-type="string" office:string-value="524" calcext:value-type="string">
            <text:p>524</text:p>
          </table:table-cell>
          <table:table-cell/>
          <table:table-cell office:value-type="string" calcext:value-type="string">
            <text:p>%MW52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2]=1;CONCATENATE([.A182];&quot; float default '0.0',&quot;);&quot;&quot;)" office:value-type="string" office:string-value="Lt1a_nab_zad float default '0.0'," calcext:value-type="string">
            <text:p>Lt1a_nab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r1_zad</text:p>
          </table:table-cell>
          <table:table-cell table:style-name="Default" office:value-type="string" calcext:value-type="string">
            <text:p>Lt1a_r1_zad</text:p>
          </table:table-cell>
          <table:table-cell table:formula="of:=[.I183]" office:value-type="string" office:string-value="526" calcext:value-type="string">
            <text:p>5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роста 1</text:p>
          </table:table-cell>
          <table:table-cell table:formula="of:=RIGHT([.K183];3)" office:value-type="string" office:string-value="526" calcext:value-type="string">
            <text:p>526</text:p>
          </table:table-cell>
          <table:table-cell/>
          <table:table-cell office:value-type="string" calcext:value-type="string">
            <text:p>%MW52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3]=1;CONCATENATE([.A183];&quot; float default '0.0',&quot;);&quot;&quot;)" office:value-type="string" office:string-value="Lt1a_r1_zad float default '0.0'," calcext:value-type="string">
            <text:p>Lt1a_r1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r2_zad</text:p>
          </table:table-cell>
          <table:table-cell table:style-name="Default" office:value-type="string" calcext:value-type="string">
            <text:p>Lt1a_r2_zad</text:p>
          </table:table-cell>
          <table:table-cell table:formula="of:=[.I184]" office:value-type="string" office:string-value="528" calcext:value-type="string">
            <text:p>5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роста 2</text:p>
          </table:table-cell>
          <table:table-cell table:formula="of:=RIGHT([.K184];3)" office:value-type="string" office:string-value="528" calcext:value-type="string">
            <text:p>528</text:p>
          </table:table-cell>
          <table:table-cell/>
          <table:table-cell office:value-type="string" calcext:value-type="string">
            <text:p>%MW52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4]=1;CONCATENATE([.A184];&quot; float default '0.0',&quot;);&quot;&quot;)" office:value-type="string" office:string-value="Lt1a_r2_zad float default '0.0'," calcext:value-type="string">
            <text:p>Lt1a_r2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sgu_zad</text:p>
          </table:table-cell>
          <table:table-cell table:style-name="Default" office:value-type="string" calcext:value-type="string">
            <text:p>Lt1a_sgu_zad</text:p>
          </table:table-cell>
          <table:table-cell table:formula="of:=[.I185]" office:value-type="string" office:string-value="530" calcext:value-type="string">
            <text:p>5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сгущения ВА</text:p>
          </table:table-cell>
          <table:table-cell table:formula="of:=RIGHT([.K185];3)" office:value-type="string" office:string-value="530" calcext:value-type="string">
            <text:p>530</text:p>
          </table:table-cell>
          <table:table-cell/>
          <table:table-cell office:value-type="string" calcext:value-type="string">
            <text:p>%MW53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5]=1;CONCATENATE([.A185];&quot; float default '0.0',&quot;);&quot;&quot;)" office:value-type="string" office:string-value="Lt1a_sgu_zad float default '0.0'," calcext:value-type="string">
            <text:p>Lt1a_sgu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uvar_zad</text:p>
          </table:table-cell>
          <table:table-cell table:style-name="Default" office:value-type="string" calcext:value-type="string">
            <text:p>Lt1a_uvar_zad</text:p>
          </table:table-cell>
          <table:table-cell table:formula="of:=[.I186]" office:value-type="string" office:string-value="532" calcext:value-type="string">
            <text:p>5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перехода на уваривание</text:p>
          </table:table-cell>
          <table:table-cell table:formula="of:=RIGHT([.K186];3)" office:value-type="string" office:string-value="532" calcext:value-type="string">
            <text:p>532</text:p>
          </table:table-cell>
          <table:table-cell/>
          <table:table-cell office:value-type="string" calcext:value-type="string">
            <text:p>%MW53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6]=1;CONCATENATE([.A186];&quot; float default '0.0',&quot;);&quot;&quot;)" office:value-type="string" office:string-value="Lt1a_uvar_zad float default '0.0'," calcext:value-type="string">
            <text:p>Lt1a_uva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zel_zad</text:p>
          </table:table-cell>
          <table:table-cell table:style-name="Default" office:value-type="string" calcext:value-type="string">
            <text:p>Lt1a_zel_zad</text:p>
          </table:table-cell>
          <table:table-cell table:formula="of:=[.I187]" office:value-type="string" office:string-value="534" calcext:value-type="string">
            <text:p>5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перехода на зеленую</text:p>
          </table:table-cell>
          <table:table-cell table:formula="of:=RIGHT([.K187];3)" office:value-type="string" office:string-value="534" calcext:value-type="string">
            <text:p>534</text:p>
          </table:table-cell>
          <table:table-cell/>
          <table:table-cell office:value-type="string" calcext:value-type="string">
            <text:p>%MW53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7]=1;CONCATENATE([.A187];&quot; float default '0.0',&quot;);&quot;&quot;)" office:value-type="string" office:string-value="Lt1a_zel_zad float default '0.0'," calcext:value-type="string">
            <text:p>Lt1a_zel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v_bel_zad</text:p>
          </table:table-cell>
          <table:table-cell table:style-name="Default" office:value-type="string" calcext:value-type="string">
            <text:p>Cv_bel_zad</text:p>
          </table:table-cell>
          <table:table-cell table:formula="of:=[.I188]" office:value-type="string" office:string-value="536" calcext:value-type="string">
            <text:p>5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подачи белой</text:p>
          </table:table-cell>
          <table:table-cell table:formula="of:=RIGHT([.K188];3)" office:value-type="string" office:string-value="536" calcext:value-type="string">
            <text:p>536</text:p>
          </table:table-cell>
          <table:table-cell/>
          <table:table-cell office:value-type="string" calcext:value-type="string">
            <text:p>%MW53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8]=1;CONCATENATE([.A188];&quot; float default '0.0',&quot;);&quot;&quot;)" office:value-type="string" office:string-value="Cv_bel_zad float default '0.0'," calcext:value-type="string">
            <text:p>Cv_bel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v_got_zad</text:p>
          </table:table-cell>
          <table:table-cell table:style-name="Default" office:value-type="string" calcext:value-type="string">
            <text:p>Cv_got_zad</text:p>
          </table:table-cell>
          <table:table-cell table:formula="of:=[.I189]" office:value-type="string" office:string-value="538" calcext:value-type="string">
            <text:p>53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189];3)" office:value-type="string" office:string-value="538" calcext:value-type="string">
            <text:p>538</text:p>
          </table:table-cell>
          <table:table-cell/>
          <table:table-cell office:value-type="string" calcext:value-type="string">
            <text:p>%MW53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89]=1;CONCATENATE([.A189];&quot; float default '0.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v_kachka</text:p>
          </table:table-cell>
          <table:table-cell table:style-name="Default" office:value-type="string" calcext:value-type="string">
            <text:p>Cv_kachka</text:p>
          </table:table-cell>
          <table:table-cell table:formula="of:=[.I190]" office:value-type="string" office:string-value="540" calcext:value-type="string">
            <text:p>5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подкачки</text:p>
          </table:table-cell>
          <table:table-cell table:formula="of:=RIGHT([.K190];3)" office:value-type="string" office:string-value="540" calcext:value-type="string">
            <text:p>540</text:p>
          </table:table-cell>
          <table:table-cell/>
          <table:table-cell office:value-type="string" calcext:value-type="string">
            <text:p>%MW54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0]=1;CONCATENATE([.A190];&quot; float default '0.0',&quot;);&quot;&quot;)" office:value-type="string" office:string-value="Cv_kachka float default '0.0'," calcext:value-type="string">
            <text:p>Cv_kachka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v_rost1_zad</text:p>
          </table:table-cell>
          <table:table-cell table:style-name="Default" office:value-type="string" calcext:value-type="string">
            <text:p>Cv_rost1_zad</text:p>
          </table:table-cell>
          <table:table-cell table:formula="of:=[.I191]" office:value-type="string" office:string-value="542" calcext:value-type="string">
            <text:p>5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роста 1</text:p>
          </table:table-cell>
          <table:table-cell table:formula="of:=RIGHT([.K191];3)" office:value-type="string" office:string-value="542" calcext:value-type="string">
            <text:p>542</text:p>
          </table:table-cell>
          <table:table-cell/>
          <table:table-cell office:value-type="string" calcext:value-type="string">
            <text:p>%MW54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1]=1;CONCATENATE([.A191];&quot; float default '0.0',&quot;);&quot;&quot;)" office:value-type="string" office:string-value="Cv_rost1_zad float default '0.0'," calcext:value-type="string">
            <text:p>Cv_rost1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v_rost2_zad</text:p>
          </table:table-cell>
          <table:table-cell table:style-name="Default" office:value-type="string" calcext:value-type="string">
            <text:p>Cv_rost2_zad</text:p>
          </table:table-cell>
          <table:table-cell table:formula="of:=[.I192]" office:value-type="string" office:string-value="544" calcext:value-type="string">
            <text:p>5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роста 2</text:p>
          </table:table-cell>
          <table:table-cell table:formula="of:=RIGHT([.K192];3)" office:value-type="string" office:string-value="544" calcext:value-type="string">
            <text:p>544</text:p>
          </table:table-cell>
          <table:table-cell/>
          <table:table-cell office:value-type="string" calcext:value-type="string">
            <text:p>%MW54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2]=1;CONCATENATE([.A192];&quot; float default '0.0',&quot;);&quot;&quot;)" office:value-type="string" office:string-value="Cv_rost2_zad float default '0.0'," calcext:value-type="string">
            <text:p>Cv_rost2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v_uvar_zad</text:p>
          </table:table-cell>
          <table:table-cell table:style-name="Default" office:value-type="string" calcext:value-type="string">
            <text:p>Cv_uvar_zad</text:p>
          </table:table-cell>
          <table:table-cell table:formula="of:=[.I193]" office:value-type="string" office:string-value="546" calcext:value-type="string">
            <text:p>5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В уваривания</text:p>
          </table:table-cell>
          <table:table-cell table:formula="of:=RIGHT([.K193];3)" office:value-type="string" office:string-value="546" calcext:value-type="string">
            <text:p>546</text:p>
          </table:table-cell>
          <table:table-cell/>
          <table:table-cell office:value-type="string" calcext:value-type="string">
            <text:p>%MW54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3]=1;CONCATENATE([.A193];&quot; float default '0.0',&quot;);&quot;&quot;)" office:value-type="string" office:string-value="Cv_uvar_zad float default '0.0'," calcext:value-type="string">
            <text:p>Cv_uva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rost_f_zad</text:p>
          </table:table-cell>
          <table:table-cell table:style-name="Default" office:value-type="string" calcext:value-type="string">
            <text:p>Ob_rost_f_zad</text:p>
          </table:table-cell>
          <table:table-cell table:formula="of:=[.I194]" office:value-type="string" office:string-value="548" calcext:value-type="string">
            <text:p>5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рост1 НАЧАЛО</text:p>
          </table:table-cell>
          <table:table-cell table:formula="of:=RIGHT([.K194];3)" office:value-type="string" office:string-value="548" calcext:value-type="string">
            <text:p>548</text:p>
          </table:table-cell>
          <table:table-cell/>
          <table:table-cell office:value-type="string" calcext:value-type="string">
            <text:p>%MW54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4]=1;CONCATENATE([.A194];&quot; float default '0.0',&quot;);&quot;&quot;)" office:value-type="string" office:string-value="Ob_rost_f_zad float default '0.0'," calcext:value-type="string">
            <text:p>Ob_rost_f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sgu_f_zad</text:p>
          </table:table-cell>
          <table:table-cell table:style-name="Default" office:value-type="string" calcext:value-type="string">
            <text:p>Ob_sgu_f_zad</text:p>
          </table:table-cell>
          <table:table-cell table:formula="of:=[.I195]" office:value-type="string" office:string-value="550" calcext:value-type="string">
            <text:p>5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сгущения НАЧАЛО</text:p>
          </table:table-cell>
          <table:table-cell table:formula="of:=RIGHT([.K195];3)" office:value-type="string" office:string-value="550" calcext:value-type="string">
            <text:p>550</text:p>
          </table:table-cell>
          <table:table-cell/>
          <table:table-cell office:value-type="string" calcext:value-type="string">
            <text:p>%MW55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5]=1;CONCATENATE([.A195];&quot; float default '0.0',&quot;);&quot;&quot;)" office:value-type="string" office:string-value="Ob_sgu_f_zad float default '0.0'," calcext:value-type="string">
            <text:p>Ob_sgu_f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sgu_s_zad</text:p>
          </table:table-cell>
          <table:table-cell table:style-name="Default" office:value-type="string" calcext:value-type="string">
            <text:p>Ob_sgu_s_zad</text:p>
          </table:table-cell>
          <table:table-cell table:formula="of:=[.I196]" office:value-type="string" office:string-value="552" calcext:value-type="string">
            <text:p>5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сгущения КОНЕЦ</text:p>
          </table:table-cell>
          <table:table-cell table:formula="of:=RIGHT([.K196];3)" office:value-type="string" office:string-value="552" calcext:value-type="string">
            <text:p>552</text:p>
          </table:table-cell>
          <table:table-cell/>
          <table:table-cell office:value-type="string" calcext:value-type="string">
            <text:p>%MW55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6]=1;CONCATENATE([.A196];&quot; float default '0.0',&quot;);&quot;&quot;)" office:value-type="string" office:string-value="Ob_sgu_s_zad float default '0.0'," calcext:value-type="string">
            <text:p>Ob_sgu_s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p_sgu_zad</text:p>
          </table:table-cell>
          <table:table-cell table:style-name="Default" office:value-type="string" calcext:value-type="string">
            <text:p>Pp_sgu_zad</text:p>
          </table:table-cell>
          <table:table-cell table:formula="of:=[.I197]" office:value-type="string" office:string-value="554" calcext:value-type="string">
            <text:p>5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сгущения</text:p>
          </table:table-cell>
          <table:table-cell table:formula="of:=RIGHT([.K197];3)" office:value-type="string" office:string-value="554" calcext:value-type="string">
            <text:p>554</text:p>
          </table:table-cell>
          <table:table-cell/>
          <table:table-cell office:value-type="string" calcext:value-type="string">
            <text:p>%MW55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7]=1;CONCATENATE([.A197];&quot; float default '0.0',&quot;);&quot;&quot;)" office:value-type="string" office:string-value="Pp_sgu_zad float default '0.0'," calcext:value-type="string">
            <text:p>Pp_sgu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rost_s_zad</text:p>
          </table:table-cell>
          <table:table-cell table:style-name="Default" office:value-type="string" calcext:value-type="string">
            <text:p>Ob_rost_s_zad</text:p>
          </table:table-cell>
          <table:table-cell table:formula="of:=[.I198]" office:value-type="string" office:string-value="556" calcext:value-type="string">
            <text:p>5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рост1 КОНЕЦ</text:p>
          </table:table-cell>
          <table:table-cell table:formula="of:=RIGHT([.K198];3)" office:value-type="string" office:string-value="556" calcext:value-type="string">
            <text:p>556</text:p>
          </table:table-cell>
          <table:table-cell/>
          <table:table-cell office:value-type="string" calcext:value-type="string">
            <text:p>%MW55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8]=1;CONCATENATE([.A198];&quot; float default '0.0',&quot;);&quot;&quot;)" office:value-type="string" office:string-value="Ob_rost_s_zad float default '0.0'," calcext:value-type="string">
            <text:p>Ob_rost_s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p_rost1_zad</text:p>
          </table:table-cell>
          <table:table-cell table:style-name="Default" office:value-type="string" calcext:value-type="string">
            <text:p>Pp_rost1_zad</text:p>
          </table:table-cell>
          <table:table-cell table:formula="of:=[.I199]" office:value-type="string" office:string-value="558" calcext:value-type="string">
            <text:p>5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рост1</text:p>
          </table:table-cell>
          <table:table-cell table:formula="of:=RIGHT([.K199];3)" office:value-type="string" office:string-value="558" calcext:value-type="string">
            <text:p>558</text:p>
          </table:table-cell>
          <table:table-cell/>
          <table:table-cell office:value-type="string" calcext:value-type="string">
            <text:p>%MW55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199]=1;CONCATENATE([.A199];&quot; float default '0.0',&quot;);&quot;&quot;)" office:value-type="string" office:string-value="Pp_rost1_zad float default '0.0'," calcext:value-type="string">
            <text:p>Pp_rost1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p_rost2_zad</text:p>
          </table:table-cell>
          <table:table-cell table:style-name="Default" office:value-type="string" calcext:value-type="string">
            <text:p>Pp_rost2_zad</text:p>
          </table:table-cell>
          <table:table-cell table:formula="of:=[.I200]" office:value-type="string" office:string-value="560" calcext:value-type="string">
            <text:p>5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рост2</text:p>
          </table:table-cell>
          <table:table-cell table:formula="of:=RIGHT([.K200];3)" office:value-type="string" office:string-value="560" calcext:value-type="string">
            <text:p>560</text:p>
          </table:table-cell>
          <table:table-cell/>
          <table:table-cell office:value-type="string" calcext:value-type="string">
            <text:p>%MW56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0]=1;CONCATENATE([.A200];&quot; float default '0.0',&quot;);&quot;&quot;)" office:value-type="string" office:string-value="Pp_rost2_zad float default '0.0'," calcext:value-type="string">
            <text:p>Pp_rost2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_rost1_zad</text:p>
          </table:table-cell>
          <table:table-cell table:style-name="Default" office:value-type="string" calcext:value-type="string">
            <text:p>Va_rost1_zad</text:p>
          </table:table-cell>
          <table:table-cell table:formula="of:=[.I201]" office:value-type="string" office:string-value="562" calcext:value-type="string">
            <text:p>5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рост1</text:p>
          </table:table-cell>
          <table:table-cell table:formula="of:=RIGHT([.K201];3)" office:value-type="string" office:string-value="562" calcext:value-type="string">
            <text:p>562</text:p>
          </table:table-cell>
          <table:table-cell/>
          <table:table-cell office:value-type="string" calcext:value-type="string">
            <text:p>%MW56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1]=1;CONCATENATE([.A201];&quot; float default '0.0',&quot;);&quot;&quot;)" office:value-type="string" office:string-value="Va_rost1_zad float default '0.0'," calcext:value-type="string">
            <text:p>Va_rost1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_rost2_zad</text:p>
          </table:table-cell>
          <table:table-cell table:style-name="Default" office:value-type="string" calcext:value-type="string">
            <text:p>Va_rost2_zad</text:p>
          </table:table-cell>
          <table:table-cell table:formula="of:=[.I202]" office:value-type="string" office:string-value="564" calcext:value-type="string">
            <text:p>5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рост2</text:p>
          </table:table-cell>
          <table:table-cell table:formula="of:=RIGHT([.K202];3)" office:value-type="string" office:string-value="564" calcext:value-type="string">
            <text:p>564</text:p>
          </table:table-cell>
          <table:table-cell/>
          <table:table-cell office:value-type="string" calcext:value-type="string">
            <text:p>%MW56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2]=1;CONCATENATE([.A202];&quot; float default '0.0',&quot;);&quot;&quot;)" office:value-type="string" office:string-value="Va_rost2_zad float default '0.0'," calcext:value-type="string">
            <text:p>Va_rost2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v_rost1_zad</text:p>
          </table:table-cell>
          <table:table-cell table:style-name="Default" office:value-type="string" calcext:value-type="string">
            <text:p>Vv_rost1_zad</text:p>
          </table:table-cell>
          <table:table-cell table:formula="of:=[.I203]" office:value-type="string" office:string-value="566" calcext:value-type="string">
            <text:p>5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рост1</text:p>
          </table:table-cell>
          <table:table-cell table:formula="of:=RIGHT([.K203];3)" office:value-type="string" office:string-value="566" calcext:value-type="string">
            <text:p>566</text:p>
          </table:table-cell>
          <table:table-cell/>
          <table:table-cell office:value-type="string" calcext:value-type="string">
            <text:p>%MW56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3]=1;CONCATENATE([.A203];&quot; float default '0.0',&quot;);&quot;&quot;)" office:value-type="string" office:string-value="Vv_rost1_zad float default '0.0'," calcext:value-type="string">
            <text:p>Vv_rost1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v_rost2_zad</text:p>
          </table:table-cell>
          <table:table-cell table:style-name="Default" office:value-type="string" calcext:value-type="string">
            <text:p>Vv_rost2_zad</text:p>
          </table:table-cell>
          <table:table-cell table:formula="of:=[.I204]" office:value-type="string" office:string-value="568" calcext:value-type="string">
            <text:p>5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рост2</text:p>
          </table:table-cell>
          <table:table-cell table:formula="of:=RIGHT([.K204];3)" office:value-type="string" office:string-value="568" calcext:value-type="string">
            <text:p>568</text:p>
          </table:table-cell>
          <table:table-cell/>
          <table:table-cell office:value-type="string" calcext:value-type="string">
            <text:p>%MW56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4]=1;CONCATENATE([.A204];&quot; float default '0.0',&quot;);&quot;&quot;)" office:value-type="string" office:string-value="Vv_rost2_zad float default '0.0'," calcext:value-type="string">
            <text:p>Vv_rost2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zatr_zad</text:p>
          </table:table-cell>
          <table:table-cell table:style-name="Default" office:value-type="string" calcext:value-type="string">
            <text:p>Ob_zatr_zad</text:p>
          </table:table-cell>
          <table:table-cell table:formula="of:=[.I205]" office:value-type="string" office:string-value="570" calcext:value-type="string">
            <text:p>5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затравка</text:p>
          </table:table-cell>
          <table:table-cell table:formula="of:=RIGHT([.K205];3)" office:value-type="string" office:string-value="570" calcext:value-type="string">
            <text:p>570</text:p>
          </table:table-cell>
          <table:table-cell/>
          <table:table-cell office:value-type="string" calcext:value-type="string">
            <text:p>%MW57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5]=1;CONCATENATE([.A205];&quot; float default '0.0',&quot;);&quot;&quot;)" office:value-type="string" office:string-value="Ob_zatr_zad float default '0.0'," calcext:value-type="string">
            <text:p>Ob_zat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p_zatr_zad</text:p>
          </table:table-cell>
          <table:table-cell table:style-name="Default" office:value-type="string" calcext:value-type="string">
            <text:p>Pp_zatr_zad</text:p>
          </table:table-cell>
          <table:table-cell table:formula="of:=[.I206]" office:value-type="string" office:string-value="572" calcext:value-type="string">
            <text:p>5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затравки</text:p>
          </table:table-cell>
          <table:table-cell table:formula="of:=RIGHT([.K206];3)" office:value-type="string" office:string-value="572" calcext:value-type="string">
            <text:p>572</text:p>
          </table:table-cell>
          <table:table-cell/>
          <table:table-cell office:value-type="string" calcext:value-type="string">
            <text:p>%MW57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6]=1;CONCATENATE([.A206];&quot; float default '0.0',&quot;);&quot;&quot;)" office:value-type="string" office:string-value="Pp_zatr_zad float default '0.0'," calcext:value-type="string">
            <text:p>Pp_zat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_zatr_zad</text:p>
          </table:table-cell>
          <table:table-cell table:style-name="Default" office:value-type="string" calcext:value-type="string">
            <text:p>Va_zatr_zad</text:p>
          </table:table-cell>
          <table:table-cell table:formula="of:=[.I207]" office:value-type="string" office:string-value="574" calcext:value-type="string">
            <text:p>57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затравки</text:p>
          </table:table-cell>
          <table:table-cell table:formula="of:=RIGHT([.K207];3)" office:value-type="string" office:string-value="574" calcext:value-type="string">
            <text:p>574</text:p>
          </table:table-cell>
          <table:table-cell/>
          <table:table-cell office:value-type="string" calcext:value-type="string">
            <text:p>%MW57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7]=1;CONCATENATE([.A207];&quot; float default '0.0',&quot;);&quot;&quot;)" office:value-type="string" office:string-value="Va_zatr_zad float default '0.0'," calcext:value-type="string">
            <text:p>Va_zat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v_zatr_zad</text:p>
          </table:table-cell>
          <table:table-cell table:style-name="Default" office:value-type="string" calcext:value-type="string">
            <text:p>Vv_zatr_zad</text:p>
          </table:table-cell>
          <table:table-cell table:formula="of:=[.I208]" office:value-type="string" office:string-value="576" calcext:value-type="string">
            <text:p>57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затравки</text:p>
          </table:table-cell>
          <table:table-cell table:formula="of:=RIGHT([.K208];3)" office:value-type="string" office:string-value="576" calcext:value-type="string">
            <text:p>576</text:p>
          </table:table-cell>
          <table:table-cell/>
          <table:table-cell office:value-type="string" calcext:value-type="string">
            <text:p>%MW57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8]=1;CONCATENATE([.A208];&quot; float default '0.0',&quot;);&quot;&quot;)" office:value-type="string" office:string-value="Vv_zatr_zad float default '0.0'," calcext:value-type="string">
            <text:p>Vv_zat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atravka</text:p>
          </table:table-cell>
          <table:table-cell table:style-name="Default" office:value-type="string" calcext:value-type="string">
            <text:p>Zatravka</text:p>
          </table:table-cell>
          <table:table-cell table:formula="of:=[.I209]" office:value-type="string" office:string-value="578" calcext:value-type="string">
            <text:p>57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начение СВ ввода затравки</text:p>
          </table:table-cell>
          <table:table-cell table:formula="of:=RIGHT([.K209];3)" office:value-type="string" office:string-value="578" calcext:value-type="string">
            <text:p>578</text:p>
          </table:table-cell>
          <table:table-cell/>
          <table:table-cell office:value-type="string" calcext:value-type="string">
            <text:p>%MW57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09]=1;CONCATENATE([.A209];&quot; float default '0.0',&quot;);&quot;&quot;)" office:value-type="string" office:string-value="Zatravka float default '0.0'," calcext:value-type="string">
            <text:p>Zatravka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t1a_bel_zad</text:p>
          </table:table-cell>
          <table:table-cell table:style-name="Default" office:value-type="string" calcext:value-type="string">
            <text:p>Lt1a_bel_zad</text:p>
          </table:table-cell>
          <table:table-cell table:formula="of:=[.I210]" office:value-type="string" office:string-value="580" calcext:value-type="string">
            <text:p>5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уровня перехода на белую</text:p>
          </table:table-cell>
          <table:table-cell table:formula="of:=RIGHT([.K210];3)" office:value-type="string" office:string-value="580" calcext:value-type="string">
            <text:p>580</text:p>
          </table:table-cell>
          <table:table-cell/>
          <table:table-cell office:value-type="string" calcext:value-type="string">
            <text:p>%MW58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0]=1;CONCATENATE([.A210];&quot; float default '0.0',&quot;);&quot;&quot;)" office:value-type="string" office:string-value="Lt1a_bel_zad float default '0.0'," calcext:value-type="string">
            <text:p>Lt1a_bel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bel_f_zad</text:p>
          </table:table-cell>
          <table:table-cell table:style-name="Default" office:value-type="string" calcext:value-type="string">
            <text:p>Ob_bel_f_zad</text:p>
          </table:table-cell>
          <table:table-cell table:formula="of:=[.I211]" office:value-type="string" office:string-value="582" calcext:value-type="string">
            <text:p>58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БП НАЧАЛО</text:p>
          </table:table-cell>
          <table:table-cell table:formula="of:=RIGHT([.K211];3)" office:value-type="string" office:string-value="582" calcext:value-type="string">
            <text:p>582</text:p>
          </table:table-cell>
          <table:table-cell/>
          <table:table-cell office:value-type="string" calcext:value-type="string">
            <text:p>%MW58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1]=1;CONCATENATE([.A211];&quot; float default '0.0',&quot;);&quot;&quot;)" office:value-type="string" office:string-value="Ob_bel_f_zad float default '0.0'," calcext:value-type="string">
            <text:p>Ob_bel_f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bel_s_zad</text:p>
          </table:table-cell>
          <table:table-cell table:style-name="Default" office:value-type="string" calcext:value-type="string">
            <text:p>Ob_bel_s_zad</text:p>
          </table:table-cell>
          <table:table-cell table:formula="of:=[.I212]" office:value-type="string" office:string-value="584" calcext:value-type="string">
            <text:p>58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БП КОНЕЦ</text:p>
          </table:table-cell>
          <table:table-cell table:formula="of:=RIGHT([.K212];3)" office:value-type="string" office:string-value="584" calcext:value-type="string">
            <text:p>584</text:p>
          </table:table-cell>
          <table:table-cell/>
          <table:table-cell office:value-type="string" calcext:value-type="string">
            <text:p>%MW58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2]=1;CONCATENATE([.A212];&quot; float default '0.0',&quot;);&quot;&quot;)" office:value-type="string" office:string-value="Ob_bel_s_zad float default '0.0'," calcext:value-type="string">
            <text:p>Ob_bel_s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p_bel_zad</text:p>
          </table:table-cell>
          <table:table-cell table:style-name="Default" office:value-type="string" calcext:value-type="string">
            <text:p>Pp_bel_zad</text:p>
          </table:table-cell>
          <table:table-cell table:formula="of:=[.I213]" office:value-type="string" office:string-value="586" calcext:value-type="string">
            <text:p>58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БП</text:p>
          </table:table-cell>
          <table:table-cell table:formula="of:=RIGHT([.K213];3)" office:value-type="string" office:string-value="586" calcext:value-type="string">
            <text:p>586</text:p>
          </table:table-cell>
          <table:table-cell/>
          <table:table-cell office:value-type="string" calcext:value-type="string">
            <text:p>%MW58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3]=1;CONCATENATE([.A213];&quot; float default '0.0',&quot;);&quot;&quot;)" office:value-type="string" office:string-value="Pp_bel_zad float default '0.0'," calcext:value-type="string">
            <text:p>Pp_bel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_bel_zad</text:p>
          </table:table-cell>
          <table:table-cell table:style-name="Default" office:value-type="string" calcext:value-type="string">
            <text:p>Va_bel_zad</text:p>
          </table:table-cell>
          <table:table-cell table:formula="of:=[.I214]" office:value-type="string" office:string-value="588" calcext:value-type="string">
            <text:p>58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БП</text:p>
          </table:table-cell>
          <table:table-cell table:formula="of:=RIGHT([.K214];3)" office:value-type="string" office:string-value="588" calcext:value-type="string">
            <text:p>588</text:p>
          </table:table-cell>
          <table:table-cell/>
          <table:table-cell office:value-type="string" calcext:value-type="string">
            <text:p>%MW58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4]=1;CONCATENATE([.A214];&quot; float default '0.0',&quot;);&quot;&quot;)" office:value-type="string" office:string-value="Va_bel_zad float default '0.0'," calcext:value-type="string">
            <text:p>Va_bel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v_bel_zad</text:p>
          </table:table-cell>
          <table:table-cell table:style-name="Default" office:value-type="string" calcext:value-type="string">
            <text:p>Vv_bel_zad</text:p>
          </table:table-cell>
          <table:table-cell table:formula="of:=[.I215]" office:value-type="string" office:string-value="590" calcext:value-type="string">
            <text:p>59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БП</text:p>
          </table:table-cell>
          <table:table-cell table:formula="of:=RIGHT([.K215];3)" office:value-type="string" office:string-value="590" calcext:value-type="string">
            <text:p>590</text:p>
          </table:table-cell>
          <table:table-cell/>
          <table:table-cell office:value-type="string" calcext:value-type="string">
            <text:p>%MW59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5]=1;CONCATENATE([.A215];&quot; float default '0.0',&quot;);&quot;&quot;)" office:value-type="string" office:string-value="Vv_bel_zad float default '0.0'," calcext:value-type="string">
            <text:p>Vv_bel_zad float default '0.0',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Ob_uvar_zad</text:p>
          </table:table-cell>
          <table:table-cell table:style-name="Default" office:value-type="string" calcext:value-type="string">
            <text:p>Ob_uvar_zad</text:p>
          </table:table-cell>
          <table:table-cell table:formula="of:=[.I216]" office:value-type="string" office:string-value="592" calcext:value-type="string">
            <text:p>59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Задание оборотов уваривания</text:p>
          </table:table-cell>
          <table:table-cell table:formula="of:=RIGHT([.K216];3)" office:value-type="string" office:string-value="592" calcext:value-type="string">
            <text:p>592</text:p>
          </table:table-cell>
          <table:table-cell/>
          <table:table-cell table:style-name="ce19" office:value-type="string" calcext:value-type="string">
            <text:p>%MW592</text:p>
          </table:table-cell>
          <table:table-cell table:style-name="ce19" office:value-type="string" calcext:value-type="string">
            <text:p>REAL</text:p>
          </table:table-cell>
          <table:table-cell table:number-columns-repeated="2"/>
          <table:table-cell table:style-name="ce19" table:formula="of:=IF([.F216]=1;CONCATENATE([.A216];&quot; float default '0.0',&quot;);&quot;&quot;)" office:value-type="string" office:string-value="Ob_uvar_zad float default '0.0'," calcext:value-type="string">
            <text:p>Ob_uva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p_uvar_zad</text:p>
          </table:table-cell>
          <table:table-cell table:style-name="Default" office:value-type="string" calcext:value-type="string">
            <text:p>Pp_uvar_zad</text:p>
          </table:table-cell>
          <table:table-cell table:formula="of:=[.I217]" office:value-type="string" office:string-value="594" calcext:value-type="string">
            <text:p>59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ельта Т для уваривания</text:p>
          </table:table-cell>
          <table:table-cell table:formula="of:=RIGHT([.K217];3)" office:value-type="string" office:string-value="594" calcext:value-type="string">
            <text:p>594</text:p>
          </table:table-cell>
          <table:table-cell/>
          <table:table-cell office:value-type="string" calcext:value-type="string">
            <text:p>%MW59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7]=1;CONCATENATE([.A217];&quot; float default '0.0',&quot;);&quot;&quot;)" office:value-type="string" office:string-value="Pp_uvar_zad float default '0.0'," calcext:value-type="string">
            <text:p>Pp_uva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_uvar_zad</text:p>
          </table:table-cell>
          <table:table-cell table:style-name="Default" office:value-type="string" calcext:value-type="string">
            <text:p>Va_uvar_zad</text:p>
          </table:table-cell>
          <table:table-cell table:formula="of:=[.I218]" office:value-type="string" office:string-value="596" calcext:value-type="string">
            <text:p>59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зрежение на стадии уваривания</text:p>
          </table:table-cell>
          <table:table-cell table:formula="of:=RIGHT([.K218];3)" office:value-type="string" office:string-value="596" calcext:value-type="string">
            <text:p>596</text:p>
          </table:table-cell>
          <table:table-cell/>
          <table:table-cell office:value-type="string" calcext:value-type="string">
            <text:p>%MW59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8]=1;CONCATENATE([.A218];&quot; float default '0.0',&quot;);&quot;&quot;)" office:value-type="string" office:string-value="Va_uvar_zad float default '0.0'," calcext:value-type="string">
            <text:p>Va_uva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v_uvar_zad</text:p>
          </table:table-cell>
          <table:table-cell table:style-name="Default" office:value-type="string" calcext:value-type="string">
            <text:p>Vv_uvar_zad</text:p>
          </table:table-cell>
          <table:table-cell table:formula="of:=[.I219]" office:value-type="string" office:string-value="598" calcext:value-type="string">
            <text:p>59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емпература уваривания</text:p>
          </table:table-cell>
          <table:table-cell table:formula="of:=RIGHT([.K219];3)" office:value-type="string" office:string-value="598" calcext:value-type="string">
            <text:p>598</text:p>
          </table:table-cell>
          <table:table-cell/>
          <table:table-cell office:value-type="string" calcext:value-type="string">
            <text:p>%MW59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19]=1;CONCATENATE([.A219];&quot; float default '0.0',&quot;);&quot;&quot;)" office:value-type="string" office:string-value="Vv_uvar_zad float default '0.0'," calcext:value-type="string">
            <text:p>Vv_uvar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gotov_zad</text:p>
          </table:table-cell>
          <table:table-cell table:style-name="Default" office:value-type="string" calcext:value-type="string">
            <text:p>Ob_gotov_zad</text:p>
          </table:table-cell>
          <table:table-cell table:formula="of:=[.I220]" office:value-type="string" office:string-value="600" calcext:value-type="string">
            <text:p>60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готовности</text:p>
          </table:table-cell>
          <table:table-cell table:formula="of:=RIGHT([.K220];3)" office:value-type="string" office:string-value="600" calcext:value-type="string">
            <text:p>600</text:p>
          </table:table-cell>
          <table:table-cell/>
          <table:table-cell office:value-type="string" calcext:value-type="string">
            <text:p>%MW60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0]=1;CONCATENATE([.A220];&quot; float default '0.0',&quot;);&quot;&quot;)" office:value-type="string" office:string-value="Ob_gotov_zad float default '0.0'," calcext:value-type="string">
            <text:p>Ob_gotov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b_kachka_zad</text:p>
          </table:table-cell>
          <table:table-cell table:style-name="Default" office:value-type="string" calcext:value-type="string">
            <text:p>Ob_kachka_zad</text:p>
          </table:table-cell>
          <table:table-cell table:formula="of:=[.I221]" office:value-type="string" office:string-value="602" calcext:value-type="string">
            <text:p>60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е оборотов подкачка</text:p>
          </table:table-cell>
          <table:table-cell table:formula="of:=RIGHT([.K221];3)" office:value-type="string" office:string-value="602" calcext:value-type="string">
            <text:p>602</text:p>
          </table:table-cell>
          <table:table-cell/>
          <table:table-cell office:value-type="string" calcext:value-type="string">
            <text:p>%MW60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1]=1;CONCATENATE([.A221];&quot; float default '0.0',&quot;);&quot;&quot;)" office:value-type="string" office:string-value="Ob_kachka_zad float default '0.0'," calcext:value-type="string">
            <text:p>Ob_kachka_za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t2a_mah</text:p>
          </table:table-cell>
          <table:table-cell table:style-name="Default" office:value-type="string" calcext:value-type="string">
            <text:p>Dt2a_mah</text:p>
          </table:table-cell>
          <table:table-cell table:formula="of:=[.I222]" office:value-type="string" office:string-value="604" calcext:value-type="string">
            <text:p>60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22];3)" office:value-type="string" office:string-value="604" calcext:value-type="string">
            <text:p>604</text:p>
          </table:table-cell>
          <table:table-cell/>
          <table:table-cell office:value-type="string" calcext:value-type="string">
            <text:p>%MW60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2]=1;CONCATENATE([.A222];&quot; float default '0.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t2a_mih</text:p>
          </table:table-cell>
          <table:table-cell table:style-name="Default" office:value-type="string" calcext:value-type="string">
            <text:p>Dt2a_mih</text:p>
          </table:table-cell>
          <table:table-cell table:formula="of:=[.I223]" office:value-type="string" office:string-value="606" calcext:value-type="string">
            <text:p>60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23];3)" office:value-type="string" office:string-value="606" calcext:value-type="string">
            <text:p>606</text:p>
          </table:table-cell>
          <table:table-cell/>
          <table:table-cell office:value-type="string" calcext:value-type="string">
            <text:p>%MW60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3]=1;CONCATENATE([.A223];&quot; float default '0.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5a_ind</text:p>
          </table:table-cell>
          <table:table-cell table:style-name="Default" office:value-type="string" calcext:value-type="string">
            <text:p>Pt5a_ind</text:p>
          </table:table-cell>
          <table:table-cell table:formula="of:=[.I224]" office:value-type="string" office:string-value="608" calcext:value-type="string">
            <text:p>60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авление пара в греющей камере</text:p>
          </table:table-cell>
          <table:table-cell table:formula="of:=RIGHT([.K224];3)" office:value-type="string" office:string-value="608" calcext:value-type="string">
            <text:p>608</text:p>
          </table:table-cell>
          <table:table-cell/>
          <table:table-cell office:value-type="string" calcext:value-type="string">
            <text:p>%MW60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4]=1;CONCATENATE([.A224];&quot; float default '0.0',&quot;);&quot;&quot;)" office:value-type="string" office:string-value="Pt5a_ind float default '0.0'," calcext:value-type="string">
            <text:p>Pt5a_ind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at_max</text:p>
          </table:table-cell>
          <table:table-cell table:style-name="Default" office:value-type="string" calcext:value-type="string">
            <text:p>Zat_max</text:p>
          </table:table-cell>
          <table:table-cell table:formula="of:=[.I225]" office:value-type="string" office:string-value="610" calcext:value-type="string">
            <text:p>6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начение коэф-та подкачки на затравке макс</text:p>
          </table:table-cell>
          <table:table-cell table:formula="of:=RIGHT([.K225];3)" office:value-type="string" office:string-value="610" calcext:value-type="string">
            <text:p>610</text:p>
          </table:table-cell>
          <table:table-cell/>
          <table:table-cell office:value-type="string" calcext:value-type="string">
            <text:p>%MW61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5]=1;CONCATENATE([.A225];&quot; float default '0.0',&quot;);&quot;&quot;)" office:value-type="string" office:string-value="zat_max float default '0.0'," calcext:value-type="string">
            <text:p>zat_max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at_min</text:p>
          </table:table-cell>
          <table:table-cell table:style-name="Default" office:value-type="string" calcext:value-type="string">
            <text:p>Zat_min</text:p>
          </table:table-cell>
          <table:table-cell table:formula="of:=[.I226]" office:value-type="string" office:string-value="612" calcext:value-type="string">
            <text:p>6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начение коэф-та подкачки на затравке мин</text:p>
          </table:table-cell>
          <table:table-cell table:formula="of:=RIGHT([.K226];3)" office:value-type="string" office:string-value="612" calcext:value-type="string">
            <text:p>612</text:p>
          </table:table-cell>
          <table:table-cell/>
          <table:table-cell office:value-type="string" calcext:value-type="string">
            <text:p>%MW61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6]=1;CONCATENATE([.A226];&quot; float default '0.0',&quot;);&quot;&quot;)" office:value-type="string" office:string-value="zat_min float default '0.0'," calcext:value-type="string">
            <text:p>zat_min float default '0.0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t6a_z</text:p>
          </table:table-cell>
          <table:table-cell table:style-name="Default" office:value-type="string" calcext:value-type="string">
            <text:p>Pt6a_z</text:p>
          </table:table-cell>
          <table:table-cell table:formula="of:=[.I227]" office:value-type="string" office:string-value="614" calcext:value-type="string">
            <text:p>61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27];3)" office:value-type="string" office:string-value="614" calcext:value-type="string">
            <text:p>614</text:p>
          </table:table-cell>
          <table:table-cell/>
          <table:table-cell office:value-type="string" calcext:value-type="string">
            <text:p>%MW61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7]=1;CONCATENATE([.A227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_delm</text:p>
          </table:table-cell>
          <table:table-cell table:style-name="Default" office:value-type="string" calcext:value-type="string">
            <text:p>K17_delm</text:p>
          </table:table-cell>
          <table:table-cell table:formula="of:=[.I228]" office:value-type="string" office:string-value="616" calcext:value-type="string">
            <text:p>61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28];3)" office:value-type="string" office:string-value="616" calcext:value-type="string">
            <text:p>616</text:p>
          </table:table-cell>
          <table:table-cell/>
          <table:table-cell office:value-type="string" calcext:value-type="string">
            <text:p>%MW61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8]=1;CONCATENATE([.A228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17_deln</text:p>
          </table:table-cell>
          <table:table-cell table:style-name="Default" office:value-type="string" calcext:value-type="string">
            <text:p>K17_deln</text:p>
          </table:table-cell>
          <table:table-cell table:formula="of:=[.I229]" office:value-type="string" office:string-value="618" calcext:value-type="string">
            <text:p>61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29];3)" office:value-type="string" office:string-value="618" calcext:value-type="string">
            <text:p>618</text:p>
          </table:table-cell>
          <table:table-cell/>
          <table:table-cell office:value-type="string" calcext:value-type="string">
            <text:p>%MW61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29]=1;CONCATENATE([.A229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table:style-name="Default" office:value-type="string" calcext:value-type="string">
            <text:p>Svm</text:p>
          </table:table-cell>
          <table:table-cell table:formula="of:=[.I230]" office:value-type="string" office:string-value="620" calcext:value-type="string">
            <text:p>62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30];3)" office:value-type="string" office:string-value="620" calcext:value-type="string">
            <text:p>620</text:p>
          </table:table-cell>
          <table:table-cell/>
          <table:table-cell office:value-type="string" calcext:value-type="string">
            <text:p>%MW620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30]=1;CONCATENATE([.A230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_lev</text:p>
          </table:table-cell>
          <table:table-cell table:style-name="Default" office:value-type="string" calcext:value-type="string">
            <text:p>K_lev</text:p>
          </table:table-cell>
          <table:table-cell table:formula="of:=[.I231]" office:value-type="string" office:string-value="622" calcext:value-type="string">
            <text:p>62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31];3)" office:value-type="string" office:string-value="622" calcext:value-type="string">
            <text:p>622</text:p>
          </table:table-cell>
          <table:table-cell/>
          <table:table-cell office:value-type="string" calcext:value-type="string">
            <text:p>%MW62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31]=1;CONCATENATE([.A231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atr_diff</text:p>
          </table:table-cell>
          <table:table-cell table:style-name="Default" office:value-type="string" calcext:value-type="string">
            <text:p>Zatr_diff</text:p>
          </table:table-cell>
          <table:table-cell table:formula="of:=[.I232]" office:value-type="string" office:string-value="624" calcext:value-type="string">
            <text:p>62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32];3)" office:value-type="string" office:string-value="624" calcext:value-type="string">
            <text:p>624</text:p>
          </table:table-cell>
          <table:table-cell/>
          <table:table-cell office:value-type="string" calcext:value-type="string">
            <text:p>%MW62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32]=1;CONCATENATE([.A232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T_slow</text:p>
          </table:table-cell>
          <table:table-cell table:style-name="Default" office:value-type="string" calcext:value-type="string">
            <text:p>Dt_slow</text:p>
          </table:table-cell>
          <table:table-cell table:formula="of:=[.I233]" office:value-type="string" office:string-value="626" calcext:value-type="string">
            <text:p>62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33];3)" office:value-type="string" office:string-value="626" calcext:value-type="string">
            <text:p>626</text:p>
          </table:table-cell>
          <table:table-cell/>
          <table:table-cell office:value-type="string" calcext:value-type="string">
            <text:p>%MW62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9" table:formula="of:=IF([.F233]=1;CONCATENATE([.A233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_i</text:p>
          </table:table-cell>
          <table:table-cell table:style-name="Default" office:value-type="string" calcext:value-type="string">
            <text:p>St_i</text:p>
          </table:table-cell>
          <table:table-cell table:formula="of:=[.I234]" office:value-type="string" office:string-value="700" calcext:value-type="string">
            <text:p>700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гнализация состояния дискретных входов</text:p>
          </table:table-cell>
          <table:table-cell table:formula="of:=RIGHT([.K234];3)" office:value-type="string" office:string-value="700" calcext:value-type="string">
            <text:p>700</text:p>
          </table:table-cell>
          <table:table-cell/>
          <table:table-cell office:value-type="string" calcext:value-type="string">
            <text:p>%MW700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234]=1;CONCATENATE([.A234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_i1</text:p>
          </table:table-cell>
          <table:table-cell table:style-name="Default" office:value-type="string" calcext:value-type="string">
            <text:p>St_i1</text:p>
          </table:table-cell>
          <table:table-cell table:formula="of:=[.I235]" office:value-type="string" office:string-value="701" calcext:value-type="string">
            <text:p>701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35];3)" office:value-type="string" office:string-value="701" calcext:value-type="string">
            <text:p>701</text:p>
          </table:table-cell>
          <table:table-cell/>
          <table:table-cell office:value-type="string" calcext:value-type="string">
            <text:p>%MW70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235]=1;CONCATENATE([.A235];&quot; integer default '0',&quot;);&quot;&quot;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_i2</text:p>
          </table:table-cell>
          <table:table-cell table:style-name="Default" office:value-type="string" calcext:value-type="string">
            <text:p>St_i2</text:p>
          </table:table-cell>
          <table:table-cell table:formula="of:=[.I236]" office:value-type="string" office:string-value="702" calcext:value-type="string">
            <text:p>702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RIGHT([.K236];3)" office:value-type="string" office:string-value="702" calcext:value-type="string">
            <text:p>702</text:p>
          </table:table-cell>
          <table:table-cell/>
          <table:table-cell office:value-type="string" calcext:value-type="string">
            <text:p>%MW70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9" table:formula="of:=IF([.F236]=1;CONCATENATE([.A236];&quot; integer default '0',&quot;);&quot;&quot;)">
            <text:p/>
          </table:table-cell>
          <table:table-cell table:number-columns-repeated="100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_reg" table:style-name="ta6"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9" table:default-cell-style-name="Default"/>
        <table:table-column table:style-name="co14" table:default-cell-style-name="Default"/>
        <table:table-column table:style-name="co5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8" table:default-cell-style-name="Default"/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одача гріючої пари</text:p>
          </table:table-cell>
          <table:table-cell table:formula="of:=COM.MICROSOFT.CONCAT([.A3];&quot;. &quot;;[.B3])" office:value-type="string" office:string-value="1. Подача гріючої пари" calcext:value-type="string">
            <text:p>1. Подача гріючої пари</text:p>
          </table:table-cell>
          <table:table-cell office:value-type="string" calcext:value-type="string">
            <text:p>Tt4a_ind</text:p>
          </table:table-cell>
          <table:table-cell office:value-type="string" calcext:value-type="string">
            <text:p>Pt5a_ind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Delta_ind</text:p>
          </table:table-cell>
          <table:table-cell table:number-columns-repeated="2"/>
          <table:table-cell office:value-type="string" calcext:value-type="string">
            <text:p>Ap_k4</text:p>
          </table:table-cell>
          <table:table-cell table:style-name="ce26" office:value-type="string" calcext:value-type="string">
            <text:p>Sok_flow_msg</text:p>
          </table:table-cell>
          <table:table-cell/>
          <table:table-cell office:value-type="string" calcext:value-type="string">
            <text:p>Hod_p_zad</text:p>
          </table:table-cell>
          <table:table-cell office:value-type="string" calcext:value-type="string">
            <text:p>Tp_imp_zad</text:p>
          </table:table-cell>
          <table:table-cell/>
          <table:table-cell office:value-type="string" calcext:value-type="string">
            <text:p>Par_min_zad</text:p>
          </table:table-cell>
          <table:table-cell office:value-type="string" calcext:value-type="string">
            <text:p>Par_max_zad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Розрідження в вакуум-апараті</text:p>
          </table:table-cell>
          <table:table-cell table:formula="of:=COM.MICROSOFT.CONCAT([.A4];&quot;. &quot;;[.B4])" office:value-type="string" office:string-value="2. Розрідження в вакуум-апараті" calcext:value-type="string">
            <text:p>2. Розрідження в вакуум-апараті</text:p>
          </table:table-cell>
          <table:table-cell table:style-name="ce26" office:value-type="string" calcext:value-type="string">
            <text:p>Pt6a_ind</text:p>
          </table:table-cell>
          <table:table-cell office:value-type="string" calcext:value-type="string">
            <text:p>Tt4a_ind</text:p>
          </table:table-cell>
          <table:table-cell/>
          <table:table-cell office:value-type="string" calcext:value-type="string">
            <text:p>Vakuum_ind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Pt6a_z</text:p>
          </table:table-cell>
          <table:table-cell table:number-columns-repeated="2"/>
          <table:table-cell table:style-name="ce26" office:value-type="string" calcext:value-type="string">
            <text:p>Ap_k6</text:p>
          </table:table-cell>
          <table:table-cell table:number-columns-repeated="2"/>
          <table:table-cell table:style-name="ce26" office:value-type="string" calcext:value-type="string">
            <text:p>Hod_v_zad</text:p>
          </table:table-cell>
          <table:table-cell table:style-name="ce26" office:value-type="string" calcext:value-type="string">
            <text:p>Tv_imp_zad</text:p>
          </table:table-cell>
          <table:table-cell/>
          <table:table-cell table:style-name="ce26" office:value-type="string" calcext:value-type="string">
            <text:p>Vak_min_zad</text:p>
          </table:table-cell>
          <table:table-cell table:style-name="ce26" office:value-type="string" calcext:value-type="string">
            <text:p>Vak_max_zad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Скидання вакууму</text:p>
          </table:table-cell>
          <table:table-cell table:formula="of:=COM.MICROSOFT.CONCAT([.A5];&quot;. &quot;;[.B5])" office:value-type="string" office:string-value="3. Скидання вакууму" calcext:value-type="string">
            <text:p>3. Скидання вакууму</text:p>
          </table:table-cell>
          <table:table-cell office:value-type="string" calcext:value-type="string">
            <text:p>Pt6a_ind</text:p>
          </table:table-cell>
          <table:table-cell table:number-columns-repeated="3"/>
          <table:table-cell office:value-type="string" calcext:value-type="string">
            <text:p>K17_m</text:p>
          </table:table-cell>
          <table:table-cell office:value-type="string" calcext:value-type="string">
            <text:p>Pt6a_z</text:p>
          </table:table-cell>
          <table:table-cell table:number-columns-repeated="2"/>
          <table:table-cell office:value-type="string" calcext:value-type="string">
            <text:p>Ap_k17</text:p>
          </table:table-cell>
          <table:table-cell/>
          <table:table-cell office:value-type="string" calcext:value-type="string">
            <text:p>K17an_inv</text:p>
          </table:table-cell>
          <table:table-cell table:number-columns-repeated="3"/>
          <table:table-cell office:value-type="string" calcext:value-type="string">
            <text:p>K17an_min</text:p>
          </table:table-cell>
          <table:table-cell office:value-type="string" calcext:value-type="string">
            <text:p>K17an_max</text:p>
          </table:table-cell>
          <table:table-cell office:value-type="string" calcext:value-type="string">
            <text:p>K17_delm</text:p>
          </table:table-cell>
          <table:table-cell office:value-type="string" calcext:value-type="string">
            <text:p>K17_deln</text:p>
          </table:table-cell>
          <table:table-cell office:value-type="string" calcext:value-type="string">
            <text:p>K17_stmx</text:p>
          </table:table-cell>
          <table:table-cell office:value-type="string" calcext:value-type="string">
            <text:p>K17_stmn</text:p>
          </table:table-cell>
          <table:table-cell table:number-columns-repeated="3"/>
          <table:table-cell office:value-type="string" calcext:value-type="string">
            <text:p>.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ob_reg" table:style-name="ta6"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24" table:default-cell-style-name="Default"/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Температура білої патоки</text:p>
          </table:table-cell>
          <table:table-cell table:formula="of:=COM.MICROSOFT.CONCAT([.A3];&quot;. &quot;;[.B3])" office:value-type="string" office:string-value="1. Температура білої патоки" calcext:value-type="string">
            <text:p>1. Температура білої патоки</text:p>
          </table:table-cell>
          <table:table-cell office:value-type="string" calcext:value-type="string">
            <text:p>Ai17_i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P3_m</text:p>
          </table:table-cell>
          <table:table-cell table:style-name="ce26" office:value-type="string" calcext:value-type="string">
            <text:p>P3_z</text:p>
          </table:table-cell>
          <table:table-cell table:number-columns-repeated="2"/>
          <table:table-cell table:style-name="ce26" office:value-type="string" calcext:value-type="string">
            <text:p>P3_a</text:p>
          </table:table-cell>
          <table:table-cell/>
          <table:table-cell table:style-name="ce26" office:value-type="string" calcext:value-type="string">
            <text:p>P3_inv</text:p>
          </table:table-cell>
          <table:table-cell table:style-name="ce26" office:value-type="string" calcext:value-type="string">
            <text:p>P3_p</text:p>
          </table:table-cell>
          <table:table-cell table:style-name="ce26" office:value-type="string" calcext:value-type="string">
            <text:p>P3_i</text:p>
          </table:table-cell>
          <table:table-cell table:style-name="ce26" office:value-type="string" calcext:value-type="string">
            <text:p>P3_d</text:p>
          </table:table-cell>
          <table:table-cell table:style-name="ce26" office:value-type="string" calcext:value-type="string">
            <text:p>P3_min</text:p>
          </table:table-cell>
          <table:table-cell table:style-name="ce26" office:value-type="string" calcext:value-type="string">
            <text:p>P3_max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Температура зеленої патоки</text:p>
          </table:table-cell>
          <table:table-cell table:formula="of:=COM.MICROSOFT.CONCAT([.A4];&quot;. &quot;;[.B4])" office:value-type="string" office:string-value="2. Температура зеленої патоки" calcext:value-type="string">
            <text:p>2. Температура зеленої патоки</text:p>
          </table:table-cell>
          <table:table-cell office:value-type="string" calcext:value-type="string">
            <text:p>Ai16_i</text:p>
          </table:table-cell>
          <table:table-cell table:number-columns-repeated="3"/>
          <table:table-cell office:value-type="string" calcext:value-type="string">
            <text:p>P2_m</text:p>
          </table:table-cell>
          <table:table-cell office:value-type="string" calcext:value-type="string">
            <text:p>P2_z</text:p>
          </table:table-cell>
          <table:table-cell table:number-columns-repeated="2"/>
          <table:table-cell office:value-type="string" calcext:value-type="string">
            <text:p>P2_a</text:p>
          </table:table-cell>
          <table:table-cell/>
          <table:table-cell office:value-type="string" calcext:value-type="string">
            <text:p>P2_inv</text:p>
          </table:table-cell>
          <table:table-cell office:value-type="string" calcext:value-type="string">
            <text:p>P2_p</text:p>
          </table:table-cell>
          <table:table-cell office:value-type="string" calcext:value-type="string">
            <text:p>P2_i</text:p>
          </table:table-cell>
          <table:table-cell office:value-type="string" calcext:value-type="string">
            <text:p>P2_d</text:p>
          </table:table-cell>
          <table:table-cell office:value-type="string" calcext:value-type="string">
            <text:p>P2_min</text:p>
          </table:table-cell>
          <table:table-cell office:value-type="string" calcext:value-type="string">
            <text:p>P2_max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2" table:number-rows-repeated="4">
          <table:table-cell table:number-columns-repeated="27"/>
        </table:table-row>
        <table:table-row table:style-name="ro2">
          <table:table-cell/>
          <table:table-cell table:formula="of:=FACT(5)^2" office:value-type="float" office:value="14400" calcext:value-type="float">
            <text:p>14400</text:p>
          </table:table-cell>
          <table:table-cell table:number-columns-repeated="25"/>
        </table:table-row>
        <table:table-row table:style-name="ro2" table:number-rows-repeated="4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Аркуш11" table:style-name="ta6">
        <table:table-column table:style-name="co5" table:number-columns-repeated="14" table:default-cell-style-name="Default"/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K19_ou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191f_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K191f_in</text:p>
          </table:table-cell>
          <table:table-cell office:value-type="string" calcext:value-type="string">
            <text:p>K19_out</text:p>
          </table:table-cell>
          <table:table-cell office:value-type="string" calcext:value-type="string">
            <text:p>K192f_in</text:p>
          </table:table-cell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>
            <draw:frame draw:z-index="0" draw:name="Зображення 1" draw:style-name="gr1" draw:text-style-name="P1" svg:width="0.793cm" svg:height="0.846cm" svg:x="0.009cm" svg:y="-0.457cm">
              <draw:image xlink:href="Pictures/10001DBF0000031A0000034FCF2867EEF753B75F.svg" xlink:type="simple" xlink:show="embed" xlink:actuate="onLoad" draw:mime-type="image/svg+xml">
                <text:p/>
              </draw:image>
              <draw:image xlink:href="Pictures/100002010000001E000000209BD1A90141BC919D.png" xlink:type="simple" xlink:show="embed" xlink:actuate="onLoad" draw:mime-type="image/png"/>
            </draw:frame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>
            <draw:frame draw:z-index="1" draw:name="Зображення 2" draw:style-name="gr1" draw:text-style-name="P1" svg:width="0.793cm" svg:height="0.846cm" svg:x="0.009cm" svg:y="-0.451cm">
              <draw:image xlink:href="Pictures/10001C770000031A0000034F2A0580E71C0FCA1C.svg" xlink:type="simple" xlink:show="embed" xlink:actuate="onLoad" draw:mime-type="image/svg+xml">
                <text:p/>
              </draw:image>
              <draw:image xlink:href="Pictures/100002010000001E00000020C97AB351FB50D384.png" xlink:type="simple" xlink:show="embed" xlink:actuate="onLoad" draw:mime-type="image/png"/>
            </draw:frame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>
            <draw:frame draw:z-index="2" draw:name="Зображення 3" draw:style-name="gr1" draw:text-style-name="P1" svg:width="0.793cm" svg:height="0.846cm" svg:x="0.009cm" svg:y="-0.454cm">
              <draw:image xlink:href="Pictures/10001DC10000031A0000034F0B3ACD108A87B9F7.svg" xlink:type="simple" xlink:show="embed" xlink:actuate="onLoad" draw:mime-type="image/svg+xml">
                <text:p/>
              </draw:image>
              <draw:image xlink:href="Pictures/100002010000001E000000200BC5321530483BAD.png" xlink:type="simple" xlink:show="embed" xlink:actuate="onLoad" draw:mime-type="image/png"/>
            </draw:frame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>
            <draw:frame draw:z-index="3" draw:name="Зображення 4" draw:style-name="gr1" draw:text-style-name="P1" svg:width="0.793cm" svg:height="0.846cm" svg:x="0.009cm" svg:y="-0.451cm">
              <draw:image xlink:href="Pictures/10001C770000031A0000034F5B0B75C46D46E488.svg" xlink:type="simple" xlink:show="embed" xlink:actuate="onLoad" draw:mime-type="image/svg+xml">
                <text:p/>
              </draw:image>
              <draw:image xlink:href="Pictures/100002010000001E00000020596E28458AA479B4.png" xlink:type="simple" xlink:show="embed" xlink:actuate="onLoad" draw:mime-type="image/png"/>
            </draw:frame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>
            <draw:frame draw:z-index="4" draw:name="Зображення 5" draw:style-name="gr1" draw:text-style-name="P1" svg:width="0.793cm" svg:height="0.846cm" svg:x="0.009cm" svg:y="-0.454cm">
              <draw:image xlink:href="Pictures/100017320000031A0000034F0730AEC59B5EBFA6.svg" xlink:type="simple" xlink:show="embed" xlink:actuate="onLoad" draw:mime-type="image/svg+xml">
                <text:p/>
              </draw:image>
              <draw:image xlink:href="Pictures/100002010000001E00000020E4FAC5E6AB82FB15.png" xlink:type="simple" xlink:show="embed" xlink:actuate="onLoad" draw:mime-type="image/png"/>
            </draw:frame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>
            <draw:frame draw:z-index="5" draw:name="Зображення 6" draw:style-name="gr1" draw:text-style-name="P1" svg:width="0.793cm" svg:height="0.846cm" svg:x="0.009cm" svg:y="-0.451cm">
              <draw:image xlink:href="Pictures/10001C0D0000031A0000034F3FBF0A15DAB8B68D.svg" xlink:type="simple" xlink:show="embed" xlink:actuate="onLoad" draw:mime-type="image/svg+xml">
                <text:p/>
              </draw:image>
              <draw:image xlink:href="Pictures/100002010000001E000000202ECD8910CC30983A.png" xlink:type="simple" xlink:show="embed" xlink:actuate="onLoad" draw:mime-type="image/png"/>
            </draw:frame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float" office:value="6" calcext:value-type="float">
            <text:p>6</text:p>
          </table:table-cell>
          <table:table-cell>
            <draw:frame draw:z-index="6" draw:name="Зображення 7" draw:style-name="gr1" draw:text-style-name="P1" svg:width="0.793cm" svg:height="0.846cm" svg:x="0.009cm" svg:y="-0.454cm">
              <draw:image xlink:href="Pictures/100017290000031A0000034F550BB0E3E40D484F.svg" xlink:type="simple" xlink:show="embed" xlink:actuate="onLoad" draw:mime-type="image/svg+xml">
                <text:p/>
              </draw:image>
              <draw:image xlink:href="Pictures/100002010000001E000000201245A44C54F99AF8.png" xlink:type="simple" xlink:show="embed" xlink:actuate="onLoad" draw:mime-type="image/png"/>
            </draw:frame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4">
          <table:table-cell office:value-type="float" office:value="7" calcext:value-type="float">
            <text:p>7</text:p>
          </table:table-cell>
          <table:table-cell>
            <draw:frame draw:z-index="7" draw:name="Зображення 8" draw:style-name="gr1" draw:text-style-name="P1" svg:width="0.793cm" svg:height="0.846cm" svg:x="0.009cm" svg:y="-0.451cm">
              <draw:image xlink:href="Pictures/10001C0D0000031A0000034F4BF58AAACCFA21F9.svg" xlink:type="simple" xlink:show="embed" xlink:actuate="onLoad" draw:mime-type="image/svg+xml">
                <text:p/>
              </draw:image>
              <draw:image xlink:href="Pictures/100002010000001E000000209DA6A39D78DAE516.png" xlink:type="simple" xlink:show="embed" xlink:actuate="onLoad" draw:mime-type="image/png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біт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картинка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грн.</number:text>
    </number:number-style>
    <number:number-style style:name="N118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грн.</number:text>
    </number:number-style>
    <number:number-style style:name="N121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грн.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decimal-places="0" number:min-integer-digits="1" number:grouping="true"/>
      <number:text>        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126P2" style:volatile="true">
      <number:text> -  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decimal-places="0" number:min-integer-digits="1" number:grouping="true"/>
      <number:text> грн.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грн. </number:text>
    </number:number-style>
    <number:number-style style:name="N130P2" style:volatile="true">
      <number:text> - грн.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decimal-places="2" number:min-integer-digits="1" number:grouping="true"/>
      <number:text>        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decimal-places="2" number:min-integer-digits="1" number:grouping="true"/>
      <number:text> грн.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грн. </number:text>
    </number:number-style>
    <number:number-style style:name="N138P2" style:volatile="true">
      <number:text>-</number:text>
      <number:number number:decimal-places="0" number:min-decimal-places="0" number:min-integer-digits="0"/>
      <number:text> грн.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р.</number:text>
    </number:number-style>
    <number:number-style style:name="N14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р.</number:text>
    </number:number-style>
    <number:number-style style:name="N14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р.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6P0"/>
    </number:number-style>
    <number:number-style style:name="N150P0" style:volatile="true">
      <number:text> </number:text>
      <number:number number:decimal-places="0" number:min-decimal-places="0" number:min-integer-digits="1" number:grouping="true"/>
      <number:text>р. 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р. </number:text>
    </number:number-style>
    <number:number-style style:name="N150P2" style:volatile="true">
      <number:text> -р.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number number:decimal-places="2" number:min-decimal-places="2" number:min-integer-digits="1" number:grouping="true"/>
      <number:text>р.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р. </number:text>
    </number:number-style>
    <number:number-style style:name="N158P2" style:volatile="true">
      <number:text>-</number:text>
      <number:number number:decimal-places="0" number:min-decimal-places="0" number:min-integer-digits="0"/>
      <number:text>р.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2P2" style:volatile="true">
      <number:text>-</number:text>
      <number:number number:decimal-places="0" number:min-decimal-places="0" number:min-integer-digits="0"/>
      <number:text>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text>B2</number:text>
      <number:day number:style="long"/>
      <number:text>/</number:text>
      <number:month number:textual="true"/>
    </number:date-style>
    <number:number-style style:name="N165P0" style:volatile="true">
      <number:text>€</number:text>
      <number:number number:decimal-places="0" number:min-decimal-places="0" number:min-integer-digits="1" number:grouping="true"/>
    </number:number-style>
    <number:number-style style:name="N165">
      <number:text>-€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P0" style:volatile="true">
      <number:text>€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8P0" style:volatile="true">
      <number:text>€</number:text>
      <number:number number:decimal-places="2" number:min-decimal-places="2" number:min-integer-digits="1" number:grouping="true"/>
    </number:number-style>
    <number:number-style style:name="N168">
      <number:text>-€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text>€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3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€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€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9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> $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7P2" style:volatile="true">
      <number:text>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>-</number:text>
      <number:number number:decimal-places="0" number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8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8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.00.0000</text:date>, <text:time style:data-style-name="N2" text:time-value="12:32:13.551333698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2" style:display-name="PageStyle_Аркуш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Аркуш3" style:display-name="PageStyle_Аркуш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Аркуш5" style:display-name="PageStyle_Аркуш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r" style:display-name="PageStyle_va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2T16:58:30.155857900</meta:creation-date>
    <dc:date>2020-10-10T17:01:25.845048279</dc:date>
    <meta:print-date>2017-10-02T21:05:02.319913800</meta:print-date>
    <meta:editing-cycles>29</meta:editing-cycles>
    <meta:editing-duration>P10DT7H24M28S</meta:editing-duration>
    <meta:generator>LibreOffice/7.0.1.2$Linux_X86_64 LibreOffice_project/00$Build-2</meta:generator>
    <meta:document-statistic meta:table-count="12" meta:cell-count="10350" meta:object-count="8"/>
    <meta:user-defined meta:name="qrichtext">1</meta:user-defined>
  </office:meta>
</office:document-meta>
</file>